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83.34pt"/>
    </style:style>
    <style:style style:name="co3" style:family="table-column">
      <style:table-column-properties fo:break-before="auto" style:column-width="25.71pt"/>
    </style:style>
    <style:style style:name="co4" style:family="table-column">
      <style:table-column-properties fo:break-before="auto" style:column-width="68.74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161.09pt"/>
    </style:style>
    <style:style style:name="co7" style:family="table-column">
      <style:table-column-properties fo:break-before="auto" style:column-width="429.9pt"/>
    </style:style>
    <style:style style:name="co8" style:family="table-column">
      <style:table-column-properties fo:break-before="auto" style:column-width="187.51pt"/>
    </style:style>
    <style:style style:name="co9" style:family="table-column">
      <style:table-column-properties fo:break-before="auto" style:column-width="100.01pt"/>
    </style:style>
    <style:style style:name="co10" style:family="table-column">
      <style:table-column-properties fo:break-before="auto" style:column-width="38.21pt"/>
    </style:style>
    <style:style style:name="co11" style:family="table-column">
      <style:table-column-properties fo:break-before="auto" style:column-width="54.91pt"/>
    </style:style>
    <style:style style:name="co12" style:family="table-column">
      <style:table-column-properties fo:break-before="auto" style:column-width="144.45pt"/>
    </style:style>
    <style:style style:name="co13" style:family="table-column">
      <style:table-column-properties fo:break-before="auto" style:column-width="172.94pt"/>
    </style:style>
    <style:style style:name="co14" style:family="table-column">
      <style:table-column-properties fo:break-before="auto" style:column-width="263.25pt"/>
    </style:style>
    <style:style style:name="co15" style:family="table-column">
      <style:table-column-properties fo:break-before="auto" style:column-width="103.49pt"/>
    </style:style>
    <style:style style:name="co16" style:family="table-column">
      <style:table-column-properties fo:break-before="auto" style:column-width="40.99pt"/>
    </style:style>
    <style:style style:name="co17" style:family="table-column">
      <style:table-column-properties fo:break-before="auto" style:column-width="63.89pt"/>
    </style:style>
    <style:style style:name="co18" style:family="table-column">
      <style:table-column-properties fo:break-before="auto" style:column-width="93.06pt"/>
    </style:style>
    <style:style style:name="co19" style:family="table-column">
      <style:table-column-properties fo:break-before="auto" style:column-width="63.21pt"/>
    </style:style>
    <style:style style:name="co20" style:family="table-column">
      <style:table-column-properties fo:break-before="auto" style:column-width="78.49pt"/>
    </style:style>
    <style:style style:name="co21" style:family="table-column">
      <style:table-column-properties fo:break-before="auto" style:column-width="83.34pt"/>
    </style:style>
    <style:style style:name="co22" style:family="table-column">
      <style:table-column-properties fo:break-before="auto" style:column-width="102.81pt"/>
    </style:style>
    <style:style style:name="co23" style:family="table-column">
      <style:table-column-properties fo:break-before="auto" style:column-width="476.39pt"/>
    </style:style>
    <style:style style:name="co24" style:family="table-column">
      <style:table-column-properties fo:break-before="auto" style:column-width="56.95pt"/>
    </style:style>
    <style:style style:name="co25" style:family="table-column">
      <style:table-column-properties fo:break-before="auto" style:column-width="48.61pt"/>
    </style:style>
    <style:style style:name="co26" style:family="table-column">
      <style:table-column-properties fo:break-before="auto" style:column-width="36.79pt"/>
    </style:style>
    <style:style style:name="co27" style:family="table-column">
      <style:table-column-properties fo:break-before="auto" style:column-width="47.96pt"/>
    </style:style>
    <style:style style:name="co28" style:family="table-column">
      <style:table-column-properties fo:break-before="auto" style:column-width="35.46pt"/>
    </style:style>
    <style:style style:name="co29" style:family="table-column">
      <style:table-column-properties fo:break-before="auto" style:column-width="60.46pt"/>
    </style:style>
    <style:style style:name="co30" style:family="table-column">
      <style:table-column-properties fo:break-before="auto" style:column-width="65.99pt"/>
    </style:style>
    <style:style style:name="co31" style:family="table-column">
      <style:table-column-properties fo:break-before="auto" style:column-width="49.29pt"/>
    </style:style>
    <style:style style:name="co32" style:family="table-column">
      <style:table-column-properties fo:break-before="auto" style:column-width="126.4pt"/>
    </style:style>
    <style:style style:name="co33" style:family="table-column">
      <style:table-column-properties fo:break-before="auto" style:column-width="66.64pt"/>
    </style:style>
    <style:style style:name="co34" style:family="table-column">
      <style:table-column-properties fo:break-before="auto" style:column-width="71.55pt"/>
    </style:style>
    <style:style style:name="co35" style:family="table-column">
      <style:table-column-properties fo:break-before="auto" style:column-width="59.05pt"/>
    </style:style>
    <style:style style:name="co36" style:family="table-column">
      <style:table-column-properties fo:break-before="auto" style:column-width="70.84pt"/>
    </style:style>
    <style:style style:name="co37" style:family="table-column">
      <style:table-column-properties fo:break-before="auto" style:column-width="107.66pt"/>
    </style:style>
    <style:style style:name="co38" style:family="table-column">
      <style:table-column-properties fo:break-before="auto" style:column-width="34.7pt"/>
    </style:style>
    <style:style style:name="co39" style:family="table-column">
      <style:table-column-properties fo:break-before="auto" style:column-width="31.95pt"/>
    </style:style>
    <style:style style:name="co40" style:family="table-column">
      <style:table-column-properties fo:break-before="auto" style:column-width="811.16pt"/>
    </style:style>
    <style:style style:name="co41" style:family="table-column">
      <style:table-column-properties fo:break-before="auto" style:column-width="37.5pt"/>
    </style:style>
    <style:style style:name="co42" style:family="table-column">
      <style:table-column-properties fo:break-before="auto" style:column-width="31.24pt"/>
    </style:style>
    <style:style style:name="co43" style:family="table-column">
      <style:table-column-properties fo:break-before="auto" style:column-width="50.71pt"/>
    </style:style>
    <style:style style:name="co44" style:family="table-column">
      <style:table-column-properties fo:break-before="auto" style:column-width="195.14pt"/>
    </style:style>
    <style:style style:name="co45" style:family="table-column">
      <style:table-column-properties fo:break-before="auto" style:column-width="79.1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4.26pt" fo:break-before="auto" style:use-optimal-row-height="false"/>
    </style:style>
    <style:style style:name="ro6" style:family="table-row">
      <style:table-row-properties style:row-height="17.26pt" fo:break-before="auto" style:use-optimal-row-height="false"/>
    </style:style>
    <style:style style:name="ro7" style:family="table-row">
      <style:table-row-properties style:row-height="10.49pt" fo:break-before="auto" style:use-optimal-row-height="false"/>
    </style:style>
    <style:style style:name="ro8" style:family="table-row">
      <style:table-row-properties style:row-height="19.5pt" fo:break-before="auto" style:use-optimal-row-height="false"/>
    </style:style>
    <style:style style:name="ro9" style:family="table-row">
      <style:table-row-properties style:row-height="18pt" fo:break-before="auto" style:use-optimal-row-height="false"/>
    </style:style>
    <style:style style:name="ro10" style:family="table-row">
      <style:table-row-properties style:row-height="12.76pt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style:style style:name="ta2" style:family="table" style:master-page-name="PageStyle_5f_article_5f_notes">
      <style:table-properties table:display="true" style:writing-mode="lr-tb"/>
    </style:style>
    <style:style style:name="ta3" style:family="table" style:master-page-name="PageStyle_5f_article_5f_evaluations">
      <style:table-properties table:display="true" style:writing-mode="lr-tb"/>
    </style:style>
    <style:style style:name="ta4" style:family="table" style:master-page-name="PageStyle_5f_Journal_20_Lookup_20_Tables">
      <style:table-properties table:display="true" style:writing-mode="lr-tb"/>
    </style:style>
    <style:style style:name="ta5" style:family="table" style:master-page-name="PageStyle_5f_5yr_20_IF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notes.A1"/>
    </style:style>
    <style:style style:name="ce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34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b7e1c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a2c4c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b4a7d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b7e1c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ackground-color="#d9d2e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b7e1c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e6b8a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a2c4c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e6b8a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76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83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1]))&gt;0)" style:apply-style-name="ConditionalStyle_5f_1" style:base-cell-address="article_evaluations.A1"/>
    </style:style>
    <style:style style:name="ce98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8.5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8.5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74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0.0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9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6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2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0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23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5.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5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96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0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63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style-complex="normal" style:text-position="0% 100%" fo:font-size="11pt" fo:font-weight="bold" style:text-underline-style="none" style:text-underline-color="font-color" style:text-line-through-type="none" fo:font-style="normal" style:text-outline="false" style:use-window-font-color="true" fo:text-shadow="none" style:font-name-complex="Arial" style:font-size-asian="11pt" style:font-size-complex="11pt" style:font-weight-asian="bold" style:font-weight-complex="bold" style:font-style-asian="normal" style:font-name="Arial"/>
    </style:style>
    <style:style style:name="T2" style:family="text">
      <style:text-properties style:font-style-complex="normal" style:text-position="0% 100%" fo:font-size="11pt" fo:font-weight="bold" style:text-underline-style="none" style:text-underline-color="font-color" style:text-line-through-type="none" fo:font-style="normal" style:text-outline="false" style:use-window-font-color="true" fo:text-shadow="none" style:font-size-asian="11pt" style:font-size-complex="11pt" style:font-weight-asian="bold" style:font-weight-complex="bold" style:font-style-asian="normal" style:font-name="Cambri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74.24pt" svg:x="81.38pt" svg:y="23.24pt" draw:caption-point-x="-11.54pt" draw:caption-point-y="-22.96pt">
              <dc:date>2022-04-25T00:00:00</dc:date>
              <text:p text:style-name="P1">changed to page 10</text:p>
              <text:p text:style-name="P1"><text:tab/>-Emerson Del Ponte</text:p>
              <text:p text:style-name="P1">to match the article</text:p>
              <text:p text:style-name="P1"><text:tab/>-Emerson Del Ponte</text:p>
            </office:annotation>
            <text:p>journal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ontains_page</text:p>
          </table:table-cell>
          <table:table-cell table:style-name="ce1" office:value-type="string" calcext:value-type="string">
            <text:p>assignee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IF_5yea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repro_inst</text:p>
          </table:table-cell>
          <table:table-cell table:style-name="ce1" office:value-type="string" calcext:value-type="string">
            <text:p>iss_per_year</text:p>
          </table:table-cell>
          <table:table-cell table:style-name="ce1" office:value-type="string" calcext:value-type="string">
            <text:p>art_class</text:p>
          </table:table-cell>
          <table:table-cell table:style-name="ce1" office:value-type="string" calcext:value-type="string">
            <text:p>supl_mats</text:p>
          </table:table-cell>
          <table:table-cell table:style-name="ce1" office:value-type="string" calcext:value-type="string">
            <text:p>comp_mthds_avail</text:p>
          </table:table-cell>
          <table:table-cell table:style-name="ce1" office:value-type="string" calcext:value-type="string">
            <text:p>software_avail</text:p>
          </table:table-cell>
          <table:table-cell table:style-name="ce1" office:value-type="string" calcext:value-type="string">
            <text:p>software_cite</text:p>
          </table:table-cell>
          <table:table-cell table:style-name="ce1" office:value-type="string" calcext:value-type="string">
            <text:p>analysis_auto</text:p>
          </table:table-cell>
          <table:table-cell table:style-name="ce1" office:value-type="string" calcext:value-type="string">
            <text:p>data_avail</text:p>
          </table:table-cell>
          <table:table-cell table:style-name="ce1" office:value-type="string" calcext:value-type="string">
            <text:p>data_annot</text:p>
          </table:table-cell>
          <table:table-cell table:style-name="ce1" office:value-type="string" calcext:value-type="string">
            <text:p>data_tidy</text:p>
          </table:table-cell>
          <table:table-cell table:style-name="ce1" office:value-type="string" calcext:value-type="string">
            <text:p>reproducibility_scor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8" calcext:value-type="float">
            <text:p>2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7" calcext:value-type="float">
            <text:p>12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5" calcext:value-type="float">
            <text:p>14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Europe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27" calcext:value-type="float">
            <text:p>12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8" calcext:value-type="float">
            <text:p>5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2" calcext:value-type="float">
            <text:p>6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3" calcext:value-type="float">
            <text:p>5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9" calcext:value-type="float">
            <text:p>6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6" calcext:value-type="float">
            <text:p>36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05" calcext:value-type="float">
            <text:p>10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21" calcext:value-type="float">
            <text:p>12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9" calcext:value-type="float">
            <text:p>14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9" calcext:value-type="float">
            <text:p>10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9" calcext:value-type="float">
            <text:p>4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5" calcext:value-type="float">
            <text:p>4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9" calcext:value-type="float">
            <text:p>12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7" calcext:value-type="float">
            <text:p>1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7" calcext:value-type="float">
            <text:p>7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2" calcext:value-type="float">
            <text:p>10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7" calcext:value-type="float">
            <text:p>13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0" calcext:value-type="float">
            <text:p>14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4" calcext:value-type="float">
            <text:p>144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6" calcext:value-type="float">
            <text:p>146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ia Mediterranea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ia Mediterranea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4" calcext:value-type="float">
            <text:p>144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0" calcext:value-type="float">
            <text:p>12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29" calcext:value-type="float">
            <text:p>12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0" calcext:value-type="float">
            <text:p>13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8" calcext:value-type="float">
            <text:p>11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8" calcext:value-type="float">
            <text:p>4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87" calcext:value-type="float">
            <text:p>8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3" calcext:value-type="float">
            <text:p>11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8" calcext:value-type="float">
            <text:p>11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Revista Mexicana de Fitopatologí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Tropic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2" calcext:value-type="float">
            <text:p>7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Tropical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81" calcext:value-type="float">
            <text:p>8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5" calcext:value-type="float">
            <text:p>3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0" calcext:value-type="float">
            <text:p>9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7" calcext:value-type="float">
            <text:p>9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5" calcext:value-type="float">
            <text:p>14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0" calcext:value-type="float">
            <text:p>4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5" calcext:value-type="float">
            <text:p>7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61" calcext:value-type="float">
            <text:p>6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88" calcext:value-type="float">
            <text:p>88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7" calcext:value-type="float">
            <text:p>11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7" calcext:value-type="float">
            <text:p>14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50" calcext:value-type="float">
            <text:p>15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15" calcext:value-type="float">
            <text:p>11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Europe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Europe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02" calcext:value-type="float">
            <text:p>10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4" calcext:value-type="float">
            <text:p>74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0" calcext:value-type="float">
            <text:p>13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9" calcext:value-type="float">
            <text:p>99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7" calcext:value-type="float">
            <text:p>11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8" calcext:value-type="float">
            <text:p>108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0" calcext:value-type="float">
            <text:p>2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1" calcext:value-type="float">
            <text:p>10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2" calcext:value-type="float">
            <text:p>6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70" calcext:value-type="float">
            <text:p>7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2" calcext:value-type="float">
            <text:p>13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3" calcext:value-type="float">
            <text:p>14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1" calcext:value-type="float">
            <text:p>14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01" calcext:value-type="float">
            <text:p>10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7" calcext:value-type="float">
            <text:p>14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0" calcext:value-type="float">
            <text:p>3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3" calcext:value-type="float">
            <text:p>2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3" calcext:value-type="float">
            <text:p>9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3" calcext:value-type="float">
            <text:p>11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5" calcext:value-type="float">
            <text:p>3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7" calcext:value-type="float">
            <text:p>1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7" calcext:value-type="float">
            <text:p>13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3" calcext:value-type="float">
            <text:p>4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6" calcext:value-type="float">
            <text:p>46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8" calcext:value-type="float">
            <text:p>98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50" calcext:value-type="float">
            <text:p>15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Revista Mexicana de Fitopatologí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Tropic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6" calcext:value-type="float">
            <text:p>56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2" table:number-rows-repeated="10482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ticle_notes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1">
          <table:table-cell table:style-name="ce4" office:value-type="string" calcext:value-type="string">
            <text:p>journal</text:p>
          </table:table-cell>
          <table:table-cell table:style-name="ce15" office:value-type="string" calcext:value-type="string">
            <text:p>year</text:p>
          </table:table-cell>
          <table:table-cell table:style-name="ce15" office:value-type="string" calcext:value-type="string">
            <text:p>contains_page</text:p>
          </table:table-cell>
          <table:table-cell table:style-name="ce15" office:value-type="string" calcext:value-type="string">
            <text:p>assignee</text:p>
          </table:table-cell>
          <table:table-cell table:style-name="ce15" office:value-type="string" calcext:value-type="string">
            <text:p>doi</text:p>
          </table:table-cell>
          <table:table-cell table:style-name="ce15" office:value-type="string" calcext:value-type="string">
            <text:p>comments</text:p>
          </table:table-cell>
          <table:table-cell table:style-name="ce15" office:value-type="string" calcext:value-type="string">
            <text:p>country</text:p>
          </table:table-cell>
          <table:table-cell table:style-name="ce15" office:value-type="string" calcext:value-type="string">
            <text:p>open</text:p>
          </table:table-cell>
          <table:table-cell table:style-name="ce15" office:value-type="string" calcext:value-type="string">
            <text:p>repro_inst</text:p>
          </table:table-cell>
          <table:table-cell table:style-name="ce15" office:value-type="string" calcext:value-type="string">
            <text:p>iss_per_year</text:p>
          </table:table-cell>
          <table:table-cell table:style-name="ce15" office:value-type="string" calcext:value-type="string">
            <text:p>art_class</text:p>
          </table:table-cell>
          <table:table-cell table:style-name="ce15" office:value-type="string" calcext:value-type="string">
            <text:p>supl_mats</text:p>
          </table:table-cell>
          <table:table-cell table:style-name="ce15" office:value-type="string" calcext:value-type="string">
            <text:p>comp_mthds_avail</text:p>
          </table:table-cell>
          <table:table-cell table:style-name="ce15" office:value-type="string" calcext:value-type="string">
            <text:p>software_cite</text:p>
          </table:table-cell>
          <table:table-cell table:style-name="ce15" office:value-type="string" calcext:value-type="string">
            <text:p>data_avail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ustralasian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3313-012-0178-7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Australasian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3313-012-0157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ustralasian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3313-013-0228-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Australasian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3313-013-0240-0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anadian 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80/07060661.2012.664567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2.681396</text:p>
          </table:table-cell>
          <table:table-cell table:style-name="ce5" office:value-type="string" calcext:value-type="string">
            <text:p>Original random page number not applicable, selected next article sequentiall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anadian Journal of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80/07060661.2012.659679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2.70212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anadian Journal of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80/07060661.2013.868370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4.98652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anadian Journal of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80/07060661.2015.100411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1.08.024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1.10.001</text:p>
          </table:table-cell>
          <table:table-cell table:style-name="ce5" office:value-type="string" calcext:value-type="string">
            <text:p>Original random page number is review, next sequential article selected (also from second volume of year)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rop Protection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16/j.cropro.2011.09.010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2.09.009</text:p>
          </table:table-cell>
          <table:table-cell table:style-name="ce5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rop Protection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cropro.2012.09.00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rop Protection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cropro.2013.10.002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3.10.00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4.09.015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5.10.01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1-9847-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2-0034-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2-0065-7</text:p>
          </table:table-cell>
          <table:table-cell table:style-name="ce7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2-0064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European Journal of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658-012-0069-3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European Journal of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658-013-0315-3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4-0525-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5-0740-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439-0329.2011.00729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439-0329.2010.00710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439-0329.2011.00712.x</text:p>
          </table:table-cell>
          <table:table-cell table:style-name="ce7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011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efp.1207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07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13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efp.1223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Fores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efp.12263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360-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367-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General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327-012-0363-0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2-0364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3-0428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416-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2-0405-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3-0480-4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3-0491-1</text:p>
          </table:table-cell>
          <table:table-cell table:style-name="ce6" office:value-type="string" calcext:value-type="string">
            <text:p>Random page number exact duplicate of last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General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327-014-0557-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5-0633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6-0656-9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02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hyto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ph.12027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03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hyto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ph.12031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15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27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25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fa.2012.002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fa.2012.01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fa.2012.003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5I1.00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5I1.00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V95I1.028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5I1.01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7I1.01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8I1.028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8I1.07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V98I1.030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4-3703.2011.00726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4-3703.2011.00731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23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3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37.x</text:p>
          </table:table-cell>
          <table:table-cell table:style-name="ce5" office:value-type="string" calcext:value-type="string">
            <text:p>Original random page number is in previous article, selected next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1.00733.x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2.0082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2.00825.x</text:p>
          </table:table-cell>
          <table:table-cell table:style-name="ce6" office:value-type="string" calcext:value-type="string">
            <text:p>Original random page number is pathogen profile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2.00836.x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mpp.12072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064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16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mpp.12257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26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318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6-11-015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7-11-019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5-12-0106-FI" xlink:type="simple">10.1094/MPMI-05-12-0106-FI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mpmi-05-12-0121-fi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8-13-0225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8-13-0225-R" xlink:type="simple">10.1094/MPMI-08-13-0225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MPMI-09-15-0204-R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9-15-0219-R" xlink:type="simple">10.1094/MPMI-09-15-0219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mpmi-03-15-0047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94/MPMI-07-15-0153-R" xlink:type="simple">10.1094/MPMI-07-15-0153-R</text:a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emat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163/156854112X645606" xlink:type="simple">10.1163/156854112X645606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163/156854112X643914" xlink:type="simple">10.1163/156854112X643914</text:a></text:p>
          </table:table-cell>
          <table:table-cell table:style-name="ce5" office:value-type="string" calcext:value-type="string">
            <text:p>Original random page number not applicable, selected previous plant parasitic nematod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3</text:p>
          </table:table-cell>
          <table:table-cell table:style-name="ce5" office:value-type="string" calcext:value-type="string">
            <text:p>Original random page number not applicable, selected only plant parasitic nematode articles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6</text:p>
          </table:table-cell>
          <table:table-cell table:style-name="ce5" office:value-type="string" calcext:value-type="string">
            <text:p>Original random page number not applicable, selected only plant parasitic nematode articles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emat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163/15685411-00002753" xlink:type="simple">10.1163/15685411-00002753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5</text:p>
          </table:table-cell>
          <table:table-cell table:style-name="ce5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163/15685411-00002938" xlink:type="simple">10.1163/15685411-00002938</text:a></text:p>
          </table:table-cell>
          <table:table-cell table:style-name="ce5" office:value-type="string" calcext:value-type="string">
            <text:p>Original random page number not applicable, selected next plant parasitic nematod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16/j.pmpp.2011.11.003" xlink:type="simple">10.1016/j.pmpp.2011.11.003</text:a></text:p>
          </table:table-cell>
          <table:table-cell table:style-name="ce7"/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1.12.003" xlink:type="simple">10.1016/j.pmpp.2011.12.003</text:a></text:p>
          </table:table-cell>
          <table:table-cell table:style-name="ce5" office:value-type="string" calcext:value-type="string">
            <text:p>Original random number does not exist, selected first article from April 2012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2.03.001" xlink:type="simple">10.1016/j.pmpp.2012.03.001</text:a></text:p>
          </table:table-cell>
          <table:table-cell table:style-name="ce5" office:value-type="string" calcext:value-type="string">
            <text:p>Original random number does not exist, selected first article from July 2012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2.03.002" xlink:type="simple">10.1016/j.pmpp.2012.03.002</text:a></text:p>
          </table:table-cell>
          <table:table-cell table:style-name="ce6" office:value-type="string" calcext:value-type="string">
            <text:p>Original random number does not exist, selected second article from July 2012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16/j.pmpp.2014.02.002" xlink:type="simple">10.1016/j.pmpp.2014.02.002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pmpp.2014.03.005</text:p>
          </table:table-cell>
          <table:table-cell table:style-name="ce7" office:value-type="string" calcext:value-type="string">
            <text:p>No page number 136, last article of first issue for 2014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4.04.004" xlink:type="simple">10.1016/j.pmpp.2014.04.004</text:a></text:p>
          </table:table-cell>
          <table:table-cell table:style-name="ce6" office:value-type="string" calcext:value-type="string">
            <text:p>No page number 131, second to last article of first issue for 2014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4.04.005" xlink:type="simple">10.1016/j.pmpp.2014.04.005</text:a></text:p>
          </table:table-cell>
          <table:table-cell table:style-name="ce6" office:value-type="string" calcext:value-type="string">
            <text:p>No page number 144, first article of second issue for 2014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5.12.002" xlink:type="simple">10.1016/j.pmpp.2015.12.002</text:a>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6.01.010" xlink:type="simple">10.1016/j.pmpp.2016.01.010</text:a>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5.12.005" xlink:type="simple">10.1016/j.pmpp.2015.12.005</text:a>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1-0194-0</text:p>
          </table:table-cell>
          <table:table-cell table:style-name="ce7" office:value-type="string" calcext:value-type="string">
            <text:p>Original random page number not applicable, selected first prior plant pathology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1-0206-0</text:p>
          </table:table-cell>
          <table:table-cell table:style-name="ce7" office:value-type="string" calcext:value-type="string">
            <text:p>Original random page number not applicable, selected first following plant pathology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56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64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75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2-0271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2-0272-y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18-1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23-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31-4</text:p>
          </table:table-cell>
          <table:table-cell table:style-name="ce5" office:value-type="string" calcext:value-type="string">
            <text:p>Original random page number already represented in prior article, selected first following article that was plant patholog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4-0424-3</text:p>
          </table:table-cell>
          <table:table-cell table:style-name="ce7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5-0493-y</text:p>
          </table:table-cell>
          <table:table-cell table:style-name="ce7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5-0497-7</text:p>
          </table:table-cell>
          <table:table-cell table:style-name="ce6" office:value-type="string" calcext:value-type="string">
            <text:p>Original random page number not applicable, selected first previous article that was plant pathology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9888" xlink:type="simple">10.14601/Phytopathol_Mediterr-9888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ia Mediterrane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4601/Phytopathol_Mediterr-9746 <text:s text:c="7"/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10512" xlink:type="simple">10.14601/Phytopathol_Mediterr-10512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ia Mediterranea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4601/Phytopathol_Mediterr-11776 <text:s text:c="7"/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<text:a xlink:href="http://dx.doi.org/10.14601/Phytopathol_Mediterr-16338" xlink:type="simple">10.14601/Phytopathol_Mediterr-16338</text:a></text:p>
          </table:table-cell>
          <table:table-cell table:style-name="ce5" office:value-type="string" calcext:value-type="string">
            <text:p>Original random page number not applicable, selected first following article that was plant patholog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<text:a xlink:href="http://dx.doi.org/10.14601/Phytopathol_Mediterr-16429" xlink:type="simple">10.14601/Phytopathol_Mediterr-16429</text:a></text:p>
          </table:table-cell>
          <table:table-cell table:style-name="ce5" office:value-type="string" calcext:value-type="string">
            <text:p>Original random page number was in previous article, next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17867" xlink:type="simple">10.14601/Phytopathol_Mediterr-17867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3-11-0062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4-11-0125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3-11-0085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2-0108-R" xlink:type="simple">10.1094/PHYTO-05-12-0108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94/PHYTO-12-11-0349" xlink:type="simple">10.1094/PHYTO-12-11-0349</text:a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5-13-0119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3-0129-R" xlink:type="simple">10.1094/PHYTO-05-13-0129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yto-02-13-0032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4-14-009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6-13-0175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6-14-015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7-15-016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5-0127-RVW" xlink:type="simple">10.1094/PHYTO-05-15-0127-RVW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02-11-011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2-11-0040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2012-0402-01-rs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Disease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dis-02-14-0122-re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dis-04-13-0449-re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dis-05-13-0492-re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06-14-0572-RE" xlink:type="simple">10.1094/PDIS-06-14-0572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09-13-0936-RE" xlink:type="simple">10.1094/PDIS-09-13-0936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12-13-1257-RE" xlink:type="simple">10.1094/PDIS-12-13-1257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yto-02-14-0044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7-15-0171-r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07-12-0646-re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12-11-1071-re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Health Progress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2013-0823-01-rs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P-RS-14-0017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p-2013-0922-01-rs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p-rs-15-0050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Health Progres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RS-15-0044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1.02491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1.02503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5-3059.2012.0262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5-3059.2012.02631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2.02625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ppa.1208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ppa.12085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08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05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24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38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392</text:p>
          </table:table-cell>
          <table:table-cell table:style-name="ce7" office:value-type="string" calcext:value-type="string">
            <text:p>Original random number a review, selected next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40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ppa.12385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Revista Mexicana de Fitopatologí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o page numbers or DOI direct link to random PDF from this year: http://rmf.smf.org.mx/DocumentosVolumenes/Escrito_30_1_1.pdf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Revista Mexicana de Fitopatologí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Zach</text:p>
          </table:table-cell>
          <table:table-cell table:number-columns-repeated="11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Revista Mexicana de Fitopatología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Emerson</text:p>
          </table:table-cell>
          <table:table-cell table:number-columns-repeated="11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Revista Mexicana de Fitopatología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string" calcext:value-type="string">
            <text:p>Zach</text:p>
          </table:table-cell>
          <table:table-cell table:number-columns-repeated="11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Tropical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40858-014-0001-9</text:p>
          </table:table-cell>
          <table:table-cell table:style-name="ce6" office:value-type="string" calcext:value-type="string">
            <text:p>No publication in 2012. Selected first article in Dec. 2015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04-1</text:p>
          </table:table-cell>
          <table:table-cell table:style-name="ce7" office:value-type="string" calcext:value-type="string">
            <text:p>Only goes back to 2015, selected article from 2015 with page 20 contain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10-3</text:p>
          </table:table-cell>
          <table:table-cell table:style-name="ce7" office:value-type="string" calcext:value-type="string">
            <text:p>No publication in 2014. Selected first article in Apr. 2015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23-y</text:p>
          </table:table-cell>
          <table:table-cell table:style-name="ce7" office:value-type="string" calcext:value-type="string">
            <text:p>No publication in 2014. Selected article containing PN 111 in Apr. 2015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Tropic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40858-015-0052-6</text:p>
          </table:table-cell>
          <table:table-cell table:style-name="ce6" office:value-type="string" calcext:value-type="string">
            <text:p>No publication in 2014. Selected second article in Dec. 2015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Tropical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40858-015-0015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173</text:p>
          </table:table-cell>
          <table:table-cell table:style-name="ce7" office:value-type="string" calcext:value-type="string">
            <text:p>Selected first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200</text:p>
          </table:table-cell>
          <table:table-cell table:style-name="ce7" office:value-type="string" calcext:value-type="string">
            <text:p>Selected second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23</text:p>
          </table:table-cell>
          <table:table-cell table:style-name="ce7" office:value-type="string" calcext:value-type="string">
            <text:p>Selected third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45</text:p>
          </table:table-cell>
          <table:table-cell table:style-name="ce7" office:value-type="string" calcext:value-type="string">
            <text:p>Selected second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81</text:p>
          </table:table-cell>
          <table:table-cell table:style-name="ce7" office:value-type="string" calcext:value-type="string">
            <text:p>Selected fourth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66</text:p>
          </table:table-cell>
          <table:table-cell table:style-name="ce7" office:value-type="string" calcext:value-type="string">
            <text:p>Selected third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Virology Journal (Plant Viruses Section)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86/1743-422X-11-19</text:p>
          </table:table-cell>
          <table:table-cell table:style-name="ce6" office:value-type="string" calcext:value-type="string">
            <text:p>Selected first article from 2014 in Plant Viruses section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340-2</text:p>
          </table:table-cell>
          <table:table-cell table:style-name="ce7" office:value-type="string" calcext:value-type="string">
            <text:p>Selected second article from 2015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332-2</text:p>
          </table:table-cell>
          <table:table-cell table:style-name="ce7" office:value-type="string" calcext:value-type="string">
            <text:p>Selected first article from 2015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461-7</text:p>
          </table:table-cell>
          <table:table-cell table:style-name="ce7" office:value-type="string" calcext:value-type="string">
            <text:p>Selected first article from 2016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457-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anadi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8" calcext:value-type="float">
            <text:p>2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80/07060661.2017.141488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anadi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41" calcext:value-type="float">
            <text:p>4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80/07060661.2017.141791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8" calcext:value-type="float">
            <text:p>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09.01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7" calcext:value-type="float">
            <text:p>12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10.00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31" calcext:value-type="float">
            <text:p>13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11.02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Europe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7" calcext:value-type="float">
            <text:p>12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0658-018-1458-z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22" calcext:value-type="float">
            <text:p>2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28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58" calcext:value-type="float">
            <text:p>5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37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62" calcext:value-type="float">
            <text:p>6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37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General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53" calcext:value-type="float">
            <text:p>5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0327-016-0690-7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General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69" calcext:value-type="float">
            <text:p>6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%2Fs10327-017-0756-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36" calcext:value-type="float">
            <text:p>3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53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05" calcext:value-type="float">
            <text:p>10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54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1" calcext:value-type="float">
            <text:p>12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667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49" calcext:value-type="float">
            <text:p>14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67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7" calcext:value-type="float">
            <text:p>17</text:p>
          </table:table-cell>
          <table:table-cell table:style-name="ce8" office:value-type="string" calcext:value-type="string">
            <text:p>Emerson</text:p>
          </table:table-cell>
          <table:table-cell table:style-name="ce25" office:value-type="string" calcext:value-type="string">
            <text:p>NA</text:p>
          </table:table-cell>
          <table:table-cell table:style-name="ce8" office:value-type="string" calcext:value-type="string">
            <text:p>changed from page 13 (review) to 17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9" calcext:value-type="float">
            <text:p>10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2161-018-0054-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1" calcext:value-type="float">
            <text:p>4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mpp.1237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9" calcext:value-type="float">
            <text:p>4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mpp.12374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6" calcext:value-type="float">
            <text:p>1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8-16-0157-R</text:p>
          </table:table-cell>
          <table:table-cell table:style-name="ce8" office:value-type="string" calcext:value-type="string">
            <text:p>13 was a review. Changed to page 16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6" calcext:value-type="float">
            <text:p>1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5-17-0121-FI</text:p>
          </table:table-cell>
          <table:table-cell table:style-name="ce8" office:value-type="string" calcext:value-type="string">
            <text:p>16 was a review. 46 is next research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45" calcext:value-type="float">
            <text:p>4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6-17-0138-R</text:p>
          </table:table-cell>
          <table:table-cell table:style-name="ce8" office:value-type="string" calcext:value-type="string">
            <text:p>next article was pick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52" calcext:value-type="float">
            <text:p>5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8-17-0203-FI</text:p>
          </table:table-cell>
          <table:table-cell table:style-name="ce8" office:value-type="string" calcext:value-type="string">
            <text:p>next article was pick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Nemat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9" calcext:value-type="float">
            <text:p>12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63/15685411-0000303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7" calcext:value-type="float">
            <text:p>1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pmpp.2016.11.00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77" calcext:value-type="float">
            <text:p>7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pmpp.2017.01.00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" calcext:value-type="float">
            <text:p>10</text:p>
          </table:table-cell>
          <table:table-cell table:style-name="ce8" office:value-type="string" calcext:value-type="string">
            <text:p>Emerson</text:p>
          </table:table-cell>
          <table:table-cell table:style-name="ce26" office:value-type="string" calcext:value-type="string">
            <text:p><text:a xlink:href="https://doi.org/10.1016/j.pmpp.2017.10.008" xlink:type="simple">https://doi.org/10.1016/j.pmpp.2017.10.008</text:a>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2" calcext:value-type="float">
            <text:p>102</text:p>
          </table:table-cell>
          <table:table-cell table:style-name="ce8" office:value-type="string" calcext:value-type="string">
            <text:p>Emerson</text:p>
          </table:table-cell>
          <table:table-cell table:style-name="ce26" office:value-type="string" calcext:value-type="string">
            <text:p><text:a xlink:href="https://doi.org/10.1016/j.pmpp.2017.12.002" xlink:type="simple">https://doi.org/10.1016/j.pmpp.2017.12.002</text:a>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71" calcext:value-type="float">
            <text:p>17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49-7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55" calcext:value-type="float">
            <text:p>25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50-1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73" calcext:value-type="float">
            <text:p>17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63-9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46" calcext:value-type="float">
            <text:p>14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69-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ia Mediterranea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" calcext:value-type="float">
            <text:p>1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<text:s/>10.14601/Phytopathol_Mediterr-18769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ia Mediterranea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4" calcext:value-type="float">
            <text:p>144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4601/Phytopathol_Mediterr-2035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0" calcext:value-type="float">
            <text:p>12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HYTO-05-16-0209-R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Disease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9" calcext:value-type="float">
            <text:p>12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DIS-04-17-0593-RE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Disease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30" calcext:value-type="float">
            <text:p>13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DIS-05-17-0689-RE</text:p>
          </table:table-cell>
          <table:table-cell table:style-name="ce8" office:value-type="string" calcext:value-type="string">
            <text:p>next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Health Progress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8" calcext:value-type="float">
            <text:p>11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HP-12-16-0073-RS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" calcext:value-type="float">
            <text:p>14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9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8" calcext:value-type="float">
            <text:p>4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87" calcext:value-type="float">
            <text:p>8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3" calcext:value-type="float">
            <text:p>11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8" calcext:value-type="float">
            <text:p>11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4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Revista Mexicana de Fitopatologí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2" calcext:value-type="float">
            <text:p>2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8781/R.MEX.FIT.1709-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Tropical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72" calcext:value-type="float">
            <text:p>7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0858-018-0258-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Tropical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81" calcext:value-type="float">
            <text:p>8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0858-017-0182-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35" calcext:value-type="float">
            <text:p>3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716-6</text:p>
          </table:table-cell>
          <table:table-cell table:style-name="ce8" office:value-type="string" calcext:value-type="string">
            <text:p>5th article to match 35 pages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90" calcext:value-type="float">
            <text:p>9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03-8</text:p>
          </table:table-cell>
          <table:table-cell table:style-name="ce8" office:value-type="string" calcext:value-type="string">
            <text:p>10th article of the year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97" calcext:value-type="float">
            <text:p>9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10-9</text:p>
          </table:table-cell>
          <table:table-cell table:style-name="ce8" office:value-type="string" calcext:value-type="string">
            <text:p>11th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5" calcext:value-type="float">
            <text:p>14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33-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6-0461-0</text:p>
          </table:table-cell>
          <table:table-cell table:style-name="ce9" office:value-type="string" calcext:value-type="string">
            <text:p>Original random page number not applicable, selected first following plant pathology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6-0458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7-0465-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7-0532-x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0402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36488</text:p>
          </table:table-cell>
          <table:table-cell table:style-name="ce9" office:value-type="string" calcext:value-type="string">
            <text:p>Original random page number is abstract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21044</text:p>
          </table:table-cell>
          <table:table-cell table:style-name="ce9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8.1442370</text:p>
          </table:table-cell>
          <table:table-cell table:style-name="ce9" office:value-type="string" calcext:value-type="string">
            <text:p>Original random page number is abstract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rop Protection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cropro.2016.10.012</text:p>
          </table:table-cell>
          <table:table-cell table:style-name="ce9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rop Protection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cropro.2017.10.00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Europe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<text:s/>10.1007/s10658-016-0979-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Europe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658-016-0983-x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Fores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efp.1230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Fores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efp.1231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7-0700-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7-0698-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8-0765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5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55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6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2161-018-0028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2161-018-0029-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mpp.1250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-Microbe Interactions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MPMI-08-16-0157-R</text:p>
          </table:table-cell>
          <table:table-cell table:style-name="ce9" office:value-type="string" calcext:value-type="string">
            <text:p>Original random page number is review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-Microbe Interaction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MPMI-07-17-0164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3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2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3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6.12.00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7.11.001</text:p>
          </table:table-cell>
          <table:table-cell table:style-name="ce9" office:value-type="string" calcext:value-type="string">
            <text:p>Original random page number is part of a special issue about insects, next sequencial issue selected using the same page number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8.02.00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rasitica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2600-017-0570-5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rasitica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2600-018-0644-z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YTO-04-16-0170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YTO-03-17-0091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2-16-0144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3-16-0332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4-16-0527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1-17-0062-RE</text:p>
          </table:table-cell>
          <table:table-cell table:style-name="ce9" office:value-type="string" calcext:value-type="string">
            <text:p>Original random number a review, selected next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RS-16-0050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06-17-0034-RS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01-18-0005-BR</text:p>
          </table:table-cell>
          <table:table-cell table:style-name="ce9" office:value-type="string" calcext:value-type="string">
            <text:p>Original random number a review, selected next available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5</text:p>
          </table:table-cell>
          <table:table-cell table:style-name="ce9" office:value-type="string" calcext:value-type="string">
            <text:p>Original random number a review, selected next available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0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1</text:p>
          </table:table-cell>
          <table:table-cell table:style-name="ce9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0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Revista Mexicana de Fitopatología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8781/R.MEX.FIT.1710-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Tropic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0858-016-0124-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Virology Journal (Plant Viruses Section)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86/s12985-018-0931-9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Canadian 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22" calcext:value-type="float">
            <text:p>2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80/07060661.2018.1559224</text:p>
          </table:table-cell>
          <table:table-cell table:style-name="ce10" office:value-type="string" calcext:value-type="string">
            <text:p>Original article was review, this is second in issu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European 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23" calcext:value-type="float">
            <text:p>12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10658-018-1547-z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Fores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83" calcext:value-type="float">
            <text:p>83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-org.ezproxy.usq.edu.au/10.1111/efp.12647" xlink:type="simple">10.1111/efp.12647</text:a></text:p>
          </table:table-cell>
          <table:table-cell table:style-name="ce10" office:value-type="string" calcext:value-type="string">
            <text:p>No page numbers in this journal, so selected first article that was research in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General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34" calcext:value-type="float">
            <text:p>3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10327-020-00965-9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36" calcext:value-type="float">
            <text:p>3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8-0135-6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77" calcext:value-type="float">
            <text:p>77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8-0138-3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72" calcext:value-type="float">
            <text:p>7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9-00373-9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56" calcext:value-type="float">
            <text:p>5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11/mpp.13030</text:p>
          </table:table-cell>
          <table:table-cell table:style-name="ce10" office:value-type="string" calcext:value-type="string">
            <text:p>Page numbers start in 300s at first of Jan 2021, this is the first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19" calcext:value-type="float">
            <text:p>119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11/mpp.13032</text:p>
          </table:table-cell>
          <table:table-cell table:style-name="ce10" office:value-type="string" calcext:value-type="string">
            <text:p>Page numbers start in 300s at first of Jan 2021, this is the second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-Microbe Interactions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26" calcext:value-type="float">
            <text:p>12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MPMI-09-18-0265-TA</text:p>
          </table:table-cell>
          <table:table-cell table:style-name="ce10" office:value-type="string" calcext:value-type="string">
            <text:p>Page numbers start in the 900s, this is the first research article of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-Microbe Interactions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70" calcext:value-type="float">
            <text:p>70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MPMI-07-20-0201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Nemat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40" calcext:value-type="float">
            <text:p>40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63/15685411-00003205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siological and 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70" calcext:value-type="float">
            <text:p>70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-org.ezproxy.usq.edu.au/10.1016/j.pmpp.2020.101569" xlink:type="simple">10.1016/j.pmpp.2020.101569</text:a></text:p>
          </table:table-cell>
          <table:table-cell table:style-name="ce10" office:value-type="string" calcext:value-type="string">
            <text:p>No page numbers, this is the first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siological and 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39" calcext:value-type="float">
            <text:p>139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16/j.pmpp.2020.101567" xlink:type="simple">10.1016/j.pmpp.2020.101567</text:a></text:p>
          </table:table-cell>
          <table:table-cell table:style-name="ce10" office:value-type="string" calcext:value-type="string">
            <text:p>No page numbers, this is the second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rasitica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47" calcext:value-type="float">
            <text:p>4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07/s12600-018-00708-9" xlink:type="simple">10.1007/s12600-018-00708-9</text:a></text:p>
          </table:table-cell>
          <table:table-cell table:style-name="ce10" office:value-type="string" calcext:value-type="string">
            <text:p>First plant pathogenic article in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95" calcext:value-type="float">
            <text:p>95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36253/phyto-10911" xlink:type="simple">10.36253/phyto-10911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07" calcext:value-type="float">
            <text:p>10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36253/phyto-10720" xlink:type="simple">10.36253/phyto-10720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6" calcext:value-type="float">
            <text:p>1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36253/phyto-11840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67" calcext:value-type="float">
            <text:p>6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94/PHYTO-08-17-0287-R" xlink:type="simple">10.1094/PHYTO-08-17-0287-R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94" calcext:value-type="float">
            <text:p>9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10-17-0357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01" calcext:value-type="float">
            <text:p>101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11-17-0386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2" calcext:value-type="float">
            <text:p>1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07-19-0247-FI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lant Disease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46" calcext:value-type="float">
            <text:p>14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DIS-05-18-0715-RE</text:p>
          </table:table-cell>
          <table:table-cell table:style-name="ce10" office:value-type="string" calcext:value-type="string">
            <text:p>Last research article in issue, the remainder, including p146, are disease notes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lant Health Progress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13" calcext:value-type="float">
            <text:p>11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P-09-18-0054-RS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44" calcext:value-type="float">
            <text:p>4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09-2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98" calcext:value-type="float">
            <text:p>9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11-4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43" calcext:value-type="float">
            <text:p>14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11-1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66" calcext:value-type="float">
            <text:p>6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2008-1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Tropical Plant 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68" calcext:value-type="float">
            <text:p>6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0858-019-00330-y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Virology Journal (Plant Viruses Section)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68" calcext:value-type="float">
            <text:p>6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86/s12985-018-1106-4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Australasian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8" calcext:value-type="float">
            <text:p>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3313-019-00670-y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Crop Protection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16/j.cropro.2020.105335" xlink:type="simple">10.1016/j.cropro.2020.105335</text:a></text:p>
          </table:table-cell>
          <table:table-cell table:style-name="ce11" office:value-type="string" calcext:value-type="string">
            <text:p>The eighth article of the continuous numbering syste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34" calcext:value-type="float">
            <text:p>34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0658-019-01747-6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7" calcext:value-type="float">
            <text:p>3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658-019-01860-6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General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2" calcext:value-type="float">
            <text:p>72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327-019-00885-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87" calcext:value-type="float">
            <text:p>8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5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04" calcext:value-type="float">
            <text:p>104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8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23" calcext:value-type="float">
            <text:p>2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847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17" calcext:value-type="float">
            <text:p>11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74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3" calcext:value-type="float">
            <text:p>3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877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3010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MPMI-07-18-0208-R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1" calcext:value-type="float">
            <text:p>101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MPMI-08-20-0224-R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siological and Molecular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1" calcext:value-type="float">
            <text:p>11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16/j.pmpp.2020.101566</text:p>
          </table:table-cell>
          <table:table-cell table:style-name="ce11" office:value-type="string" calcext:value-type="string">
            <text:p>First article for continuous numbering syste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99" calcext:value-type="float">
            <text:p>9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1098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218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58" calcext:value-type="float">
            <text:p>58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YTO-05-19-0185-FI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8" calcext:value-type="float">
            <text:p>7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apsjournals.apsnet.org/doi/10.1094/PDIS-05-19-1066-RE" xlink:type="simple">10.1094/PDIS-05-19-1066-RE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63" calcext:value-type="float">
            <text:p>6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1-20-0130-RE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5" calcext:value-type="float">
            <text:p>8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4-20-0792-RE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Health Progress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P-09-19-0063-FI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5" calcext:value-type="float">
            <text:p>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34</text:p>
          </table:table-cell>
          <table:table-cell table:style-name="ce11" office:value-type="string" calcext:value-type="string">
            <text:p>next article because page 5 was a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49" calcext:value-type="float">
            <text:p>4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45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6" calcext:value-type="float">
            <text:p>11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3099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7" calcext:value-type="float">
            <text:p>9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1809-4</text:p>
          </table:table-cell>
          <table:table-cell table:style-name="ce11" office:value-type="string" calcext:value-type="string">
            <text:p>prior to 97 page because that one was a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0" calcext:value-type="float">
            <text:p>11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2002-2</text:p>
          </table:table-cell>
          <table:table-cell table:style-name="ce11" office:value-type="string" calcext:value-type="string">
            <text:p>Next article after <text:s/>pp110, a review article, immediate prior article is already assigned to Ada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6" calcext:value-type="float">
            <text:p>16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18-0270-9" xlink:type="simple">10.1007/s40858-018-0270-9</text:a></text:p>
          </table:table-cell>
          <table:table-cell table:style-name="ce11" office:value-type="string" calcext:value-type="string">
            <text:p>jumped go page 41 because others were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18-0256-7" xlink:type="simple">10.1007/s40858-018-0256-7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3" calcext:value-type="float">
            <text:p>83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20-00413-1" xlink:type="simple">10.1007/s40858-020-00413-1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Virology Journal (Plant Viruses Section)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8" calcext:value-type="float">
            <text:p>10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virologyj.biomedcentral.com/articles/10.1186/s12985-021-01572-6" xlink:type="simple">10.1186/s12985-021-01572-6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anadian Journal of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8" calcext:value-type="float">
            <text:p>8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80/07060661.2019.1641750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rop Protection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16/j.cropro.2019.104942</text:p>
          </table:table-cell>
          <table:table-cell table:style-name="ce12" office:value-type="string" calcext:value-type="string">
            <text:p>Sequential numbering. Second research article for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rop Protection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16/j.cropro.2020.105288" xlink:type="simple">10.1016/j.cropro.2020.105288</text:a></text:p>
          </table:table-cell>
          <table:table-cell table:style-name="ce12" office:value-type="string" calcext:value-type="string">
            <text:p>Sequential numbering. Secon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European Journal of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72" calcext:value-type="float">
            <text:p>7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658-018-1541-5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Fores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81" calcext:value-type="float">
            <text:p>8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efp.12468" xlink:type="simple">10.1111/efp.12468</text:a></text:p>
          </table:table-cell>
          <table:table-cell table:style-name="ce12" office:value-type="string" calcext:value-type="string">
            <text:p>Sequntial numbering. First research article for 2019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Journal of General 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48" calcext:value-type="float">
            <text:p>14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327-021-00989-9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Journal of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3" calcext:value-type="float">
            <text:p>103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2161-019-00390-8</text:p>
          </table:table-cell>
          <table:table-cell table:style-name="ce12" office:value-type="string" calcext:value-type="string">
            <text:p>Next article because page 103 was a methods pap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2" calcext:value-type="float">
            <text:p>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739" xlink:type="simple">10.1111/mpp.12739</text:a></text:p>
          </table:table-cell>
          <table:table-cell table:style-name="ce12" office:value-type="string" calcext:value-type="string">
            <text:p>First applicable research article in this issue. Page 2 was general journal info, following articles were reviews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30" calcext:value-type="float">
            <text:p>30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878" xlink:type="simple">10.1111/mpp.12878</text:a></text:p>
          </table:table-cell>
          <table:table-cell table:style-name="ce12" office:value-type="string" calcext:value-type="string">
            <text:p>PP30 is in article already assigned to Emerson,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882" xlink:type="simple">10.1111/mpp.12882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-Microbe Interactions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9" calcext:value-type="float">
            <text:p>109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MPMI-08-20-0227-R" xlink:type="simple">10.1094/MPMI-08-20-0227-R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Nemat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4" calcext:value-type="float">
            <text:p>104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63/15685411-bja10032" xlink:type="simple">10.1163/15685411-bja10032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siological and Molecular 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23" calcext:value-type="float">
            <text:p>123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16/j.pmpp.2020.101562" xlink:type="simple">10.1016/j.pmpp.2020.101562</text:a></text:p>
          </table:table-cell>
          <table:table-cell table:style-name="ce12" office:value-type="string" calcext:value-type="string">
            <text:p>Sequential numbering. Thir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rasitica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0-00864-x</text:p>
          </table:table-cell>
          <table:table-cell table:style-name="ce12" office:value-type="string" calcext:value-type="string">
            <text:p>First plant disease article of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rasitic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1-00902-2</text:p>
          </table:table-cell>
          <table:table-cell table:style-name="ce12" office:value-type="string" calcext:value-type="string">
            <text:p>First plant disease article of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1" calcext:value-type="float">
            <text:p>10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2207" xlink:type="simple">10.36253/phyto-12207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1821" xlink:type="simple">10.36253/phyto-11821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32" calcext:value-type="float">
            <text:p>13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2170" xlink:type="simple">10.36253/phyto-12170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YTO-06-20-0232-FI" xlink:type="simple">10.1094/PHYTO-06-20-0232-FI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Disease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2" calcext:value-type="float">
            <text:p>10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DIS-03-19-0484-RE" xlink:type="simple">10.1094/PDIS-03-19-0484-RE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37" calcext:value-type="float">
            <text:p>37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P-11-18-0075-RS" xlink:type="simple">10.1094/PHP-11-18-0075-RS</text:a></text:p>
          </table:table-cell>
          <table:table-cell table:style-name="ce12" office:value-type="string" calcext:value-type="string">
            <text:p>Page number was a first report. This is first research article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P-11-18-0076-S" xlink:type="simple">10.1094/PHP-11-18-0076-S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1" calcext:value-type="float">
            <text:p>5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ppa.13105" xlink:type="simple">10.1111/ppa.13105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35" calcext:value-type="float">
            <text:p>35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ppa.13273" xlink:type="simple">10.1111/ppa.13273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3-8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6-5</text:p>
          </table:table-cell>
          <table:table-cell table:style-name="ce12" office:value-type="string" calcext:value-type="string">
            <text:p>Since PP40 was duplicated, this is just the next article for 2019 after the first research article that was already assigned to Emerson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9-00324-w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19-1163-3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11-5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92" calcext:value-type="float">
            <text:p>9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35-x</text:p>
          </table:table-cell>
          <table:table-cell table:style-name="ce12" office:value-type="string" calcext:value-type="string">
            <text:p>No page numbers, sequential article, this was closest to 92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2" calcext:value-type="float">
            <text:p>5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19-00676-6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64" calcext:value-type="float">
            <text:p>6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20-00737-1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9" calcext:value-type="float">
            <text:p>129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80/07060661.2018.1513074" xlink:type="simple">10.1080/07060661.2018.1513074</text:a></text:p>
          </table:table-cell>
          <table:table-cell table:style-name="ce13" office:value-type="string" calcext:value-type="string">
            <text:p>PP129 is a disease report. This is the immediate prior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6" calcext:value-type="float">
            <text:p>106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80/07060661.2020.1745892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18" calcext:value-type="float">
            <text:p>11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19.104946" xlink:type="simple">10.1016/j.cropro.2019.104946</text:a></text:p>
          </table:table-cell>
          <table:table-cell table:style-name="ce13" office:value-type="string" calcext:value-type="string">
            <text:p>Sequential numbering. First research article for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82" calcext:value-type="float">
            <text:p>8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20.105348" xlink:type="simple">10.1016/j.cropro.2020.105348</text:a></text:p>
          </table:table-cell>
          <table:table-cell table:style-name="ce13" office:value-type="string" calcext:value-type="string">
            <text:p>Sequential numbering. Secon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20.105302" xlink:type="simple">10.1016/j.cropro.2020.105302</text:a></text:p>
          </table:table-cell>
          <table:table-cell table:style-name="ce13" office:value-type="string" calcext:value-type="string">
            <text:p>Sequential numbering. Thir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45" calcext:value-type="float">
            <text:p>145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18-1548-y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33-3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57" calcext:value-type="float">
            <text:p>5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40-4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Fores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5" calcext:value-type="float">
            <text:p>105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efp.12471" xlink:type="simple">10.1111/efp.12471</text:a></text:p>
          </table:table-cell>
          <table:table-cell table:style-name="ce13" office:value-type="string" calcext:value-type="string">
            <text:p>Sequential numbering. Second research article for 2019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4" calcext:value-type="float">
            <text:p>5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883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0" calcext:value-type="float">
            <text:p>12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902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hyto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0" xlink:type="simple">10.1111/jph.12770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9" xlink:type="simple">10.1111/jph.12779</text:a></text:p>
          </table:table-cell>
          <table:table-cell table:style-name="ce13" office:value-type="string" calcext:value-type="string">
            <text:p>PP100 is in article already assigned to Emerson, this is the next research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7" xlink:type="simple">10.1111/jph.12777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" calcext:value-type="float">
            <text:p>6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862" xlink:type="simple">10.1111/jph.12862</text:a></text:p>
          </table:table-cell>
          <table:table-cell table:style-name="ce13" office:value-type="string" calcext:value-type="string">
            <text:p>PP6 was a review. This is second research article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8" calcext:value-type="float">
            <text:p>12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876" xlink:type="simple">10.1111/jph.12876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Molecular Plant-Microbe Interactions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44" calcext:value-type="float">
            <text:p>44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MPMI-06-20-0164-R" xlink:type="simple">10.1094/MPMI-06-20-0164-R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Nemat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63/15685411-00003203" xlink:type="simple">10.1163/15685411-00003203</text:a></text:p>
          </table:table-cell>
          <table:table-cell table:style-name="ce13" office:value-type="string" calcext:value-type="string">
            <text:p>PP138 was additional information on a junior synonym for a species name. This is the second plant pathology research article following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Nemat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9" calcext:value-type="float">
            <text:p>129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63/15685411-00003297" xlink:type="simple">10.1163/15685411-00003297</text:a></text:p>
          </table:table-cell>
          <table:table-cell table:style-name="ce13" office:value-type="string" calcext:value-type="string">
            <text:p>PP129 was characterisation. This is the first research article following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hysiological and Molecular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32" calcext:value-type="float">
            <text:p>13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pmpp.2020.101587" xlink:type="simple">10.1016/j.pmpp.2020.101587</text:a></text:p>
          </table:table-cell>
          <table:table-cell table:style-name="ce13" office:value-type="string" calcext:value-type="string">
            <text:p>Sequential numbering. Sixth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17" calcext:value-type="float">
            <text:p>11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94/PDIS-02-18-0374-RE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1" calcext:value-type="float">
            <text:p>121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DIS-04-18-0695-RE" xlink:type="simple">10.1094/PDIS-04-18-0695-RE</text:a></text:p>
          </table:table-cell>
          <table:table-cell table:style-name="ce13" office:value-type="string" calcext:value-type="string">
            <text:p>Next article since page range fell within the first article already selected for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34" calcext:value-type="float">
            <text:p>134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DIS-02-19-0370-RE" xlink:type="simple">10.1094/PDIS-02-19-0370-RE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Health Progres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HP-08-18-0047-RS" xlink:type="simple">10.1094/PHP-08-18-0047-RS</text:a></text:p>
          </table:table-cell>
          <table:table-cell table:style-name="ce13" office:value-type="string" calcext:value-type="string">
            <text:p>PP8 was a guide, not research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Health Progres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1" calcext:value-type="float">
            <text:p>61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HP-11-19-0084-RS" xlink:type="simple">10.1094/PHP-11-19-0084-RS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Revista Mexicana de Fitopatología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0" calcext:value-type="float">
            <text:p>1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8781/R.MEX.FIT.1909-1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Tropical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0" calcext:value-type="float">
            <text:p>3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40858-020-00366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Virology Journal (Plant Viruses Section)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7" calcext:value-type="float">
            <text:p>6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186/s12985-019-1240-7</text:p>
          </table:table-cell>
          <table:table-cell table:style-name="ce13" office:value-type="string" calcext:value-type="string">
            <text:p>No page numbers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80/07060661.2018.1561518" xlink:type="simple">10.1080/07060661.2018.1561518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80/07060661.2019.1632934" xlink:type="simple">10.1080/07060661.2019.163293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1" calcext:value-type="float">
            <text:p>3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18.09.001" xlink:type="simple">10.1016/j.cropro.2018.09.001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70" calcext:value-type="float">
            <text:p>70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19.104947" xlink:type="simple">10.1016/j.cropro.2019.104947</text:a></text:p>
          </table:table-cell>
          <table:table-cell table:style-name="ce14" office:value-type="string" calcext:value-type="string">
            <text:p>Sequential numbering, fourth article of 202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5" calcext:value-type="float">
            <text:p>13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20.105317" xlink:type="simple">10.1016/j.cropro.2020.105317</text:a></text:p>
          </table:table-cell>
          <table:table-cell table:style-name="ce14" office:value-type="string" calcext:value-type="string">
            <text:p>Sequential numbering, fift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European Journal of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5" calcext:value-type="float">
            <text:p>11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658-018-1546-0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Fores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2" calcext:value-type="float">
            <text:p>8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efp.12574" xlink:type="simple">10.1111/efp.12574</text:a></text:p>
          </table:table-cell>
          <table:table-cell table:style-name="ce14" office:value-type="string" calcext:value-type="string">
            <text:p>Sequential numbering, third article of 202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1" calcext:value-type="float">
            <text:p>7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18-0814-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21-00981-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8" calcext:value-type="float">
            <text:p>78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jph.12774" xlink:type="simple">10.1111/jph.1277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737" xlink:type="simple">10.1111/mpp.12737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6" calcext:value-type="float">
            <text:p>16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874" xlink:type="simple">10.1111/mpp.1287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92" calcext:value-type="float">
            <text:p>9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883" xlink:type="simple">10.1111/mpp.12883</text:a></text:p>
          </table:table-cell>
          <table:table-cell table:style-name="ce14" office:value-type="string" calcext:value-type="string">
            <text:p>Page 92 article falls within range of another article previously selected,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Nemat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93" calcext:value-type="float">
            <text:p>9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63/15685411-bja10031" xlink:type="simple">10.1163/15685411-bja10031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siological and Molecular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46" calcext:value-type="float">
            <text:p>46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16/j.pmpp.2020.101584</text:p>
          </table:table-cell>
          <table:table-cell table:style-name="ce14" office:value-type="string" calcext:value-type="string">
            <text:p>Sequential numbering, fourth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rasitica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5" calcext:value-type="float">
            <text:p>3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2600-019-00715-4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65" calcext:value-type="float">
            <text:p>6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4601/phyto-1114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" calcext:value-type="float">
            <text:p>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36253/phyto-11616" xlink:type="simple">10.36253/phyto-11616</text:a></text:p>
          </table:table-cell>
          <table:table-cell table:style-name="ce14" office:value-type="string" calcext:value-type="string">
            <text:p>Closest article to page 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5" calcext:value-type="float">
            <text:p>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36253/phyto-11840" xlink:type="simple">10.36253/phyto-11840</text:a></text:p>
          </table:table-cell>
          <table:table-cell table:style-name="ce14" office:value-type="string" calcext:value-type="string">
            <text:p>Second article as PP5 is included in the first article for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3" calcext:value-type="float">
            <text:p>1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6-18-0186-R" xlink:type="simple">10.1094/PHYTO-06-18-0186-R</text:a></text:p>
          </table:table-cell>
          <table:table-cell table:style-name="ce14" office:value-type="string" calcext:value-type="string">
            <text:p>Original article w/ PP13 is review.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56" calcext:value-type="float">
            <text:p>56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5-18-0152-R" xlink:type="simple">10.1094/PHYTO-05-18-0152-R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32" calcext:value-type="float">
            <text:p>13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5-19-0183-FI" xlink:type="simple">10.1094/PHYTO-05-19-0183-FI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DIS-01-19-0178-RE" xlink:type="simple">10.1094/PDIS-01-19-0178-RE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3" calcext:value-type="float">
            <text:p>8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ppa.13106" xlink:type="simple">10.1111/ppa.13106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8781/R.MEX.FIT.1910-5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1" calcext:value-type="float">
            <text:p>13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8781/R.MEX.FIT.2101-5" xlink:type="simple">10.18781/R.MEX.FIT.2101-5</text:a></text:p>
          </table:table-cell>
          <table:table-cell table:style-name="ce14" office:value-type="string" calcext:value-type="string">
            <text:p>Next research article after PP 13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Tropical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72" calcext:value-type="float">
            <text:p>72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40858-020-00410-4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0" calcext:value-type="float">
            <text:p>110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19-1215-8</text:p>
          </table:table-cell>
          <table:table-cell table:style-name="ce14" office:value-type="string" calcext:value-type="string">
            <text:p>Sequential numbering, this is closest to 11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0-01303-3</text:p>
          </table:table-cell>
          <table:table-cell table:style-name="ce14" office:value-type="string" calcext:value-type="string">
            <text:p>Sequential numbering, this is closest to 45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01" calcext:value-type="float">
            <text:p>10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1-01601-4</text:p>
          </table:table-cell>
          <table:table-cell table:style-name="ce14" office:value-type="string" calcext:value-type="string">
            <text:p>Sequential numbering, this is closest to 101</text:p>
          </table:table-cell>
          <table:table-cell table:style-name="ce32" table:number-columns-repeated="9"/>
          <table:table-cell table:number-columns-repeated="1009"/>
        </table:table-row>
        <table:table-row table:style-name="ro2" table:number-rows-repeated="10481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ticle_notes.A1:article_notes.A1">
            <calcext:condition calcext:apply-style-name="ConditionalStyle_1" calcext:value="formula-is(LEN(TRIM([.A1]))&gt;0)" calcext:base-cell-address="article_notes.A1"/>
          </calcext:conditional-format>
        </calcext:conditional-formats>
      </table:table>
      <table:table table:name="article_evaluations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9" table:default-cell-style-name="Default"/>
        <table:table-column table:style-name="co41" table:default-cell-style-name="Default"/>
        <table:table-column table:style-name="co1" table:number-columns-repeated="983" table:default-cell-style-name="Default"/>
        <table:table-row table:style-name="ro1">
          <table:table-cell table:style-name="ce33" office:value-type="string" calcext:value-type="string">
            <text:p>journal</text:p>
          </table:table-cell>
          <table:table-cell table:style-name="ce33" office:value-type="string" calcext:value-type="string">
            <text:p>abbreviation</text:p>
          </table:table-cell>
          <table:table-cell table:style-name="ce33" office:value-type="string" calcext:value-type="string">
            <text:p>year</text:p>
          </table:table-cell>
          <table:table-cell table:style-name="ce33" office:value-type="string" calcext:value-type="string">
            <text:p>contains_page</text:p>
          </table:table-cell>
          <table:table-cell table:style-name="ce33" office:value-type="string" calcext:value-type="string">
            <text:p>assignee</text:p>
          </table:table-cell>
          <table:table-cell table:style-name="ce33" office:value-type="string" calcext:value-type="string">
            <text:p>doi</text:p>
          </table:table-cell>
          <table:table-cell table:style-name="ce33" office:value-type="string" calcext:value-type="string">
            <text:p>doi_url</text:p>
          </table:table-cell>
          <table:table-cell table:style-name="ce33" office:value-type="string" calcext:value-type="string">
            <text:p>comments</text:p>
          </table:table-cell>
          <table:table-cell table:style-name="ce75" office:value-type="string" calcext:value-type="string">
            <text:p>open</text:p>
          </table:table-cell>
          <table:table-cell table:style-name="ce82" office:value-type="string" calcext:value-type="string">
            <text:p>repro_inst</text:p>
          </table:table-cell>
          <table:table-cell table:style-name="ce82" office:value-type="string" calcext:value-type="string">
            <text:p>art_class</text:p>
          </table:table-cell>
          <table:table-cell table:style-name="ce82" office:value-type="string" calcext:value-type="string">
            <text:p>molecular</text:p>
          </table:table-cell>
          <table:table-cell table:style-name="ce82" office:value-type="string" calcext:value-type="string">
            <text:p>software_cite</text:p>
          </table:table-cell>
          <table:table-cell table:style-name="ce82" office:value-type="string" calcext:value-type="string">
            <text:p>software_avail</text:p>
          </table:table-cell>
          <table:table-cell table:style-name="ce82" office:value-type="string" calcext:value-type="string">
            <text:p>comp_mthds_avail</text:p>
          </table:table-cell>
          <table:table-cell table:style-name="ce82" office:value-type="string" calcext:value-type="string">
            <text:p>data_avail</text:p>
          </table:table-cell>
          <table:table-cell table:style-name="ce97" office:value-type="string" calcext:value-type="string">
            <text:p>software_used</text:p>
          </table:table-cell>
          <table:table-cell table:style-name="ce33" office:value-type="string" calcext:value-type="string">
            <text:p>category</text:p>
          </table:table-cell>
          <table:table-cell table:style-name="ce33" office:value-type="string" calcext:value-type="string">
            <text:p>bibtexkey</text:p>
          </table:table-cell>
          <table:table-cell table:style-name="ce33" office:value-type="string" calcext:value-type="string">
            <text:p>address</text:p>
          </table:table-cell>
          <table:table-cell table:style-name="ce33" office:value-type="string" calcext:value-type="string">
            <text:p>annote</text:p>
          </table:table-cell>
          <table:table-cell table:style-name="ce82" office:value-type="string" calcext:value-type="string">
            <text:p>author</text:p>
          </table:table-cell>
          <table:table-cell table:style-name="ce33" office:value-type="string" calcext:value-type="string">
            <text:p>booktitle</text:p>
          </table:table-cell>
          <table:table-cell table:style-name="ce33" office:value-type="string" calcext:value-type="string">
            <text:p>chapter</text:p>
          </table:table-cell>
          <table:table-cell table:style-name="ce33" office:value-type="string" calcext:value-type="string">
            <text:p>crossref</text:p>
          </table:table-cell>
          <table:table-cell table:style-name="ce33" office:value-type="string" calcext:value-type="string">
            <text:p>edition</text:p>
          </table:table-cell>
          <table:table-cell table:style-name="ce33" office:value-type="string" calcext:value-type="string">
            <text:p>editor</text:p>
          </table:table-cell>
          <table:table-cell table:style-name="ce33" office:value-type="string" calcext:value-type="string">
            <text:p>howpublished</text:p>
          </table:table-cell>
          <table:table-cell table:style-name="ce33" office:value-type="string" calcext:value-type="string">
            <text:p>institution</text:p>
          </table:table-cell>
          <table:table-cell table:style-name="ce33" office:value-type="string" calcext:value-type="string">
            <text:p>key</text:p>
          </table:table-cell>
          <table:table-cell table:style-name="ce33" office:value-type="string" calcext:value-type="string">
            <text:p>month</text:p>
          </table:table-cell>
          <table:table-cell table:style-name="ce33" office:value-type="string" calcext:value-type="string">
            <text:p>note</text:p>
          </table:table-cell>
          <table:table-cell table:style-name="ce33" office:value-type="string" calcext:value-type="string">
            <text:p>number</text:p>
          </table:table-cell>
          <table:table-cell table:style-name="ce33" office:value-type="string" calcext:value-type="string">
            <text:p>organization</text:p>
          </table:table-cell>
          <table:table-cell table:style-name="ce33" office:value-type="string" calcext:value-type="string">
            <text:p>pages</text:p>
          </table:table-cell>
          <table:table-cell table:style-name="ce33" office:value-type="string" calcext:value-type="string">
            <text:p>publisher</text:p>
          </table:table-cell>
          <table:table-cell table:style-name="ce33" office:value-type="string" calcext:value-type="string">
            <text:p>school</text:p>
          </table:table-cell>
          <table:table-cell table:style-name="ce33" office:value-type="string" calcext:value-type="string">
            <text:p>series</text:p>
          </table:table-cell>
          <table:table-cell table:style-name="ce33" office:value-type="string" calcext:value-type="string">
            <text:p>title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volume</text:p>
          </table:table-cell>
          <table:table-cell table:style-name="ce33" office:value-type="string" calcext:value-type="string">
            <text:p>url</text:p>
          </table:table-cell>
          <table:table-cell table:style-name="ce33" office:value-type="string" calcext:value-type="string">
            <text:p>issn</text:p>
          </table:table-cell>
          <table:table-cell table:style-name="ce33" office:value-type="string" calcext:value-type="string">
            <text:p>x.article.pm..title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Australasian Plant Pathology</text:p>
          </table:table-cell>
          <table:table-cell table:style-name="ce34" office:value-type="string" calcext:value-type="string">
            <text:p>Australas Plant Path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3313-012-0178-7</text:p>
          </table:table-cell>
          <table:table-cell table:style-name="ce65" table:formula="of:=concat(&quot;https://dx.doi.org/&quot;; [.F2])" office:value-type="string" office:string-value="" calcext:value-type="error">
            <text:p>#NAME?</text:p>
          </table:table-cell>
          <table:table-cell table:style-name="ce34" office:value-type="string" calcext:value-type="string">
            <text:p>When the article was published I'm not sure that MaxEnt was freely available, however, very recently (1st half 2017) it's become freely available</text:p>
          </table:table-cell>
          <table:table-cell table:style-name="ce76" table:formula="of:=LOOKUP([.A2]; [$'Journal Lookup Tables'.$A$2:.$B$22])" office:value-type="string" office:string-value="BOTH" calcext:value-type="string">
            <text:p>BOTH</text:p>
          </table:table-cell>
          <table:table-cell table:style-name="ce83" table:formula="of:=LOOKUP([.A2]; [$'Journal Lookup Tables'.$F$2:.$G$22])" office:value-type="float" office:value="2" calcext:value-type="float">
            <office:annotation draw:style-name="gr2" draw:text-style-name="P2" svg:width="318.1pt" svg:height="43.48pt" svg:x="1180.89pt" svg:y="39pt" draw:caption-point-x="-11.54pt" draw:caption-point-y="-22.99pt">
              <dc:date>2022-04-25T00:00:00</dc:date>
              <text:p text:style-name="P1">Only gene sequences are specifically mentioned, nothing about any other form of data</text:p>
              <text:p text:style-name="P1"><text:tab/>-Adam H. Sparks</text:p>
            </office:annotation>
            <text:p>2</text:p>
          </table:table-cell>
          <table:table-cell table:style-name="ce89" office:value-type="string" calcext:value-type="string">
            <text:p>Applied</text:p>
          </table:table-cell>
          <table:table-cell table:style-name="ce89" table:formula="of:=FALSE()" office:value-type="float" office:value="0" calcext:value-type="float">
            <text:p>0</text:p>
          </table:table-cell>
          <table:table-cell table:number-columns-repeated="2" table:style-name="ce89" office:value-type="float" office:value="3" calcext:value-type="float">
            <text:p>3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MaxEnt</text:p>
          </table:table-cell>
          <table:table-cell table:style-name="ce34" office:value-type="string" calcext:value-type="string">
            <text:p>ARTICLE</text:p>
          </table:table-cell>
          <table:table-cell table:number-columns-repeated="3" table:style-name="ce34" office:value-type="string" calcext:value-type="string">
            <text:p>NA</text:p>
          </table:table-cell>
          <table:table-cell table:style-name="ce89" office:value-type="string" calcext:value-type="string">
            <text:p>J Elith, J Simpson, M Hirsch, M A Burgman</text:p>
          </table:table-cell>
          <table:table-cell table:number-columns-repeated="4" table:style-name="ce34" office:value-type="string" calcext:value-type="string">
            <text:p>NA</text:p>
          </table:table-cell>
          <table:table-cell table:style-name="ce34" office:value-type="string" calcext:value-type="string">
            <text:p>NULL</text:p>
          </table:table-cell>
          <table:table-cell table:number-columns-repeated="3" table:style-name="ce34" office:value-type="string" calcext:value-type="string">
            <text:p>NA</text:p>
          </table:table-cell>
          <table:table-cell table:style-name="ce99" office:value-type="string" calcext:value-type="string">
            <text:p>jan</text:p>
          </table:table-cell>
          <table:table-cell table:style-name="ce34" office:value-type="string" calcext:value-type="string">
            <text:p>NA</text:p>
          </table:table-cell>
          <table:table-cell table:style-name="ce89" office:value-type="float" office:value="1" calcext:value-type="float">
            <text:p>1</text:p>
          </table:table-cell>
          <table:table-cell table:style-name="ce34" office:value-type="string" calcext:value-type="string">
            <text:p>NA</text:p>
          </table:table-cell>
          <table:table-cell table:style-name="ce89" office:value-type="string" calcext:value-type="string">
            <text:p>43--51</text:p>
          </table:table-cell>
          <table:table-cell table:number-columns-repeated="3" table:style-name="ce34" office:value-type="string" calcext:value-type="string">
            <text:p>NA</text:p>
          </table:table-cell>
          <table:table-cell table:style-name="ce104" office:value-type="string" calcext:value-type="string">
            <text:p>Taxonomic uncertainty and decision making for biosecurity: spatial models for myrtle/guava rust</text:p>
          </table:table-cell>
          <table:table-cell table:style-name="ce34" office:value-type="string" calcext:value-type="string">
            <text:p>NA</text:p>
          </table:table-cell>
          <table:table-cell table:style-name="ce99" office:value-type="float" office:value="42" calcext:value-type="float">
            <text:p>42</text:p>
          </table:table-cell>
          <table:table-cell table:number-columns-repeated="3" table:style-name="ce3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Australasian Plant Pathology</text:p>
          </table:table-cell>
          <table:table-cell table:style-name="ce35" office:value-type="string" calcext:value-type="string">
            <text:p>Australas Plant Path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string" calcext:value-type="string">
            <text:p>Zach</text:p>
          </table:table-cell>
          <table:table-cell table:style-name="ce58" office:value-type="string" calcext:value-type="string">
            <text:p>10.1007/s13313-012-0157-z</text:p>
          </table:table-cell>
          <table:table-cell table:style-name="ce65" table:formula="of:=concat(&quot;https://dx.doi.org/&quot;; [.F3])" office:value-type="string" office:string-value="" calcext:value-type="error">
            <text:p>#NAME?</text:p>
          </table:table-cell>
          <table:table-cell table:style-name="ce35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76" table:formula="of:=LOOKUP([.A3]; [$'Journal Lookup Tables'.$A$2:.$B$22])" office:value-type="string" office:string-value="BOTH" calcext:value-type="string">
            <text:p>BOTH</text:p>
          </table:table-cell>
          <table:table-cell table:style-name="ce83" table:formula="of:=LOOKUP([.A3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office:annotation draw:style-name="gr3" draw:text-style-name="P2" svg:width="985.46pt" svg:height="43.51pt" svg:x="3255.48pt" svg:y="54.74pt" draw:caption-point-x="-11.54pt" draw:caption-point-y="-22.96pt">
              <dc:date>2022-04-25T00:00:00</dc:date>
              <text:p text:style-name="P1">No page numbers</text:p>
              <text:p text:style-name="P1"><text:tab/>-Zachary Foster</text:p>
            </office:annotation>
            <text:p>NA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On–farm waste-based composts in managing \textit{{Macrophomina phaseolina}} induced dry root rot of guar in an arid environment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42" calcext:value-type="float">
            <text:p>42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36" office:value-type="string" calcext:value-type="string">
            <text:p>Australasian Plant Pathology</text:p>
          </table:table-cell>
          <table:table-cell table:style-name="ce36" office:value-type="string" calcext:value-type="string">
            <text:p>Australas Plant Path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3313-013-0228-9</text:p>
          </table:table-cell>
          <table:table-cell table:style-name="ce65" table:formula="of:=concat(&quot;https://dx.doi.org/&quot;; [.F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4]; [$'Journal Lookup Tables'.$A$2:.$B$22])" office:value-type="string" office:string-value="BOTH" calcext:value-type="string">
            <text:p>BOTH</text:p>
          </table:table-cell>
          <table:table-cell table:style-name="ce83" table:formula="of:=LOOKUP([.A4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GenSta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R. Billones-Baaijens, E. E. Jones, H. J. Ridgway, M. V. Jasper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may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25--31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Susceptibility of common rootstock and scion varieties of grapevines to \textit{{Botryosphaeriaceae}} specie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3" calcext:value-type="float">
            <text:p>4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Australasian Plant Pathology</text:p>
          </table:table-cell>
          <table:table-cell table:style-name="ce35" office:value-type="string" calcext:value-type="string">
            <text:p>Australas Plant Path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3313-013-0240-0</text:p>
          </table:table-cell>
          <table:table-cell table:style-name="ce65" table:formula="of:=concat(&quot;https://dx.doi.org/&quot;; [.F5])" office:value-type="string" office:string-value="" calcext:value-type="error">
            <text:p>#NAME?</text:p>
          </table:table-cell>
          <table:table-cell table:style-name="ce35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76" table:formula="of:=LOOKUP([.A5]; [$'Journal Lookup Tables'.$A$2:.$B$22])" office:value-type="string" office:string-value="BOTH" calcext:value-type="string">
            <text:p>BOTH</text:p>
          </table:table-cell>
          <table:table-cell table:style-name="ce83" table:formula="of:=LOOKUP([.A5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jul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53--60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An improved culture solution technique for \textit{{Plasmodiophora brassicae}} infection and the dynamic infection in the root hair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43" calcext:value-type="float">
            <text:p>43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Australasian Plant Pathology</text:p>
          </table:table-cell>
          <table:table-cell table:style-name="ce47" office:value-type="string" calcext:value-type="string">
            <text:p>Australas Plant Path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6" calcext:value-type="float">
            <text:p>16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3313-016-0461-0</text:p>
          </table:table-cell>
          <table:table-cell table:style-name="ce65" table:formula="of:=concat(&quot;https://dx.doi.org/&quot;; [.F6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not applicable, selected first following plant pathology article</text:p>
          </table:table-cell>
          <table:table-cell table:style-name="ce76" table:formula="of:=LOOKUP([.A6]; [$'Journal Lookup Tables'.$A$2:.$B$22])" office:value-type="string" office:string-value="BOTH" calcext:value-type="string">
            <text:p>BOTH</text:p>
          </table:table-cell>
          <table:table-cell table:style-name="ce83" table:formula="of:=LOOKUP([.A6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iPhyClassifier, BioEdit, MEG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Australasian Plant Pathology</text:p>
          </table:table-cell>
          <table:table-cell table:style-name="ce47" office:value-type="string" calcext:value-type="string">
            <text:p>Australas Plant Path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75" calcext:value-type="float">
            <text:p>75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3313-017-0465-4</text:p>
          </table:table-cell>
          <table:table-cell table:style-name="ce65" table:formula="of:=concat(&quot;https://dx.doi.org/&quot;; [.F7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7]; [$'Journal Lookup Tables'.$A$2:.$B$22])" office:value-type="string" office:string-value="BOTH" calcext:value-type="string">
            <text:p>BOTH</text:p>
          </table:table-cell>
          <table:table-cell table:style-name="ce83" table:formula="of:=LOOKUP([.A7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14" office:value-type="string" calcext:value-type="string">
            <text:p>Australasian Plant Pathology</text:p>
          </table:table-cell>
          <table:table-cell table:style-name="ce47" office:value-type="string" calcext:value-type="string">
            <text:p>Australas Plant Path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40" calcext:value-type="float">
            <text:p>4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3313-016-0458-8</text:p>
          </table:table-cell>
          <table:table-cell table:style-name="ce65" table:formula="of:=concat(&quot;https://dx.doi.org/&quot;; [.F8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8]; [$'Journal Lookup Tables'.$A$2:.$B$22])" office:value-type="string" office:string-value="BOTH" calcext:value-type="string">
            <text:p>BOTH</text:p>
          </table:table-cell>
          <table:table-cell table:style-name="ce83" table:formula="of:=LOOKUP([.A8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POPGENE, GenAlEx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Australasian Plant Pathology</text:p>
          </table:table-cell>
          <table:table-cell table:style-name="ce47" office:value-type="string" calcext:value-type="string">
            <text:p>Australas Plant Path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1" calcext:value-type="float">
            <text:p>1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3313-017-0532-x</text:p>
          </table:table-cell>
          <table:table-cell table:style-name="ce65" table:formula="of:=concat(&quot;https://dx.doi.org/&quot;; [.F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9]; [$'Journal Lookup Tables'.$A$2:.$B$22])" office:value-type="string" office:string-value="BOTH" calcext:value-type="string">
            <text:p>BOTH</text:p>
          </table:table-cell>
          <table:table-cell table:style-name="ce83" table:formula="of:=LOOKUP([.A9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Sequence Scanner, MEGA, MAFFT, MrModeltest, MrBayes, PAUP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1" office:value-type="string" calcext:value-type="string">
            <text:p>Australasian Plant Pathology</text:p>
          </table:table-cell>
          <table:table-cell table:style-name="ce11" office:value-type="string" calcext:value-type="string">
            <text:p>Australas Plant Path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8" calcext:value-type="float">
            <text:p>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3313-019-00670-y</text:a></text:p>
          </table:table-cell>
          <table:table-cell table:style-name="ce66" table:formula="of:=concat(&quot;https://dx.doi.org/&quot;; [.F10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0]; [$'Journal Lookup Tables'.$A$2:.$B$22])" office:value-type="string" office:string-value="BOTH" calcext:value-type="string">
            <text:p>BOTH</text:p>
          </table:table-cell>
          <table:table-cell table:style-name="ce84" table:formula="of:=LOOKUP([.A10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MSTATC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13" office:value-type="string" calcext:value-type="string">
            <text:p>Australas Plant Path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2" calcext:value-type="float">
            <text:p>5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19-00676-6</text:p>
          </table:table-cell>
          <table:table-cell table:style-name="ce67" table:formula="of:=concat(&quot;https://dx.doi.org/&quot;; [.F11])" office:value-type="string" office:string-value="" calcext:value-type="error">
            <text:p>#NAME?</text:p>
          </table:table-cell>
          <table:table-cell table:style-name="ce13" office:value-type="string" calcext:value-type="string">
            <text:p>data for trees was deposited. Other data not availbe. Scored as 0.</text:p>
          </table:table-cell>
          <table:table-cell table:style-name="ce78" table:formula="of:=LOOKUP([.A11]; [$'Journal Lookup Tables'.$A$2:.$B$22])" office:value-type="string" office:string-value="BOTH" calcext:value-type="string">
            <text:p>BOTH</text:p>
          </table:table-cell>
          <table:table-cell table:style-name="ce85" table:formula="of:=LOOKUP([.A11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Geneious, Mega, MAFFT, Figtree, IQTree, R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13" office:value-type="string" calcext:value-type="string">
            <text:p>Australas Plant Path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64" calcext:value-type="float">
            <text:p>6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20-00737-1</text:p>
          </table:table-cell>
          <table:table-cell table:style-name="ce67" table:formula="of:=concat(&quot;https://dx.doi.org/&quot;; [.F12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12]; [$'Journal Lookup Tables'.$A$2:.$B$22])" office:value-type="string" office:string-value="BOTH" calcext:value-type="string">
            <text:p>BOTH</text:p>
          </table:table-cell>
          <table:table-cell table:style-name="ce85" table:formula="of:=LOOKUP([.A12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antiSMASH, Geneious,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8" calcext:value-type="float">
            <office:annotation draw:style-name="gr4" draw:text-style-name="P2" svg:width="684.17pt" svg:height="42.72pt" svg:x="391.83pt" svg:y="213.76pt" draw:caption-point-x="-11.54pt" draw:caption-point-y="-22.99pt">
              <dc:date>2022-04-25T00:00:00</dc:date>
              <text:p text:style-name="P1">molecular survey</text:p>
              <text:p text:style-name="P1"><text:tab/>-Emerson Del Ponte</text:p>
            </office:annotation>
            <text:p>8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080/07060661.2012.660195" xlink:type="simple">10.1080/07060661.2012.660195</text:a></text:p>
          </table:table-cell>
          <table:table-cell table:style-name="ce65" table:formula="of:=concat(&quot;https://dx.doi.org/&quot;; [.F13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next article sequentially. However, a mistake meant duplicates, so the second seqential article that applied was selected</text:p>
          </table:table-cell>
          <table:table-cell table:style-name="ce76" table:formula="of:=LOOKUP([.A13]; [$'Journal Lookup Tables'.$A$2:.$B$22])" office:value-type="string" office:string-value="BOTH" calcext:value-type="string">
            <text:p>BOTH</text:p>
          </table:table-cell>
          <table:table-cell table:style-name="ce83" table:formula="of:=LOOKUP([.A13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office:annotation draw:style-name="gr4" draw:text-style-name="P2" svg:width="327.86pt" svg:height="42.72pt" svg:x="1273.95pt" svg:y="213.76pt" draw:caption-point-x="-11.54pt" draw:caption-point-y="-22.99pt">
              <dc:date>2022-04-25T00:00:00</dc:date>
              <text:p text:style-name="P1">molecular identification</text:p>
              <text:p text:style-name="P1"><text:tab/>-Emerson Del Ponte</text:p>
            </office:annotation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office:annotation draw:style-name="gr4" draw:text-style-name="P2" svg:width="184pt" svg:height="42.72pt" svg:x="2142.09pt" svg:y="213.76pt" draw:caption-point-x="-11.54pt" draw:caption-point-y="-22.99pt">
              <dc:date>2022-04-25T00:00:00</dc:date>
              <text:p text:style-name="P1">If not named in paper, please leave empty or set to NA</text:p>
              <text:p text:style-name="P1"><text:tab/>-Adam H. Sparks</text:p>
            </office:annotation>
            <text:p>SAS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Informa {UK} Limited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34" calcext:value-type="float">
            <text:p>34</text:p>
          </table:table-cell>
          <table:table-cell table:style-name="ce59" office:value-type="string" calcext:value-type="string">
            <text:p><text:a xlink:href="https://doi.org/10.1080%2F07060661.2012.664567" xlink:type="simple">https://doi.org/10.1080%2F07060661.2012.664567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80/07060661.2012.681396</text:p>
          </table:table-cell>
          <table:table-cell table:style-name="ce65" table:formula="of:=concat(&quot;https://dx.doi.org/&quot;; [.F14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next article sequentially</text:p>
          </table:table-cell>
          <table:table-cell table:style-name="ce76" table:formula="of:=LOOKUP([.A14]; [$'Journal Lookup Tables'.$A$2:.$B$22])" office:value-type="string" office:string-value="BOTH" calcext:value-type="string">
            <text:p>BOTH</text:p>
          </table:table-cell>
          <table:table-cell table:style-name="ce83" table:formula="of:=LOOKUP([.A14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BLAST, Clustal W2, MEGA, 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Aouar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Lamia Aouar, Sylvain Lerat, Ammar Ouffroukh, Abderrahmane Boulahrouf, Carole Beaulieu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65--176</text:p>
          </table:table-cell>
          <table:table-cell table:style-name="ce36" office:value-type="string" calcext:value-type="string">
            <text:p>Informa {UK} Limited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Taxonomic identification of rhizospheric actinobacteria isolated from {Algerian} semi-arid soil exhibiting antagonistic activities against plant fungal pathogen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34" calcext:value-type="float">
            <text:p>34</text:p>
          </table:table-cell>
          <table:table-cell table:style-name="ce59" office:value-type="string" calcext:value-type="string">
            <text:p><text:a xlink:href="https://doi.org/10.1080%2F07060661.2012.681396" xlink:type="simple">https://doi.org/10.1080%2F07060661.2012.681396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Canadian Journal of Plant Pathology</text:p>
          </table:table-cell>
          <table:table-cell table:style-name="ce35" office:value-type="string" calcext:value-type="string">
            <text:p>Can J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80/07060661.2012.659679</text:p>
          </table:table-cell>
          <table:table-cell table:style-name="ce65" table:formula="of:=concat(&quot;https://dx.doi.org/&quot;; [.F15])" office:value-type="string" office:string-value="" calcext:value-type="error">
            <text:p>#NAME?</text:p>
          </table:table-cell>
          <table:table-cell table:style-name="ce35" office:value-type="string" calcext:value-type="string">
            <text:p>DNAMAN costs $789</text:p>
            <text:p/>
          </table:table-cell>
          <table:table-cell table:style-name="ce76" table:formula="of:=LOOKUP([.A15]; [$'Journal Lookup Tables'.$A$2:.$B$22])" office:value-type="string" office:string-value="BOTH" calcext:value-type="string">
            <text:p>BOTH</text:p>
          </table:table-cell>
          <table:table-cell table:style-name="ce83" table:formula="of:=LOOKUP([.A15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office:annotation draw:style-name="gr5" draw:text-style-name="P2" svg:width="623.59pt" svg:height="42.75pt" svg:x="1665.69pt" svg:y="245.25pt" draw:caption-point-x="-11.54pt" draw:caption-point-y="-22.99pt">
              <dc:date>2022-04-25T00:00:00</dc:date>
              <text:p text:style-name="P1">The only data they generated was a single gene sequence on NCBI and some gel images</text:p>
              <text:p text:style-name="P1"><text:tab/>-Zachary Foster</text:p>
            </office:annotation>
            <text:p>3</text:p>
          </table:table-cell>
          <table:table-cell table:style-name="ce92" office:value-type="string" calcext:value-type="string">
            <text:p>LaserGene, BLAST, DNAMAN, MEGA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Li_2012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Zheng-Nan Li, Lei Zhang, Yao-Bo Bai, Ping Liu, Yun-Feng Wu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34--41</text:p>
          </table:table-cell>
          <table:table-cell table:style-name="ce35" office:value-type="string" calcext:value-type="string">
            <text:p>Informa {UK} Limited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Detection and identification of the elm yellows group phytoplasma associated with Puna chicory flat stem in China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34" calcext:value-type="float">
            <text:p>34</text:p>
          </table:table-cell>
          <table:table-cell table:style-name="ce115" office:value-type="string" calcext:value-type="string">
            <text:p><text:a xlink:href="https://doi.org/10.1080%2F07060661.2012.659679" xlink:type="simple">https://doi.org/10.1080%2F07060661.2012.659679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80/07060661.2012.702128</text:p>
          </table:table-cell>
          <table:table-cell table:style-name="ce65" table:formula="of:=concat(&quot;https://dx.doi.org/&quot;; [.F1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6]; [$'Journal Lookup Tables'.$A$2:.$B$22])" office:value-type="string" office:string-value="BOTH" calcext:value-type="string">
            <text:p>BOTH</text:p>
          </table:table-cell>
          <table:table-cell table:style-name="ce83" table:formula="of:=LOOKUP([.A16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number-columns-repeated="2" table:style-name="ce90" office:value-type="string" calcext:value-type="string">
            <text:p>NA</text:p>
          </table:table-cell>
          <table:table-cell table:style-name="ce90" office:value-type="string" calcext:value-type="string">
            <office:annotation draw:style-name="gr5" draw:text-style-name="P2" svg:width="645.85pt" svg:height="42.75pt" svg:x="1601.8pt" svg:y="260.99pt" draw:caption-point-x="-11.54pt" draw:caption-point-y="-22.96pt">
              <dc:date>2022-04-25T00:00:00</dc:date>
              <text:p text:style-name="P1">No software is mentioned in the article that I can find. There is no analysis performed, just PCR work.</text:p>
              <text:p text:style-name="P1"><text:tab/>-Adam H. Sparks</text:p>
            </office:annotation>
            <text:p>NA</text:p>
          </table:table-cell>
          <table:table-cell table:style-name="ce90" office:value-type="float" office:value="2" calcext:value-type="float">
            <office:annotation draw:style-name="gr5" draw:text-style-name="P2" svg:width="623.59pt" svg:height="42.75pt" svg:x="1665.69pt" svg:y="260.99pt" draw:caption-point-x="-11.54pt" draw:caption-point-y="-22.96pt">
              <dc:date>2022-04-25T00:00:00</dc:date>
              <text:p text:style-name="P1">Best I can tell, the data are reported in the paper itself</text:p>
              <text:p text:style-name="P1"><text:tab/>-Adam H. Sparks</text:p>
            </office:annotation>
            <text:p>2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El_Bebany_2013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Ahmed F. El-Bebany, Hassna Alkher, Lorne R. Adam, Fouad Daayf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--9</text:p>
          </table:table-cell>
          <table:table-cell table:style-name="ce36" office:value-type="string" calcext:value-type="string">
            <text:p>Informa {UK} Limited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Vegetative compatibility of \textit{{Verticillium dahliae}} isolates from potato and sunflower using nitrate non-utilizing (\textit{nit} mutants and {PCR}-based approache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35" calcext:value-type="float">
            <text:p>35</text:p>
          </table:table-cell>
          <table:table-cell table:style-name="ce59" office:value-type="string" calcext:value-type="string">
            <text:p><text:a xlink:href="https://doi.org/10.1080%2F07060661.2012.702128" xlink:type="simple">https://doi.org/10.1080%2F07060661.2012.702128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Canadian Journal of Plant Pathology</text:p>
          </table:table-cell>
          <table:table-cell table:style-name="ce35" office:value-type="string" calcext:value-type="string">
            <text:p>Can J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80/07060661.2013.868370</text:p>
          </table:table-cell>
          <table:table-cell table:style-name="ce65" table:formula="of:=concat(&quot;https://dx.doi.org/&quot;; [.F17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s review, next sequential article selected</text:p>
          </table:table-cell>
          <table:table-cell table:style-name="ce76" table:formula="of:=LOOKUP([.A17]; [$'Journal Lookup Tables'.$A$2:.$B$22])" office:value-type="string" office:string-value="BOTH" calcext:value-type="string">
            <text:p>BOTH</text:p>
          </table:table-cell>
          <table:table-cell table:style-name="ce83" table:formula="of:=LOOKUP([.A17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" calcext:value-type="float">
            <office:annotation draw:style-name="gr5" draw:text-style-name="P2" svg:width="700.04pt" svg:height="42.75pt" svg:x="1498.99pt" svg:y="276.75pt" draw:caption-point-x="-11.54pt" draw:caption-point-y="-22.99pt">
              <dc:date>2022-04-25T00:00:00</dc:date>
              <text:p text:style-name="P1">They dont say what they used to make their graphs, but the software they do mention is open source</text:p>
              <text:p text:style-name="P1"><text:tab/>-Zachary Foster</text:p>
            </office:annotation>
            <text:p>3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ImageJ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Wang_2014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Li Wang, Christopher Mogg, Sean Walkowiak, Manisha Joshi, Rajagopal Subramaniam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2--21</text:p>
          </table:table-cell>
          <table:table-cell table:style-name="ce35" office:value-type="string" calcext:value-type="string">
            <text:p>Informa {UK} Limited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Characterization of {NADPH} oxidase genes NoxA and NoxB in \textit{{Fusarium graminearum}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36" calcext:value-type="float">
            <text:p>36</text:p>
          </table:table-cell>
          <table:table-cell table:style-name="ce115" office:value-type="string" calcext:value-type="string">
            <text:p><text:a xlink:href="https://doi.org/10.1080%2F07060661.2013.868370" xlink:type="simple">https://doi.org/10.1080%2F07060661.2013.868370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80/07060661.2014.986526</text:p>
          </table:table-cell>
          <table:table-cell table:style-name="ce65" table:formula="of:=concat(&quot;https://dx.doi.org/&quot;; [.F1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8]; [$'Journal Lookup Tables'.$A$2:.$B$22])" office:value-type="string" office:string-value="BOTH" calcext:value-type="string">
            <text:p>BOTH</text:p>
          </table:table-cell>
          <table:table-cell table:style-name="ce83" table:formula="of:=LOOKUP([.A18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" calcext:value-type="float">
            <office:annotation draw:style-name="gr5" draw:text-style-name="P2" svg:width="700.04pt" svg:height="42.75pt" svg:x="1498.99pt" svg:y="292.51pt" draw:caption-point-x="-11.54pt" draw:caption-point-y="-22.99pt">
              <dc:date>2022-04-25T00:00:00</dc:date>
              <text:p text:style-name="P1">Uses both BLAST (freely available with source code) and also Sequencher (no price given must contact company). I've rated at lowest assumed common denominator since price not readily available.</text:p>
              <text:p text:style-name="P1"><text:tab/>-Adam H. Sparks</text:p>
            </office:annotation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office:annotation draw:style-name="gr5" draw:text-style-name="P2" svg:width="184pt" svg:height="61.68pt" svg:x="2142.09pt" svg:y="283.04pt" draw:caption-point-x="-11.54pt" draw:caption-point-y="-13.52pt">
              <dc:date>2022-04-25T00:00:00</dc:date>
              <text:p text:style-name="P1">The formulas are given, one could reproduce the experiment in that fashion, but no indication is given of how they were actually executed.</text:p>
              <text:p text:style-name="P1"><text:tab/>-Adam H. Sparks</text:p>
            </office:annotation>
            <text:p>BLAST, Sequencher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Jean A. Bérubé, Guillaume G. Nicol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67--81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Alien fungal species on asymptomatic live woody plant material imported into Canad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37" calcext:value-type="float">
            <text:p>37</text:p>
          </table:table-cell>
          <table:table-cell table:style-name="ce59" office:value-type="string" calcext:value-type="string">
            <text:p><text:a xlink:href="http://dx.doi.org/10.1080/07060661.2014.986526" xlink:type="simple">http://dx.doi.org/10.1080/07060661.2014.986526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42" calcext:value-type="float">
            <office:annotation draw:style-name="gr5" draw:text-style-name="P2" svg:width="684.17pt" svg:height="42.75pt" svg:x="391.83pt" svg:y="308.24pt" draw:caption-point-x="-11.54pt" draw:caption-point-y="-22.96pt">
              <dc:date>2022-04-25T00:00:00</dc:date>
              <text:p text:style-name="P1">experimental</text:p>
              <text:p text:style-name="P1"><text:tab/>-Emerson Del Ponte</text:p>
            </office:annotation>
            <text:p>14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80/07060661.2015.1004111</text:p>
          </table:table-cell>
          <table:table-cell table:style-name="ce65" table:formula="of:=concat(&quot;https://dx.doi.org/&quot;; [.F1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9]; [$'Journal Lookup Tables'.$A$2:.$B$22])" office:value-type="string" office:string-value="BOTH" calcext:value-type="string">
            <text:p>BOTH</text:p>
          </table:table-cell>
          <table:table-cell table:style-name="ce83" table:formula="of:=LOOKUP([.A19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office:annotation draw:style-name="gr5" draw:text-style-name="P2" svg:width="327.86pt" svg:height="42.75pt" svg:x="1273.95pt" svg:y="308.24pt" draw:caption-point-x="-11.54pt" draw:caption-point-y="-22.96pt">
              <dc:date>2022-04-25T00:00:00</dc:date>
              <text:p text:style-name="P1">host resistance, management</text:p>
              <text:p text:style-name="P1"><text:tab/>-Emerson Del Ponte</text:p>
            </office:annotation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office:annotation draw:style-name="gr5" draw:text-style-name="P2" svg:width="700.04pt" svg:height="42.75pt" svg:x="1498.99pt" svg:y="308.24pt" draw:caption-point-x="-11.54pt" draw:caption-point-y="-22.96pt">
              <dc:date>2022-04-25T00:00:00</dc:date>
              <text:p text:style-name="P1">Genstat software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Stat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Adikini_2015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Scovia Adikini, Settumba B. Mukasa, Robert O.M. Mwanga, Richard W. Gibson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136--147</text:p>
          </table:table-cell>
          <table:table-cell table:style-name="ce37" office:value-type="string" calcext:value-type="string">
            <text:p>Informa {UK} Limited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Sweet potato cultivar degeneration rate under high and low sweet potato virus disease pressure zones in Ugand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37" calcext:value-type="float">
            <text:p>37</text:p>
          </table:table-cell>
          <table:table-cell table:style-name="ce64" office:value-type="string" calcext:value-type="string">
            <text:p><text:a xlink:href="https://doi.org/10.1080%2F07060661.2015.1004111" xlink:type="simple">https://doi.org/10.1080%2F07060661.2015.1004111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47" office:value-type="string" calcext:value-type="string">
            <text:p>Can 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61" calcext:value-type="float">
            <text:p>6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80/07060661.2017.1304021</text:p>
          </table:table-cell>
          <table:table-cell table:style-name="ce65" table:formula="of:=concat(&quot;https://dx.doi.org/&quot;; [.F20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0]; [$'Journal Lookup Tables'.$A$2:.$B$22])" office:value-type="string" office:string-value="BOTH" calcext:value-type="string">
            <text:p>BOTH</text:p>
          </table:table-cell>
          <table:table-cell table:style-name="ce83" table:formula="of:=LOOKUP([.A20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MEGA, Clustal W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2">
          <table:table-cell table:style-name="ce14" office:value-type="string" calcext:value-type="string">
            <text:p>Canadian Journal of Plant Pathology</text:p>
          </table:table-cell>
          <table:table-cell table:style-name="ce47" office:value-type="string" calcext:value-type="string">
            <text:p>Can 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17" calcext:value-type="float">
            <text:p>117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80/07060661.2017.1321044</text:p>
          </table:table-cell>
          <table:table-cell table:style-name="ce65" table:formula="of:=concat(&quot;https://dx.doi.org/&quot;; [.F21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21]; [$'Journal Lookup Tables'.$A$2:.$B$22])" office:value-type="string" office:string-value="BOTH" calcext:value-type="string">
            <text:p>BOTH</text:p>
          </table:table-cell>
          <table:table-cell table:style-name="ce83" table:formula="of:=LOOKUP([.A21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Clustal W2, SA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47" office:value-type="string" calcext:value-type="string">
            <text:p>Can 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88" calcext:value-type="float">
            <text:p>88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80/07060661.2017.1336488</text:p>
          </table:table-cell>
          <table:table-cell table:style-name="ce65" table:formula="of:=concat(&quot;https://dx.doi.org/&quot;; [.F22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is abstract, next sequential article selected</text:p>
          </table:table-cell>
          <table:table-cell table:style-name="ce76" table:formula="of:=LOOKUP([.A22]; [$'Journal Lookup Tables'.$A$2:.$B$22])" office:value-type="string" office:string-value="BOTH" calcext:value-type="string">
            <text:p>BOTH</text:p>
          </table:table-cell>
          <table:table-cell table:style-name="ce83" table:formula="of:=LOOKUP([.A22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string" calcext:value-type="string">
            <text:p>NA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2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80/07060661.2017.1414881</text:p>
          </table:table-cell>
          <table:table-cell table:style-name="ce65" table:formula="of:=concat(&quot;https://dx.doi.org/&quot;; [.F2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3]; [$'Journal Lookup Tables'.$A$2:.$B$22])" office:value-type="string" office:string-value="BOTH" calcext:value-type="string">
            <text:p>BOTH</text:p>
          </table:table-cell>
          <table:table-cell table:style-name="ce83" table:formula="of:=LOOKUP([.A23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4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80/07060661.2017.1417915</text:p>
          </table:table-cell>
          <table:table-cell table:style-name="ce65" table:formula="of:=concat(&quot;https://dx.doi.org/&quot;; [.F2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4]; [$'Journal Lookup Tables'.$A$2:.$B$22])" office:value-type="string" office:string-value="BOTH" calcext:value-type="string">
            <text:p>BOTH</text:p>
          </table:table-cell>
          <table:table-cell table:style-name="ce83" table:formula="of:=LOOKUP([.A24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, Clustal, 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4">
          <table:table-cell table:style-name="ce14" office:value-type="string" calcext:value-type="string">
            <text:p>Canadian Journal of Plant Pathology</text:p>
          </table:table-cell>
          <table:table-cell table:style-name="ce47" office:value-type="string" calcext:value-type="string">
            <text:p>Can J 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47" calcext:value-type="float">
            <text:p>147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80/07060661.2018.1442370</text:p>
          </table:table-cell>
          <table:table-cell table:style-name="ce65" table:formula="of:=concat(&quot;https://dx.doi.org/&quot;; [.F25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is abstract, next sequential article selected</text:p>
          </table:table-cell>
          <table:table-cell table:style-name="ce76" table:formula="of:=LOOKUP([.A25]; [$'Journal Lookup Tables'.$A$2:.$B$22])" office:value-type="string" office:string-value="BOTH" calcext:value-type="string">
            <text:p>BOTH</text:p>
          </table:table-cell>
          <table:table-cell table:style-name="ce83" table:formula="of:=LOOKUP([.A25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Canadian Journal of Plant Pathology</text:p>
          </table:table-cell>
          <table:table-cell table:style-name="ce48" office:value-type="string" calcext:value-type="string">
            <text:p>Can J Plant Pathol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22" calcext:value-type="float">
            <text:p>22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80/07060661.2018.1559224</text:p>
          </table:table-cell>
          <table:table-cell table:style-name="ce68" table:formula="of:=concat(&quot;https://dx.doi.org/&quot;; [.F26])" office:value-type="string" office:string-value="" calcext:value-type="error">
            <text:p>#NAME?</text:p>
          </table:table-cell>
          <table:table-cell table:style-name="ce38" office:value-type="string" calcext:value-type="string">
            <text:p>Original article was review, this is second in issue</text:p>
          </table:table-cell>
          <table:table-cell table:style-name="ce76" table:formula="of:=LOOKUP([.A26]; [$'Journal Lookup Tables'.$A$2:.$B$22])" office:value-type="string" office:string-value="BOTH" calcext:value-type="string">
            <text:p>BOTH</text:p>
          </table:table-cell>
          <table:table-cell table:style-name="ce83" table:formula="of:=LOOKUP([.A26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Genstat</text:p>
          </table:table-cell>
          <table:table-cell table:style-name="ce38" table:number-columns-repeated="27"/>
          <table:table-cell table:number-columns-repeated="980"/>
        </table:table-row>
        <table:table-row table:style-name="ro3">
          <table:table-cell table:style-name="ce13" office:value-type="string" calcext:value-type="string">
            <text:p>Canadian Journal of Plant Pathology</text:p>
          </table:table-cell>
          <table:table-cell table:style-name="ce49" office:value-type="string" calcext:value-type="string">
            <text:p>Can J Plant 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9" calcext:value-type="float">
            <text:p>129</text:p>
          </table:table-cell>
          <table:table-cell table:style-name="ce52" office:value-type="string" calcext:value-type="string">
            <text:p><text:a xlink:href="https://doi.org/10.1080/07060661.2018.1513074" xlink:type="simple">Nik</text:a></text:p>
          </table:table-cell>
          <table:table-cell table:style-name="ce30" office:value-type="string" calcext:value-type="string">
            <text:p><text:a xlink:href="https://doi.org/10.1080/07060661.2018.1513074" xlink:type="simple">10.1080/07060661.2018.1513074</text:a></text:p>
          </table:table-cell>
          <table:table-cell table:style-name="ce67" table:formula="of:=concat(&quot;https://dx.doi.org/&quot;; [.F27])" office:value-type="string" office:string-value="" calcext:value-type="error">
            <text:p>#NAME?</text:p>
          </table:table-cell>
          <table:table-cell table:style-name="ce13" office:value-type="string" calcext:value-type="string">
            <text:p>PP129 is a disease report. This is the immediate prior article</text:p>
          </table:table-cell>
          <table:table-cell table:style-name="ce78" table:formula="of:=LOOKUP([.A27]; [$'Journal Lookup Tables'.$A$2:.$B$22])" office:value-type="string" office:string-value="BOTH" calcext:value-type="string">
            <text:p>BOTH</text:p>
          </table:table-cell>
          <table:table-cell table:style-name="ce85" table:formula="of:=LOOKUP([.A27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Primer Premier 5.0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47" office:value-type="string" calcext:value-type="string">
            <text:p>Can J Plant Pathol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53" office:value-type="string" calcext:value-type="string">
            <text:p><text:a xlink:href="https://doi.org/10.1080/07060661.2018.1561518" xlink:type="simple">Zach</text:a></text:p>
          </table:table-cell>
          <table:table-cell table:style-name="ce31" office:value-type="string" calcext:value-type="string">
            <text:p><text:a xlink:href="https://doi.org/10.1080/07060661.2018.1561518" xlink:type="simple">10.1080/07060661.2018.1561518</text:a></text:p>
          </table:table-cell>
          <table:table-cell table:style-name="ce69" table:formula="of:=concat(&quot;https://dx.doi.org/&quot;; [.F28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28]; [$'Journal Lookup Tables'.$A$2:.$B$22])" office:value-type="string" office:string-value="BOTH" calcext:value-type="string">
            <text:p>BOTH</text:p>
          </table:table-cell>
          <table:table-cell table:style-name="ce86" table:formula="of:=LOOKUP([.A28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SA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Canadian Journal of Plant Pathology</text:p>
          </table:table-cell>
          <table:table-cell table:style-name="ce50" office:value-type="string" calcext:value-type="string">
            <text:p>Can J Plant Patho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8" calcext:value-type="float">
            <text:p>8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80/07060661.2019.1641750</text:p>
          </table:table-cell>
          <table:table-cell table:style-name="ce70" table:formula="of:=concat(&quot;https://dx.doi.org/&quot;; [.F29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29]; [$'Journal Lookup Tables'.$A$2:.$B$22])" office:value-type="string" office:string-value="BOTH" calcext:value-type="string">
            <text:p>BOTH</text:p>
          </table:table-cell>
          <table:table-cell table:style-name="ce87" table:formula="of:=LOOKUP([.A29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47" office:value-type="string" calcext:value-type="string">
            <text:p>Can J Plant Pathol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29" calcext:value-type="float">
            <text:p>129</text:p>
          </table:table-cell>
          <table:table-cell table:style-name="ce53" office:value-type="string" calcext:value-type="string">
            <text:p><text:a xlink:href="https://doi.org/10.1080/07060661.2019.1632934" xlink:type="simple">Zach</text:a></text:p>
          </table:table-cell>
          <table:table-cell table:style-name="ce31" office:value-type="string" calcext:value-type="string">
            <text:p><text:a xlink:href="https://doi.org/10.1080/07060661.2019.1632934" xlink:type="simple">10.1080/07060661.2019.1632934</text:a></text:p>
          </table:table-cell>
          <table:table-cell table:style-name="ce69" table:formula="of:=concat(&quot;https://dx.doi.org/&quot;; [.F30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30]; [$'Journal Lookup Tables'.$A$2:.$B$22])" office:value-type="string" office:string-value="BOTH" calcext:value-type="string">
            <text:p>BOTH</text:p>
          </table:table-cell>
          <table:table-cell table:style-name="ce86" table:formula="of:=LOOKUP([.A30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number-columns-repeated="2"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MEGA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49" office:value-type="string" calcext:value-type="string">
            <text:p>Can J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6" calcext:value-type="float">
            <text:p>106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80/07060661.2020.1745892</text:p>
          </table:table-cell>
          <table:table-cell table:style-name="ce67" table:formula="of:=concat(&quot;https://dx.doi.org/&quot;; [.F31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31]; [$'Journal Lookup Tables'.$A$2:.$B$22])" office:value-type="string" office:string-value="BOTH" calcext:value-type="string">
            <text:p>BOTH</text:p>
          </table:table-cell>
          <table:table-cell table:style-name="ce85" table:formula="of:=LOOKUP([.A31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NA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cropro.2011.08.024</text:p>
          </table:table-cell>
          <table:table-cell table:style-name="ce65" table:formula="of:=concat(&quot;https://dx.doi.org/&quot;; [.F32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review, next sequential article selected</text:p>
          </table:table-cell>
          <table:table-cell table:style-name="ce76" table:formula="of:=LOOKUP([.A32]; [$'Journal Lookup Tables'.$A$2:.$B$22])" office:value-type="string" office:string-value="BOTH" calcext:value-type="string">
            <text:p>BOTH</text:p>
          </table:table-cell>
          <table:table-cell table:style-name="ce83" table:formula="of:=LOOKUP([.A32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Bogo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Amauri Bogo, Ricardo Trezzi Casa, Leo Rufato, Mayra Juline Gon{\\c{c}}alves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40--44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The effect of hail protection nets on {Glomerella} leaf spot in `royal {Gala}' apple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31" calcext:value-type="float">
            <text:p>31</text:p>
          </table:table-cell>
          <table:table-cell table:style-name="ce59" office:value-type="string" calcext:value-type="string">
            <text:p><text:a xlink:href="https://doi.org/10.1016%2Fj.cropro.2011.08.024" xlink:type="simple">https://doi.org/10.1016%2Fj.cropro.2011.08.024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cropro.2011.10.001</text:p>
          </table:table-cell>
          <table:table-cell table:style-name="ce65" table:formula="of:=concat(&quot;https://dx.doi.org/&quot;; [.F33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review, next sequential article selected (also from second volume of year)</text:p>
          </table:table-cell>
          <table:table-cell table:style-name="ce76" table:formula="of:=LOOKUP([.A33]; [$'Journal Lookup Tables'.$A$2:.$B$22])" office:value-type="string" office:string-value="BOTH" calcext:value-type="string">
            <text:p>BOTH</text:p>
          </table:table-cell>
          <table:table-cell table:style-name="ce83" table:formula="of:=LOOKUP([.A33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Gnanamangai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Balasubramanian Mythili Gnanamangai, Ponnusamy Ponmurugan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11--118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Evaluation of various fungicides and microbial based biocontrol agents against bird's eye spot disease of tea plant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32" calcext:value-type="float">
            <text:p>32</text:p>
          </table:table-cell>
          <table:table-cell table:style-name="ce59" office:value-type="string" calcext:value-type="string">
            <text:p><text:a xlink:href="https://doi.org/10.1016%2Fj.cropro.2011.10.001" xlink:type="simple">https://doi.org/10.1016%2Fj.cropro.2011.10.001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text:p>Crop Prot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16/j.cropro.2011.09.010</text:p>
          </table:table-cell>
          <table:table-cell table:style-name="ce65" table:formula="of:=concat(&quot;https://dx.doi.org/&quot;; [.F34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s review, next sequential article selected</text:p>
          </table:table-cell>
          <table:table-cell table:style-name="ce76" table:formula="of:=LOOKUP([.A34]; [$'Journal Lookup Tables'.$A$2:.$B$22])" office:value-type="string" office:string-value="BOTH" calcext:value-type="string">
            <text:p>BOTH</text:p>
          </table:table-cell>
          <table:table-cell table:style-name="ce83" table:formula="of:=LOOKUP([.A34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tatistica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Mouen_Bedimo_2012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J.A. Mouen Bedimo, C. Cilas, J.L. Nott{\\'{e}}ghem, D. Bieysse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25--131</text:p>
          </table:table-cell>
          <table:table-cell table:style-name="ce35" office:value-type="string" calcext:value-type="string">
            <text:p>Elsevier {BV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Effect of temperatures and rainfall variations on the development of coffee berry disease caused by \textit{{Colletotrichum kahawae}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31" calcext:value-type="float">
            <text:p>31</text:p>
          </table:table-cell>
          <table:table-cell table:style-name="ce115" office:value-type="string" calcext:value-type="string">
            <text:p><text:a xlink:href="https://doi.org/10.1016%2Fj.cropro.2011.09.010" xlink:type="simple">https://doi.org/10.1016%2Fj.cropro.2011.09.010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cropro.2012.09.009</text:p>
          </table:table-cell>
          <table:table-cell table:style-name="ce65" table:formula="of:=concat(&quot;https://dx.doi.org/&quot;; [.F35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35]; [$'Journal Lookup Tables'.$A$2:.$B$22])" office:value-type="string" office:string-value="BOTH" calcext:value-type="string">
            <text:p>BOTH</text:p>
          </table:table-cell>
          <table:table-cell table:style-name="ce83" table:formula="of:=LOOKUP([.A35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Qin_2013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Junhao Qin, Hongzhi He, Shiming Luo, Huashou Li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89--93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Effects of rice-water chestnut intercropping on rice sheath blight and rice blast disease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3" calcext:value-type="float">
            <text:p>43</text:p>
          </table:table-cell>
          <table:table-cell table:style-name="ce59" office:value-type="string" calcext:value-type="string">
            <text:p><text:a xlink:href="https://doi.org/10.1016%2Fj.cropro.2012.09.009" xlink:type="simple">https://doi.org/10.1016%2Fj.cropro.2012.09.009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16/j.cropro.2012.09.001</text:p>
          </table:table-cell>
          <table:table-cell table:style-name="ce65" table:formula="of:=concat(&quot;https://dx.doi.org/&quot;; [.F3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6]; [$'Journal Lookup Tables'.$A$2:.$B$22])" office:value-type="string" office:string-value="BOTH" calcext:value-type="string">
            <text:p>BOTH</text:p>
          </table:table-cell>
          <table:table-cell table:style-name="ce83" table:formula="of:=LOOKUP([.A36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office:annotation draw:style-name="gr2" draw:text-style-name="P2" svg:width="327.86pt" svg:height="43.48pt" svg:x="1273.95pt" svg:y="573.76pt" draw:caption-point-x="-11.54pt" draw:caption-point-y="-22.99pt">
              <dc:date>2022-04-25T00:00:00</dc:date>
              <text:p text:style-name="P1">management</text:p>
              <text:p text:style-name="P1"><text:tab/>-Emerson Del Ponte</text:p>
            </office:annotation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1" calcext:value-type="float">
            <office:annotation draw:style-name="gr2" draw:text-style-name="P2" svg:width="700.04pt" svg:height="43.48pt" svg:x="1498.99pt" svg:y="573.76pt" draw:caption-point-x="-11.54pt" draw:caption-point-y="-22.99pt">
              <dc:date>2022-04-25T00:00:00</dc:date>
              <text:p text:style-name="P1">SAS, OriginPro and Canoco were used. most individuals can afford?</text:p>
              <text:p text:style-name="P1"><text:tab/>-Emerson Del Ponte</text:p>
            </office:annotation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, OriginPro, Canoco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Veromann_2013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Eve Veromann, Merje Toome, Astrid Kännaste, Riina Kaasik, Lucian Copolovici, Jaak Flink, Gabriella Kov{\\'{a}}cs, Lea Narits, Anne Luik, Ülo Niinemets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79--88</text:p>
          </table:table-cell>
          <table:table-cell table:style-name="ce37" office:value-type="string" calcext:value-type="string">
            <text:p>Elsevier {BV}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Effects of nitrogen fertilization on insect pests, their parasitoids, plant diseases and volatile organic compounds in \textit{{Brassica napus}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43" calcext:value-type="float">
            <text:p>43</text:p>
          </table:table-cell>
          <table:table-cell table:style-name="ce64" office:value-type="string" calcext:value-type="string">
            <text:p><text:a xlink:href="https://doi.org/10.1016%2Fj.cropro.2012.09.001" xlink:type="simple">https://doi.org/10.1016%2Fj.cropro.2012.09.001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cropro.2013.10.003</text:p>
          </table:table-cell>
          <table:table-cell table:style-name="ce65" table:formula="of:=concat(&quot;https://dx.doi.org/&quot;; [.F3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7]; [$'Journal Lookup Tables'.$A$2:.$B$22])" office:value-type="string" office:string-value="BOTH" calcext:value-type="string">
            <text:p>BOTH</text:p>
          </table:table-cell>
          <table:table-cell table:style-name="ce83" table:formula="of:=LOOKUP([.A37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office:annotation draw:style-name="gr5" draw:text-style-name="P2" svg:width="184pt" svg:height="50.49pt" svg:x="2142.09pt" svg:y="586.4pt" draw:caption-point-x="-11.54pt" draw:caption-point-y="-19.87pt">
              <dc:date>2022-04-25T00:00:00</dc:date>
              <text:p text:style-name="P1">R is cited in the text but not properly. The vegan package use is properly cited.</text:p>
              <text:p text:style-name="P1"><text:tab/>-Adam H. Sparks</text:p>
            </office:annotation>
            <text:p>R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Mimee_2014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Benjamin Mimee, Roxane Andersen, Guy B{\\'{e}}lair, Anne Vanasse, Mike Rott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21--27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Impact of quarantine procedures on weed biodiversity and abundance: Implications for the management of the golden potato cyst nematode, \textit{{Globodera rostochiensis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55" calcext:value-type="float">
            <text:p>55</text:p>
          </table:table-cell>
          <table:table-cell table:style-name="ce59" office:value-type="string" calcext:value-type="string">
            <text:p><text:a xlink:href="https://doi.org/10.1016%2Fj.cropro.2013.10.003" xlink:type="simple">https://doi.org/10.1016%2Fj.cropro.2013.10.003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16/j.cropro.2013.10.002</text:p>
          </table:table-cell>
          <table:table-cell table:style-name="ce65" table:formula="of:=concat(&quot;https://dx.doi.org/&quot;; [.F3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8]; [$'Journal Lookup Tables'.$A$2:.$B$22])" office:value-type="string" office:string-value="BOTH" calcext:value-type="string">
            <text:p>BOTH</text:p>
          </table:table-cell>
          <table:table-cell table:style-name="ce83" table:formula="of:=LOOKUP([.A38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office:annotation draw:style-name="gr5" draw:text-style-name="P2" svg:width="327.86pt" svg:height="42.75pt" svg:x="1273.95pt" svg:y="605.99pt" draw:caption-point-x="-11.54pt" draw:caption-point-y="-22.96pt">
              <dc:date>2022-04-25T00:00:00</dc:date>
              <text:p text:style-name="P1">management</text:p>
              <text:p text:style-name="P1"><text:tab/>-Emerson Del Ponte</text:p>
            </office:annotation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tatistic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Collange_2014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B{\\'{e}}atrice Collange, Mireille Navarrete, Fran{\\c{c}}oise Montfort, Thierry Mateille, Johannes Tavoillot, Bernard Martiny, Marc Tchamitchian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7--15</text:p>
          </table:table-cell>
          <table:table-cell table:style-name="ce37" office:value-type="string" calcext:value-type="string">
            <text:p>Elsevier {BV}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Alternative cropping systems can have contrasting effects on various soil-borne diseases: Relevance of a systemic analysis in vegetable cropping systems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55" calcext:value-type="float">
            <text:p>55</text:p>
          </table:table-cell>
          <table:table-cell table:style-name="ce64" office:value-type="string" calcext:value-type="string">
            <text:p><text:a xlink:href="https://doi.org/10.1016%2Fj.cropro.2013.10.002" xlink:type="simple">https://doi.org/10.1016%2Fj.cropro.2013.10.002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cropro.2014.09.015</text:p>
          </table:table-cell>
          <table:table-cell table:style-name="ce65" table:formula="of:=concat(&quot;https://dx.doi.org/&quot;; [.F39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review, next sequential article selected</text:p>
          </table:table-cell>
          <table:table-cell table:style-name="ce76" table:formula="of:=LOOKUP([.A39]; [$'Journal Lookup Tables'.$A$2:.$B$22])" office:value-type="string" office:string-value="BOTH" calcext:value-type="string">
            <text:p>BOTH</text:p>
          </table:table-cell>
          <table:table-cell table:style-name="ce83" table:formula="of:=LOOKUP([.A39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office:annotation draw:style-name="gr6" draw:text-style-name="P2" svg:width="726.43pt" svg:height="44.25pt" svg:x="1415.65pt" svg:y="621.75pt" draw:caption-point-x="-11.54pt" draw:caption-point-y="-22.99pt">
              <dc:date>2022-04-25T00:00:00</dc:date>
              <text:p text:style-name="P1">Proper citation, alas, no version number</text:p>
              <text:p text:style-name="P1"><text:tab/>-Adam H. Sparks</text:p>
            </office:annotation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R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Lachenaud_2015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Ph. Lachenaud, V. Rossi, J.-M. Thevenin, F. Doar{\\'{e}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91--95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The {\textquotedblleft}Guiana{\textquotedblright} genetic group: A new source of resistance to cacao ({\textit{Theobroma cacao} L.} black pod rot caused by {\textit{Phytophthora capsici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67" calcext:value-type="float">
            <text:p>67</text:p>
          </table:table-cell>
          <table:table-cell table:style-name="ce59" office:value-type="string" calcext:value-type="string">
            <text:p><text:a xlink:href="https://doi.org/10.1016%2Fj.cropro.2014.09.015" xlink:type="simple">https://doi.org/10.1016%2Fj.cropro.2014.09.015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cropro.2015.10.019</text:p>
          </table:table-cell>
          <table:table-cell table:style-name="ce65" table:formula="of:=concat(&quot;https://dx.doi.org/&quot;; [.F40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40]; [$'Journal Lookup Tables'.$A$2:.$B$22])" office:value-type="string" office:string-value="BOTH" calcext:value-type="string">
            <text:p>BOTH</text:p>
          </table:table-cell>
          <table:table-cell table:style-name="ce83" table:formula="of:=LOOKUP([.A40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office:annotation draw:style-name="gr7" draw:text-style-name="P2" svg:width="700.04pt" svg:height="44.22pt" svg:x="1498.99pt" svg:y="637.51pt" draw:caption-point-x="-11.54pt" draw:caption-point-y="-22.99pt">
              <dc:date>2022-04-25T00:00:00</dc:date>
              <text:p text:style-name="P1">I have no idea how much GENSTAT costs?</text:p>
              <text:p text:style-name="P1"><text:tab/>-Adam H. Sparks</text:p>
            </office:annotation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GenStat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Mugisa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I.O. Mugisa, J. Karungi, B. Akello, M.K.N. Ochwo-Ssemakula, M. Biruma, D.K. Okello, G. Otim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17--123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Determinants of groundnut rosette virus disease occurrence in {Uganda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79" calcext:value-type="float">
            <text:p>79</text:p>
          </table:table-cell>
          <table:table-cell table:style-name="ce59" office:value-type="string" calcext:value-type="string">
            <text:p><text:a xlink:href="https://doi.org/10.1016%2Fj.cropro.2015.10.019" xlink:type="simple">https://doi.org/10.1016%2Fj.cropro.2015.10.019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16/j.cropro.2016.09.012</text:p>
          </table:table-cell>
          <table:table-cell table:style-name="ce71" table:formula="of:=concat(&quot;https://dx.doi.org/&quot;; [.F4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41]; [$'Journal Lookup Tables'.$A$2:.$B$22])" office:value-type="string" office:string-value="BOTH" calcext:value-type="string">
            <text:p>BOTH</text:p>
          </table:table-cell>
          <table:table-cell table:style-name="ce83" table:formula="of:=LOOKUP([.A41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Oligo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6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office:annotation draw:style-name="gr8" draw:text-style-name="P2" svg:width="410.49pt" svg:height="285.62pt" svg:x="298.74pt" svg:y="667.96pt" draw:caption-point-x="-11.54pt" draw:caption-point-y="-21.94pt">
              <dc:date>2022-04-25T00:00:00</dc:date>
              <text:p text:style-name="P1">+delponte@ufv.br, this is not a pathology article?</text:p>
              <text:p text:style-name="P1">_Assigned to Emerson Del Ponte_</text:p>
              <text:p text:style-name="P1"><text:tab/>-Adam H. Sparks</text:p>
              <text:p text:style-name="P1">Something seems wrong with the DOIs. This DOI should not be included in this data set, but I can't tell what's going on yet since there is missing information in this sheet regarding the article title and authors. Will need to look further.</text:p>
              <text:p text:style-name="P1"><text:tab/>-Adam H. Sparks</text:p>
              <text:p text:style-name="P1">OK, the DOI checks out for the article that you evaluated, https://docs.google.com/spreadsheets/d/1z74IV6KqfS6ypQLY2olnkWsbt-LWcuLoUeS-SzP-ipE/edit#gid=1702468125, but there are no notes. </text:p>
              <text:p text:style-name="P1"/>
              <text:p text:style-name="P1">The authors (that I personally know) used SPSS, but I can't find Mega or Clustal in the article?</text:p>
              <text:p text:style-name="P1"><text:tab/>-Adam H. Sparks</text:p>
              <text:p text:style-name="P1">all comments refer to this crop protection paper? first, you are right. It is not a plant pathology paper. I included another DOI and will correct the notes later when I am able to download the paper</text:p>
              <text:p text:style-name="P1"><text:tab/>-Emerson Del Ponte</text:p>
              <text:p text:style-name="P1">Ok, I see now all comments for the same paper. Since this was substituted, I deleted the fields for now</text:p>
              <text:p text:style-name="P1"><text:tab/>-Emerson Del Ponte</text:p>
              <text:p text:style-name="P1">Thanks! Let me know when you've updated this entry.</text:p>
              <text:p text:style-name="P1"><text:tab/>-Adam H. Sparks</text:p>
              <text:p text:style-name="P1">I've updated this entry with the DOI you provided, +delponte@ufv.br</text:p>
              <text:p text:style-name="P1"><text:tab/>-Adam H. Sparks</text:p>
            </office:annotation>
            <text:p>Crop Prot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office:annotation draw:style-name="gr5" draw:text-style-name="P2" svg:width="471.66pt" svg:height="42.75pt" svg:x="709.23pt" svg:y="670.51pt" draw:caption-point-x="-11.54pt" draw:caption-point-y="-24.49pt">
              <dc:date>2022-04-25T00:00:00</dc:date>
              <text:p text:style-name="P1">This is new DOI.. the next plant pathology paper. It is weird that crop protection have volumes within the same year and all start again the page numbers. I was using the first issue of the year</text:p>
              <text:p text:style-name="P1"><text:tab/>-Emerson Del Ponte</text:p>
            </office:annotation>
            <text:p>10.1016/j.cropro.2016.10.011</text:p>
          </table:table-cell>
          <table:table-cell table:style-name="ce71" table:formula="of:=concat(&quot;https://dx.doi.org/&quot;; [.F42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per was not plant pathology, next suitable paper chosen</text:p>
            <text:p/>
          </table:table-cell>
          <table:table-cell table:style-name="ce76" table:formula="of:=LOOKUP([.A42]; [$'Journal Lookup Tables'.$A$2:.$B$22])" office:value-type="string" office:string-value="BOTH" calcext:value-type="string">
            <text:p>BOTH</text:p>
          </table:table-cell>
          <table:table-cell table:style-name="ce83" table:formula="of:=LOOKUP([.A42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Sofie Landschoot and Jasper Carrette and Michiel Vandecasteele and Bernard De Baets and Monica Höfte and Kris Audenaert and Geert Haesaert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49--59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Boscalid-resistance in \textit{{Alternaria} alternata} and \textit{{Alternaria} solani} populations: {An} emerging problem in {Europe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92" calcext:value-type="float">
            <text:p>92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16/j.cropro.2016.11.028</text:p>
          </table:table-cell>
          <table:table-cell table:style-name="ce71" table:formula="of:=concat(&quot;https://dx.doi.org/&quot;; [.F4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43]; [$'Journal Lookup Tables'.$A$2:.$B$22])" office:value-type="string" office:string-value="BOTH" calcext:value-type="string">
            <text:p>BOTH</text:p>
          </table:table-cell>
          <table:table-cell table:style-name="ce83" table:formula="of:=LOOKUP([.A43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atlab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47" office:value-type="string" calcext:value-type="string">
            <text:p>Crop Prot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50" calcext:value-type="float">
            <text:p>15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16/j.cropro.2016.10.012</text:p>
          </table:table-cell>
          <table:table-cell table:style-name="ce72" table:formula="of:=concat(&quot;https://dx.doi.org/&quot;; [.F44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article not applicable, selected first prior article that was plant pathology</text:p>
          </table:table-cell>
          <table:table-cell table:style-name="ce76" table:formula="of:=LOOKUP([.A44]; [$'Journal Lookup Tables'.$A$2:.$B$22])" office:value-type="string" office:string-value="BOTH" calcext:value-type="string">
            <text:p>BOTH</text:p>
          </table:table-cell>
          <table:table-cell table:style-name="ce83" table:formula="of:=LOOKUP([.A44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Infostat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47" office:value-type="string" calcext:value-type="string">
            <text:p>Crop Prot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15" calcext:value-type="float">
            <text:p>115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16/j.cropro.2017.10.001</text:p>
          </table:table-cell>
          <table:table-cell table:style-name="ce65" table:formula="of:=concat(&quot;https://dx.doi.org/&quot;; [.F45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45]; [$'Journal Lookup Tables'.$A$2:.$B$22])" office:value-type="string" office:string-value="BOTH" calcext:value-type="string">
            <text:p>BOTH</text:p>
          </table:table-cell>
          <table:table-cell table:style-name="ce83" table:formula="of:=LOOKUP([.A45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XLSTAT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47" office:value-type="string" calcext:value-type="string">
            <text:p>Crop Prot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1" calcext:value-type="float">
            <text:p>31</text:p>
          </table:table-cell>
          <table:table-cell table:style-name="ce53" office:value-type="string" calcext:value-type="string">
            <text:p><text:a xlink:href="https://doi.org/10.1016/j.cropro.2018.09.001" xlink:type="simple">Zach</text:a></text:p>
          </table:table-cell>
          <table:table-cell table:style-name="ce31" office:value-type="string" calcext:value-type="string">
            <text:p><text:a xlink:href="https://doi.org/10.1016/j.cropro.2018.09.001" xlink:type="simple">10.1016/j.cropro.2018.09.001</text:a></text:p>
          </table:table-cell>
          <table:table-cell table:style-name="ce69" table:formula="of:=concat(&quot;https://dx.doi.org/&quot;; [.F46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46]; [$'Journal Lookup Tables'.$A$2:.$B$22])" office:value-type="string" office:string-value="BOTH" calcext:value-type="string">
            <text:p>BOTH</text:p>
          </table:table-cell>
          <table:table-cell table:style-name="ce86" table:formula="of:=LOOKUP([.A46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DP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2">
          <table:table-cell table:style-name="ce12" office:value-type="string" calcext:value-type="string">
            <text:p>Crop Protection</text:p>
          </table:table-cell>
          <table:table-cell table:style-name="ce50" office:value-type="string" calcext:value-type="string">
            <text:p>Crop Prot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16/j.cropro.2019.104942</text:p>
          </table:table-cell>
          <table:table-cell table:style-name="ce70" table:formula="of:=concat(&quot;https://dx.doi.org/&quot;; [.F47])" office:value-type="string" office:string-value="" calcext:value-type="error">
            <text:p>#NAME?</text:p>
          </table:table-cell>
          <table:table-cell table:style-name="ce12" office:value-type="string" calcext:value-type="string">
            <text:p>Sequential numbering. Second research article for 2020.</text:p>
          </table:table-cell>
          <table:table-cell table:style-name="ce80" table:formula="of:=LOOKUP([.A47]; [$'Journal Lookup Tables'.$A$2:.$B$22])" office:value-type="string" office:string-value="BOTH" calcext:value-type="string">
            <text:p>BOTH</text:p>
          </table:table-cell>
          <table:table-cell table:style-name="ce87" table:formula="of:=LOOKUP([.A47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Excel, PyroMark Assay Design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49" office:value-type="string" calcext:value-type="string">
            <text:p>Crop Prot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18" calcext:value-type="float">
            <text:p>118</text:p>
          </table:table-cell>
          <table:table-cell table:style-name="ce52" office:value-type="string" calcext:value-type="string">
            <text:p><text:a xlink:href="https://doi.org/10.1016/j.cropro.2019.104946" xlink:type="simple">Nik</text:a></text:p>
          </table:table-cell>
          <table:table-cell table:style-name="ce30" office:value-type="string" calcext:value-type="string">
            <text:p><text:a xlink:href="https://doi.org/10.1016/j.cropro.2019.104946" xlink:type="simple">10.1016/j.cropro.2019.104946</text:a></text:p>
          </table:table-cell>
          <table:table-cell table:style-name="ce67" table:formula="of:=concat(&quot;https://dx.doi.org/&quot;; [.F48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First research article for 2020.</text:p>
          </table:table-cell>
          <table:table-cell table:style-name="ce78" table:formula="of:=LOOKUP([.A48]; [$'Journal Lookup Tables'.$A$2:.$B$22])" office:value-type="string" office:string-value="BOTH" calcext:value-type="string">
            <text:p>BOTH</text:p>
          </table:table-cell>
          <table:table-cell table:style-name="ce85" table:formula="of:=LOOKUP([.A48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iPhyClassifier, MEGA7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47" office:value-type="string" calcext:value-type="string">
            <text:p>Crop Prot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70" calcext:value-type="float">
            <text:p>70</text:p>
          </table:table-cell>
          <table:table-cell table:style-name="ce53" office:value-type="string" calcext:value-type="string">
            <text:p><text:a xlink:href="https://doi.org/10.1016/j.cropro.2019.104947" xlink:type="simple">Zach</text:a></text:p>
          </table:table-cell>
          <table:table-cell table:style-name="ce31" office:value-type="string" calcext:value-type="string">
            <text:p><text:a xlink:href="https://doi.org/10.1016/j.cropro.2019.104947" xlink:type="simple">10.1016/j.cropro.2019.104947</text:a></text:p>
          </table:table-cell>
          <table:table-cell table:style-name="ce69" table:formula="of:=concat(&quot;https://dx.doi.org/&quot;; [.F49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fourth article of 2020</text:p>
          </table:table-cell>
          <table:table-cell table:style-name="ce79" table:formula="of:=LOOKUP([.A49]; [$'Journal Lookup Tables'.$A$2:.$B$22])" office:value-type="string" office:string-value="BOTH" calcext:value-type="string">
            <text:p>BOTH</text:p>
          </table:table-cell>
          <table:table-cell table:style-name="ce86" table:formula="of:=LOOKUP([.A49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SPSS, JMP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Crop Protection</text:p>
          </table:table-cell>
          <table:table-cell table:style-name="ce6" office:value-type="string" calcext:value-type="string">
            <text:p>Crop Prot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54" office:value-type="string" calcext:value-type="string">
            <text:p><text:a xlink:href="https://doi.org/10.1016/j.cropro.2020.105335" xlink:type="simple">Emerson</text:a></text:p>
          </table:table-cell>
          <table:table-cell table:style-name="ce28" office:value-type="string" calcext:value-type="string">
            <text:p><text:a xlink:href="https://doi.org/10.1016/j.cropro.2020.105335" xlink:type="simple">10.1016/j.cropro.2020.105335</text:a></text:p>
          </table:table-cell>
          <table:table-cell table:style-name="ce66" table:formula="of:=concat(&quot;https://dx.doi.org/&quot;; [.F50])" office:value-type="string" office:string-value="" calcext:value-type="error">
            <text:p>#NAME?</text:p>
          </table:table-cell>
          <table:table-cell table:style-name="ce11" office:value-type="string" calcext:value-type="string">
            <text:p>The eighth article of the continuous numbering system</text:p>
          </table:table-cell>
          <table:table-cell table:style-name="ce77" table:formula="of:=LOOKUP([.A50]; [$'Journal Lookup Tables'.$A$2:.$B$22])" office:value-type="string" office:string-value="BOTH" calcext:value-type="string">
            <text:p>BOTH</text:p>
          </table:table-cell>
          <table:table-cell table:style-name="ce84" table:formula="of:=LOOKUP([.A50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AS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Crop Protection</text:p>
          </table:table-cell>
          <table:table-cell table:style-name="ce50" office:value-type="string" calcext:value-type="string">
            <text:p>Crop Prot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55" office:value-type="string" calcext:value-type="string">
            <text:p><text:a xlink:href="https://doi.org/10.1016/j.cropro.2020.105288" xlink:type="simple">Kaique</text:a></text:p>
          </table:table-cell>
          <table:table-cell table:style-name="ce29" office:value-type="string" calcext:value-type="string">
            <text:p><text:a xlink:href="https://doi.org/10.1016/j.cropro.2020.105288" xlink:type="simple">10.1016/j.cropro.2020.105288</text:a></text:p>
          </table:table-cell>
          <table:table-cell table:style-name="ce70" table:formula="of:=concat(&quot;https://dx.doi.org/&quot;; [.F51])" office:value-type="string" office:string-value="" calcext:value-type="error">
            <text:p>#NAME?</text:p>
          </table:table-cell>
          <table:table-cell table:style-name="ce12" office:value-type="string" calcext:value-type="string">
            <text:p>Sequential numbering. Second research article for 2021.</text:p>
          </table:table-cell>
          <table:table-cell table:style-name="ce80" table:formula="of:=LOOKUP([.A51]; [$'Journal Lookup Tables'.$A$2:.$B$22])" office:value-type="string" office:string-value="BOTH" calcext:value-type="string">
            <text:p>BOTH</text:p>
          </table:table-cell>
          <table:table-cell table:style-name="ce87" table:formula="of:=LOOKUP([.A51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49" office:value-type="string" calcext:value-type="string">
            <text:p>Crop Prot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82" calcext:value-type="float">
            <text:p>82</text:p>
          </table:table-cell>
          <table:table-cell table:style-name="ce52" office:value-type="string" calcext:value-type="string">
            <text:p><text:a xlink:href="https://doi.org/10.1016/j.cropro.2020.105348" xlink:type="simple">Nik</text:a></text:p>
          </table:table-cell>
          <table:table-cell table:style-name="ce30" office:value-type="string" calcext:value-type="string">
            <office:annotation draw:style-name="gr5" draw:text-style-name="P2" svg:width="471.66pt" svg:height="42.75pt" svg:x="709.23pt" svg:y="828pt" draw:caption-point-x="-11.54pt" draw:caption-point-y="-22.99pt">
              <dc:date>2022-04-25T00:00:00</dc:date>
              <text:p text:style-name="P1">New plant pathology applicable article</text:p>
              <text:p text:style-name="P1"><text:tab/>-Adam H. Sparks</text:p>
            </office:annotation>
            <text:p><text:a xlink:href="https://doi.org/10.1016/j.cropro.2020.105365" xlink:type="simple">10.1016/j.cropro.2020.105365</text:a></text:p>
          </table:table-cell>
          <table:table-cell table:style-name="ce67" table:formula="of:=concat(&quot;https://dx.doi.org/&quot;; [.F52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First article that was not already assigned that is a plant pathology article..</text:p>
          </table:table-cell>
          <table:table-cell table:style-name="ce78" table:formula="of:=LOOKUP([.A52]; [$'Journal Lookup Tables'.$A$2:.$B$22])" office:value-type="string" office:string-value="BOTH" calcext:value-type="string">
            <text:p>BOTH</text:p>
          </table:table-cell>
          <table:table-cell table:style-name="ce85" table:formula="of:=LOOKUP([.A52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0" calcext:value-type="float">
            <office:annotation draw:style-name="gr5" draw:text-style-name="P2" svg:width="623.59pt" svg:height="42.75pt" svg:x="1665.69pt" svg:y="828pt" draw:caption-point-x="-11.54pt" draw:caption-point-y="-22.99pt">
              <dc:date>2022-04-25T00:00:00</dc:date>
              <text:p text:style-name="P1">not sure what to include here given that multiple methods of analysis used</text:p>
              <text:p text:style-name="P1"><text:tab/>-Emerson Del Ponte</text:p>
            </office:annotation>
            <text:p>0</text:p>
          </table:table-cell>
          <table:table-cell table:style-name="ce93" office:value-type="string" calcext:value-type="string">
            <text:p>DNA dragon, MrMODELTEST, MrBayes, FigTree, Coreldraw, Minitab</text:p>
          </table:table-cell>
          <table:table-cell table:style-name="ce93" table:number-columns-repeated="27"/>
          <table:table-cell table:number-columns-repeated="980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49" office:value-type="string" calcext:value-type="string">
            <text:p>Crop Prot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0" calcext:value-type="float">
            <text:p>100</text:p>
          </table:table-cell>
          <table:table-cell table:style-name="ce52" office:value-type="string" calcext:value-type="string">
            <text:p><text:a xlink:href="https://doi.org/10.1016/j.cropro.2020.105302" xlink:type="simple">Nik</text:a></text:p>
          </table:table-cell>
          <table:table-cell table:style-name="ce30" office:value-type="string" calcext:value-type="string">
            <text:p><text:a xlink:href="https://doi.org/10.1016/j.cropro.2020.105302" xlink:type="simple">10.1016/j.cropro.2020.105302</text:a></text:p>
          </table:table-cell>
          <table:table-cell table:style-name="ce67" table:formula="of:=concat(&quot;https://dx.doi.org/&quot;; [.F53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Third research article for 2021.</text:p>
          </table:table-cell>
          <table:table-cell table:style-name="ce78" table:formula="of:=LOOKUP([.A53]; [$'Journal Lookup Tables'.$A$2:.$B$22])" office:value-type="string" office:string-value="BOTH" calcext:value-type="string">
            <text:p>BOTH</text:p>
          </table:table-cell>
          <table:table-cell table:style-name="ce85" table:formula="of:=LOOKUP([.A53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SAS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47" office:value-type="string" calcext:value-type="string">
            <text:p>Crop Prot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5" calcext:value-type="float">
            <text:p>135</text:p>
          </table:table-cell>
          <table:table-cell table:style-name="ce53" office:value-type="string" calcext:value-type="string">
            <text:p><text:a xlink:href="https://doi.org/10.1016/j.cropro.2020.105317" xlink:type="simple">Zach</text:a></text:p>
          </table:table-cell>
          <table:table-cell table:style-name="ce31" office:value-type="string" calcext:value-type="string">
            <text:p><text:a xlink:href="https://doi.org/10.1016/j.cropro.2020.105317" xlink:type="simple">10.1016/j.cropro.2020.105317</text:a></text:p>
          </table:table-cell>
          <table:table-cell table:style-name="ce69" table:formula="of:=concat(&quot;https://dx.doi.org/&quot;; [.F54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fifth article of 2021</text:p>
          </table:table-cell>
          <table:table-cell table:style-name="ce79" table:formula="of:=LOOKUP([.A54]; [$'Journal Lookup Tables'.$A$2:.$B$22])" office:value-type="string" office:string-value="BOTH" calcext:value-type="string">
            <text:p>BOTH</text:p>
          </table:table-cell>
          <table:table-cell table:style-name="ce86" table:formula="of:=LOOKUP([.A54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office:annotation draw:style-name="gr5" draw:text-style-name="P2" svg:width="327.86pt" svg:height="42.75pt" svg:x="1273.95pt" svg:y="859.49pt" draw:caption-point-x="-11.54pt" draw:caption-point-y="-22.96pt">
              <dc:date>2022-04-25T00:00:00</dc:date>
              <text:p text:style-name="P1">could not find this info. Volumes are regarded as monthly issues in the journal.</text:p>
              <text:p text:style-name="P1"><text:tab/>-Emerson Del Ponte</text:p>
            </office:annotation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Genstat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European Journal of Plant Pathology</text:p>
          </table:table-cell>
          <table:table-cell table:style-name="ce36" office:value-type="string" calcext:value-type="string">
            <text:p>Eur J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658-011-9847-6</text:p>
          </table:table-cell>
          <table:table-cell table:style-name="ce65" table:formula="of:=concat(&quot;https://dx.doi.org/&quot;; [.F55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55]; [$'Journal Lookup Tables'.$A$2:.$B$22])" office:value-type="string" office:string-value="BOTH" calcext:value-type="string">
            <text:p>BOTH</text:p>
          </table:table-cell>
          <table:table-cell table:style-name="ce83" table:formula="of:=LOOKUP([.A55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office:annotation draw:style-name="gr9" draw:text-style-name="P2" svg:width="184pt" svg:height="75.74pt" svg:x="2142.09pt" svg:y="875.25pt" draw:caption-point-x="-11.54pt" draw:caption-point-y="-22.99pt">
              <dc:date>2022-04-25T00:00:00</dc:date>
              <text:p text:style-name="P1">Website refers to it as "Statgraphics Centurion XVI"</text:p>
              <text:p text:style-name="P1"><text:tab/>-Adam H. Sparks</text:p>
              <text:p text:style-name="P1">It also costs &gt;1400USD</text:p>
              <text:p text:style-name="P1"><text:tab/>-Adam H. Sparks</text:p>
            </office:annotation>
            <text:p>Statgraphics XVI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Polona Strajnar, Saša Širca, Gregor Urek, Helena Šircelj, Peter Železnik, Dominik Vodnik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49--57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Effect of \textit{{Meloidogyne ethiopica}} parasitism on water management and physiological stress in tomato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32" calcext:value-type="float">
            <text:p>132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European Journal of Plant Pathology</text:p>
          </table:table-cell>
          <table:table-cell table:style-name="ce36" office:value-type="string" calcext:value-type="string">
            <text:p>Eur J 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658-012-0064-8</text:p>
          </table:table-cell>
          <table:table-cell table:style-name="ce65" table:formula="of:=concat(&quot;https://dx.doi.org/&quot;; [.F5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56]; [$'Journal Lookup Tables'.$A$2:.$B$22])" office:value-type="string" office:string-value="BOTH" calcext:value-type="string">
            <text:p>BOTH</text:p>
          </table:table-cell>
          <table:table-cell table:style-name="ce83" table:formula="of:=LOOKUP([.A56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" calcext:value-type="float">
            <office:annotation draw:style-name="gr5" draw:text-style-name="P2" svg:width="700.04pt" svg:height="42.75pt" svg:x="1498.99pt" svg:y="890.99pt" draw:caption-point-x="-11.54pt" draw:caption-point-y="-22.96pt">
              <dc:date>2022-04-25T00:00:00</dc:date>
              <text:p text:style-name="P1">No price is available for Lasergene, you must ask for a quote.</text:p>
              <text:p text:style-name="P1"><text:tab/>-Adam H. Sparks</text:p>
            </office:annotation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3" calcext:value-type="float">
            <office:annotation draw:style-name="gr5" draw:text-style-name="P2" svg:width="623.59pt" svg:height="50.49pt" svg:x="1665.69pt" svg:y="887.13pt" draw:caption-point-x="-11.54pt" draw:caption-point-y="-19.11pt">
              <dc:date>2022-04-25T00:00:00</dc:date>
              <text:p text:style-name="P1">Nucleotide sequence data reported are available in the GenBank databases under the accession numbers JN980080 (for MAT1-1 idiomorph of isolate CAWB05-Pt-5), JN980081 to JN980088 (for MAT1-2 idiomorphs of CAWB1 to 5, CAWB05-Pt-2 to Pt- 4, respectively) and JN980089 (for MAT1-2 idiomorph of CAWB05-Pt-1).</text:p>
              <text:p text:style-name="P1"><text:tab/>-Adam H. Sparks</text:p>
            </office:annotation>
            <text:p>3</text:p>
          </table:table-cell>
          <table:table-cell table:style-name="ce90" office:value-type="string" calcext:value-type="string">
            <text:p>BLAST, LaserGene, PHYLIP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Shunwen Lu, Michael C. Edwards, Timothy L. Friesen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49--65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Genetic variation of single nucleotide polymorphisms identified at the mating type locus correlates with form-specific disease phenotype in the barley net blotch fungus \textit{{Pyrenophora teres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35" calcext:value-type="float">
            <text:p>135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658-012-0065-7</text:p>
          </table:table-cell>
          <table:table-cell table:style-name="ce65" table:formula="of:=concat(&quot;https://dx.doi.org/&quot;; [.F57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57]; [$'Journal Lookup Tables'.$A$2:.$B$22])" office:value-type="string" office:string-value="BOTH" calcext:value-type="string">
            <text:p>BOTH</text:p>
          </table:table-cell>
          <table:table-cell table:style-name="ce83" table:formula="of:=LOOKUP([.A57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PAST, R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Torrez-Calzada_2013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Claudia Torres-Calzada, Raul Tapia-Tussell, Inocencio Higuera-Ciapara, Daisy Perez-Brito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67-79</text:p>
          </table:table-cell>
          <table:table-cell table:style-name="ce37" office:value-type="string" calcext:value-type="string">
            <text:p>Springer Nature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Morphological, pathological and genetic diversity of \textit{{Colletotrichum}} species responsible for anthracnose in papaya (\textit{{Carica papaya}} L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658-012-0034-1</text:p>
          </table:table-cell>
          <table:table-cell table:style-name="ce65" table:formula="of:=concat(&quot;https://dx.doi.org/&quot;; [.F5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58]; [$'Journal Lookup Tables'.$A$2:.$B$22])" office:value-type="string" office:string-value="BOTH" calcext:value-type="string">
            <text:p>BOTH</text:p>
          </table:table-cell>
          <table:table-cell table:style-name="ce83" table:formula="of:=LOOKUP([.A58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office:annotation draw:style-name="gr7" draw:text-style-name="P2" svg:width="327.86pt" svg:height="44.22pt" svg:x="1273.95pt" svg:y="922.51pt" draw:caption-point-x="-11.54pt" draw:caption-point-y="-22.99pt">
              <dc:date>2022-04-25T00:00:00</dc:date>
              <text:p text:style-name="P1">phylogenetics</text:p>
              <text:p text:style-name="P1"><text:tab/>-Emerson Del Ponte</text:p>
            </office:annotation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RNAviz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Cao_2013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Mengji Cao, Huanan Su, Sagheer Atta, Xuefeng Wang, Qiong Wu, Zhongan Li, Changyong Zhou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11--21</text:p>
          </table:table-cell>
          <table:table-cell table:style-name="ce37" office:value-type="string" calcext:value-type="string">
            <text:p>Springer Nature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Molecular characterization and phylogenetic analysis of Citrus viroid V isolates from Pakistan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658-012-0069-3</text:p>
          </table:table-cell>
          <table:table-cell table:style-name="ce65" table:formula="of:=concat(&quot;https://dx.doi.org/&quot;; [.F5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59]; [$'Journal Lookup Tables'.$A$2:.$B$22])" office:value-type="string" office:string-value="BOTH" calcext:value-type="string">
            <text:p>BOTH</text:p>
          </table:table-cell>
          <table:table-cell table:style-name="ce83" table:formula="of:=LOOKUP([.A59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RIDA® SOFT Win software, Infostat 2007 software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05--113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Phenylpropanoids from maize pericarp: resistance factors to kernel infection and fumonisin accumulation by \textit{{Fusarium verticillioides}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35" calcext:value-type="float">
            <text:p>135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6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658-013-0315-3</text:p>
          </table:table-cell>
          <table:table-cell table:style-name="ce65" table:formula="of:=concat(&quot;https://dx.doi.org/&quot;; [.F6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60]; [$'Journal Lookup Tables'.$A$2:.$B$22])" office:value-type="string" office:string-value="BOTH" calcext:value-type="string">
            <text:p>BOTH</text:p>
          </table:table-cell>
          <table:table-cell table:style-name="ce83" table:formula="of:=LOOKUP([.A60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oct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0" calcext:value-type="float">
            <text:p>10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543--1554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Production and secretion of naphthoquinones is mediated by the MFS transporter {MFS1} in the entomopathogenic fungus \textit{{Ophiocordyceps}} sp. {BCC1869}</text:p>
            <text:p/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31" calcext:value-type="float">
            <text:p>3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658-014-0525-3</text:p>
          </table:table-cell>
          <table:table-cell table:style-name="ce65" table:formula="of:=concat(&quot;https://dx.doi.org/&quot;; [.F6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61]; [$'Journal Lookup Tables'.$A$2:.$B$22])" office:value-type="string" office:string-value="BOTH" calcext:value-type="string">
            <text:p>BOTH</text:p>
          </table:table-cell>
          <table:table-cell table:style-name="ce83" table:formula="of:=LOOKUP([.A61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2" calcext:value-type="float">
            <office:annotation draw:style-name="gr5" draw:text-style-name="P2" svg:width="700.04pt" svg:height="42.75pt" svg:x="1498.99pt" svg:y="971.23pt" draw:caption-point-x="-11.54pt" draw:caption-point-y="-22.96pt">
              <dc:date>2022-04-25T00:00:00</dc:date>
              <text:p text:style-name="P1">SPSS</text:p>
              <text:p text:style-name="P1"><text:tab/>-Emerson Del Ponte</text:p>
            </office:annotation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SPS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Papaioannou_2015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Ioannis A. Papaioannou, Milton A.Typas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71-82</text:p>
          </table:table-cell>
          <table:table-cell table:style-name="ce37" office:value-type="string" calcext:value-type="string">
            <text:p>Springer Nature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Barrage formation is independent from heterokaryon incompatibility in \textit{{Verticillium dahliae}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European Journal of Plant Pathology</text:p>
          </table:table-cell>
          <table:table-cell table:style-name="ce36" office:value-type="string" calcext:value-type="string">
            <text:p>Eur J Plant Pathol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658-015-0740-6</text:p>
          </table:table-cell>
          <table:table-cell table:style-name="ce65" table:formula="of:=concat(&quot;https://dx.doi.org/&quot;; [.F6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62]; [$'Journal Lookup Tables'.$A$2:.$B$22])" office:value-type="string" office:string-value="BOTH" calcext:value-type="string">
            <text:p>BOTH</text:p>
          </table:table-cell>
          <table:table-cell table:style-name="ce83" table:formula="of:=LOOKUP([.A62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3" calcext:value-type="float">
            <office:annotation draw:style-name="gr5" draw:text-style-name="P2" svg:width="623.59pt" svg:height="42.75pt" svg:x="1665.69pt" svg:y="987pt" draw:caption-point-x="-11.54pt" draw:caption-point-y="-22.99pt">
              <dc:date>2022-04-25T00:00:00</dc:date>
              <text:p text:style-name="P1">Deposited in Genbank</text:p>
              <text:p text:style-name="P1"><text:tab/>-Adam H. Sparks</text:p>
            </office:annotation>
            <text:p>3</text:p>
          </table:table-cell>
          <table:table-cell table:style-name="ce90" office:value-type="string" calcext:value-type="string">
            <text:p>pDRAW32, SPSS, MEG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M. Vasić, N. Duduk, I. Vico, D. rančić, V. Pajić, D. Backhouse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5--30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Comparative study of \textit{{Monilinia fructigena}} and \textit{{Monilia polystroma}} on morphological features, {RFLP} analysis, pathogenicity and histopathology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44" calcext:value-type="float">
            <text:p>144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European Journal of Plant Pathology</text:p>
          </table:table-cell>
          <table:table-cell table:style-name="ce47" office:value-type="string" calcext:value-type="string">
            <text:p>Eur 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52" calcext:value-type="float">
            <text:p>52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0658-016-0979-6</text:p>
          </table:table-cell>
          <table:table-cell table:style-name="ce72" table:formula="of:=concat(&quot;https://dx.doi.org/&quot;; [.F63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63]; [$'Journal Lookup Tables'.$A$2:.$B$22])" office:value-type="string" office:string-value="BOTH" calcext:value-type="string">
            <text:p>BOTH</text:p>
          </table:table-cell>
          <table:table-cell table:style-name="ce83" table:formula="of:=LOOKUP([.A63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PS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European Journal of Plant Pathology</text:p>
          </table:table-cell>
          <table:table-cell table:style-name="ce47" office:value-type="string" calcext:value-type="string">
            <text:p>Eur 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02" calcext:value-type="float">
            <text:p>102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0658-016-0983-x</text:p>
          </table:table-cell>
          <table:table-cell table:style-name="ce72" table:formula="of:=concat(&quot;https://dx.doi.org/&quot;; [.F64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64]; [$'Journal Lookup Tables'.$A$2:.$B$22])" office:value-type="string" office:string-value="BOTH" calcext:value-type="string">
            <text:p>BOTH</text:p>
          </table:table-cell>
          <table:table-cell table:style-name="ce83" table:formula="of:=LOOKUP([.A64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DPS Data Processing System, PeptideMass, SMART, SignalP, PSIPRED, Swiss-model, Clustal X, MEG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658-018-1458-z</text:p>
          </table:table-cell>
          <table:table-cell table:style-name="ce65" table:formula="of:=concat(&quot;https://dx.doi.org/&quot;; [.F6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65]; [$'Journal Lookup Tables'.$A$2:.$B$22])" office:value-type="string" office:string-value="BOTH" calcext:value-type="string">
            <text:p>BOTH</text:p>
          </table:table-cell>
          <table:table-cell table:style-name="ce83" table:formula="of:=LOOKUP([.A65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European Journal of Plant Pathology</text:p>
          </table:table-cell>
          <table:table-cell table:style-name="ce48" office:value-type="string" calcext:value-type="string">
            <text:p>Eur J Plant Pathol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123" calcext:value-type="float">
            <office:annotation draw:style-name="gr4" draw:text-style-name="P2" svg:width="684.17pt" svg:height="42.72pt" svg:x="391.83pt" svg:y="1050.01pt" draw:caption-point-x="-11.54pt" draw:caption-point-y="-22.99pt">
              <dc:date>2022-04-25T00:00:00</dc:date>
              <text:p text:style-name="P1">changed to 173 to fit plant virology section</text:p>
              <text:p text:style-name="P1"><text:tab/>-Emerson Del Ponte</text:p>
            </office:annotation>
            <text:p>123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office:annotation draw:style-name="gr1" draw:text-style-name="P2" svg:width="471.66pt" svg:height="74.24pt" svg:x="709.23pt" svg:y="1050.01pt" draw:caption-point-x="-11.54pt" draw:caption-point-y="-22.99pt">
              <dc:date>2022-04-25T00:00:00</dc:date>
              <text:p text:style-name="P1">Systemic distribution of different low pathogenic avian influenza (LPAI) viruses in chicken</text:p>
              <text:p text:style-name="P1"><text:tab/>-Emerson Del Ponte</text:p>
              <text:p text:style-name="P1">This is a replicate of above.. suggest to elminate</text:p>
              <text:p text:style-name="P1"><text:tab/>-Emerson Del Ponte</text:p>
            </office:annotation>
            <text:p>10.1007/s10658-018-1547-z</text:p>
          </table:table-cell>
          <table:table-cell table:style-name="ce68" table:formula="of:=concat(&quot;https://dx.doi.org/&quot;; [.F66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66]; [$'Journal Lookup Tables'.$A$2:.$B$22])" office:value-type="string" office:string-value="BOTH" calcext:value-type="string">
            <text:p>BOTH</text:p>
          </table:table-cell>
          <table:table-cell table:style-name="ce83" table:formula="of:=LOOKUP([.A66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PSS</text:p>
          </table:table-cell>
          <table:table-cell table:style-name="ce38" table:number-columns-repeated="27"/>
          <table:table-cell table:number-columns-repeated="980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6" office:value-type="string" calcext:value-type="string">
            <text:p>Eur J Plant 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34" calcext:value-type="float">
            <text:p>34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0658-019-01747-6</text:a></text:p>
          </table:table-cell>
          <table:table-cell table:style-name="ce66" table:formula="of:=concat(&quot;https://dx.doi.org/&quot;; [.F67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67]; [$'Journal Lookup Tables'.$A$2:.$B$22])" office:value-type="string" office:string-value="BOTH" calcext:value-type="string">
            <text:p>BOTH</text:p>
          </table:table-cell>
          <table:table-cell table:style-name="ce84" table:formula="of:=LOOKUP([.A67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Minitab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European Journal of Plant Pathology</text:p>
          </table:table-cell>
          <table:table-cell table:style-name="ce50" office:value-type="string" calcext:value-type="string">
            <text:p>Eur J Plant Pathol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72" calcext:value-type="float">
            <text:p>7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658-018-1541-5</text:p>
          </table:table-cell>
          <table:table-cell table:style-name="ce70" table:formula="of:=concat(&quot;https://dx.doi.org/&quot;; [.F68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68]; [$'Journal Lookup Tables'.$A$2:.$B$22])" office:value-type="string" office:string-value="BOTH" calcext:value-type="string">
            <text:p>BOTH</text:p>
          </table:table-cell>
          <table:table-cell table:style-name="ce87" table:formula="of:=LOOKUP([.A68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, XLSTAT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49" office:value-type="string" calcext:value-type="string">
            <text:p>Eur J Plant 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45" calcext:value-type="float">
            <text:p>145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18-1548-y</text:p>
          </table:table-cell>
          <table:table-cell table:style-name="ce67" table:formula="of:=concat(&quot;https://dx.doi.org/&quot;; [.F69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69]; [$'Journal Lookup Tables'.$A$2:.$B$22])" office:value-type="string" office:string-value="BOTH" calcext:value-type="string">
            <text:p>BOTH</text:p>
          </table:table-cell>
          <table:table-cell table:style-name="ce85" table:formula="of:=LOOKUP([.A69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Excel, R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European Journal of Plant Pathology</text:p>
          </table:table-cell>
          <table:table-cell table:style-name="ce47" office:value-type="string" calcext:value-type="string">
            <text:p>Eur J Plant Pathol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5" calcext:value-type="float">
            <text:p>11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658-018-1546-0</text:p>
          </table:table-cell>
          <table:table-cell table:style-name="ce69" table:formula="of:=concat(&quot;https://dx.doi.org/&quot;; [.F70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70]; [$'Journal Lookup Tables'.$A$2:.$B$22])" office:value-type="string" office:string-value="BOTH" calcext:value-type="string">
            <text:p>BOTH</text:p>
          </table:table-cell>
          <table:table-cell table:style-name="ce86" table:formula="of:=LOOKUP([.A70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GeneMapper, DARwin, STRUCTURE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6" office:value-type="string" calcext:value-type="string">
            <text:p>Eur J Plant Pathol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7" calcext:value-type="float">
            <text:p>3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658-019-01860-6</text:p>
          </table:table-cell>
          <table:table-cell table:style-name="ce66" table:formula="of:=concat(&quot;https://dx.doi.org/&quot;; [.F71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71]; [$'Journal Lookup Tables'.$A$2:.$B$22])" office:value-type="string" office:string-value="BOTH" calcext:value-type="string">
            <text:p>BOTH</text:p>
          </table:table-cell>
          <table:table-cell table:style-name="ce84" table:formula="of:=LOOKUP([.A71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JMP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49" office:value-type="string" calcext:value-type="string">
            <text:p>Eur J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33-3</text:p>
          </table:table-cell>
          <table:table-cell table:style-name="ce67" table:formula="of:=concat(&quot;https://dx.doi.org/&quot;; [.F72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72]; [$'Journal Lookup Tables'.$A$2:.$B$22])" office:value-type="string" office:string-value="BOTH" calcext:value-type="string">
            <text:p>BOTH</text:p>
          </table:table-cell>
          <table:table-cell table:style-name="ce85" table:formula="of:=LOOKUP([.A72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Chromas Pro, Genetyx</text:p>
          </table:table-cell>
          <table:table-cell table:style-name="ce13" office:value-type="string" calcext:value-type="string">
            <text:p>,</text:p>
          </table:table-cell>
          <table:table-cell table:style-name="ce13" table:number-columns-repeated="3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49" office:value-type="string" calcext:value-type="string">
            <text:p>Eur J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57" calcext:value-type="float">
            <text:p>5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40-4</text:p>
          </table:table-cell>
          <table:table-cell table:style-name="ce67" table:formula="of:=concat(&quot;https://dx.doi.org/&quot;; [.F73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73]; [$'Journal Lookup Tables'.$A$2:.$B$22])" office:value-type="string" office:string-value="BOTH" calcext:value-type="string">
            <text:p>BOTH</text:p>
          </table:table-cell>
          <table:table-cell table:style-name="ce85" table:formula="of:=LOOKUP([.A73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BioEdit , SAS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4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.1439-0329.2011.00729.x</text:p>
          </table:table-cell>
          <table:table-cell table:style-name="ce65" table:formula="of:=concat(&quot;https://dx.doi.org/&quot;; [.F7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74]; [$'Journal Lookup Tables'.$A$2:.$B$22])" office:value-type="string" office:string-value="BOTH" calcext:value-type="string">
            <text:p>BOTH</text:p>
          </table:table-cell>
          <table:table-cell table:style-name="ce83" table:formula="of:=LOOKUP([.A74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0" calcext:value-type="float">
            <office:annotation draw:style-name="gr5" draw:text-style-name="P2" svg:width="700.04pt" svg:height="42.75pt" svg:x="1498.99pt" svg:y="1175.24pt" draw:caption-point-x="-11.54pt" draw:caption-point-y="-22.22pt">
              <dc:date>2022-04-25T00:00:00</dc:date>
              <text:p text:style-name="P1">Only says that the sequences were "analysed"</text:p>
              <text:p text:style-name="P1"><text:tab/>-Adam H. Sparks</text:p>
            </office:annotation>
            <text:p>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office:annotation draw:style-name="gr5" draw:text-style-name="P2" svg:width="184pt" svg:height="61.68pt" svg:x="2142.09pt" svg:y="1165.78pt" draw:caption-point-x="-11.54pt" draw:caption-point-y="-12.76pt">
              <dc:date>2022-04-25T00:00:00</dc:date>
              <text:p text:style-name="P1">The level of detail in the materials and methods is meticulous and to be commended. Not just computational, but all information contained</text:p>
              <text:p text:style-name="P1"><text:tab/>-Adam H. Sparks</text:p>
            </office:annotation>
            <text:p>NA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J. F. Webber, A. M. Vettraino, T. T. Chang, S.E. Bellgard, C. M. Brasier, A. Vannini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36--143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Isolation of {\textit{Phytophthora lateralis}} from {\textit{Chamaecyparis}} foliage in Taiwan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2" calcext:value-type="float">
            <text:p>42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439-0329.2010.00710.x</text:p>
          </table:table-cell>
          <table:table-cell table:style-name="ce65" table:formula="of:=concat(&quot;https://dx.doi.org/&quot;; [.F7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75]; [$'Journal Lookup Tables'.$A$2:.$B$22])" office:value-type="string" office:string-value="BOTH" calcext:value-type="string">
            <text:p>BOTH</text:p>
          </table:table-cell>
          <table:table-cell table:style-name="ce83" table:formula="of:=LOOKUP([.A75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5" draw:text-style-name="P2" svg:width="700.04pt" svg:height="42.75pt" svg:x="1498.99pt" svg:y="1191pt" draw:caption-point-x="-11.54pt" draw:caption-point-y="-22.99pt">
              <dc:date>2022-04-25T00:00:00</dc:date>
              <text:p text:style-name="P1">genstat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Stat</text:p>
          </table:table-cell>
          <table:table-cell table:style-name="ce37" office:value-type="string" calcext:value-type="string">
            <text:p>ARTICLE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439-0329.2011.00712.x</text:p>
          </table:table-cell>
          <table:table-cell table:style-name="ce65" table:formula="of:=concat(&quot;https://dx.doi.org/&quot;; [.F76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76]; [$'Journal Lookup Tables'.$A$2:.$B$22])" office:value-type="string" office:string-value="BOTH" calcext:value-type="string">
            <text:p>BOTH</text:p>
          </table:table-cell>
          <table:table-cell table:style-name="ce83" table:formula="of:=LOOKUP([.A76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5" draw:text-style-name="P2" svg:width="700.04pt" svg:height="42.75pt" svg:x="1498.99pt" svg:y="1206.74pt" draw:caption-point-x="-11.54pt" draw:caption-point-y="-22.96pt">
              <dc:date>2022-04-25T00:00:00</dc:date>
              <text:p text:style-name="P1">Quantity One version 4.6.3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Quantity One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efp.12011</text:p>
          </table:table-cell>
          <table:table-cell table:style-name="ce65" table:formula="of:=concat(&quot;https://dx.doi.org/&quot;; [.F7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77]; [$'Journal Lookup Tables'.$A$2:.$B$22])" office:value-type="string" office:string-value="BOTH" calcext:value-type="string">
            <text:p>BOTH</text:p>
          </table:table-cell>
          <table:table-cell table:style-name="ce83" table:formula="of:=LOOKUP([.A77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0" calcext:value-type="float">
            <office:annotation draw:style-name="gr5" draw:text-style-name="P2" svg:width="700.04pt" svg:height="42.75pt" svg:x="1498.99pt" svg:y="1222.5pt" draw:caption-point-x="-11.54pt" draw:caption-point-y="-22.99pt">
              <dc:date>2022-04-25T00:00:00</dc:date>
              <text:p text:style-name="P1">Only NSITE, http://linux1.softberry.com/berry.phtml?topic=nsite&amp;group=programs&amp;subgroup=promoter, is mentioned. Nothing is given for the analysis or how graphs were generated, etc. Rating using lowest value.</text:p>
              <text:p text:style-name="P1"><text:tab/>-Adam H. Sparks</text:p>
            </office:annotation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2" calcext:value-type="float">
            <office:annotation draw:style-name="gr1" draw:text-style-name="P2" svg:width="623.59pt" svg:height="74.24pt" svg:x="1665.69pt" svg:y="1222.5pt" draw:caption-point-x="-11.54pt" draw:caption-point-y="-22.99pt">
              <dc:date>2022-04-25T00:00:00</dc:date>
              <text:p text:style-name="P1">They mention using freely available data. Promoter sequences are made available as .emf (Windows Meta) files as supplementary materials.</text:p>
              <text:p text:style-name="P1"/>
              <text:p text:style-name="P1">Ranked as 2 because subscription needed to get access to article and thus the supplementary materials.</text:p>
              <text:p text:style-name="P1"><text:tab/>-Adam H. Sparks</text:p>
            </office:annotation>
            <text:p>2</text:p>
          </table:table-cell>
          <table:table-cell table:style-name="ce90" office:value-type="string" calcext:value-type="string">
            <office:annotation draw:style-name="gr5" draw:text-style-name="P2" svg:width="184pt" svg:height="42.75pt" svg:x="2142.09pt" svg:y="1222.5pt" draw:caption-point-x="-11.54pt" draw:caption-point-y="-22.99pt">
              <dc:date>2022-04-25T00:00:00</dc:date>
              <text:p text:style-name="P1">Any analysis software is not discussed</text:p>
              <text:p text:style-name="P1"><text:tab/>-Adam H. Sparks</text:p>
            </office:annotation>
            <text:p>NSITE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D.-D. Wang, X.-Y. Cheng, Y.-S. Wang, H.-Y. Pan, B.-Y. Xie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44--152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Characterization and expression of daf-9 and daf-12 genes in the pinewood nematode, {\textit{Bursaphelenchus xylophilus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3" calcext:value-type="float">
            <text:p>43</text:p>
          </table:table-cell>
          <table:table-cell table:style-name="ce59" office:value-type="string" calcext:value-type="string">
            <text:p><text:a xlink:href="http://onlinelibrary.wiley.com/doi/10.1111/efp.12011/abstract;jsessionid=48EB789249EDE417AC467BBEF877C6E6.f02t02" xlink:type="simple">http://onlinelibrary.wiley.com/doi/10.1111/efp.12011/abstract;jsessionid=48EB789249EDE417AC467BBEF877C6E6.f02t02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efp.12076</text:p>
          </table:table-cell>
          <table:table-cell table:style-name="ce65" table:formula="of:=concat(&quot;https://dx.doi.org/&quot;; [.F7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78]; [$'Journal Lookup Tables'.$A$2:.$B$22])" office:value-type="string" office:string-value="BOTH" calcext:value-type="string">
            <text:p>BOTH</text:p>
          </table:table-cell>
          <table:table-cell table:style-name="ce83" table:formula="of:=LOOKUP([.A78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office:annotation draw:style-name="gr5" draw:text-style-name="P2" svg:width="184pt" svg:height="42.75pt" svg:x="2142.09pt" svg:y="1238.26pt" draw:caption-point-x="-11.54pt" draw:caption-point-y="-22.99pt">
              <dc:date>2022-04-25T00:00:00</dc:date>
              <text:p text:style-name="P1">No mention of how graphs were made</text:p>
              <text:p text:style-name="P1"><text:tab/>-Adam H. Sparks</text:p>
            </office:annotation>
            <text:p>MAFFT, MEGA, PAUP, 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J. Roux, H. Solheim, G. Kamgan Nkuekam, M. J. Wingfield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24--130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\textit{{Sporendocladia bactrospora}} associated with wounds on native broadleaved trees in {Norway} and {Sweden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4" calcext:value-type="float">
            <text:p>44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efp.12078</text:p>
          </table:table-cell>
          <table:table-cell table:style-name="ce65" table:formula="of:=concat(&quot;https://dx.doi.org/&quot;; [.F7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79]; [$'Journal Lookup Tables'.$A$2:.$B$22])" office:value-type="string" office:string-value="BOTH" calcext:value-type="string">
            <text:p>BOTH</text:p>
          </table:table-cell>
          <table:table-cell table:style-name="ce83" table:formula="of:=LOOKUP([.A79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0" calcext:value-type="float">
            <office:annotation draw:style-name="gr5" draw:text-style-name="P2" svg:width="700.04pt" svg:height="42.75pt" svg:x="1498.99pt" svg:y="1253.99pt" draw:caption-point-x="-11.54pt" draw:caption-point-y="-22.96pt">
              <dc:date>2022-04-25T00:00:00</dc:date>
              <text:p text:style-name="P1">several.. CODONCODE ALIGNER 4.0.2 program, WEBSAT, PRIMER3</text:p>
              <text:p text:style-name="P1"><text:tab/>-Emerson Del Ponte</text:p>
            </office:annotation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CODONCODE ALIGNER, WEBSAT, PRIMER3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efp.12134</text:p>
          </table:table-cell>
          <table:table-cell table:style-name="ce65" table:formula="of:=concat(&quot;https://dx.doi.org/&quot;; [.F80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80]; [$'Journal Lookup Tables'.$A$2:.$B$22])" office:value-type="string" office:string-value="BOTH" calcext:value-type="string">
            <text:p>BOTH</text:p>
          </table:table-cell>
          <table:table-cell table:style-name="ce83" table:formula="of:=LOOKUP([.A80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, Exce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efp.12239</text:p>
          </table:table-cell>
          <table:table-cell table:style-name="ce65" table:formula="of:=concat(&quot;https://dx.doi.org/&quot;; [.F8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81]; [$'Journal Lookup Tables'.$A$2:.$B$22])" office:value-type="string" office:string-value="BOTH" calcext:value-type="string">
            <text:p>BOTH</text:p>
          </table:table-cell>
          <table:table-cell table:style-name="ce83" table:formula="of:=LOOKUP([.A81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office:annotation draw:style-name="gr4" draw:text-style-name="P2" svg:width="700.04pt" svg:height="42.72pt" svg:x="1498.99pt" svg:y="1285.51pt" draw:caption-point-x="-11.54pt" draw:caption-point-y="-22.99pt">
              <dc:date>2022-04-25T00:00:00</dc:date>
              <text:p text:style-name="P1">Gen- Bank and PhytophthoraDB</text:p>
              <text:p text:style-name="P1"><text:tab/>-Emerson Del Ponte</text:p>
            </office:annotation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GenBank, PhytophthoraDB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efp.12263</text:p>
          </table:table-cell>
          <table:table-cell table:style-name="ce65" table:formula="of:=concat(&quot;https://dx.doi.org/&quot;; [.F82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82]; [$'Journal Lookup Tables'.$A$2:.$B$22])" office:value-type="string" office:string-value="BOTH" calcext:value-type="string">
            <text:p>BOTH</text:p>
          </table:table-cell>
          <table:table-cell table:style-name="ce83" table:formula="of:=LOOKUP([.A82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bowtie, samtools, GenAlEx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Kim_2016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M.-S. Kim, P. A. Hohenlohe, K.-H. Kim, S.-T. Seo, N. B. Klopfenstein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M. Hale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feb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64--167</text:p>
          </table:table-cell>
          <table:table-cell table:style-name="ce35" office:value-type="string" calcext:value-type="string">
            <text:p>Wiley-Blackwell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Genetic diversity and population structure of \textit{{Raffaelea quercus-mongolicae}}, a fungus associated with oak mortality in South Korea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46" calcext:value-type="float">
            <text:p>46</text:p>
          </table:table-cell>
          <table:table-cell table:style-name="ce115" office:value-type="string" calcext:value-type="string">
            <text:p><text:a xlink:href="https://doi.org/10.1111%2Fefp.12263" xlink:type="simple">https://doi.org/10.1111%2Fefp.12263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efp.12288</text:p>
          </table:table-cell>
          <table:table-cell table:style-name="ce71" table:formula="of:=concat(&quot;https://dx.doi.org/&quot;; [.F8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83]; [$'Journal Lookup Tables'.$A$2:.$B$22])" office:value-type="string" office:string-value="BOTH" calcext:value-type="string">
            <text:p>BOTH</text:p>
          </table:table-cell>
          <table:table-cell table:style-name="ce83" table:formula="of:=LOOKUP([.A83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Forest Pathology</text:p>
          </table:table-cell>
          <table:table-cell table:style-name="ce47" office:value-type="string" calcext:value-type="string">
            <text:p>Fores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74" calcext:value-type="float">
            <text:p>74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efp.12301</text:p>
          </table:table-cell>
          <table:table-cell table:style-name="ce72" table:formula="of:=concat(&quot;https://dx.doi.org/&quot;; [.F84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84]; [$'Journal Lookup Tables'.$A$2:.$B$22])" office:value-type="string" office:string-value="BOTH" calcext:value-type="string">
            <text:p>BOTH</text:p>
          </table:table-cell>
          <table:table-cell table:style-name="ce83" table:formula="of:=LOOKUP([.A84]; [$'Journal Lookup Tables'.$F$2:.$G$22])" office:value-type="float" office:value="0" calcext:value-type="float">
            <text:p>0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Forest Pathology</text:p>
          </table:table-cell>
          <table:table-cell table:style-name="ce47" office:value-type="string" calcext:value-type="string">
            <text:p>Fores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30" calcext:value-type="float">
            <text:p>13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efp.12313</text:p>
          </table:table-cell>
          <table:table-cell table:style-name="ce72" table:formula="of:=concat(&quot;https://dx.doi.org/&quot;; [.F85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85]; [$'Journal Lookup Tables'.$A$2:.$B$22])" office:value-type="string" office:string-value="BOTH" calcext:value-type="string">
            <text:p>BOTH</text:p>
          </table:table-cell>
          <table:table-cell table:style-name="ce83" table:formula="of:=LOOKUP([.A85]; [$'Journal Lookup Tables'.$F$2:.$G$22])" office:value-type="float" office:value="0" calcext:value-type="float">
            <text:p>0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R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5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efp.12375</text:p>
          </table:table-cell>
          <table:table-cell table:style-name="ce65" table:formula="of:=concat(&quot;https://dx.doi.org/&quot;; [.F8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86]; [$'Journal Lookup Tables'.$A$2:.$B$22])" office:value-type="string" office:string-value="BOTH" calcext:value-type="string">
            <text:p>BOTH</text:p>
          </table:table-cell>
          <table:table-cell table:style-name="ce83" table:formula="of:=LOOKUP([.A86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efp.12376</text:p>
          </table:table-cell>
          <table:table-cell table:style-name="ce65" table:formula="of:=concat(&quot;https://dx.doi.org/&quot;; [.F8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87]; [$'Journal Lookup Tables'.$A$2:.$B$22])" office:value-type="string" office:string-value="BOTH" calcext:value-type="string">
            <text:p>BOTH</text:p>
          </table:table-cell>
          <table:table-cell table:style-name="ce83" table:formula="of:=LOOKUP([.A87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2" office:value-type="string" calcext:value-type="string">
            <text:p>Forest Pathology</text:p>
          </table:table-cell>
          <table:table-cell table:style-name="ce50" office:value-type="string" calcext:value-type="string">
            <text:p>Forest Pathol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81" calcext:value-type="float">
            <text:p>81</text:p>
          </table:table-cell>
          <table:table-cell table:style-name="ce55" office:value-type="string" calcext:value-type="string">
            <text:p><text:a xlink:href="https://doi.org/10.1111/efp.12468" xlink:type="simple">Kaique</text:a></text:p>
          </table:table-cell>
          <table:table-cell table:style-name="ce29" office:value-type="string" calcext:value-type="string">
            <text:p><text:a xlink:href="https://doi.org/10.1111/efp.12468" xlink:type="simple">10.1111/efp.12468</text:a></text:p>
          </table:table-cell>
          <table:table-cell table:style-name="ce70" table:formula="of:=concat(&quot;https://dx.doi.org/&quot;; [.F88])" office:value-type="string" office:string-value="" calcext:value-type="error">
            <text:p>#NAME?</text:p>
          </table:table-cell>
          <table:table-cell table:style-name="ce12" office:value-type="string" calcext:value-type="string">
            <text:p>Sequntial numbering. First research article for 2019.</text:p>
          </table:table-cell>
          <table:table-cell table:style-name="ce80" table:formula="of:=LOOKUP([.A88]; [$'Journal Lookup Tables'.$A$2:.$B$22])" office:value-type="string" office:string-value="BOTH" calcext:value-type="string">
            <text:p>BOTH</text:p>
          </table:table-cell>
          <table:table-cell table:style-name="ce87" table:formula="of:=LOOKUP([.A88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, MEGA, BioEdit, ClustalW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Forest Pathology</text:p>
          </table:table-cell>
          <table:table-cell table:style-name="ce49" office:value-type="string" calcext:value-type="string">
            <text:p>Forest 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5" calcext:value-type="float">
            <text:p>105</text:p>
          </table:table-cell>
          <table:table-cell table:style-name="ce52" office:value-type="string" calcext:value-type="string">
            <text:p><text:a xlink:href="https://doi.org/10.1111/efp.12471" xlink:type="simple">Nik</text:a></text:p>
          </table:table-cell>
          <table:table-cell table:style-name="ce30" office:value-type="string" calcext:value-type="string">
            <text:p><text:a xlink:href="https://doi.org/10.1111/efp.12471" xlink:type="simple">10.1111/efp.12471</text:a></text:p>
          </table:table-cell>
          <table:table-cell table:style-name="ce67" table:formula="of:=concat(&quot;https://dx.doi.org/&quot;; [.F89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Second research article for 2019.</text:p>
          </table:table-cell>
          <table:table-cell table:style-name="ce78" table:formula="of:=LOOKUP([.A89]; [$'Journal Lookup Tables'.$A$2:.$B$22])" office:value-type="string" office:string-value="BOTH" calcext:value-type="string">
            <text:p>BOTH</text:p>
          </table:table-cell>
          <table:table-cell table:style-name="ce85" table:formula="of:=LOOKUP([.A89]; [$'Journal Lookup Tables'.$F$2:.$G$22])" office:value-type="float" office:value="0" calcext:value-type="float">
            <text:p>0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Sequencher, MAFFT, Bioedit, MrBayes, MrBayes, FigTree, R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Forest Pathology</text:p>
          </table:table-cell>
          <table:table-cell table:style-name="ce47" office:value-type="string" calcext:value-type="string">
            <text:p>Forest Pathol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2" calcext:value-type="float">
            <text:p>82</text:p>
          </table:table-cell>
          <table:table-cell table:style-name="ce53" office:value-type="string" calcext:value-type="string">
            <text:p><text:a xlink:href="https://doi.org/10.1111/efp.12574" xlink:type="simple">Zach</text:a></text:p>
          </table:table-cell>
          <table:table-cell table:style-name="ce31" office:value-type="string" calcext:value-type="string">
            <text:p><text:a xlink:href="https://doi.org/10.1111/efp.12574" xlink:type="simple">10.1111/efp.12574</text:a></text:p>
          </table:table-cell>
          <table:table-cell table:style-name="ce69" table:formula="of:=concat(&quot;https://dx.doi.org/&quot;; [.F90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third article of 2020</text:p>
          </table:table-cell>
          <table:table-cell table:style-name="ce79" table:formula="of:=LOOKUP([.A90]; [$'Journal Lookup Tables'.$A$2:.$B$22])" office:value-type="string" office:string-value="BOTH" calcext:value-type="string">
            <text:p>BOTH</text:p>
          </table:table-cell>
          <table:table-cell table:style-name="ce86" table:formula="of:=LOOKUP([.A90]; [$'Journal Lookup Tables'.$F$2:.$G$22])" office:value-type="float" office:value="0" calcext:value-type="float">
            <text:p>0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NA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Forest Pathology</text:p>
          </table:table-cell>
          <table:table-cell table:style-name="ce48" office:value-type="string" calcext:value-type="string">
            <text:p>Forest Pathol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83" calcext:value-type="float">
            <text:p>83</text:p>
          </table:table-cell>
          <table:table-cell table:style-name="ce56" office:value-type="string" calcext:value-type="string">
            <text:p><text:a xlink:href="https://doi-org.ezproxy.usq.edu.au/10.1111/efp.12647" xlink:type="simple">Adam</text:a></text:p>
          </table:table-cell>
          <table:table-cell table:style-name="ce60" office:value-type="string" calcext:value-type="string">
            <text:p><text:a xlink:href="https://doi-org.ezproxy.usq.edu.au/10.1111/efp.12647" xlink:type="simple">10.1111/efp.12647</text:a></text:p>
          </table:table-cell>
          <table:table-cell table:style-name="ce68" table:formula="of:=concat(&quot;https://dx.doi.org/&quot;; [.F91])" office:value-type="string" office:string-value="" calcext:value-type="error">
            <text:p>#NAME?</text:p>
          </table:table-cell>
          <table:table-cell table:style-name="ce38" office:value-type="string" calcext:value-type="string">
            <text:p>No page numbers in this journal, so selected first article that was research in 2021</text:p>
          </table:table-cell>
          <table:table-cell table:style-name="ce76" table:formula="of:=LOOKUP([.A91]; [$'Journal Lookup Tables'.$A$2:.$B$22])" office:value-type="string" office:string-value="BOTH" calcext:value-type="string">
            <text:p>BOTH</text:p>
          </table:table-cell>
          <table:table-cell table:style-name="ce83" table:formula="of:=LOOKUP([.A91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SPSS, Primer Premier 5, geNorm, RefFinder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327-012-0367-9</text:p>
          </table:table-cell>
          <table:table-cell table:style-name="ce65" table:formula="of:=concat(&quot;https://dx.doi.org/&quot;; [.F9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92]; [$'Journal Lookup Tables'.$A$2:.$B$22])" office:value-type="string" office:string-value="BOTH" calcext:value-type="string">
            <text:p>BOTH</text:p>
          </table:table-cell>
          <table:table-cell table:style-name="ce83" table:formula="of:=LOOKUP([.A92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0" calcext:value-type="float">
            <office:annotation draw:style-name="gr5" draw:text-style-name="P2" svg:width="700.04pt" svg:height="42.75pt" svg:x="1498.99pt" svg:y="1457.23pt" draw:caption-point-x="-11.54pt" draw:caption-point-y="-22.96pt">
              <dc:date>2022-04-25T00:00:00</dc:date>
              <text:p text:style-name="P1">Phylogenetic analysis was performed, no mention of what was used</text:p>
              <text:p text:style-name="P1"><text:tab/>-Adam H. Sparks</text:p>
            </office:annotation>
            <text:p>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Yamamoto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Jun Yamamoto, Kazuaki Tanaka, Nobuaki Ohtaka, Toyozo Sato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99--105</text:p>
          </table:table-cell>
          <table:table-cell table:style-name="ce36" office:value-type="string" calcext:value-type="string">
            <text:p>Springer Nature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Black leaf spot of Japanese persimmon ({\textit{Diospyros kaki}}, a new disease caused by {\textit{Adisciso kaki}} sp. {\textit{nov.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78" calcext:value-type="float">
            <text:p>78</text:p>
          </table:table-cell>
          <table:table-cell table:style-name="ce59" office:value-type="string" calcext:value-type="string">
            <text:p><text:a xlink:href="https://doi.org/10.1007%2Fs10327-012-0367-9" xlink:type="simple">https://doi.org/10.1007%2Fs10327-012-0367-9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327-012-0360-3</text:p>
          </table:table-cell>
          <table:table-cell table:style-name="ce65" table:formula="of:=concat(&quot;https://dx.doi.org/&quot;; [.F9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93]; [$'Journal Lookup Tables'.$A$2:.$B$22])" office:value-type="string" office:string-value="BOTH" calcext:value-type="string">
            <text:p>BOTH</text:p>
          </table:table-cell>
          <table:table-cell table:style-name="ce83" table:formula="of:=LOOKUP([.A93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0" calcext:value-type="float">
            <office:annotation draw:style-name="gr1" draw:text-style-name="P2" svg:width="645.85pt" svg:height="74.24pt" svg:x="1601.8pt" svg:y="1473pt" draw:caption-point-x="-11.54pt" draw:caption-point-y="-22.99pt">
              <dc:date>2022-04-25T00:00:00</dc:date>
              <text:p text:style-name="P1">There is no statistical analysis or any other mention of statistical software. This in fact may be better represented as "NA" for this article, judging by the content</text:p>
              <text:p text:style-name="P1"><text:tab/>-Adam H. Sparks</text:p>
              <text:p text:style-name="P1">They do mention the phrase "no statistical significance" so I can assume that statistical analysis was indeed performed and this should be 0</text:p>
              <text:p text:style-name="P1"><text:tab/>-Adam H. Sparks</text:p>
            </office:annotation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Ido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Yukari Ido, Kenji S. Nakahara, Ichiro Uyeda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27--132</text:p>
          </table:table-cell>
          <table:table-cell table:style-name="ce36" office:value-type="string" calcext:value-type="string">
            <text:p>Springer Nature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White clover mosaic virus-induced gene silencing in pe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78" calcext:value-type="float">
            <text:p>78</text:p>
          </table:table-cell>
          <table:table-cell table:style-name="ce59" office:value-type="string" calcext:value-type="string">
            <text:p><text:a xlink:href="https://doi.org/10.1007%2Fs10327-012-0360-3" xlink:type="simple">https://doi.org/10.1007%2Fs10327-012-0360-3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327-012-0363-0</text:p>
          </table:table-cell>
          <table:table-cell table:style-name="ce65" table:formula="of:=concat(&quot;https://dx.doi.org/&quot;; [.F9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94]; [$'Journal Lookup Tables'.$A$2:.$B$22])" office:value-type="string" office:string-value="BOTH" calcext:value-type="string">
            <text:p>BOTH</text:p>
          </table:table-cell>
          <table:table-cell table:style-name="ce83" table:formula="of:=LOOKUP([.A94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office:annotation draw:style-name="gr5" draw:text-style-name="P2" svg:width="327.86pt" svg:height="42.75pt" svg:x="1273.95pt" svg:y="1488.76pt" draw:caption-point-x="-11.54pt" draw:caption-point-y="-22.99pt">
              <dc:date>2022-04-25T00:00:00</dc:date>
              <text:p text:style-name="P1">First report of a pathogen</text:p>
              <text:p text:style-name="P1"><text:tab/>-Emerson Del Ponte</text:p>
            </office:annotation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office:annotation draw:style-name="gr5" draw:text-style-name="P2" svg:width="700.04pt" svg:height="42.75pt" svg:x="1498.99pt" svg:y="1488.76pt" draw:caption-point-x="-11.54pt" draw:caption-point-y="-22.99pt">
              <dc:date>2022-04-25T00:00:00</dc:date>
              <text:p text:style-name="P1">MEGA 5.05 software</text:p>
              <text:p text:style-name="P1"><text:tab/>-Emerson Del Ponte</text:p>
            </office:annotation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Tashiro_2012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Nobuya Tashiro, Kayo Manabe, Youichi Ide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feb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2" calcext:value-type="float">
            <text:p>2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140--144</text:p>
          </table:table-cell>
          <table:table-cell table:style-name="ce37" office:value-type="string" calcext:value-type="string">
            <text:p>Springer Nature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First report of whisker mold, a postharvest disease on citrus caused by \textit{{Penicillium ulaiense}} (in {Japan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78" calcext:value-type="float">
            <text:p>78</text:p>
          </table:table-cell>
          <table:table-cell table:style-name="ce64" office:value-type="string" calcext:value-type="string">
            <text:p><text:a xlink:href="https://doi.org/10.1007%2Fs10327-012-0363-0" xlink:type="simple">https://doi.org/10.1007%2Fs10327-012-0363-0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327-012-0364-z</text:p>
          </table:table-cell>
          <table:table-cell table:style-name="ce65" table:formula="of:=concat(&quot;https://dx.doi.org/&quot;; [.F9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95]; [$'Journal Lookup Tables'.$A$2:.$B$22])" office:value-type="string" office:string-value="BOTH" calcext:value-type="string">
            <text:p>BOTH</text:p>
          </table:table-cell>
          <table:table-cell table:style-name="ce83" table:formula="of:=LOOKUP([.A95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Primer3, BLAST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Yakabe_2012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Lani E. Yakabe, M. Malendia Maccree, Padma Sudarshana, Ali E. McClean, Shane R. Parker, William P. Wechter, Gernot Presting, Mizuri Marutani-Hert, Daniel A. Kluepfel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feb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21--126</text:p>
          </table:table-cell>
          <table:table-cell table:style-name="ce35" office:value-type="string" calcext:value-type="string">
            <text:p>Springer Nature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Novel {PCR} primers for detection of genetically diverse virulent \textit{{Agrobacterium tumefaciens}} biovar 1 strains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78" calcext:value-type="float">
            <text:p>78</text:p>
          </table:table-cell>
          <table:table-cell table:style-name="ce115" office:value-type="string" calcext:value-type="string">
            <text:p><text:a xlink:href="https://doi.org/10.1007%2Fs10327-012-0364-z" xlink:type="simple">https://doi.org/10.1007%2Fs10327-012-0364-z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327-012-0416-4</text:p>
          </table:table-cell>
          <table:table-cell table:style-name="ce65" table:formula="of:=concat(&quot;https://dx.doi.org/&quot;; [.F9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96]; [$'Journal Lookup Tables'.$A$2:.$B$22])" office:value-type="string" office:string-value="BOTH" calcext:value-type="string">
            <text:p>BOTH</text:p>
          </table:table-cell>
          <table:table-cell table:style-name="ce83" table:formula="of:=LOOKUP([.A96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N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327-013-0428-8</text:p>
          </table:table-cell>
          <table:table-cell table:style-name="ce65" table:formula="of:=concat(&quot;https://dx.doi.org/&quot;; [.F9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97]; [$'Journal Lookup Tables'.$A$2:.$B$22])" office:value-type="string" office:string-value="BOTH" calcext:value-type="string">
            <text:p>BOTH</text:p>
          </table:table-cell>
          <table:table-cell table:style-name="ce83" table:formula="of:=LOOKUP([.A97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office:annotation draw:style-name="gr4" draw:text-style-name="P2" svg:width="726.43pt" svg:height="42.72pt" svg:x="1415.65pt" svg:y="1536.01pt" draw:caption-point-x="-11.54pt" draw:caption-point-y="-22.99pt">
              <dc:date>2022-04-25T00:00:00</dc:date>
              <text:p text:style-name="P1">Not all software has version numbers, some, e.g. soft berry, is web-based. Other has version number listed but does not appear to have additional components to it.</text:p>
              <text:p text:style-name="P1"><text:tab/>-Adam H. Sparks</text:p>
            </office:annotation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0" calcext:value-type="float">
            <office:annotation draw:style-name="gr10" draw:text-style-name="P2" svg:width="623.59pt" svg:height="74.98pt" svg:x="1665.69pt" svg:y="1536.01pt" draw:caption-point-x="-11.54pt" draw:caption-point-y="-22.99pt">
              <dc:date>2022-04-25T00:00:00</dc:date>
              <text:p text:style-name="P1">Supplementary materials are provided as MS Word and PowerPoint files. Other open formats could be used here...</text:p>
              <text:p text:style-name="P1"/>
              <text:p text:style-name="P1">No data used for analysis are provided</text:p>
              <text:p text:style-name="P1"><text:tab/>-Adam H. Sparks</text:p>
            </office:annotation>
            <text:p>0</text:p>
          </table:table-cell>
          <table:table-cell table:style-name="ce90" office:value-type="string" calcext:value-type="string">
            <text:p>Fgenesh, SignalP, Protcomp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Zhang_2013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Hong-yan Zhang, Dong-yang He, Teerapong Kasetsomboon, Heng Zhou, Ping Li, Xiang-long Li, Chatchawan Jantasuriyarat, Bo Zhou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96--104</text:p>
          </table:table-cell>
          <table:table-cell table:style-name="ce36" office:value-type="string" calcext:value-type="string">
            <text:p>Springer Nature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Analysis of selected singleton transposable elements ({SSTEs} and their application for the development of land {PATE} markers in Magnaporthe oryzae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79" calcext:value-type="float">
            <text:p>79</text:p>
          </table:table-cell>
          <table:table-cell table:style-name="ce59" office:value-type="string" calcext:value-type="string">
            <text:p><text:a xlink:href="https://doi.org/10.1007%2Fs10327-013-0428-8" xlink:type="simple">https://doi.org/10.1007%2Fs10327-013-0428-8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327-012-0405-7</text:p>
          </table:table-cell>
          <table:table-cell table:style-name="ce65" table:formula="of:=concat(&quot;https://dx.doi.org/&quot;; [.F9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98]; [$'Journal Lookup Tables'.$A$2:.$B$22])" office:value-type="string" office:string-value="BOTH" calcext:value-type="string">
            <text:p>BOTH</text:p>
          </table:table-cell>
          <table:table-cell table:style-name="ce83" table:formula="of:=LOOKUP([.A98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sep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--11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The Medicago truncatula–Mycosphaerella pinodes interaction: a new pathosystem for dissecting fungal-suppressor-mediated disease susceptibility in plants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79" calcext:value-type="float">
            <text:p>79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327-013-0480-4</text:p>
          </table:table-cell>
          <table:table-cell table:style-name="ce65" table:formula="of:=concat(&quot;https://dx.doi.org/&quot;; [.F9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99]; [$'Journal Lookup Tables'.$A$2:.$B$22])" office:value-type="string" office:string-value="BOTH" calcext:value-type="string">
            <text:p>BOTH</text:p>
          </table:table-cell>
          <table:table-cell table:style-name="ce83" table:formula="of:=LOOKUP([.A99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office:annotation draw:style-name="gr2" draw:text-style-name="P2" svg:width="623.59pt" svg:height="43.48pt" svg:x="1665.69pt" svg:y="1567.5pt" draw:caption-point-x="-11.54pt" draw:caption-point-y="-22.99pt">
              <dc:date>2022-04-25T00:00:00</dc:date>
              <text:p text:style-name="P1">They only had a few sequences as data, but they were submitted to DDBJ</text:p>
              <text:p text:style-name="P1"><text:tab/>-Zachary Foster</text:p>
            </office:annotation>
            <text:p>3</text:p>
          </table:table-cell>
          <table:table-cell table:style-name="ce92" office:value-type="string" calcext:value-type="string">
            <text:p>BLAST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99--102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Brown root rot of Russell prairie gentian caused by \textitit{{Subplenodomus drobnjacensis}}. 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80" calcext:value-type="float">
            <text:p>80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327-013-0491-1</text:p>
          </table:table-cell>
          <table:table-cell table:style-name="ce65" table:formula="of:=concat(&quot;https://dx.doi.org/&quot;; [.F100])" office:value-type="string" office:string-value="" calcext:value-type="error">
            <text:p>#NAME?</text:p>
          </table:table-cell>
          <table:table-cell table:style-name="ce35" office:value-type="string" calcext:value-type="string">
            <text:p>Random page number exact duplicate of last, next sequential article selected</text:p>
          </table:table-cell>
          <table:table-cell table:style-name="ce76" table:formula="of:=LOOKUP([.A100]; [$'Journal Lookup Tables'.$A$2:.$B$22])" office:value-type="string" office:string-value="BOTH" calcext:value-type="string">
            <text:p>BOTH</text:p>
          </table:table-cell>
          <table:table-cell table:style-name="ce83" table:formula="of:=LOOKUP([.A100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office:annotation draw:style-name="gr3" draw:text-style-name="P2" svg:width="700.04pt" svg:height="43.51pt" svg:x="1498.99pt" svg:y="1583.23pt" draw:caption-point-x="-11.54pt" draw:caption-point-y="-22.96pt">
              <dc:date>2022-04-25T00:00:00</dc:date>
              <text:p text:style-name="P1">MEGA is free, but closed source. Not sure how we are handling this</text:p>
              <text:p text:style-name="P1"><text:tab/>-Zachary Foster</text:p>
            </office:annotation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MEGA, BLAST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office:annotation draw:style-name="gr3" draw:text-style-name="P2" svg:width="985.46pt" svg:height="43.51pt" svg:x="3255.48pt" svg:y="1583.23pt" draw:caption-point-x="-11.54pt" draw:caption-point-y="-22.96pt">
              <dc:date>2022-04-25T00:00:00</dc:date>
              <text:p text:style-name="P1">no page numbers</text:p>
              <text:p text:style-name="P1"><text:tab/>-Zachary Foster</text:p>
            </office:annotation>
            <text:p>NA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Bacterial leaf blight of sweet pepper (\textit{{Capsicum annuum}} caused by \textit{{Pseudomonas cichorii}} in {Japan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80" calcext:value-type="float">
            <text:p>80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327-014-0557-8</text:p>
          </table:table-cell>
          <table:table-cell table:style-name="ce65" table:formula="of:=concat(&quot;https://dx.doi.org/&quot;; [.F10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01]; [$'Journal Lookup Tables'.$A$2:.$B$22])" office:value-type="string" office:string-value="BOTH" calcext:value-type="string">
            <text:p>BOTH</text:p>
          </table:table-cell>
          <table:table-cell table:style-name="ce83" table:formula="of:=LOOKUP([.A101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office:annotation draw:style-name="gr4" draw:text-style-name="P2" svg:width="327.86pt" svg:height="42.72pt" svg:x="1273.95pt" svg:y="1599.76pt" draw:caption-point-x="-11.54pt" draw:caption-point-y="-23.75pt">
              <dc:date>2022-04-25T00:00:00</dc:date>
              <text:p text:style-name="P1">germplasm evaluation</text:p>
              <text:p text:style-name="P1"><text:tab/>-Emerson Del Ponte</text:p>
            </office:annotation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11" draw:text-style-name="P2" svg:width="700.04pt" svg:height="105.73pt" svg:x="1498.99pt" svg:y="1599.76pt" draw:caption-point-x="-11.54pt" draw:caption-point-y="-23.75pt">
              <dc:date>2022-04-25T00:00:00</dc:date>
              <text:p text:style-name="P1">uses SAS</text:p>
              <text:p text:style-name="P1"><text:tab/>-Emerson Del Ponte</text:p>
              <text:p text:style-name="P1">I thought we were ranking SAS as a 2 since there is a free version?</text:p>
              <text:p text:style-name="P1"><text:tab/>-Adam H. Sparks</text:p>
              <text:p text:style-name="P1">If so, I will need to change everything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327-015-0633-8</text:p>
          </table:table-cell>
          <table:table-cell table:style-name="ce65" table:formula="of:=concat(&quot;https://dx.doi.org/&quot;; [.F10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02]; [$'Journal Lookup Tables'.$A$2:.$B$22])" office:value-type="string" office:string-value="BOTH" calcext:value-type="string">
            <text:p>BOTH</text:p>
          </table:table-cell>
          <table:table-cell table:style-name="ce83" table:formula="of:=LOOKUP([.A102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number-columns-repeated="2" table:style-name="ce90" office:value-type="float" office:value="3" calcext:value-type="float">
            <text:p>3</text:p>
          </table:table-cell>
          <table:table-cell table:style-name="ce90" office:value-type="float" office:value="0" calcext:value-type="float">
            <office:annotation draw:style-name="gr5" draw:text-style-name="P2" svg:width="645.85pt" svg:height="42.75pt" svg:x="1601.8pt" svg:y="1615.49pt" draw:caption-point-x="-11.54pt" draw:caption-point-y="-22.96pt">
              <dc:date>2022-04-25T00:00:00</dc:date>
              <text:p text:style-name="P1">Some of the data are available as supplementary materials, but scripts, etc. used to calculate correlation coefficient are not mentioned</text:p>
              <text:p text:style-name="P1"><text:tab/>-Adam H. Sparks</text:p>
            </office:annotation>
            <text:p>0</text:p>
          </table:table-cell>
          <table:table-cell table:style-name="ce90" office:value-type="float" office:value="0" calcext:value-type="float">
            <office:annotation draw:style-name="gr5" draw:text-style-name="P2" svg:width="623.59pt" svg:height="42.75pt" svg:x="1665.69pt" svg:y="1615.49pt" draw:caption-point-x="-11.54pt" draw:caption-point-y="-22.96pt">
              <dc:date>2022-04-25T00:00:00</dc:date>
              <text:p text:style-name="P1">Article supplementary materials are provided, but any scripts or data used for analysis are not available</text:p>
              <text:p text:style-name="P1"><text:tab/>-Adam H. Sparks</text:p>
            </office:annotation>
            <text:p>0</text:p>
          </table:table-cell>
          <table:table-cell table:style-name="ce90" office:value-type="string" calcext:value-type="string">
            <text:p>R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Ryo Shukunami, Yutaka Iwamoto, Shinji Sugiura, Kentaro Ikeda, Hitohsi Nakayashiki, Kenichi Iked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51--56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Field method to monitor the mycoparasitic fungus \textit{{Coniothyrium minitans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82" calcext:value-type="float">
            <text:p>82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24" calcext:value-type="float">
            <text:p>124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327-016-0656-9</text:p>
          </table:table-cell>
          <table:table-cell table:style-name="ce65" table:formula="of:=concat(&quot;https://dx.doi.org/&quot;; [.F10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03]; [$'Journal Lookup Tables'.$A$2:.$B$22])" office:value-type="string" office:string-value="BOTH" calcext:value-type="string">
            <text:p>BOTH</text:p>
          </table:table-cell>
          <table:table-cell table:style-name="ce83" table:formula="of:=LOOKUP([.A103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office:annotation draw:style-name="gr5" draw:text-style-name="P2" svg:width="726.43pt" svg:height="42.75pt" svg:x="1415.65pt" svg:y="1631.25pt" draw:caption-point-x="-11.54pt" draw:caption-point-y="-22.99pt">
              <dc:date>2022-04-25T00:00:00</dc:date>
              <text:p text:style-name="P1">They gave links to the software websites, but not citations or version numbers</text:p>
              <text:p text:style-name="P1"><text:tab/>-Zachary Foster</text:p>
            </office:annotation>
            <text:p>1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BLAST, Clustal W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Takao_2016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Kazumi Takao, Yasunori Akagi, Takashi Tsuge, Yoshiaki Harimoto, Mikihiro Yamamoto, Motoichiro Kodama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mar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3" calcext:value-type="float">
            <text:p>3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21--131</text:p>
          </table:table-cell>
          <table:table-cell table:style-name="ce35" office:value-type="string" calcext:value-type="string">
            <text:p>Springer Nature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The global regulator {LaeA} controls biosynthesis of host-specific toxins, pathogenicity and development of Alternaria alternata pathotypes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82" calcext:value-type="float">
            <text:p>82</text:p>
          </table:table-cell>
          <table:table-cell table:style-name="ce115" office:value-type="string" calcext:value-type="string">
            <text:p><text:a xlink:href="https://doi.org/10.1007%2Fs10327-016-0656-9" xlink:type="simple">https://doi.org/10.1007%2Fs10327-016-0656-9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327-016-0690-7</text:p>
          </table:table-cell>
          <table:table-cell table:style-name="ce65" table:formula="of:=concat(&quot;https://dx.doi.org/&quot;; [.F10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04]; [$'Journal Lookup Tables'.$A$2:.$B$22])" office:value-type="string" office:string-value="BOTH" calcext:value-type="string">
            <text:p>BOTH</text:p>
          </table:table-cell>
          <table:table-cell table:style-name="ce83" table:formula="of:=LOOKUP([.A104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47" office:value-type="string" calcext:value-type="string">
            <text:p>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17" calcext:value-type="float">
            <text:p>117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0327-017-0698-7</text:p>
          </table:table-cell>
          <table:table-cell table:style-name="ce65" table:formula="of:=concat(&quot;https://dx.doi.org/&quot;; [.F105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05]; [$'Journal Lookup Tables'.$A$2:.$B$22])" office:value-type="string" office:string-value="BOTH" calcext:value-type="string">
            <text:p>BOTH</text:p>
          </table:table-cell>
          <table:table-cell table:style-name="ce83" table:formula="of:=LOOKUP([.A105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3" table:style-name="ce91" office:value-type="string" calcext:value-type="string">
            <text:p>NA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47" office:value-type="string" calcext:value-type="string">
            <text:p>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99" calcext:value-type="float">
            <text:p>99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0327-017-0700-4</text:p>
          </table:table-cell>
          <table:table-cell table:style-name="ce65" table:formula="of:=concat(&quot;https://dx.doi.org/&quot;; [.F106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06]; [$'Journal Lookup Tables'.$A$2:.$B$22])" office:value-type="string" office:string-value="BOTH" calcext:value-type="string">
            <text:p>BOTH</text:p>
          </table:table-cell>
          <table:table-cell table:style-name="ce83" table:formula="of:=LOOKUP([.A106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PSS, MEG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%2Fs10327-017-0756-1</text:p>
          </table:table-cell>
          <table:table-cell table:style-name="ce65" table:formula="of:=concat(&quot;https://dx.doi.org/&quot;; [.F10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07]; [$'Journal Lookup Tables'.$A$2:.$B$22])" office:value-type="string" office:string-value="BOTH" calcext:value-type="string">
            <text:p>BOTH</text:p>
          </table:table-cell>
          <table:table-cell table:style-name="ce83" table:formula="of:=LOOKUP([.A107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47" office:value-type="string" calcext:value-type="string">
            <text:p>J 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08" calcext:value-type="float">
            <text:p>108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0327-018-0765-8</text:p>
          </table:table-cell>
          <table:table-cell table:style-name="ce65" table:formula="of:=concat(&quot;https://dx.doi.org/&quot;; [.F108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08]; [$'Journal Lookup Tables'.$A$2:.$B$22])" office:value-type="string" office:string-value="BOTH" calcext:value-type="string">
            <text:p>BOTH</text:p>
          </table:table-cell>
          <table:table-cell table:style-name="ce83" table:formula="of:=LOOKUP([.A108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47" office:value-type="string" calcext:value-type="string">
            <text:p>J Plant Pathol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1" calcext:value-type="float">
            <text:p>7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18-0814-3</text:p>
          </table:table-cell>
          <table:table-cell table:style-name="ce69" table:formula="of:=concat(&quot;https://dx.doi.org/&quot;; [.F109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109]; [$'Journal Lookup Tables'.$A$2:.$B$22])" office:value-type="string" office:string-value="BOTH" calcext:value-type="string">
            <text:p>BOTH</text:p>
          </table:table-cell>
          <table:table-cell table:style-name="ce86" table:formula="of:=LOOKUP([.A109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MUSCEL, MEGA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Journal of General Plant Pathology</text:p>
          </table:table-cell>
          <table:table-cell table:style-name="ce6" office:value-type="string" calcext:value-type="string">
            <text:p>J Plant Pathol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2" calcext:value-type="float">
            <text:p>72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327-019-00885-3</text:p>
          </table:table-cell>
          <table:table-cell table:style-name="ce66" table:formula="of:=concat(&quot;https://dx.doi.org/&quot;; [.F110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10]; [$'Journal Lookup Tables'.$A$2:.$B$22])" office:value-type="string" office:string-value="BOTH" calcext:value-type="string">
            <text:p>BOTH</text:p>
          </table:table-cell>
          <table:table-cell table:style-name="ce84" table:formula="of:=LOOKUP([.A110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PAUP, Mr Bayes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49" office:value-type="string" calcext:value-type="string">
            <text:p>J Plant 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4" calcext:value-type="float">
            <text:p>5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883-5</text:p>
          </table:table-cell>
          <table:table-cell table:style-name="ce67" table:formula="of:=concat(&quot;https://dx.doi.org/&quot;; [.F111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111]; [$'Journal Lookup Tables'.$A$2:.$B$22])" office:value-type="string" office:string-value="BOTH" calcext:value-type="string">
            <text:p>BOTH</text:p>
          </table:table-cell>
          <table:table-cell table:style-name="ce85" table:formula="of:=LOOKUP([.A111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number-columns-repeated="4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NA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49" office:value-type="string" calcext:value-type="string">
            <text:p>J Plant 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0" calcext:value-type="float">
            <text:p>12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902-5</text:p>
          </table:table-cell>
          <table:table-cell table:style-name="ce67" table:formula="of:=concat(&quot;https://dx.doi.org/&quot;; [.F112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112]; [$'Journal Lookup Tables'.$A$2:.$B$22])" office:value-type="string" office:string-value="BOTH" calcext:value-type="string">
            <text:p>BOTH</text:p>
          </table:table-cell>
          <table:table-cell table:style-name="ce85" table:formula="of:=LOOKUP([.A112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Statistix, MEGA, MrBayes, PartitionFinder, 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Journal of General Plant Pathology</text:p>
          </table:table-cell>
          <table:table-cell table:style-name="ce48" office:value-type="string" calcext:value-type="string">
            <text:p>J Plant Pathol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34" calcext:value-type="float">
            <text:p>34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07/s10327-020-00965-9</text:p>
          </table:table-cell>
          <table:table-cell table:style-name="ce68" table:formula="of:=concat(&quot;https://dx.doi.org/&quot;; [.F113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113]; [$'Journal Lookup Tables'.$A$2:.$B$22])" office:value-type="string" office:string-value="BOTH" calcext:value-type="string">
            <text:p>BOTH</text:p>
          </table:table-cell>
          <table:table-cell table:style-name="ce83" table:formula="of:=LOOKUP([.A113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NA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Journal of General Plant Pathology</text:p>
          </table:table-cell>
          <table:table-cell table:style-name="ce50" office:value-type="string" calcext:value-type="string">
            <text:p>J Plant Pathol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48" calcext:value-type="float">
            <text:p>14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327-021-00989-9</text:p>
          </table:table-cell>
          <table:table-cell table:style-name="ce70" table:formula="of:=concat(&quot;https://dx.doi.org/&quot;; [.F114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114]; [$'Journal Lookup Tables'.$A$2:.$B$22])" office:value-type="string" office:string-value="BOTH" calcext:value-type="string">
            <text:p>BOTH</text:p>
          </table:table-cell>
          <table:table-cell table:style-name="ce87" table:formula="of:=LOOKUP([.A114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47" office:value-type="string" calcext:value-type="string">
            <text:p>J Plant Pathol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21-00981-3</text:p>
          </table:table-cell>
          <table:table-cell table:style-name="ce69" table:formula="of:=concat(&quot;https://dx.doi.org/&quot;; [.F115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115]; [$'Journal Lookup Tables'.$A$2:.$B$22])" office:value-type="string" office:string-value="BOTH" calcext:value-type="string">
            <text:p>BOTH</text:p>
          </table:table-cell>
          <table:table-cell table:style-name="ce86" table:formula="of:=LOOKUP([.A115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ClustalW, MEGA, RDP4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ph.12029</text:p>
          </table:table-cell>
          <table:table-cell table:style-name="ce65" table:formula="of:=concat(&quot;https://dx.doi.org/&quot;; [.F11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16]; [$'Journal Lookup Tables'.$A$2:.$B$22])" office:value-type="string" office:string-value="BOTH" calcext:value-type="string">
            <text:p>BOTH</text:p>
          </table:table-cell>
          <table:table-cell table:style-name="ce83" table:formula="of:=LOOKUP([.A116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3" calcext:value-type="float">
            <office:annotation draw:style-name="gr12" draw:text-style-name="P2" svg:width="700.04pt" svg:height="41.98pt" svg:x="1498.99pt" svg:y="1836pt" draw:caption-point-x="-11.54pt" draw:caption-point-y="-22.99pt">
              <dc:date>2022-04-25T00:00:00</dc:date>
              <text:p text:style-name="P1">Blast and MEGA are both free as in beer, but not free as in speech</text:p>
              <text:p text:style-name="P1"><text:tab/>-Adam H. Sparks</text:p>
            </office:annotation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BLAST, MEG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Yunior Mora ́n, Osmani Chaco ́n, Maria del Carmen Co ́rdoba-Selle ́s, Rosario Dom ́ınguez-Larrinaga, Lidcay Herrera, Orlando Borra ́s-Hidalgo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oct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86--91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Identification and Molecular Characterization of \textit{Nocardia} sp. as a New Causal Agent of Tobacco False Broomrape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61" calcext:value-type="float">
            <text:p>161</text:p>
          </table:table-cell>
          <table:table-cell table:style-name="ce59" office:value-type="string" calcext:value-type="string">
            <text:p><text:a xlink:href="https://doi.org/10.1111/jph.12029" xlink:type="simple">https://doi.org/10.1111/jph.12029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ph.12038</text:p>
          </table:table-cell>
          <table:table-cell table:style-name="ce65" table:formula="of:=concat(&quot;https://dx.doi.org/&quot;; [.F11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17]; [$'Journal Lookup Tables'.$A$2:.$B$22])" office:value-type="string" office:string-value="BOTH" calcext:value-type="string">
            <text:p>BOTH</text:p>
          </table:table-cell>
          <table:table-cell table:style-name="ce83" table:formula="of:=LOOKUP([.A117]; [$'Journal Lookup Tables'.$F$2:.$G$22])" office:value-type="float" office:value="1" calcext:value-type="float">
            <office:annotation draw:style-name="gr12" draw:text-style-name="P2" svg:width="318.1pt" svg:height="41.98pt" svg:x="1180.89pt" svg:y="1851.76pt" draw:caption-point-x="-11.54pt" draw:caption-point-y="-22.99pt">
              <dc:date>2022-04-25T00:00:00</dc:date>
              <text:p text:style-name="P1">Supporting information and data instructions only</text:p>
              <text:p text:style-name="P1"><text:tab/>-Adam H. Sparks</text:p>
            </office:annotation>
            <text:p>1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igmaPlot, AlphaEase FC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4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ph.12027</text:p>
          </table:table-cell>
          <table:table-cell table:style-name="ce65" table:formula="of:=concat(&quot;https://dx.doi.org/&quot;; [.F11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18]; [$'Journal Lookup Tables'.$A$2:.$B$22])" office:value-type="string" office:string-value="BOTH" calcext:value-type="string">
            <text:p>BOTH</text:p>
          </table:table-cell>
          <table:table-cell table:style-name="ce83" table:formula="of:=LOOKUP([.A118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5" draw:text-style-name="P2" svg:width="700.04pt" svg:height="42.75pt" svg:x="1498.99pt" svg:y="1866.76pt" draw:caption-point-x="-11.54pt" draw:caption-point-y="-22.22pt">
              <dc:date>2022-04-25T00:00:00</dc:date>
              <text:p text:style-name="P1">SPSS 16.0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2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jph.12031</text:p>
          </table:table-cell>
          <table:table-cell table:style-name="ce65" table:formula="of:=concat(&quot;https://dx.doi.org/&quot;; [.F11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19]; [$'Journal Lookup Tables'.$A$2:.$B$22])" office:value-type="string" office:string-value="BOTH" calcext:value-type="string">
            <text:p>BOTH</text:p>
          </table:table-cell>
          <table:table-cell table:style-name="ce83" table:formula="of:=LOOKUP([.A119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office:annotation draw:style-name="gr5" draw:text-style-name="P2" svg:width="700.04pt" svg:height="42.75pt" svg:x="1498.99pt" svg:y="1882.49pt" draw:caption-point-x="-11.54pt" draw:caption-point-y="-22.96pt">
              <dc:date>2022-04-25T00:00:00</dc:date>
              <text:p text:style-name="P1">The only software they mentioned was gene mapper, which I could not get the cost of easily, but I remember it being expensive. They apparently used other software, but did not say what</text:p>
              <text:p text:style-name="P1"><text:tab/>-Zachary Foster</text:p>
            </office:annotation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office:annotation draw:style-name="gr5" draw:text-style-name="P2" svg:width="623.59pt" svg:height="42.75pt" svg:x="1665.69pt" svg:y="1882.49pt" draw:caption-point-x="-11.54pt" draw:caption-point-y="-22.96pt">
              <dc:date>2022-04-25T00:00:00</dc:date>
              <text:p text:style-name="P1">They submitted some sequences to NCBI, but all their other data was not submitted anywhere</text:p>
              <text:p text:style-name="P1"><text:tab/>-Zachary Foster</text:p>
            </office:annotation>
            <text:p>1</text:p>
          </table:table-cell>
          <table:table-cell table:style-name="ce92" office:value-type="string" calcext:value-type="string">
            <text:p>GeneMapper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49--58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Emergence of 13_A2 Blue Lineage of \textit{{Phytophthora infestans}} was Responsible for Severe Outbreaks of Late Blight on Tomato in South-West {India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61" calcext:value-type="float">
            <text:p>16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ph.12158</text:p>
          </table:table-cell>
          <table:table-cell table:style-name="ce65" table:formula="of:=concat(&quot;https://dx.doi.org/&quot;; [.F120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20]; [$'Journal Lookup Tables'.$A$2:.$B$22])" office:value-type="string" office:string-value="BOTH" calcext:value-type="string">
            <text:p>BOTH</text:p>
          </table:table-cell>
          <table:table-cell table:style-name="ce83" table:formula="of:=LOOKUP([.A120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Yonghong Ge, David I. Guest, Yang Bi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aug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48--54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Differences in the Induction of Defence Responses in Resistant and Susceptible Muskmelon Plants Infected with \textit{{Colletotrichum lagenarium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62" calcext:value-type="float">
            <text:p>162</text:p>
          </table:table-cell>
          <table:table-cell table:style-name="ce59" office:value-type="string" calcext:value-type="string">
            <text:p><text:a xlink:href="https://doi.org/10.1111/jph.12158" xlink:type="simple">https://doi.org/10.1111/jph.12158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ph.12259</text:p>
          </table:table-cell>
          <table:table-cell table:style-name="ce65" table:formula="of:=concat(&quot;https://dx.doi.org/&quot;; [.F12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21]; [$'Journal Lookup Tables'.$A$2:.$B$22])" office:value-type="string" office:string-value="BOTH" calcext:value-type="string">
            <text:p>BOTH</text:p>
          </table:table-cell>
          <table:table-cell table:style-name="ce83" table:formula="of:=LOOKUP([.A121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PRIMER EXPLORER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ph.12274</text:p>
          </table:table-cell>
          <table:table-cell table:style-name="ce65" table:formula="of:=concat(&quot;https://dx.doi.org/&quot;; [.F12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22]; [$'Journal Lookup Tables'.$A$2:.$B$22])" office:value-type="string" office:string-value="BOTH" calcext:value-type="string">
            <text:p>BOTH</text:p>
          </table:table-cell>
          <table:table-cell table:style-name="ce83" table:formula="of:=LOOKUP([.A122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Pedro Mondino, Leticia Casanova, Antonella Celio, Oscar Bentancur, Carolina Leoni, Sandra Alaniz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may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--10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Sensitivity of Venturia inaequalis to Trifloxystrobin and Difenoconazole in {Uruguay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63" calcext:value-type="float">
            <text:p>16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ph.12533</text:p>
          </table:table-cell>
          <table:table-cell table:style-name="ce65" table:formula="of:=concat(&quot;https://dx.doi.org/&quot;; [.F12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23]; [$'Journal Lookup Tables'.$A$2:.$B$22])" office:value-type="string" office:string-value="BOTH" calcext:value-type="string">
            <text:p>BOTH</text:p>
          </table:table-cell>
          <table:table-cell table:style-name="ce83" table:formula="of:=LOOKUP([.A123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DSAASTAT (Excel macro)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ph.12543</text:p>
          </table:table-cell>
          <table:table-cell table:style-name="ce65" table:formula="of:=concat(&quot;https://dx.doi.org/&quot;; [.F12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24]; [$'Journal Lookup Tables'.$A$2:.$B$22])" office:value-type="string" office:string-value="BOTH" calcext:value-type="string">
            <text:p>BOTH</text:p>
          </table:table-cell>
          <table:table-cell table:style-name="ce83" table:formula="of:=LOOKUP([.A124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tatistic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ph.12667</text:p>
          </table:table-cell>
          <table:table-cell table:style-name="ce65" table:formula="of:=concat(&quot;https://dx.doi.org/&quot;; [.F12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25]; [$'Journal Lookup Tables'.$A$2:.$B$22])" office:value-type="string" office:string-value="BOTH" calcext:value-type="string">
            <text:p>BOTH</text:p>
          </table:table-cell>
          <table:table-cell table:style-name="ce83" table:formula="of:=LOOKUP([.A125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mar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ph.12670</text:p>
          </table:table-cell>
          <table:table-cell table:style-name="ce65" table:formula="of:=concat(&quot;https://dx.doi.org/&quot;; [.F12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26]; [$'Journal Lookup Tables'.$A$2:.$B$22])" office:value-type="string" office:string-value="BOTH" calcext:value-type="string">
            <text:p>BOTH</text:p>
          </table:table-cell>
          <table:table-cell table:style-name="ce83" table:formula="of:=LOOKUP([.A126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Phytopathology</text:p>
          </table:table-cell>
          <table:table-cell table:style-name="ce47" office:value-type="string" calcext:value-type="string">
            <text:p>J Phyto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01" calcext:value-type="float">
            <text:p>10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jph.12666</text:p>
          </table:table-cell>
          <table:table-cell table:style-name="ce65" table:formula="of:=concat(&quot;https://dx.doi.org/&quot;; [.F127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27]; [$'Journal Lookup Tables'.$A$2:.$B$22])" office:value-type="string" office:string-value="BOTH" calcext:value-type="string">
            <text:p>BOTH</text:p>
          </table:table-cell>
          <table:table-cell table:style-name="ce83" table:formula="of:=LOOKUP([.A127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3" table:style-name="ce91" office:value-type="string" calcext:value-type="string">
            <text:p>NA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14" office:value-type="string" calcext:value-type="string">
            <text:p>Journal of Phytopathology</text:p>
          </table:table-cell>
          <table:table-cell table:style-name="ce47" office:value-type="string" calcext:value-type="string">
            <text:p>J Phyto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9" calcext:value-type="float">
            <text:p>9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jph.12653</text:p>
          </table:table-cell>
          <table:table-cell table:style-name="ce65" table:formula="of:=concat(&quot;https://dx.doi.org/&quot;; [.F128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28]; [$'Journal Lookup Tables'.$A$2:.$B$22])" office:value-type="string" office:string-value="BOTH" calcext:value-type="string">
            <text:p>BOTH</text:p>
          </table:table-cell>
          <table:table-cell table:style-name="ce83" table:formula="of:=LOOKUP([.A128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GenStat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Phytopathology</text:p>
          </table:table-cell>
          <table:table-cell table:style-name="ce47" office:value-type="string" calcext:value-type="string">
            <text:p>J Phyto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20" calcext:value-type="float">
            <text:p>2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jph.12655</text:p>
          </table:table-cell>
          <table:table-cell table:style-name="ce65" table:formula="of:=concat(&quot;https://dx.doi.org/&quot;; [.F12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29]; [$'Journal Lookup Tables'.$A$2:.$B$22])" office:value-type="string" office:string-value="BOTH" calcext:value-type="string">
            <text:p>BOTH</text:p>
          </table:table-cell>
          <table:table-cell table:style-name="ce83" table:formula="of:=LOOKUP([.A129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6" office:value-type="string" calcext:value-type="string">
            <text:p>J Phyto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87" calcext:value-type="float">
            <text:p>8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5</text:p>
          </table:table-cell>
          <table:table-cell table:style-name="ce66" table:formula="of:=concat(&quot;https://dx.doi.org/&quot;; [.F130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30]; [$'Journal Lookup Tables'.$A$2:.$B$22])" office:value-type="string" office:string-value="BOTH" calcext:value-type="string">
            <text:p>BOTH</text:p>
          </table:table-cell>
          <table:table-cell table:style-name="ce84" table:formula="of:=LOOKUP([.A130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6" office:value-type="string" calcext:value-type="string">
            <text:p>J Phyto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04" calcext:value-type="float">
            <text:p>104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8</text:p>
          </table:table-cell>
          <table:table-cell table:style-name="ce66" table:formula="of:=concat(&quot;https://dx.doi.org/&quot;; [.F131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31]; [$'Journal Lookup Tables'.$A$2:.$B$22])" office:value-type="string" office:string-value="BOTH" calcext:value-type="string">
            <text:p>BOTH</text:p>
          </table:table-cell>
          <table:table-cell table:style-name="ce84" table:formula="of:=LOOKUP([.A131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PSS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Phytopathology</text:p>
          </table:table-cell>
          <table:table-cell table:style-name="ce49" office:value-type="string" calcext:value-type="string">
            <text:p>J Phyto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32" calcext:value-type="float">
            <text:p>32</text:p>
          </table:table-cell>
          <table:table-cell table:style-name="ce52" office:value-type="string" calcext:value-type="string">
            <text:p><text:a xlink:href="https://doi.org/10.1111/jph.12770" xlink:type="simple">Nik</text:a></text:p>
          </table:table-cell>
          <table:table-cell table:style-name="ce30" office:value-type="string" calcext:value-type="string">
            <text:p><text:a xlink:href="https://doi.org/10.1111/jph.12770" xlink:type="simple">10.1111/jph.12770</text:a></text:p>
          </table:table-cell>
          <table:table-cell table:style-name="ce67" table:formula="of:=concat(&quot;https://dx.doi.org/&quot;; [.F132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132]; [$'Journal Lookup Tables'.$A$2:.$B$22])" office:value-type="string" office:string-value="BOTH" calcext:value-type="string">
            <text:p>BOTH</text:p>
          </table:table-cell>
          <table:table-cell table:style-name="ce85" table:formula="of:=LOOKUP([.A132]; [$'Journal Lookup Tables'.$F$2:.$G$22])" office:value-type="float" office:value="1" calcext:value-type="float">
            <text:p>1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mvsp, ntsyspc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Phytopathology</text:p>
          </table:table-cell>
          <table:table-cell table:style-name="ce47" office:value-type="string" calcext:value-type="string">
            <text:p>J Phytopathol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8" calcext:value-type="float">
            <text:p>78</text:p>
          </table:table-cell>
          <table:table-cell table:style-name="ce53" office:value-type="string" calcext:value-type="string">
            <text:p><text:a xlink:href="https://doi.org/10.1111/jph.12774" xlink:type="simple">Zach</text:a></text:p>
          </table:table-cell>
          <table:table-cell table:style-name="ce31" office:value-type="string" calcext:value-type="string">
            <text:p><text:a xlink:href="https://doi.org/10.1111/jph.12774" xlink:type="simple">10.1111/jph.12774</text:a></text:p>
          </table:table-cell>
          <table:table-cell table:style-name="ce69" table:formula="of:=concat(&quot;https://dx.doi.org/&quot;; [.F133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133]; [$'Journal Lookup Tables'.$A$2:.$B$22])" office:value-type="string" office:string-value="BOTH" calcext:value-type="string">
            <text:p>BOTH</text:p>
          </table:table-cell>
          <table:table-cell table:style-name="ce86" table:formula="of:=LOOKUP([.A133]; [$'Journal Lookup Tables'.$F$2:.$G$22])" office:value-type="float" office:value="1" calcext:value-type="float">
            <text:p>1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SPS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6" office:value-type="string" calcext:value-type="string">
            <text:p>J Phytopathol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23" calcext:value-type="float">
            <text:p>2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847</text:p>
          </table:table-cell>
          <table:table-cell table:style-name="ce66" table:formula="of:=concat(&quot;https://dx.doi.org/&quot;; [.F134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34]; [$'Journal Lookup Tables'.$A$2:.$B$22])" office:value-type="string" office:string-value="BOTH" calcext:value-type="string">
            <text:p>BOTH</text:p>
          </table:table-cell>
          <table:table-cell table:style-name="ce84" table:formula="of:=LOOKUP([.A134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PSS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4454/jpp.fa.2012.002</text:p>
          </table:table-cell>
          <table:table-cell table:style-name="ce65" table:formula="of:=concat(&quot;https://dx.doi.org/&quot;; [.F13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35]; [$'Journal Lookup Tables'.$A$2:.$B$22])" office:value-type="string" office:string-value="BOTH" calcext:value-type="string">
            <text:p>BOTH</text:p>
          </table:table-cell>
          <table:table-cell table:style-name="ce83" table:formula="of:=LOOKUP([.A135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Suarez-Estrella2012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F. Suárez-Estrella, M.A. Bustamante, R. Moral, M.C. Vargas-García, M.J. López, J. Moreno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IN VITRO CONTROL OF FUSARIUM WILT USING AGROINDUSTRIAL SUBPRODUCT-BASED COMPOSTS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94" calcext:value-type="float">
            <text:p>94</text:p>
          </table:table-cell>
          <table:table-cell table:style-name="ce64" office:value-type="string" calcext:value-type="string">
            <text:p><text:a xlink:href="http://doi.org/10.4454/jpp.fa.2012.002" xlink:type="simple">http://doi.org/10.4454/jpp.fa.2012.002</text:a></text:p>
          </table:table-cell>
          <table:table-cell table:style-name="ce37" office:value-type="string" calcext:value-type="string">
            <text:p>1125-4653</text:p>
          </table:table-cell>
          <table:table-cell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4454/jpp.fa.2012.019</text:p>
          </table:table-cell>
          <table:table-cell table:style-name="ce65" table:formula="of:=concat(&quot;https://dx.doi.org/&quot;; [.F13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36]; [$'Journal Lookup Tables'.$A$2:.$B$22])" office:value-type="string" office:string-value="BOTH" calcext:value-type="string">
            <text:p>BOTH</text:p>
          </table:table-cell>
          <table:table-cell table:style-name="ce83" table:formula="of:=LOOKUP([.A136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13" draw:text-style-name="P2" svg:width="700.04pt" svg:height="74.27pt" svg:x="1498.99pt" svg:y="2150.99pt" draw:caption-point-x="-11.54pt" draw:caption-point-y="-22.96pt">
              <dc:date>2022-04-25T00:00:00</dc:date>
              <text:p text:style-name="P1">Gene Marker v 1.5 software</text:p>
              <text:p text:style-name="P1"><text:tab/>-Emerson Del Ponte</text:p>
              <text:p text:style-name="P1">XLSTAT-2011 software, Structure software 2.23, MULTILOCUS v1.32, v, Inskscape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Maker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Ali2012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H. Ali, S.S. Alam, R.N. Attanayake, M. Rahman, W. Chen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POPULATION STRUCTURE AND MATING TYPE DISTRIBUTION OF THE CHICKPEA BLIGHT PATHOGEN \textit{ASCOCHYTA RABIEI} FROM PAKISTAN AND THE UNITED STATES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94" calcext:value-type="float">
            <text:p>94</text:p>
          </table:table-cell>
          <table:table-cell table:style-name="ce64" office:value-type="string" calcext:value-type="string">
            <text:p><text:a xlink:href="http://doi.org/10.4454/jpp.fa.2012.019" xlink:type="simple">http://doi.org/10.4454/jpp.fa.2012.019</text:a></text:p>
          </table:table-cell>
          <table:table-cell table:style-name="ce37" office:value-type="string" calcext:value-type="string">
            <text:p>1125-4653</text:p>
          </table:table-cell>
          <table:table-cell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4454/jpp.fa.2012.003</text:p>
          </table:table-cell>
          <table:table-cell table:style-name="ce65" table:formula="of:=concat(&quot;https://dx.doi.org/&quot;; [.F137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137]; [$'Journal Lookup Tables'.$A$2:.$B$22])" office:value-type="string" office:string-value="BOTH" calcext:value-type="string">
            <text:p>BOTH</text:p>
          </table:table-cell>
          <table:table-cell table:style-name="ce83" table:formula="of:=LOOKUP([.A137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2" calcext:value-type="float">
            <office:annotation draw:style-name="gr5" draw:text-style-name="P2" svg:width="726.43pt" svg:height="42.75pt" svg:x="1415.65pt" svg:y="2166.75pt" draw:caption-point-x="-11.54pt" draw:caption-point-y="-22.99pt">
              <dc:date>2022-04-25T00:00:00</dc:date>
              <text:p text:style-name="P1">They cite all the software they mention (3), but they do mention how they made their graphs or some of thier stats (excel?), so I gave them 2</text:p>
              <text:p text:style-name="P1"><text:tab/>-Zachary Foster</text:p>
            </office:annotation>
            <text:p>2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Clustal X, Primer Express, LinRegPCR software, BLAST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Shegani2012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M. Shegani, D. Tsikou, A. Velimirovic, H. Afifi, A. Karayanni, A. Gazivoda, K. Manevski, I. Manakos, I.C. Livieratos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71--78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Citrus tristeza virus on the island of {Crete}: a survey and detection protocol applications 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94" calcext:value-type="float">
            <text:p>94</text:p>
          </table:table-cell>
          <table:table-cell table:style-name="ce115" office:value-type="string" calcext:value-type="string">
            <text:p><text:a xlink:href="http://doi.org/10.4454/jpp.fa.2012.003" xlink:type="simple">http://doi.org/10.4454/jpp.fa.2012.003</text:a></text:p>
          </table:table-cell>
          <table:table-cell table:style-name="ce35" office:value-type="string" calcext:value-type="string">
            <text:p>1125-4653</text:p>
          </table:table-cell>
          <table:table-cell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lant 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4454/jpp.v95i1.004</text:p>
          </table:table-cell>
          <table:table-cell table:style-name="ce65" table:formula="of:=concat(&quot;https://dx.doi.org/&quot;; [.F13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38]; [$'Journal Lookup Tables'.$A$2:.$B$22])" office:value-type="string" office:string-value="BOTH" calcext:value-type="string">
            <text:p>BOTH</text:p>
          </table:table-cell>
          <table:table-cell table:style-name="ce83" table:formula="of:=LOOKUP([.A138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1" calcext:value-type="float">
            <office:annotation draw:style-name="gr5" draw:text-style-name="P2" svg:width="726.43pt" svg:height="42.75pt" svg:x="1415.65pt" svg:y="2182.51pt" draw:caption-point-x="-11.54pt" draw:caption-point-y="-22.99pt">
              <dc:date>2022-04-25T00:00:00</dc:date>
              <text:p text:style-name="P1">Software is mentioned, however there is no version number and I can not really find "Photo-capt" software, only ".capt" softwares that are bundled with the equipment sold by Vilber</text:p>
              <text:p text:style-name="P1"><text:tab/>-Adam H. Sparks</text:p>
            </office:annotation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Photo-Cap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S. Baghaee Ravari, K. Moslemkhani, P. Khodaygan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07--113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ASSESSMENT OF GENETIC VARIABILITY OF PREVALENT PECTINOLYTIC BACTERIA CAUSING POTATO TUBER SOFT ROT IN EASTERN IRAN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95" calcext:value-type="float">
            <text:p>95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4454/jpp.v95i1.003</text:p>
          </table:table-cell>
          <table:table-cell table:style-name="ce65" table:formula="of:=concat(&quot;https://dx.doi.org/&quot;; [.F13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39]; [$'Journal Lookup Tables'.$A$2:.$B$22])" office:value-type="string" office:string-value="BOTH" calcext:value-type="string">
            <text:p>BOTH</text:p>
          </table:table-cell>
          <table:table-cell table:style-name="ce83" table:formula="of:=LOOKUP([.A139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office:annotation draw:style-name="gr5" draw:text-style-name="P2" svg:width="327.86pt" svg:height="42.75pt" svg:x="1273.95pt" svg:y="2198.24pt" draw:caption-point-x="-11.54pt" draw:caption-point-y="-22.96pt">
              <dc:date>2022-04-25T00:00:00</dc:date>
              <text:p text:style-name="P1">describes new formae specialis</text:p>
              <text:p text:style-name="P1"><text:tab/>-Emerson Del Ponte</text:p>
            </office:annotation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5" draw:text-style-name="P2" svg:width="700.04pt" svg:height="42.75pt" svg:x="1498.99pt" svg:y="2198.24pt" draw:caption-point-x="-11.54pt" draw:caption-point-y="-22.96pt">
              <dc:date>2022-04-25T00:00:00</dc:date>
              <text:p text:style-name="P1">Mega5, SplitsTree4, ClustalW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SplitsTree4, Clustal W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4454/jpp.v95i1.028</text:p>
          </table:table-cell>
          <table:table-cell table:style-name="ce65" table:formula="of:=concat(&quot;https://dx.doi.org/&quot;; [.F14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40]; [$'Journal Lookup Tables'.$A$2:.$B$22])" office:value-type="string" office:string-value="BOTH" calcext:value-type="string">
            <text:p>BOTH</text:p>
          </table:table-cell>
          <table:table-cell table:style-name="ce83" table:formula="of:=LOOKUP([.A140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2" calcext:value-type="float">
            <office:annotation draw:style-name="gr5" draw:text-style-name="P2" svg:width="726.43pt" svg:height="42.75pt" svg:x="1415.65pt" svg:y="2214pt" draw:caption-point-x="-11.54pt" draw:caption-point-y="-22.99pt">
              <dc:date>2022-04-25T00:00:00</dc:date>
              <text:p text:style-name="P1">They cited PHYLIP right, BLAST by URL, and not Excel or SeaView.</text:p>
              <text:p text:style-name="P1"><text:tab/>-Zachary Foster</text:p>
            </office:annotation>
            <text:p>2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Excel, PHYLIP, BLAST, SeaView4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15--126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Occurrence of crown gall of the grapevine in {Tunisia} and characterization of {Tunisian} \textit{{Agrobacterium vitis}} and \textit{{A. Tumefaciens}} strains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95" calcext:value-type="float">
            <text:p>95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4454/jpp.v95i1.013</text:p>
          </table:table-cell>
          <table:table-cell table:style-name="ce65" table:formula="of:=concat(&quot;https://dx.doi.org/&quot;; [.F14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41]; [$'Journal Lookup Tables'.$A$2:.$B$22])" office:value-type="string" office:string-value="BOTH" calcext:value-type="string">
            <text:p>BOTH</text:p>
          </table:table-cell>
          <table:table-cell table:style-name="ce83" table:formula="of:=LOOKUP([.A141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4" draw:text-style-name="P2" svg:width="700.04pt" svg:height="42.72pt" svg:x="1498.99pt" svg:y="2229.76pt" draw:caption-point-x="-11.54pt" draw:caption-point-y="-22.99pt">
              <dc:date>2022-04-25T00:00:00</dc:date>
              <text:p text:style-name="P1">SPSS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Clustal X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lant 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4454/jpp.v97i1.013</text:p>
          </table:table-cell>
          <table:table-cell table:style-name="ce65" table:formula="of:=concat(&quot;https://dx.doi.org/&quot;; [.F14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42]; [$'Journal Lookup Tables'.$A$2:.$B$22])" office:value-type="string" office:string-value="BOTH" calcext:value-type="string">
            <text:p>BOTH</text:p>
          </table:table-cell>
          <table:table-cell table:style-name="ce83" table:formula="of:=LOOKUP([.A142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number-columns-repeated="3" table:style-name="ce90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N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lant 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4454/jpp.v98i1.028</text:p>
          </table:table-cell>
          <table:table-cell table:style-name="ce65" table:formula="of:=concat(&quot;https://dx.doi.org/&quot;; [.F143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review, next sequential article selected</text:p>
          </table:table-cell>
          <table:table-cell table:style-name="ce76" table:formula="of:=LOOKUP([.A143]; [$'Journal Lookup Tables'.$A$2:.$B$22])" office:value-type="string" office:string-value="BOTH" calcext:value-type="string">
            <text:p>BOTH</text:p>
          </table:table-cell>
          <table:table-cell table:style-name="ce83" table:formula="of:=LOOKUP([.A143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3" calcext:value-type="float">
            <office:annotation draw:style-name="gr5" draw:text-style-name="P2" svg:width="623.59pt" svg:height="42.75pt" svg:x="1665.69pt" svg:y="2261.25pt" draw:caption-point-x="-11.54pt" draw:caption-point-y="-22.99pt">
              <dc:date>2022-04-25T00:00:00</dc:date>
              <text:p text:style-name="P1">Nucleotide sequences in GenBank</text:p>
              <text:p text:style-name="P1"><text:tab/>-Adam H. Sparks</text:p>
            </office:annotation>
            <text:p>3</text:p>
          </table:table-cell>
          <table:table-cell table:style-name="ce90" office:value-type="string" calcext:value-type="string">
            <text:p>DNAMAN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H.F. El-Kammar, O.M. El-Banna, A.H. Hamed, M.S. Abbas, A.K. El-Attar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5--24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SEROLOGICAL, MOLECULAR AND ULTRASTRUCTURAL STUDIES ON TOBACCO RATTLE VIRUS-INFECTED POTATO PLANTS IN EGYPT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98" calcext:value-type="float">
            <text:p>98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4454/jpp.v98i1.071</text:p>
          </table:table-cell>
          <table:table-cell table:style-name="ce65" table:formula="of:=concat(&quot;https://dx.doi.org/&quot;; [.F14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44]; [$'Journal Lookup Tables'.$A$2:.$B$22])" office:value-type="string" office:string-value="BOTH" calcext:value-type="string">
            <text:p>BOTH</text:p>
          </table:table-cell>
          <table:table-cell table:style-name="ce83" table:formula="of:=LOOKUP([.A144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office:annotation draw:style-name="gr5" draw:text-style-name="P2" svg:width="327.86pt" svg:height="42.75pt" svg:x="1273.95pt" svg:y="2276.99pt" draw:caption-point-x="-11.54pt" draw:caption-point-y="-22.96pt">
              <dc:date>2022-04-25T00:00:00</dc:date>
              <text:p text:style-name="P1">virus IDentification</text:p>
              <text:p text:style-name="P1"><text:tab/>-Emerson Del Ponte</text:p>
            </office:annotation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14" draw:text-style-name="P2" svg:width="700.04pt" svg:height="105.76pt" svg:x="1498.99pt" svg:y="2276.99pt" draw:caption-point-x="-11.54pt" draw:caption-point-y="-22.96pt">
              <dc:date>2022-04-25T00:00:00</dc:date>
              <text:p text:style-name="P1">ClustalX</text:p>
              <text:p text:style-name="P1"><text:tab/>-Emerson Del Ponte</text:p>
              <text:p text:style-name="P1">Mega5</text:p>
              <text:p text:style-name="P1"><text:tab/>-Emerson Del Ponte</text:p>
              <text:p text:style-name="P1">RDP4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4454/jpp.v98i1.030</text:p>
          </table:table-cell>
          <table:table-cell table:style-name="ce65" table:formula="of:=concat(&quot;https://dx.doi.org/&quot;; [.F14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45]; [$'Journal Lookup Tables'.$A$2:.$B$22])" office:value-type="string" office:string-value="BOTH" calcext:value-type="string">
            <text:p>BOTH</text:p>
          </table:table-cell>
          <table:table-cell table:style-name="ce83" table:formula="of:=LOOKUP([.A145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office:annotation draw:style-name="gr5" draw:text-style-name="P2" svg:width="700.04pt" svg:height="42.75pt" svg:x="1498.99pt" svg:y="2292.75pt" draw:caption-point-x="-11.54pt" draw:caption-point-y="-22.99pt">
              <dc:date>2022-04-25T00:00:00</dc:date>
              <text:p text:style-name="P1">BioEdit and MEGA are free, but closed source.</text:p>
              <text:p text:style-name="P1"><text:tab/>-Zachary Foster</text:p>
            </office:annotation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Clustal X, BioEdit, MEGA, RDP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05--110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GENETIC VARIABILITY OF THE REPLICASE (NIB GENE OF PAPAYA RINGSPOT VIRUS IN NORTHERN INDIA INDICATES COMMON ANCESTRY WITH ISOLATES FROM CHINA AND TAIWAN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98" calcext:value-type="float">
            <text:p>98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4454/jpp.v99i1.3771</text:p>
          </table:table-cell>
          <table:table-cell table:style-name="ce65" table:formula="of:=concat(&quot;https://dx.doi.org/&quot;; [.F146])" office:value-type="string" office:string-value="" calcext:value-type="error">
            <text:p>#NAME?</text:p>
          </table:table-cell>
          <table:table-cell table:style-name="ce37" office:value-type="string" calcext:value-type="string">
            <text:p>changed from page 13 (review) to 17</text:p>
          </table:table-cell>
          <table:table-cell table:style-name="ce76" table:formula="of:=LOOKUP([.A146]; [$'Journal Lookup Tables'.$A$2:.$B$22])" office:value-type="string" office:string-value="BOTH" calcext:value-type="string">
            <text:p>BOTH</text:p>
          </table:table-cell>
          <table:table-cell table:style-name="ce83" table:formula="of:=LOOKUP([.A146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42161-018-0054-6</text:p>
          </table:table-cell>
          <table:table-cell table:style-name="ce65" table:formula="of:=concat(&quot;https://dx.doi.org/&quot;; [.F14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47]; [$'Journal Lookup Tables'.$A$2:.$B$22])" office:value-type="string" office:string-value="BOTH" calcext:value-type="string">
            <text:p>BOTH</text:p>
          </table:table-cell>
          <table:table-cell table:style-name="ce83" table:formula="of:=LOOKUP([.A147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DNAMAN, 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Plant Pathology</text:p>
          </table:table-cell>
          <table:table-cell table:style-name="ce47" office:value-type="string" calcext:value-type="string">
            <text:p>J Phyto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62" calcext:value-type="float">
            <text:p>62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42161-018-0028-8</text:p>
          </table:table-cell>
          <table:table-cell table:style-name="ce65" table:formula="of:=concat(&quot;https://dx.doi.org/&quot;; [.F148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48]; [$'Journal Lookup Tables'.$A$2:.$B$22])" office:value-type="string" office:string-value="BOTH" calcext:value-type="string">
            <text:p>BOTH</text:p>
          </table:table-cell>
          <table:table-cell table:style-name="ce83" table:formula="of:=LOOKUP([.A148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Clustal W, MEGA, RDP3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Plant Pathology</text:p>
          </table:table-cell>
          <table:table-cell table:style-name="ce47" office:value-type="string" calcext:value-type="string">
            <text:p>J Phyto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70" calcext:value-type="float">
            <text:p>7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42161-018-0029-7</text:p>
          </table:table-cell>
          <table:table-cell table:style-name="ce65" table:formula="of:=concat(&quot;https://dx.doi.org/&quot;; [.F14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49]; [$'Journal Lookup Tables'.$A$2:.$B$22])" office:value-type="string" office:string-value="BOTH" calcext:value-type="string">
            <text:p>BOTH</text:p>
          </table:table-cell>
          <table:table-cell table:style-name="ce83" table:formula="of:=LOOKUP([.A149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CLUSTAL omega, MEGA,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Journal of Plant Pathology</text:p>
          </table:table-cell>
          <table:table-cell table:style-name="ce48" office:value-type="string" calcext:value-type="string">
            <text:p>J Phytopathol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36" calcext:value-type="float">
            <text:p>36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07/s42161-018-0135-6</text:p>
          </table:table-cell>
          <table:table-cell table:style-name="ce68" table:formula="of:=concat(&quot;https://dx.doi.org/&quot;; [.F150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150]; [$'Journal Lookup Tables'.$A$2:.$B$22])" office:value-type="string" office:string-value="BOTH" calcext:value-type="string">
            <text:p>BOTH</text:p>
          </table:table-cell>
          <table:table-cell table:style-name="ce83" table:formula="of:=LOOKUP([.A150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MEGA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Journal of Plant Pathology</text:p>
          </table:table-cell>
          <table:table-cell table:style-name="ce48" office:value-type="string" calcext:value-type="string">
            <text:p>J Phytopathol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77" calcext:value-type="float">
            <text:p>77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07/s42161-018-0138-3</text:p>
          </table:table-cell>
          <table:table-cell table:style-name="ce68" table:formula="of:=concat(&quot;https://dx.doi.org/&quot;; [.F151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151]; [$'Journal Lookup Tables'.$A$2:.$B$22])" office:value-type="string" office:string-value="BOTH" calcext:value-type="string">
            <text:p>BOTH</text:p>
          </table:table-cell>
          <table:table-cell table:style-name="ce83" table:formula="of:=LOOKUP([.A151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DARwin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49" office:value-type="string" calcext:value-type="string">
            <text:p>J Phyto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0" calcext:value-type="float">
            <text:p>100</text:p>
          </table:table-cell>
          <table:table-cell table:style-name="ce52" office:value-type="string" calcext:value-type="string">
            <text:p><text:a xlink:href="https://doi.org/10.1111/jph.12779" xlink:type="simple">Nik</text:a></text:p>
          </table:table-cell>
          <table:table-cell table:style-name="ce30" office:value-type="string" calcext:value-type="string">
            <text:p><text:a xlink:href="https://doi.org/10.1111/jph.12779" xlink:type="simple">10.1111/jph.12779</text:a></text:p>
          </table:table-cell>
          <table:table-cell table:style-name="ce67" table:formula="of:=concat(&quot;https://dx.doi.org/&quot;; [.F152])" office:value-type="string" office:string-value="" calcext:value-type="error">
            <text:p>#NAME?</text:p>
          </table:table-cell>
          <table:table-cell table:style-name="ce13" office:value-type="string" calcext:value-type="string">
            <text:p>PP100 is in article already assigned to Emerson, this is the next research article</text:p>
          </table:table-cell>
          <table:table-cell table:style-name="ce78" table:formula="of:=LOOKUP([.A152]; [$'Journal Lookup Tables'.$A$2:.$B$22])" office:value-type="string" office:string-value="BOTH" calcext:value-type="string">
            <text:p>BOTH</text:p>
          </table:table-cell>
          <table:table-cell table:style-name="ce85" table:formula="of:=LOOKUP([.A152]; [$'Journal Lookup Tables'.$F$2:.$G$22])" office:value-type="float" office:value="1" calcext:value-type="float">
            <text:p>1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ntsyspc, Genepop, MULTILOCUS, STRUCTURE, ARLEQUIN, Mega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7">
          <table:table-cell table:style-name="ce13" office:value-type="string" calcext:value-type="string">
            <text:p>Journal of Plant Pathology</text:p>
          </table:table-cell>
          <table:table-cell table:style-name="ce49" office:value-type="string" calcext:value-type="string">
            <text:p>J Phyto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52" office:value-type="string" calcext:value-type="string">
            <text:p><text:a xlink:href="https://doi.org/10.1111/jph.12777" xlink:type="simple">Nik</text:a></text:p>
          </table:table-cell>
          <table:table-cell table:style-name="ce30" office:value-type="string" calcext:value-type="string">
            <text:p><text:a xlink:href="https://doi.org/10.1111/jph.12777" xlink:type="simple">10.1111/jph.12777</text:a></text:p>
          </table:table-cell>
          <table:table-cell table:style-name="ce67" table:formula="of:=concat(&quot;https://dx.doi.org/&quot;; [.F153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153]; [$'Journal Lookup Tables'.$A$2:.$B$22])" office:value-type="string" office:string-value="BOTH" calcext:value-type="string">
            <text:p>BOTH</text:p>
          </table:table-cell>
          <table:table-cell table:style-name="ce85" table:formula="of:=LOOKUP([.A153]; [$'Journal Lookup Tables'.$F$2:.$G$22])" office:value-type="float" office:value="1" calcext:value-type="float">
            <text:p>1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CLUSTALW, Mega, Bioedit, SPSS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Journal of Plant Pathology</text:p>
          </table:table-cell>
          <table:table-cell table:style-name="ce48" office:value-type="string" calcext:value-type="string">
            <text:p>J Phytopathol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72" calcext:value-type="float">
            <text:p>72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07/s42161-019-00373-9</text:p>
          </table:table-cell>
          <table:table-cell table:style-name="ce68" table:formula="of:=concat(&quot;https://dx.doi.org/&quot;; [.F154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154]; [$'Journal Lookup Tables'.$A$2:.$B$22])" office:value-type="string" office:string-value="BOTH" calcext:value-type="string">
            <text:p>BOTH</text:p>
          </table:table-cell>
          <table:table-cell table:style-name="ce83" table:formula="of:=LOOKUP([.A154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AS, POPGENE, SPSS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Journal of Plant Pathology</text:p>
          </table:table-cell>
          <table:table-cell table:style-name="ce50" office:value-type="string" calcext:value-type="string">
            <text:p>J Phytopatho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3" calcext:value-type="float">
            <text:p>103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2161-019-00390-8</text:p>
          </table:table-cell>
          <table:table-cell table:style-name="ce70" table:formula="of:=concat(&quot;https://dx.doi.org/&quot;; [.F155])" office:value-type="string" office:string-value="" calcext:value-type="error">
            <text:p>#NAME?</text:p>
          </table:table-cell>
          <table:table-cell table:style-name="ce12" office:value-type="string" calcext:value-type="string">
            <text:p>Next article because page 103 was a methods paper</text:p>
          </table:table-cell>
          <table:table-cell table:style-name="ce80" table:formula="of:=LOOKUP([.A155]; [$'Journal Lookup Tables'.$A$2:.$B$22])" office:value-type="string" office:string-value="BOTH" calcext:value-type="string">
            <text:p>BOTH</text:p>
          </table:table-cell>
          <table:table-cell table:style-name="ce87" table:formula="of:=LOOKUP([.A155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49" office:value-type="string" calcext:value-type="string">
            <text:p>J Phyto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" calcext:value-type="float">
            <text:p>6</text:p>
          </table:table-cell>
          <table:table-cell table:style-name="ce52" office:value-type="string" calcext:value-type="string">
            <text:p><text:a xlink:href="https://doi.org/10.1111/jph.12862" xlink:type="simple">Nik</text:a></text:p>
          </table:table-cell>
          <table:table-cell table:style-name="ce30" office:value-type="string" calcext:value-type="string">
            <text:p><text:a xlink:href="https://doi.org/10.1111/jph.12862" xlink:type="simple">10.1111/jph.12862</text:a></text:p>
          </table:table-cell>
          <table:table-cell table:style-name="ce67" table:formula="of:=concat(&quot;https://dx.doi.org/&quot;; [.F156])" office:value-type="string" office:string-value="" calcext:value-type="error">
            <text:p>#NAME?</text:p>
          </table:table-cell>
          <table:table-cell table:style-name="ce13" office:value-type="string" calcext:value-type="string">
            <text:p>PP6 was a review. This is second research article.</text:p>
          </table:table-cell>
          <table:table-cell table:style-name="ce78" table:formula="of:=LOOKUP([.A156]; [$'Journal Lookup Tables'.$A$2:.$B$22])" office:value-type="string" office:string-value="BOTH" calcext:value-type="string">
            <text:p>BOTH</text:p>
          </table:table-cell>
          <table:table-cell table:style-name="ce85" table:formula="of:=LOOKUP([.A156]; [$'Journal Lookup Tables'.$F$2:.$G$22])" office:value-type="float" office:value="1" calcext:value-type="float">
            <text:p>1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RaxML, BEAST , Figtree</text:p>
          </table:table-cell>
          <table:table-cell table:style-name="ce93"/>
          <table:table-cell table:style-name="ce13" table:number-columns-repeated="3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49" office:value-type="string" calcext:value-type="string">
            <text:p>J Phyto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8" calcext:value-type="float">
            <text:p>128</text:p>
          </table:table-cell>
          <table:table-cell table:style-name="ce52" office:value-type="string" calcext:value-type="string">
            <text:p><text:a xlink:href="https://doi.org/10.1111/jph.12876" xlink:type="simple">Nik</text:a></text:p>
          </table:table-cell>
          <table:table-cell table:style-name="ce30" office:value-type="string" calcext:value-type="string">
            <text:p><text:a xlink:href="https://doi.org/10.1111/jph.12876" xlink:type="simple">10.1111/jph.12876</text:a></text:p>
          </table:table-cell>
          <table:table-cell table:style-name="ce67" table:formula="of:=concat(&quot;https://dx.doi.org/&quot;; [.F157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157]; [$'Journal Lookup Tables'.$A$2:.$B$22])" office:value-type="string" office:string-value="BOTH" calcext:value-type="string">
            <text:p>BOTH</text:p>
          </table:table-cell>
          <table:table-cell table:style-name="ce85" table:formula="of:=LOOKUP([.A157]; [$'Journal Lookup Tables'.$F$2:.$G$22])" office:value-type="float" office:value="1" calcext:value-type="float">
            <text:p>1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PowerMarker, Darwin</text:p>
          </table:table-cell>
          <table:table-cell table:style-name="ce93"/>
          <table:table-cell table:style-name="ce13" table:number-columns-repeated="3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.1364-3703.2011.00723.x</text:p>
          </table:table-cell>
          <table:table-cell table:style-name="ce65" table:formula="of:=concat(&quot;https://dx.doi.org/&quot;; [.F15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58]; [$'Journal Lookup Tables'.$A$2:.$B$22])" office:value-type="string" office:string-value="BOTH" calcext:value-type="string">
            <text:p>BOTH</text:p>
          </table:table-cell>
          <table:table-cell table:style-name="ce83" table:formula="of:=LOOKUP([.A158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BLASTX, MycorWeb, ESTate, TBLASTX, BLASTP, SignalP, TargetP, TMHMM, Clustal W2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.1364-3703.2011.00736.x</text:p>
          </table:table-cell>
          <table:table-cell table:style-name="ce65" table:formula="of:=concat(&quot;https://dx.doi.org/&quot;; [.F159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59]; [$'Journal Lookup Tables'.$A$2:.$B$22])" office:value-type="string" office:string-value="BOTH" calcext:value-type="string">
            <text:p>BOTH</text:p>
          </table:table-cell>
          <table:table-cell table:style-name="ce83" table:formula="of:=LOOKUP([.A159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number-columns-repeated="2" table:style-name="ce90" office:value-type="float" office:value="3" calcext:value-type="float">
            <text:p>3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REST, NJPLO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office:annotation draw:style-name="gr15" draw:text-style-name="P2" svg:width="471.66pt" svg:height="84.08pt" svg:x="709.23pt" svg:y="2520.71pt" draw:caption-point-x="-11.54pt" draw:caption-point-y="-19.93pt">
              <dc:date>2022-04-25T00:00:00</dc:date>
              <text:p text:style-name="P1">There are some data available in the supplementary materials, online. However there is no mention, that I can find as to how the statistical analysis was conducted? There are graphs and statements about significance but nothing I can find about the software or methodes used.</text:p>
              <text:p text:style-name="P1"><text:tab/>-Adam H. Sparks</text:p>
              <text:p text:style-name="P1">Computationally, it's not that great. For being able to recreate the experiment itself, there is good detail about the methods used and equipment for the observations and PCR analysis, etc.</text:p>
              <text:p text:style-name="P1"><text:tab/>-Adam H. Sparks</text:p>
            </office:annotation>
            <text:p>10.1111/j.1364-3703.2011.00737.x</text:p>
          </table:table-cell>
          <table:table-cell table:style-name="ce65" table:formula="of:=concat(&quot;https://dx.doi.org/&quot;; [.F160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in previous article, selected next article</text:p>
          </table:table-cell>
          <table:table-cell table:style-name="ce76" table:formula="of:=LOOKUP([.A160]; [$'Journal Lookup Tables'.$A$2:.$B$22])" office:value-type="string" office:string-value="BOTH" calcext:value-type="string">
            <text:p>BOTH</text:p>
          </table:table-cell>
          <table:table-cell table:style-name="ce83" table:formula="of:=LOOKUP([.A160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BLAS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364-3703.2011.00726.x</text:p>
          </table:table-cell>
          <table:table-cell table:style-name="ce65" table:formula="of:=concat(&quot;https://dx.doi.org/&quot;; [.F16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61]; [$'Journal Lookup Tables'.$A$2:.$B$22])" office:value-type="string" office:string-value="BOTH" calcext:value-type="string">
            <text:p>BOTH</text:p>
          </table:table-cell>
          <table:table-cell table:style-name="ce83" table:formula="of:=LOOKUP([.A161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0" calcext:value-type="float">
            <office:annotation draw:style-name="gr16" draw:text-style-name="P2" svg:width="700.04pt" svg:height="46.49pt" svg:x="1498.99pt" svg:y="2539.5pt" draw:caption-point-x="-11.54pt" draw:caption-point-y="-22.99pt">
              <dc:date>2022-04-25T00:00:00</dc:date>
              <text:p text:style-name="P1">Genstat</text:p>
              <text:p text:style-name="P1"><text:tab/>-Emerson Del Ponte</text:p>
            </office:annotation>
            <text:p>0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Sta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364-3703.2011.00731.x</text:p>
          </table:table-cell>
          <table:table-cell table:style-name="ce65" table:formula="of:=concat(&quot;https://dx.doi.org/&quot;; [.F16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62]; [$'Journal Lookup Tables'.$A$2:.$B$22])" office:value-type="string" office:string-value="BOTH" calcext:value-type="string">
            <text:p>BOTH</text:p>
          </table:table-cell>
          <table:table-cell table:style-name="ce83" table:formula="of:=LOOKUP([.A162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8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office:annotation draw:style-name="gr17" draw:text-style-name="P2" svg:width="471.66pt" svg:height="329.24pt" svg:x="709.23pt" svg:y="2574.74pt" draw:caption-point-x="-11.54pt" draw:caption-point-y="-26.73pt">
              <dc:date>2022-04-25T00:00:00</dc:date>
              <text:p text:style-name="P1">This is a review</text:p>
              <text:p text:style-name="P1"><text:tab/>-Zachary Foster</text:p>
              <text:p text:style-name="P1">I've assigned a new DOI that's not a review.</text:p>
              <text:p text:style-name="P1"><text:tab/>-Adam H. Sparks</text:p>
              <text:p text:style-name="P1">+zacharyfoster1989@gmail.com, will you be completing these evaluations or do +edelponte@gmail.com and I need to do them for you?</text:p>
              <text:p text:style-name="P1"><text:tab/>-Adam H. Sparks</text:p>
              <text:p text:style-name="P1">I can do them. I thought I was done so I have not looked at this in a while</text:p>
              <text:p text:style-name="P1"><text:tab/>-Zachary Foster</text:p>
              <text:p text:style-name="P1">Thanks, Zach! Understandable.</text:p>
              <text:p text:style-name="P1"><text:tab/>-Adam H. Sparks</text:p>
              <text:p text:style-name="P1">Is this the new DOI? Still looks like a review</text:p>
              <text:p text:style-name="P1"><text:tab/>-Zachary Foster</text:p>
              <text:p text:style-name="P1">this is a review</text:p>
              <text:p text:style-name="P1"><text:tab/>-Emerson Del Ponte</text:p>
              <text:p text:style-name="P1">Hmm, sorry, I know I looked up new articles for the two that were reviews here. I'll fix that now.</text:p>
              <text:p text:style-name="P1"><text:tab/>-Adam H. Sparks</text:p>
              <text:p text:style-name="P1">The new DOI is not a review.</text:p>
              <text:p text:style-name="P1"><text:tab/>-Adam H. Sparks</text:p>
              <text:p text:style-name="P1">Thanks!</text:p>
              <text:p text:style-name="P1"><text:tab/>-Zachary Foster</text:p>
            </office:annotation>
            <text:p><text:a xlink:href="https://doi.org/10.1111/j.1364-3703.2011.00733.x" xlink:type="simple">10.1111/j.1364-3703.2011.00733.x</text:a></text:p>
          </table:table-cell>
          <table:table-cell table:style-name="ce65" table:formula="of:=concat(&quot;https://dx.doi.org/&quot;; [.F163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s review, next sequential article selected</text:p>
          </table:table-cell>
          <table:table-cell table:style-name="ce76" table:formula="of:=LOOKUP([.A163]; [$'Journal Lookup Tables'.$A$2:.$B$22])" office:value-type="string" office:string-value="BOTH" calcext:value-type="string">
            <text:p>BOTH</text:p>
          </table:table-cell>
          <table:table-cell table:style-name="ce83" table:formula="of:=LOOKUP([.A163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2" calcext:value-type="float">
            <office:annotation draw:style-name="gr5" draw:text-style-name="P2" svg:width="726.43pt" svg:height="42.75pt" svg:x="1415.65pt" svg:y="2574.74pt" draw:caption-point-x="-11.54pt" draw:caption-point-y="-26.73pt">
              <dc:date>2022-04-25T00:00:00</dc:date>
              <text:p text:style-name="P1">software for graphing not mentioned</text:p>
              <text:p text:style-name="P1"><text:tab/>-Zachary Foster</text:p>
            </office:annotation>
            <text:p>2</text:p>
          </table:table-cell>
          <table:table-cell table:style-name="ce92" office:value-type="float" office:value="1" calcext:value-type="float">
            <office:annotation draw:style-name="gr18" draw:text-style-name="P2" svg:width="700.04pt" svg:height="90.77pt" svg:x="1498.99pt" svg:y="2574.74pt" draw:caption-point-x="-11.54pt" draw:caption-point-y="-26.73pt">
              <dc:date>2022-04-25T00:00:00</dc:date>
              <text:p text:style-name="P1">one was part of qPCR equipment. one open srouce. software for graphing not mentioned</text:p>
              <text:p text:style-name="P1"><text:tab/>-Zachary Foster</text:p>
              <text:p text:style-name="P1">----</text:p>
              <text:p text:style-name="P1">Sorry, I clicked the "resolve" button by accident. This score looks right to me in that case</text:p>
              <text:p text:style-name="P1"><text:tab/>-Adam H. Sparks</text:p>
            </office:annotation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office:annotation draw:style-name="gr5" draw:text-style-name="P2" svg:width="623.59pt" svg:height="42.75pt" svg:x="1665.69pt" svg:y="2574.74pt" draw:caption-point-x="-11.54pt" draw:caption-point-y="-26.73pt">
              <dc:date>2022-04-25T00:00:00</dc:date>
              <text:p text:style-name="P1">seqs submitted to NCBI, other data not provided</text:p>
              <text:p text:style-name="P1"><text:tab/>-Zachary Foster</text:p>
            </office:annotation>
            <text:p>1</text:p>
          </table:table-cell>
          <table:table-cell table:style-name="ce92" office:value-type="string" calcext:value-type="string">
            <text:p>PAML v4.3, 7300 System Sequence Detection Software</text:p>
            <text:p/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CUI, L., YIN, W., DONG, S., WANG, Y.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feb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14--122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Analysis of polymorphism and transcription of the effector gene {Avr1b} in {\textit{Phytophthora sojae}} isolates from {China} virulent to {Rps1b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3" calcext:value-type="float">
            <text:p>13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.1364-3703.2012.00826.x</text:p>
          </table:table-cell>
          <table:table-cell table:style-name="ce65" table:formula="of:=concat(&quot;https://dx.doi.org/&quot;; [.F16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64]; [$'Journal Lookup Tables'.$A$2:.$B$22])" office:value-type="string" office:string-value="BOTH" calcext:value-type="string">
            <text:p>BOTH</text:p>
          </table:table-cell>
          <table:table-cell table:style-name="ce83" table:formula="of:=LOOKUP([.A164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N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BRISA RAMOS, PABLO GONZÁLEZ-MELENDI, ANDREA SÁNCHEZ-VALLET, CLARA SÁNCHEZ-RODRÍGUEZ, GEMMA LÓPEZ, ANTONIO MOLIN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44--57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Functional genomics tools to decipher the pathogenicity mechanisms of the necrotrophic fungus \textit{{Plectosphaerella cucumerina}} in \textit{{Arabidopsis thaliana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4" calcext:value-type="float">
            <text:p>14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office:annotation draw:style-name="gr19" draw:text-style-name="P2" svg:width="471.66pt" svg:height="106.47pt" svg:x="709.23pt" svg:y="2606.26pt" draw:caption-point-x="-11.54pt" draw:caption-point-y="-22.99pt">
              <dc:date>2022-04-25T00:00:00</dc:date>
              <text:p text:style-name="P1">This is a review or "Pathogen profile"</text:p>
              <text:p text:style-name="P1"><text:tab/>-Zachary Foster</text:p>
              <text:p text:style-name="P1">I've assigned a new DOI for this one as well</text:p>
              <text:p text:style-name="P1"><text:tab/>-Adam H. Sparks</text:p>
              <text:p text:style-name="P1">the new one is not a review.. Botrytis cinerea mutants deficient in d‐galacturonic acid catabolism have a perturbed virulence on Nicotiana benthamiana and Arabidopsis, but not on tomato</text:p>
              <text:p text:style-name="P1"><text:tab/>-Emerson Del Ponte</text:p>
            </office:annotation>
            <text:p>10.1111/j.1364-3703.2012.00825.x</text:p>
          </table:table-cell>
          <table:table-cell table:style-name="ce65" table:formula="of:=concat(&quot;https://dx.doi.org/&quot;; [.F165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s pathogen profile, next sequential article selected</text:p>
          </table:table-cell>
          <table:table-cell table:style-name="ce76" table:formula="of:=LOOKUP([.A165]; [$'Journal Lookup Tables'.$A$2:.$B$22])" office:value-type="string" office:string-value="BOTH" calcext:value-type="string">
            <text:p>BOTH</text:p>
          </table:table-cell>
          <table:table-cell table:style-name="ce83" table:formula="of:=LOOKUP([.A165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7300 System Sequence Detection Software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9--29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\textit{{Botrytis cinerea}} mutants deficient in {D-galacturonic} acid catabolism have a perturbed virulence on \textit{{Nicotiana benthamiana}} and \textit{{Arabidopsis}}, but not on tomato.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4" calcext:value-type="float">
            <text:p>14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41" calcext:value-type="float">
            <text:p>14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j.1364-3703.2012.00836.x</text:p>
          </table:table-cell>
          <table:table-cell table:style-name="ce65" table:formula="of:=concat(&quot;https://dx.doi.org/&quot;; [.F16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66]; [$'Journal Lookup Tables'.$A$2:.$B$22])" office:value-type="string" office:string-value="BOTH" calcext:value-type="string">
            <text:p>BOTH</text:p>
          </table:table-cell>
          <table:table-cell table:style-name="ce83" table:formula="of:=LOOKUP([.A166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0" calcext:value-type="float">
            <office:annotation draw:style-name="gr3" draw:text-style-name="P2" svg:width="700.04pt" svg:height="43.51pt" svg:x="1498.99pt" svg:y="2621.99pt" draw:caption-point-x="-11.54pt" draw:caption-point-y="-22.96pt">
              <dc:date>2022-04-25T00:00:00</dc:date>
              <text:p text:style-name="P1">They had graphs and statistics, but did not say how they made them</text:p>
              <text:p text:style-name="P1"><text:tab/>-Zachary Foster</text:p>
            </office:annotation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31-144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{CaWRKY58}, encoding a group {I WRKY} transcription factor of \textit{{Capsicum annuum}}, negatively regulates resistance to \textit{{Ralstonia solanacearum}} infection.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4" calcext:value-type="float">
            <text:p>14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office:annotation draw:style-name="gr2" draw:text-style-name="P2" svg:width="471.66pt" svg:height="43.48pt" svg:x="709.23pt" svg:y="2637.75pt" draw:caption-point-x="-11.54pt" draw:caption-point-y="-22.99pt">
              <dc:date>2022-04-25T00:00:00</dc:date>
              <text:p text:style-name="P1">Two data files are made available in the supplementary materials</text:p>
              <text:p text:style-name="P1"><text:tab/>-Adam H. Sparks</text:p>
            </office:annotation>
            <text:p>10.1111/mpp.12072</text:p>
          </table:table-cell>
          <table:table-cell table:style-name="ce65" table:formula="of:=concat(&quot;https://dx.doi.org/&quot;; [.F16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67]; [$'Journal Lookup Tables'.$A$2:.$B$22])" office:value-type="string" office:string-value="BOTH" calcext:value-type="string">
            <text:p>BOTH</text:p>
          </table:table-cell>
          <table:table-cell table:style-name="ce83" table:formula="of:=LOOKUP([.A167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string" calcext:value-type="string">
            <text:p>SignalP, InterproScan, GenomeThreader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mpp.12064</text:p>
          </table:table-cell>
          <table:table-cell table:style-name="ce65" table:formula="of:=concat(&quot;https://dx.doi.org/&quot;; [.F16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68]; [$'Journal Lookup Tables'.$A$2:.$B$22])" office:value-type="string" office:string-value="BOTH" calcext:value-type="string">
            <text:p>BOTH</text:p>
          </table:table-cell>
          <table:table-cell table:style-name="ce83" table:formula="of:=LOOKUP([.A168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" calcext:value-type="float">
            <office:annotation draw:style-name="gr5" draw:text-style-name="P2" svg:width="700.04pt" svg:height="42.75pt" svg:x="1498.99pt" svg:y="2654.25pt" draw:caption-point-x="-11.54pt" draw:caption-point-y="-23.73pt">
              <dc:date>2022-04-25T00:00:00</dc:date>
              <text:p text:style-name="P1">I could not get the price of GenePix Pro 6.0 image analysis software</text:p>
              <text:p text:style-name="P1"><text:tab/>-Zachary Foster</text:p>
            </office:annotation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SAS, R, GenePix Pro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aug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44--57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Small-molecule inhibitors suppress the expression of both type III secretion and amylovoran biosynthesis genes in \textit{{Erwinia amylovora}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mpp.12167</text:p>
          </table:table-cell>
          <table:table-cell table:style-name="ce65" table:formula="of:=concat(&quot;https://dx.doi.org/&quot;; [.F16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69]; [$'Journal Lookup Tables'.$A$2:.$B$22])" office:value-type="string" office:string-value="BOTH" calcext:value-type="string">
            <text:p>BOTH</text:p>
          </table:table-cell>
          <table:table-cell table:style-name="ce83" table:formula="of:=LOOKUP([.A169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office:annotation draw:style-name="gr4" draw:text-style-name="P2" svg:width="700.04pt" svg:height="42.72pt" svg:x="1498.99pt" svg:y="2670.01pt" draw:caption-point-x="-11.54pt" draw:caption-point-y="-22.99pt">
              <dc:date>2022-04-25T00:00:00</dc:date>
              <text:p text:style-name="P1">All is open source expect graphpad, which is ~100$ a year for students.</text:p>
              <text:p text:style-name="P1"><text:tab/>-Zachary Foster</text:p>
            </office:annotation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office:annotation draw:style-name="gr4" draw:text-style-name="P2" svg:width="623.59pt" svg:height="42.72pt" svg:x="1665.69pt" svg:y="2670.01pt" draw:caption-point-x="-11.54pt" draw:caption-point-y="-22.99pt">
              <dc:date>2022-04-25T00:00:00</dc:date>
              <text:p text:style-name="P1">They deposited sequences, but not anything else. Some data was in supp mats but not most</text:p>
              <text:p text:style-name="P1"><text:tab/>-Zachary Foster</text:p>
            </office:annotation>
            <text:p>1</text:p>
          </table:table-cell>
          <table:table-cell table:style-name="ce92" office:value-type="string" calcext:value-type="string">
            <text:p>OrthoMCL, DAMBE, MrBayes, PHYLIP, GraphPad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37--149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A framework to gauge the epidemic potential of plant pathogens in environmental reservoirs: the example of kiwifruit canker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6" calcext:value-type="float">
            <text:p>16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office:annotation draw:style-name="gr1" draw:text-style-name="P2" svg:width="471.66pt" svg:height="74.24pt" svg:x="709.23pt" svg:y="2685.74pt" draw:caption-point-x="-11.54pt" draw:caption-point-y="-22.96pt">
              <dc:date>2022-04-25T00:00:00</dc:date>
              <text:p text:style-name="P1">Statistical analysis was performed, but no mention of software or the methods used at all.</text:p>
              <text:p text:style-name="P1"><text:tab/>-Adam H. Sparks</text:p>
              <text:p text:style-name="P1">Other methods used in the lab, etc. appear to be quite detailed.</text:p>
              <text:p text:style-name="P1"><text:tab/>-Adam H. Sparks</text:p>
            </office:annotation>
            <text:p>10.1111/mpp.12257</text:p>
          </table:table-cell>
          <table:table-cell table:style-name="ce65" table:formula="of:=concat(&quot;https://dx.doi.org/&quot;; [.F170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70]; [$'Journal Lookup Tables'.$A$2:.$B$22])" office:value-type="string" office:string-value="BOTH" calcext:value-type="string">
            <text:p>BOTH</text:p>
          </table:table-cell>
          <table:table-cell table:style-name="ce83" table:formula="of:=LOOKUP([.A170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float" office:value="0" calcext:value-type="float">
            <office:annotation draw:style-name="gr5" draw:text-style-name="P2" svg:width="623.59pt" svg:height="42.75pt" svg:x="1665.69pt" svg:y="2685.74pt" draw:caption-point-x="-11.54pt" draw:caption-point-y="-22.96pt">
              <dc:date>2022-04-25T00:00:00</dc:date>
              <text:p text:style-name="P1">Data were deposited in Gene Expression Omnibus (GEO)</text:p>
              <text:p text:style-name="P1"><text:tab/>-Adam H. Sparks</text:p>
            </office:annotation>
            <text:p>0</text:p>
          </table:table-cell>
          <table:table-cell table:style-name="ce90" office:value-type="string" calcext:value-type="string">
            <text:p>N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28" calcext:value-type="float">
            <text:p>128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mpp.12318</text:p>
          </table:table-cell>
          <table:table-cell table:style-name="ce65" table:formula="of:=concat(&quot;https://dx.doi.org/&quot;; [.F17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71]; [$'Journal Lookup Tables'.$A$2:.$B$22])" office:value-type="string" office:string-value="BOTH" calcext:value-type="string">
            <text:p>BOTH</text:p>
          </table:table-cell>
          <table:table-cell table:style-name="ce83" table:formula="of:=LOOKUP([.A171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office:annotation draw:style-name="gr5" draw:text-style-name="P2" svg:width="726.43pt" svg:height="42.75pt" svg:x="1415.65pt" svg:y="2701.5pt" draw:caption-point-x="-11.54pt" draw:caption-point-y="-22.99pt">
              <dc:date>2022-04-25T00:00:00</dc:date>
              <text:p text:style-name="P1">They dont cite BLASTN, but it might be that they meant it was used by a fungiDB tool that was cited using a URL. sgRNA was cited</text:p>
              <text:p text:style-name="P1"><text:tab/>-Zachary Foster</text:p>
            </office:annotation>
            <text:p>1</text:p>
          </table:table-cell>
          <table:table-cell table:style-name="ce92" office:value-type="float" office:value="3" calcext:value-type="float">
            <office:annotation draw:style-name="gr5" draw:text-style-name="P2" svg:width="700.04pt" svg:height="42.75pt" svg:x="1498.99pt" svg:y="2701.5pt" draw:caption-point-x="-11.54pt" draw:caption-point-y="-22.99pt">
              <dc:date>2022-04-25T00:00:00</dc:date>
              <text:p text:style-name="P1">The software they do mention is free, but I dont know how they did their stats or made some figures..</text:p>
              <text:p text:style-name="P1"><text:tab/>-Zachary Foster</text:p>
            </office:annotation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office:annotation draw:style-name="gr5" draw:text-style-name="P2" svg:width="623.59pt" svg:height="42.75pt" svg:x="1665.69pt" svg:y="2701.5pt" draw:caption-point-x="-11.54pt" draw:caption-point-y="-22.99pt">
              <dc:date>2022-04-25T00:00:00</dc:date>
              <text:p text:style-name="P1">Some sequence data was provided, but there wa a lot of data not provided</text:p>
              <text:p text:style-name="P1"><text:tab/>-Zachary Foster</text:p>
            </office:annotation>
            <text:p>1</text:p>
          </table:table-cell>
          <table:table-cell table:style-name="ce92" office:value-type="string" calcext:value-type="string">
            <text:p>sgRNA Designer, BLASTN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27--139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Efficient disruption and replacement of an effector gene in the oomycete \textit{{Phytophthora sojae}} using {CRISPR/Cas9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7" calcext:value-type="float">
            <text:p>17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mpp.12267</text:p>
          </table:table-cell>
          <table:table-cell table:style-name="ce65" table:formula="of:=concat(&quot;https://dx.doi.org/&quot;; [.F17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72]; [$'Journal Lookup Tables'.$A$2:.$B$22])" office:value-type="string" office:string-value="BOTH" calcext:value-type="string">
            <text:p>BOTH</text:p>
          </table:table-cell>
          <table:table-cell table:style-name="ce83" table:formula="of:=LOOKUP([.A172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office:annotation draw:style-name="gr5" draw:text-style-name="P2" svg:width="726.43pt" svg:height="42.75pt" svg:x="1415.65pt" svg:y="2717.23pt" draw:caption-point-x="-11.54pt" draw:caption-point-y="-22.96pt">
              <dc:date>2022-04-25T00:00:00</dc:date>
              <text:p text:style-name="P1">Cited using URLs</text:p>
              <text:p text:style-name="P1"><text:tab/>-Zachary Foster</text:p>
            </office:annotation>
            <text:p>1</text:p>
          </table:table-cell>
          <table:table-cell table:style-name="ce92" office:value-type="float" office:value="1" calcext:value-type="float">
            <office:annotation draw:style-name="gr5" draw:text-style-name="P2" svg:width="700.04pt" svg:height="42.75pt" svg:x="1498.99pt" svg:y="2717.23pt" draw:caption-point-x="-11.54pt" draw:caption-point-y="-22.96pt">
              <dc:date>2022-04-25T00:00:00</dc:date>
              <text:p text:style-name="P1">PDQuest is ~1000$</text:p>
              <text:p text:style-name="P1"><text:tab/>-Zachary Foster</text:p>
            </office:annotation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BLAST, PDQuest, MASCOT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may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08--119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{SNARE} protein {FgVam7} controls growth, asexual and sexual development, and plant infection in \textit{{Fusarium graminearum}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7" calcext:value-type="float">
            <text:p>17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mpp.12372</text:p>
          </table:table-cell>
          <table:table-cell table:style-name="ce65" table:formula="of:=concat(&quot;https://dx.doi.org/&quot;; [.F17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73]; [$'Journal Lookup Tables'.$A$2:.$B$22])" office:value-type="string" office:string-value="BOTH" calcext:value-type="string">
            <text:p>BOTH</text:p>
          </table:table-cell>
          <table:table-cell table:style-name="ce83" table:formula="of:=LOOKUP([.A173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, JMP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mpp.12374</text:p>
          </table:table-cell>
          <table:table-cell table:style-name="ce65" table:formula="of:=concat(&quot;https://dx.doi.org/&quot;; [.F17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74]; [$'Journal Lookup Tables'.$A$2:.$B$22])" office:value-type="string" office:string-value="BOTH" calcext:value-type="string">
            <text:p>BOTH</text:p>
          </table:table-cell>
          <table:table-cell table:style-name="ce83" table:formula="of:=LOOKUP([.A174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NA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ProtParam, PROSITE, Clustal W, SignalP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47" office:value-type="string" calcext:value-type="string">
            <text:p>Mol 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32" calcext:value-type="float">
            <text:p>132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mpp.12504</text:p>
          </table:table-cell>
          <table:table-cell table:style-name="ce65" table:formula="of:=concat(&quot;https://dx.doi.org/&quot;; [.F175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75]; [$'Journal Lookup Tables'.$A$2:.$B$22])" office:value-type="string" office:string-value="BOTH" calcext:value-type="string">
            <text:p>BOTH</text:p>
          </table:table-cell>
          <table:table-cell table:style-name="ce83" table:formula="of:=LOOKUP([.A175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9">
          <table:table-cell table:style-name="ce11" office:value-type="string" calcext:value-type="string">
            <text:p>Molecular Plant Pathology</text:p>
          </table:table-cell>
          <table:table-cell table:style-name="ce6" office:value-type="string" calcext:value-type="string">
            <text:p>Mol Plant 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17" calcext:value-type="float">
            <text:p>11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743</text:p>
          </table:table-cell>
          <table:table-cell table:style-name="ce66" table:formula="of:=concat(&quot;https://dx.doi.org/&quot;; [.F176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76]; [$'Journal Lookup Tables'.$A$2:.$B$22])" office:value-type="string" office:string-value="BOTH" calcext:value-type="string">
            <text:p>BOTH</text:p>
          </table:table-cell>
          <table:table-cell table:style-name="ce84" table:formula="of:=LOOKUP([.A176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MEG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50" office:value-type="string" calcext:value-type="string">
            <text:p>Mol Plant Pathol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2" calcext:value-type="float">
            <text:p>2</text:p>
          </table:table-cell>
          <table:table-cell table:style-name="ce55" office:value-type="string" calcext:value-type="string">
            <text:p><text:a xlink:href="https://doi.org/10.1111/mpp.12739" xlink:type="simple">Kaique</text:a></text:p>
          </table:table-cell>
          <table:table-cell table:style-name="ce29" office:value-type="string" calcext:value-type="string">
            <text:p><text:a xlink:href="https://doi.org/10.1111/mpp.12739" xlink:type="simple">10.1111/mpp.12739</text:a></text:p>
          </table:table-cell>
          <table:table-cell table:style-name="ce70" table:formula="of:=concat(&quot;https://dx.doi.org/&quot;; [.F177])" office:value-type="string" office:string-value="" calcext:value-type="error">
            <text:p>#NAME?</text:p>
          </table:table-cell>
          <table:table-cell table:style-name="ce12" office:value-type="string" calcext:value-type="string">
            <text:p>First applicable research article in this issue. Page 2 was general journal info, following articles were reviews.</text:p>
          </table:table-cell>
          <table:table-cell table:style-name="ce80" table:formula="of:=LOOKUP([.A177]; [$'Journal Lookup Tables'.$A$2:.$B$22])" office:value-type="string" office:string-value="BOTH" calcext:value-type="string">
            <text:p>BOTH</text:p>
          </table:table-cell>
          <table:table-cell table:style-name="ce87" table:formula="of:=LOOKUP([.A177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47" office:value-type="string" calcext:value-type="string">
            <text:p>Mol Plant Pathol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53" office:value-type="string" calcext:value-type="string">
            <text:p><text:a xlink:href="https://doi.org/10.1111/mpp.12737" xlink:type="simple">Zach</text:a></text:p>
          </table:table-cell>
          <table:table-cell table:style-name="ce31" office:value-type="string" calcext:value-type="string">
            <text:p><text:a xlink:href="https://doi.org/10.1111/mpp.12737" xlink:type="simple">10.1111/mpp.12737</text:a></text:p>
          </table:table-cell>
          <table:table-cell table:style-name="ce69" table:formula="of:=concat(&quot;https://dx.doi.org/&quot;; [.F178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178]; [$'Journal Lookup Tables'.$A$2:.$B$22])" office:value-type="string" office:string-value="BOTH" calcext:value-type="string">
            <text:p>BOTH</text:p>
          </table:table-cell>
          <table:table-cell table:style-name="ce86" table:formula="of:=LOOKUP([.A178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number-columns-repeated="2" table:style-name="ce95" office:value-type="float" office:value="3" calcext:value-type="float">
            <text:p>3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Family-Companion tool (Cottret et al., 2018), CV tree, R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6" office:value-type="string" calcext:value-type="string">
            <text:p>Mol Plant Pathol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3" calcext:value-type="float">
            <text:p>3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877</text:p>
          </table:table-cell>
          <table:table-cell table:style-name="ce66" table:formula="of:=concat(&quot;https://dx.doi.org/&quot;; [.F179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79]; [$'Journal Lookup Tables'.$A$2:.$B$22])" office:value-type="string" office:string-value="BOTH" calcext:value-type="string">
            <text:p>BOTH</text:p>
          </table:table-cell>
          <table:table-cell table:style-name="ce84" table:formula="of:=LOOKUP([.A179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Python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50" office:value-type="string" calcext:value-type="string">
            <text:p>Mol Plant Patho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30" calcext:value-type="float">
            <text:p>30</text:p>
          </table:table-cell>
          <table:table-cell table:style-name="ce55" office:value-type="string" calcext:value-type="string">
            <text:p><text:a xlink:href="https://doi.org/10.1111/mpp.12878" xlink:type="simple">Kaique</text:a></text:p>
          </table:table-cell>
          <table:table-cell table:style-name="ce29" office:value-type="string" calcext:value-type="string">
            <text:p><text:a xlink:href="https://doi.org/10.1111/mpp.12878" xlink:type="simple">10.1111/mpp.12878</text:a></text:p>
          </table:table-cell>
          <table:table-cell table:style-name="ce70" table:formula="of:=concat(&quot;https://dx.doi.org/&quot;; [.F180])" office:value-type="string" office:string-value="" calcext:value-type="error">
            <text:p>#NAME?</text:p>
          </table:table-cell>
          <table:table-cell table:style-name="ce12" office:value-type="string" calcext:value-type="string">
            <text:p>PP30 is in article already assigned to Emerson, this is the next article</text:p>
          </table:table-cell>
          <table:table-cell table:style-name="ce80" table:formula="of:=LOOKUP([.A180]; [$'Journal Lookup Tables'.$A$2:.$B$22])" office:value-type="string" office:string-value="BOTH" calcext:value-type="string">
            <text:p>BOTH</text:p>
          </table:table-cell>
          <table:table-cell table:style-name="ce87" table:formula="of:=LOOKUP([.A180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, Statistica, LinRegPCR, REST2009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50" office:value-type="string" calcext:value-type="string">
            <text:p>Mol Plant Patho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55" office:value-type="string" calcext:value-type="string">
            <text:p><text:a xlink:href="https://doi.org/10.1111/mpp.12882" xlink:type="simple">Kaique</text:a></text:p>
          </table:table-cell>
          <table:table-cell table:style-name="ce29" office:value-type="string" calcext:value-type="string">
            <text:p><text:a xlink:href="https://doi.org/10.1111/mpp.12882" xlink:type="simple">10.1111/mpp.12882</text:a></text:p>
          </table:table-cell>
          <table:table-cell table:style-name="ce70" table:formula="of:=concat(&quot;https://dx.doi.org/&quot;; [.F181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181]; [$'Journal Lookup Tables'.$A$2:.$B$22])" office:value-type="string" office:string-value="BOTH" calcext:value-type="string">
            <text:p>BOTH</text:p>
          </table:table-cell>
          <table:table-cell table:style-name="ce87" table:formula="of:=LOOKUP([.A181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BLAST2GO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47" office:value-type="string" calcext:value-type="string">
            <text:p>Mol Plant Pathol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6" calcext:value-type="float">
            <text:p>16</text:p>
          </table:table-cell>
          <table:table-cell table:style-name="ce53" office:value-type="string" calcext:value-type="string">
            <text:p><text:a xlink:href="https://doi.org/10.1111/mpp.12874" xlink:type="simple">Zach</text:a></text:p>
          </table:table-cell>
          <table:table-cell table:style-name="ce31" office:value-type="string" calcext:value-type="string">
            <text:p><text:a xlink:href="https://doi.org/10.1111/mpp.12874" xlink:type="simple">10.1111/mpp.12874</text:a></text:p>
          </table:table-cell>
          <table:table-cell table:style-name="ce69" table:formula="of:=concat(&quot;https://dx.doi.org/&quot;; [.F182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182]; [$'Journal Lookup Tables'.$A$2:.$B$22])" office:value-type="string" office:string-value="BOTH" calcext:value-type="string">
            <text:p>BOTH</text:p>
          </table:table-cell>
          <table:table-cell table:style-name="ce86" table:formula="of:=LOOKUP([.A182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number-columns-repeated="2" table:style-name="ce95" office:value-type="float" office:value="3" calcext:value-type="float">
            <text:p>3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BWA, R, Python, TASSEL, STRUCTURE, DARwin, GATK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47" office:value-type="string" calcext:value-type="string">
            <text:p>Mol Plant Pathol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92" calcext:value-type="float">
            <text:p>92</text:p>
          </table:table-cell>
          <table:table-cell table:style-name="ce53" office:value-type="string" calcext:value-type="string">
            <text:p><text:a xlink:href="https://doi.org/10.1111/mpp.12883" xlink:type="simple">Zach</text:a></text:p>
          </table:table-cell>
          <table:table-cell table:style-name="ce31" office:value-type="string" calcext:value-type="string">
            <text:p><text:a xlink:href="https://doi.org/10.1111/mpp.12883" xlink:type="simple">10.1111/mpp.12883</text:a></text:p>
          </table:table-cell>
          <table:table-cell table:style-name="ce69" table:formula="of:=concat(&quot;https://dx.doi.org/&quot;; [.F183])" office:value-type="string" office:string-value="" calcext:value-type="error">
            <text:p>#NAME?</text:p>
          </table:table-cell>
          <table:table-cell table:style-name="ce14" office:value-type="string" calcext:value-type="string">
            <text:p>Page 92 article falls within range of another article previously selected, this is the next article</text:p>
          </table:table-cell>
          <table:table-cell table:style-name="ce79" table:formula="of:=LOOKUP([.A183]; [$'Journal Lookup Tables'.$A$2:.$B$22])" office:value-type="string" office:string-value="BOTH" calcext:value-type="string">
            <text:p>BOTH</text:p>
          </table:table-cell>
          <table:table-cell table:style-name="ce86" table:formula="of:=LOOKUP([.A183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cNLS Mapper, Conserved Domain Search Service, MEGA, Tophat2, R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Molecular Plant Pathology</text:p>
          </table:table-cell>
          <table:table-cell table:style-name="ce48" office:value-type="string" calcext:value-type="string">
            <text:p>Mol Plant Pathol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56" calcext:value-type="float">
            <text:p>56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111/mpp.13030</text:p>
          </table:table-cell>
          <table:table-cell table:style-name="ce68" table:formula="of:=concat(&quot;https://dx.doi.org/&quot;; [.F184])" office:value-type="string" office:string-value="" calcext:value-type="error">
            <text:p>#NAME?</text:p>
          </table:table-cell>
          <table:table-cell table:style-name="ce38" office:value-type="string" calcext:value-type="string">
            <text:p>Page numbers start in 300s at first of Jan 2021, this is the first research article of 2021</text:p>
          </table:table-cell>
          <table:table-cell table:style-name="ce76" table:formula="of:=LOOKUP([.A184]; [$'Journal Lookup Tables'.$A$2:.$B$22])" office:value-type="string" office:string-value="BOTH" calcext:value-type="string">
            <text:p>BOTH</text:p>
          </table:table-cell>
          <table:table-cell table:style-name="ce83" table:formula="of:=LOOKUP([.A184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Bowtie, Tophat, edgeR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Molecular Plant Pathology</text:p>
          </table:table-cell>
          <table:table-cell table:style-name="ce48" office:value-type="string" calcext:value-type="string">
            <text:p>Mol Plant Pathol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119" calcext:value-type="float">
            <text:p>119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111/mpp.13032</text:p>
          </table:table-cell>
          <table:table-cell table:style-name="ce68" table:formula="of:=concat(&quot;https://dx.doi.org/&quot;; [.F185])" office:value-type="string" office:string-value="" calcext:value-type="error">
            <text:p>#NAME?</text:p>
          </table:table-cell>
          <table:table-cell table:style-name="ce38" office:value-type="string" calcext:value-type="string">
            <text:p>Page numbers start in 300s at first of Jan 2021, this is the second research article of 2021</text:p>
          </table:table-cell>
          <table:table-cell table:style-name="ce76" table:formula="of:=LOOKUP([.A185]; [$'Journal Lookup Tables'.$A$2:.$B$22])" office:value-type="string" office:string-value="BOTH" calcext:value-type="string">
            <text:p>BOTH</text:p>
          </table:table-cell>
          <table:table-cell table:style-name="ce83" table:formula="of:=LOOKUP([.A185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RepeatMasker, Treefam, MAFFT, RevTrans, HGAP, TMHMM, TargetP, PredGPI, antiSMASH, HMMer3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6" office:value-type="string" calcext:value-type="string">
            <text:p>Mol Plant Pathol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3010</text:p>
          </table:table-cell>
          <table:table-cell table:style-name="ce66" table:formula="of:=concat(&quot;https://dx.doi.org/&quot;; [.F186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86]; [$'Journal Lookup Tables'.$A$2:.$B$22])" office:value-type="string" office:string-value="BOTH" calcext:value-type="string">
            <text:p>BOTH</text:p>
          </table:table-cell>
          <table:table-cell table:style-name="ce84" table:formula="of:=LOOKUP([.A186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GraphPad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094/MPMI-05-11-0121" xlink:type="simple">10.1094/MPMI-05-11-0121</text:a></text:p>
          </table:table-cell>
          <table:table-cell table:style-name="ce65" table:formula="of:=concat(&quot;https://dx.doi.org/&quot;; [.F187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was not plant pathogen, next article selected, all databases were provided links in Recommended Internet Resources: J. Craing Venter Institute website: www.jcvi.org KEGG:Kyoto Encyclopedia of Genes and Genomes website: <text:s/>www.genome.jp/kegg The National Center for Biotechnology Information website: www.ncbi.nlm.nih.gov European Molecular Biology Laboratory SMART database: <text:s/>smart.embl-heidelberg.de </text:p>
          </table:table-cell>
          <table:table-cell table:style-name="ce76" table:formula="of:=LOOKUP([.A187]; [$'Journal Lookup Tables'.$A$2:.$B$22])" office:value-type="float" office:value="1" calcext:value-type="float">
            <text:p>1</text:p>
          </table:table-cell>
          <table:table-cell table:style-name="ce83" table:formula="of:=LOOKUP([.A187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2" calcext:value-type="float">
            <office:annotation draw:style-name="gr5" draw:text-style-name="P2" svg:width="726.43pt" svg:height="42.75pt" svg:x="1415.65pt" svg:y="2955.74pt" draw:caption-point-x="-11.54pt" draw:caption-point-y="-22.96pt">
              <dc:date>2022-04-25T00:00:00</dc:date>
              <text:p text:style-name="P1">R was used here as "QVALUE" is a BioConductor package. Neither R nor BioConductor are mentioned or properly cited in this paper. Scoring as 0 as a result.</text:p>
              <text:p text:style-name="P1"><text:tab/>-Adam H. Sparks</text:p>
            </office:annotation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0" calcext:value-type="float">
            <office:annotation draw:style-name="gr5" draw:text-style-name="P2" svg:width="623.59pt" svg:height="42.75pt" svg:x="1665.69pt" svg:y="2955.74pt" draw:caption-point-x="-11.54pt" draw:caption-point-y="-22.96pt">
              <dc:date>2022-04-25T00:00:00</dc:date>
              <text:p text:style-name="P1">From the manuscript: "The complete microarray data have been deposited in the National Center for Biotechnology Information Gene Expres- sion Omnibus (GEO) (Edgar et al. 2002) and are accessible through GEO Series accession number GSE28244"</text:p>
              <text:p text:style-name="P1"><text:tab/>-Adam H. Sparks</text:p>
            </office:annotation>
            <text:p>0</text:p>
          </table:table-cell>
          <table:table-cell table:style-name="ce90" office:value-type="string" calcext:value-type="string">
            <office:annotation draw:style-name="gr5" draw:text-style-name="P2" svg:width="184pt" svg:height="72.88pt" svg:x="2142.09pt" svg:y="2940.69pt" draw:caption-point-x="-11.54pt" draw:caption-point-y="-7.91pt">
              <dc:date>2022-04-25T00:00:00</dc:date>
              <text:p text:style-name="P1">This is a very confusing one. I think it's referring to an R package, but it's only referred to as a standalone software in the paper. No version number or reference to R is given.</text:p>
              <text:p text:style-name="P1"><text:tab/>-Adam H. Sparks</text:p>
            </office:annotation>
            <text:p>National Center for Biotechnology Information data-base, J. Craig Venter Institute database, KEGG, SMART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Rodr_guez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Yan, Qing and Wang, Nian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69--84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High-Throughput Screening and Analysis <text:s/>of Genes of \textit{{Xanthomonas} citri} subsp. \textit{citri} Involved <text:s/>in Citrus Canker Symptom Development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25" calcext:value-type="float">
            <text:p>25</text:p>
          </table:table-cell>
          <table:table-cell table:style-name="ce59" office:value-type="string" calcext:value-type="string">
            <text:p><text:a xlink:href="https://doi.org/10.1094/MPMI-05-11-0121" xlink:type="simple">https://doi.org/10.1094/MPMI-05-11-0121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mpmi-07-11-0193</text:p>
          </table:table-cell>
          <table:table-cell table:style-name="ce65" table:formula="of:=concat(&quot;https://dx.doi.org/&quot;; [.F18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88]; [$'Journal Lookup Tables'.$A$2:.$B$22])" office:value-type="float" office:value="1" calcext:value-type="float">
            <text:p>1</text:p>
          </table:table-cell>
          <table:table-cell table:style-name="ce83" table:formula="of:=LOOKUP([.A188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office:annotation draw:style-name="gr5" draw:text-style-name="P2" svg:width="726.43pt" svg:height="42.75pt" svg:x="1415.65pt" svg:y="2971.5pt" draw:caption-point-x="-11.54pt" draw:caption-point-y="-22.99pt">
              <dc:date>2022-04-25T00:00:00</dc:date>
              <text:p text:style-name="P1">R version is given, however the proper citation is not given for R. However, packages are properly cited.</text:p>
              <text:p text:style-name="P1"><text:tab/>-Adam H. Sparks</text:p>
            </office:annotation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R, Multiexperiment viewer, Babelomic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Gonzalez_Ibeas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Daniel Gonzalez-Ibeas, Joaquin Ca{\\~{n}}izares, Miguel A. Aranda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07--118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Microarray Analysis Shows That Recessive Resistance to \textit{Watermelon mosaic virus} in Melon Is Associated with the Induction of Defense Response Gene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25" calcext:value-type="float">
            <text:p>25</text:p>
          </table:table-cell>
          <table:table-cell table:style-name="ce59" office:value-type="string" calcext:value-type="string">
            <text:p><text:a xlink:href="https://doi.org/10.1094%2Fmpmi-07-11-0193" xlink:type="simple">https://doi.org/10.1094%2Fmpmi-07-11-0193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094/MPMI-05-12-0135-FI" xlink:type="simple">10.1094/MPMI-05-12-0135-FI</text:a></text:p>
          </table:table-cell>
          <table:table-cell table:style-name="ce65" table:formula="of:=concat(&quot;https://dx.doi.org/&quot;; [.F189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a review, selected second sequential article</text:p>
          </table:table-cell>
          <table:table-cell table:style-name="ce76" table:formula="of:=LOOKUP([.A189]; [$'Journal Lookup Tables'.$A$2:.$B$22])" office:value-type="float" office:value="1" calcext:value-type="float">
            <text:p>1</text:p>
          </table:table-cell>
          <table:table-cell table:style-name="ce83" table:formula="of:=LOOKUP([.A189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0" calcext:value-type="float">
            <office:annotation draw:style-name="gr5" draw:text-style-name="P2" svg:width="645.85pt" svg:height="42.75pt" svg:x="1601.8pt" svg:y="2987.23pt" draw:caption-point-x="-11.54pt" draw:caption-point-y="-22.96pt">
              <dc:date>2022-04-25T00:00:00</dc:date>
              <text:p text:style-name="P1">Review article</text:p>
              <text:p text:style-name="P1"><text:tab/>-Emerson Del Ponte</text:p>
            </office:annotation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GenStat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36--43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The Arabidopsis F-box/Kelch-Repeat Protein At2g44130 Is Upregulated in Giant Cells and Promotes Nematode Susceptibility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26" calcext:value-type="float">
            <text:p>26</text:p>
          </table:table-cell>
          <table:table-cell table:style-name="ce59" office:value-type="string" calcext:value-type="string">
            <text:p><text:a xlink:href="https://doi.org/10.1094/MPMI-05-12-0135-FI" xlink:type="simple">https://doi.org/10.1094/MPMI-05-12-0135-FI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mpmi-05-12-0121-fi</text:p>
          </table:table-cell>
          <table:table-cell table:style-name="ce65" table:formula="of:=concat(&quot;https://dx.doi.org/&quot;; [.F190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s review, next sequential article selected</text:p>
          </table:table-cell>
          <table:table-cell table:style-name="ce76" table:formula="of:=LOOKUP([.A190]; [$'Journal Lookup Tables'.$A$2:.$B$22])" office:value-type="float" office:value="1" calcext:value-type="float">
            <text:p>1</text:p>
          </table:table-cell>
          <table:table-cell table:style-name="ce83" table:formula="of:=LOOKUP([.A190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0" calcext:value-type="float">
            <office:annotation draw:style-name="gr5" draw:text-style-name="P2" svg:width="726.43pt" svg:height="42.75pt" svg:x="1415.65pt" svg:y="3003pt" draw:caption-point-x="-11.54pt" draw:caption-point-y="-22.99pt">
              <dc:date>2022-04-25T00:00:00</dc:date>
              <text:p text:style-name="P1">They did not cite any software, or even mention it besides blast</text:p>
              <text:p text:style-name="P1"><text:tab/>-Zachary Foster</text:p>
            </office:annotation>
            <text:p>0</text:p>
          </table:table-cell>
          <table:table-cell table:style-name="ce92" office:value-type="float" office:value="1" calcext:value-type="float">
            <office:annotation draw:style-name="gr5" draw:text-style-name="P2" svg:width="700.04pt" svg:height="42.75pt" svg:x="1498.99pt" svg:y="3003pt" draw:caption-point-x="-11.54pt" draw:caption-point-y="-22.99pt">
              <dc:date>2022-04-25T00:00:00</dc:date>
              <text:p text:style-name="P1">They do not say what they used besides BLAST, although they report results from a 454 RNA sequencing run, so more programs must have been used</text:p>
              <text:p text:style-name="P1"><text:tab/>-Zachary Foster</text:p>
            </office:annotation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0" calcext:value-type="float">
            <office:annotation draw:style-name="gr5" draw:text-style-name="P2" svg:width="623.59pt" svg:height="42.75pt" svg:x="1665.69pt" svg:y="3003pt" draw:caption-point-x="-11.54pt" draw:caption-point-y="-22.99pt">
              <dc:date>2022-04-25T00:00:00</dc:date>
              <text:p text:style-name="P1">they generated RNA 454 data, but dont say much about it</text:p>
              <text:p text:style-name="P1"><text:tab/>-Zachary Foster</text:p>
            </office:annotation>
            <text:p>0</text:p>
          </table:table-cell>
          <table:table-cell table:style-name="ce92" office:value-type="string" calcext:value-type="string">
            <office:annotation draw:style-name="gr5" draw:text-style-name="P2" svg:width="184pt" svg:height="42.75pt" svg:x="2142.09pt" svg:y="3003pt" draw:caption-point-x="-11.54pt" draw:caption-point-y="-22.99pt">
              <dc:date>2022-04-25T00:00:00</dc:date>
              <text:p text:style-name="P1">Must have used other software</text:p>
              <text:p text:style-name="P1"><text:tab/>-Zachary Foster</text:p>
            </office:annotation>
            <text:p>BLAST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Maier_2013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Tom R. Maier, Tarek Hewezi, Jiqing Peng, Thomas J. Baum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31--35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Isolation of Whole Esophageal Gland Cells from Plant-Parasitic Nematodes for Transcriptome Analyses and Effector Identification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26" calcext:value-type="float">
            <text:p>26</text:p>
          </table:table-cell>
          <table:table-cell table:style-name="ce115" office:value-type="string" calcext:value-type="string">
            <text:p><text:a xlink:href="https://doi.org/10.1094%2Fmpmi-05-12-0121-fi" xlink:type="simple">https://doi.org/10.1094%2Fmpmi-05-12-0121-fi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094/MPMI-05-13-0138-R" xlink:type="simple">10.1094/MPMI-05-13-0138-R</text:a></text:p>
          </table:table-cell>
          <table:table-cell table:style-name="ce65" table:formula="of:=concat(&quot;https://dx.doi.org/&quot;; [.F191])" office:value-type="string" office:string-value="" calcext:value-type="error">
            <text:p>#NAME?</text:p>
          </table:table-cell>
          <table:table-cell table:style-name="ce36" office:value-type="string" calcext:value-type="string">
            <text:p>Duplicate article was selected initially. This is the article following 10.1094/mpmi-08-13-0225-r</text:p>
          </table:table-cell>
          <table:table-cell table:style-name="ce76" table:formula="of:=LOOKUP([.A191]; [$'Journal Lookup Tables'.$A$2:.$B$22])" office:value-type="float" office:value="1" calcext:value-type="float">
            <text:p>1</text:p>
          </table:table-cell>
          <table:table-cell table:style-name="ce83" table:formula="of:=LOOKUP([.A191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office:annotation draw:style-name="gr5" draw:text-style-name="P2" svg:width="623.59pt" svg:height="42.75pt" svg:x="1665.69pt" svg:y="3018.76pt" draw:caption-point-x="-11.54pt" draw:caption-point-y="-22.99pt">
              <dc:date>2022-04-25T00:00:00</dc:date>
              <text:p text:style-name="P1">seqs submitted to NCBI, other data not provided</text:p>
              <text:p text:style-name="P1"><text:tab/>-Adam H. Sparks</text:p>
            </office:annotation>
            <text:p>1</text:p>
          </table:table-cell>
          <table:table-cell table:style-name="ce90" office:value-type="string" calcext:value-type="string">
            <text:p>JMP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Accumulation of the Mycotoxin Patulin in the Presence of Gluconic Acid Contributes to Pathogenicity of Penicillium expansum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27" calcext:value-type="float">
            <text:p>27</text:p>
          </table:table-cell>
          <table:table-cell table:style-name="ce59" office:value-type="string" calcext:value-type="string">
            <text:p><text:a xlink:href="https://doi.org/10.1094/MPMI-05-13-0138-R" xlink:type="simple">https://doi.org/10.1094/MPMI-05-13-0138-R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8-13-0225-r</text:p>
          </table:table-cell>
          <table:table-cell table:style-name="ce65" table:formula="of:=concat(&quot;https://dx.doi.org/&quot;; [.F19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92]; [$'Journal Lookup Tables'.$A$2:.$B$22])" office:value-type="float" office:value="1" calcext:value-type="float">
            <text:p>1</text:p>
          </table:table-cell>
          <table:table-cell table:style-name="ce83" table:formula="of:=LOOKUP([.A192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office:annotation draw:style-name="gr5" draw:text-style-name="P2" svg:width="726.43pt" svg:height="42.75pt" svg:x="1415.65pt" svg:y="3034.49pt" draw:caption-point-x="-11.54pt" draw:caption-point-y="-22.96pt">
              <dc:date>2022-04-25T00:00:00</dc:date>
              <text:p text:style-name="P1">SPSS</text:p>
              <text:p text:style-name="P1"><text:tab/>-Emerson Del Ponte</text:p>
            </office:annotation>
            <text:p>2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Baek_2014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Jin-Ho Baek, Jin-Ah Park, Jung-Mi Kim, Jung-Mi Oh, Seung-Moon Park, Dae-Hyuk Kim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56--65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Functional Analysis of a Tannic-Acid-Inducible and Hypoviral-Regulated Small Heat-Shock Protein Hsp24 from the Chestnut Blight Fungus \textit{{Cryphonectria parasitica}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27" calcext:value-type="float">
            <text:p>27</text:p>
          </table:table-cell>
          <table:table-cell table:style-name="ce64" office:value-type="string" calcext:value-type="string">
            <text:p><text:a xlink:href="https://doi.org/10.1094%2Fmpmi-08-13-0225-r" xlink:type="simple">https://doi.org/10.1094%2Fmpmi-08-13-0225-r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9-15-0219-r</text:p>
          </table:table-cell>
          <table:table-cell table:style-name="ce65" table:formula="of:=concat(&quot;https://dx.doi.org/&quot;; [.F19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93]; [$'Journal Lookup Tables'.$A$2:.$B$22])" office:value-type="float" office:value="1" calcext:value-type="float">
            <text:p>1</text:p>
          </table:table-cell>
          <table:table-cell table:style-name="ce83" table:formula="of:=LOOKUP([.A193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R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Chang_2016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Hao-Xun Chang, Leslie L. Domier, Osman Radwan, Craig R. Yendrek, Matthew E. Hudson, Glen L. Hartman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feb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2" calcext:value-type="float">
            <text:p>2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96--108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Identification of Multiple Phytotoxins Produced by \textit{{Fusarium virguliforme}} Including a Phytotoxic Effector ({FvNIS}1 Associated With Sudden Death Syndrome Foliar Symptoms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29" calcext:value-type="float">
            <text:p>29</text:p>
          </table:table-cell>
          <table:table-cell table:style-name="ce64" office:value-type="string" calcext:value-type="string">
            <text:p><text:a xlink:href="https://doi.org/10.1094%2Fmpmi-09-15-0219-r" xlink:type="simple">https://doi.org/10.1094%2Fmpmi-09-15-0219-r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9-15-0204-r</text:p>
          </table:table-cell>
          <table:table-cell table:style-name="ce65" table:formula="of:=concat(&quot;https://dx.doi.org/&quot;; [.F19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94]; [$'Journal Lookup Tables'.$A$2:.$B$22])" office:value-type="float" office:value="1" calcext:value-type="float">
            <text:p>1</text:p>
          </table:table-cell>
          <table:table-cell table:style-name="ce83" table:formula="of:=LOOKUP([.A194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Ishiga_2016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Yasuhiro Ishiga, Yuki Ichinose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feb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2" calcext:value-type="float">
            <text:p>2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119--131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\textit{{Pseudomonas syringae}} pv. \textit{tomato} {OxyR} Is Required for Virulence in Tomato and Arabidopsis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29" calcext:value-type="float">
            <text:p>29</text:p>
          </table:table-cell>
          <table:table-cell table:style-name="ce64" office:value-type="string" calcext:value-type="string">
            <text:p><text:a xlink:href="https://doi.org/10.1094%2Fmpmi-09-15-0204-r" xlink:type="simple">https://doi.org/10.1094%2Fmpmi-09-15-0204-r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mpmi-03-15-0047-r</text:p>
          </table:table-cell>
          <table:table-cell table:style-name="ce65" table:formula="of:=concat(&quot;https://dx.doi.org/&quot;; [.F19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95]; [$'Journal Lookup Tables'.$A$2:.$B$22])" office:value-type="float" office:value="1" calcext:value-type="float">
            <text:p>1</text:p>
          </table:table-cell>
          <table:table-cell table:style-name="ce83" table:formula="of:=LOOKUP([.A195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0" calcext:value-type="float">
            <office:annotation draw:style-name="gr20" draw:text-style-name="P2" svg:width="700.04pt" svg:height="41.24pt" svg:x="1498.99pt" svg:y="3081.74pt" draw:caption-point-x="-11.54pt" draw:caption-point-y="-22.96pt">
              <dc:date>2022-04-25T00:00:00</dc:date>
              <text:p text:style-name="P1">Made graphs and did statistics, but no mention of software used. I think excel was used</text:p>
              <text:p text:style-name="P1"><text:tab/>-Zachary Foster</text:p>
            </office:annotation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Liu_2016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Qing Liu, Jianyuan Yang, Shaohong Zhang, Junliang Zhao, Aiqing Feng, Tifeng Yang, Xiaofei Wang, Xinxue Mao, Jingfang Dong, Xiaoyuan Zhu, Hei Leung, Jan E. Leach, Bin Liu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46--56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{OsGF14b} Positively Regulates Panicle Blast Resistance but Negatively Regulates Leaf Blast Resistance in Rice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29" calcext:value-type="float">
            <text:p>29</text:p>
          </table:table-cell>
          <table:table-cell table:style-name="ce115" office:value-type="string" calcext:value-type="string">
            <text:p><text:a xlink:href="https://doi.org/10.1094%2Fmpmi-03-15-0047-r" xlink:type="simple">https://doi.org/10.1094%2Fmpmi-03-15-0047-r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mpmi-07-15-0153-r</text:p>
          </table:table-cell>
          <table:table-cell table:style-name="ce65" table:formula="of:=concat(&quot;https://dx.doi.org/&quot;; [.F19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96]; [$'Journal Lookup Tables'.$A$2:.$B$22])" office:value-type="float" office:value="1" calcext:value-type="float">
            <text:p>1</text:p>
          </table:table-cell>
          <table:table-cell table:style-name="ce83" table:formula="of:=LOOKUP([.A196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alstat2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Zheng_2016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Desen Zheng, Thomas J. Burr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feb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09--118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Inhibition of Grape Crown Gall by Agrobacterium vitis F2/5 Requires Two Nonribosomal Peptide Synthetases and One Polyketide Synthase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29" calcext:value-type="float">
            <text:p>29</text:p>
          </table:table-cell>
          <table:table-cell table:style-name="ce115" office:value-type="string" calcext:value-type="string">
            <text:p><text:a xlink:href="https://doi.org/10.1094%2Fmpmi-07-15-0153-r" xlink:type="simple">https://doi.org/10.1094%2Fmpmi-07-15-0153-r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8-16-0157-R</text:p>
          </table:table-cell>
          <table:table-cell table:style-name="ce65" table:formula="of:=concat(&quot;https://dx.doi.org/&quot;; [.F197])" office:value-type="string" office:string-value="" calcext:value-type="error">
            <text:p>#NAME?</text:p>
          </table:table-cell>
          <table:table-cell table:style-name="ce37" office:value-type="string" calcext:value-type="string">
            <text:p>13 was a review. Changed to page 16</text:p>
          </table:table-cell>
          <table:table-cell table:style-name="ce76" table:formula="of:=LOOKUP([.A197]; [$'Journal Lookup Tables'.$A$2:.$B$22])" office:value-type="float" office:value="1" calcext:value-type="float">
            <text:p>1</text:p>
          </table:table-cell>
          <table:table-cell table:style-name="ce83" table:formula="of:=LOOKUP([.A197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NA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office:annotation draw:style-name="gr20" draw:text-style-name="P2" svg:width="184pt" svg:height="41.24pt" svg:x="2142.09pt" svg:y="3113.23pt" draw:caption-point-x="-11.54pt" draw:caption-point-y="-22.96pt">
              <dc:date>2022-04-25T00:00:00</dc:date>
              <text:p text:style-name="P1">This seems too high. It is beacuse they only used BLAST</text:p>
              <text:p text:style-name="P1"><text:tab/>-Zachary Foster</text:p>
            </office:annotation>
            <text:p>MapMan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5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094/MPMI-10-16-0211-R" xlink:type="simple">10.1094/MPMI-10-16-0211-R</text:a></text:p>
          </table:table-cell>
          <table:table-cell table:style-name="ce65" table:formula="of:=concat(&quot;https://dx.doi.org/&quot;; [.F198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review, second sequential article selected as first was assigned to Emerson</text:p>
          </table:table-cell>
          <table:table-cell table:style-name="ce81" table:formula="of:=LOOKUP([.A198]; [$'Journal Lookup Tables'.$A$2:.$B$22])" office:value-type="float" office:value="1" calcext:value-type="float">
            <text:p>1</text:p>
          </table:table-cell>
          <table:table-cell table:style-name="ce88" table:formula="of:=LOOKUP([.A198]; [$'Journal Lookup Tables'.$F$2:.$G$22])" office:value-type="float" office:value="2.5" calcext:value-type="float">
            <text:p>2.5</text:p>
          </table:table-cell>
          <table:table-cell table:style-name="ce88" office:value-type="string" calcext:value-type="string">
            <text:p>Fundamental</text:p>
          </table:table-cell>
          <table:table-cell table:style-name="ce96" table:formula="of:=TRUE()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3" calcext:value-type="float">
            <text:p>3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MaGe, ApE</text:p>
          </table:table-cell>
          <table:table-cell table:style-name="ce88" table:number-columns-repeated="3"/>
          <table:table-cell table:style-name="ce36" table:number-columns-repeated="24"/>
          <table:table-cell table:number-columns-repeated="980"/>
        </table:table-row>
        <table:table-row table:style-name="ro2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5-17-0121-FI</text:p>
          </table:table-cell>
          <table:table-cell table:style-name="ce65" table:formula="of:=concat(&quot;https://dx.doi.org/&quot;; [.F199])" office:value-type="string" office:string-value="" calcext:value-type="error">
            <text:p>#NAME?</text:p>
          </table:table-cell>
          <table:table-cell table:style-name="ce37" office:value-type="string" calcext:value-type="string">
            <text:p>16 was a review. 46 is next research article</text:p>
          </table:table-cell>
          <table:table-cell table:style-name="ce76" table:formula="of:=LOOKUP([.A199]; [$'Journal Lookup Tables'.$A$2:.$B$22])" office:value-type="float" office:value="1" calcext:value-type="float">
            <text:p>1</text:p>
          </table:table-cell>
          <table:table-cell table:style-name="ce83" table:formula="of:=LOOKUP([.A199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Infosta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6-17-0138-R</text:p>
          </table:table-cell>
          <table:table-cell table:style-name="ce65" table:formula="of:=concat(&quot;https://dx.doi.org/&quot;; [.F200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article was picked</text:p>
          </table:table-cell>
          <table:table-cell table:style-name="ce76" table:formula="of:=LOOKUP([.A200]; [$'Journal Lookup Tables'.$A$2:.$B$22])" office:value-type="float" office:value="1" calcext:value-type="float">
            <text:p>1</text:p>
          </table:table-cell>
          <table:table-cell table:style-name="ce83" table:formula="of:=LOOKUP([.A200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8-17-0203-FI</text:p>
          </table:table-cell>
          <table:table-cell table:style-name="ce65" table:formula="of:=concat(&quot;https://dx.doi.org/&quot;; [.F201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article was picked</text:p>
          </table:table-cell>
          <table:table-cell table:style-name="ce76" table:formula="of:=LOOKUP([.A201]; [$'Journal Lookup Tables'.$A$2:.$B$22])" office:value-type="float" office:value="1" calcext:value-type="float">
            <text:p>1</text:p>
          </table:table-cell>
          <table:table-cell table:style-name="ce83" table:formula="of:=LOOKUP([.A201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Molecular Plant-Microbe Interactions</text:p>
          </table:table-cell>
          <table:table-cell table:style-name="ce47" office:value-type="string" calcext:value-type="string">
            <text:p>Mol Plant Micro In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43" calcext:value-type="float">
            <text:p>143</text:p>
          </table:table-cell>
          <table:table-cell table:style-name="ce14" office:value-type="string" calcext:value-type="string">
            <text:p>Kaique</text:p>
          </table:table-cell>
          <table:table-cell table:style-name="ce39" office:value-type="string" calcext:value-type="string">
            <text:p>10.1094/MPMI-07-17-0164-R</text:p>
          </table:table-cell>
          <table:table-cell table:style-name="ce65" table:formula="of:=concat(&quot;https://dx.doi.org/&quot;; [.F202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02]; [$'Journal Lookup Tables'.$A$2:.$B$22])" office:value-type="float" office:value="1" calcext:value-type="float">
            <text:p>1</text:p>
          </table:table-cell>
          <table:table-cell table:style-name="ce83" table:formula="of:=LOOKUP([.A202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0" office:value-type="string" calcext:value-type="string">
            <text:p>Molecular Plant-Microbe Interactions</text:p>
          </table:table-cell>
          <table:table-cell table:style-name="ce48" office:value-type="string" calcext:value-type="string">
            <text:p>Mol Plant Micro In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126" calcext:value-type="float">
            <text:p>126</text:p>
          </table:table-cell>
          <table:table-cell table:style-name="ce38" office:value-type="string" calcext:value-type="string">
            <text:p>Adam</text:p>
          </table:table-cell>
          <table:table-cell table:style-name="ce40" office:value-type="string" calcext:value-type="string">
            <text:p>10.1094/MPMI-09-18-0265-TA</text:p>
          </table:table-cell>
          <table:table-cell table:style-name="ce68" table:formula="of:=concat(&quot;https://dx.doi.org/&quot;; [.F203])" office:value-type="string" office:string-value="" calcext:value-type="error">
            <text:p>#NAME?</text:p>
          </table:table-cell>
          <table:table-cell table:style-name="ce38" office:value-type="string" calcext:value-type="string">
            <text:p>Page numbers start in the 900s, this is the first research article of 2019</text:p>
          </table:table-cell>
          <table:table-cell table:style-name="ce76" table:formula="of:=LOOKUP([.A203]; [$'Journal Lookup Tables'.$A$2:.$B$22])" office:value-type="float" office:value="1" calcext:value-type="float">
            <text:p>1</text:p>
          </table:table-cell>
          <table:table-cell table:style-name="ce83" table:formula="of:=LOOKUP([.A203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Prism, Fluoview FV31S-SW, LRRfinder, InterProScan, EMBOSS Garnier, Geneious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6" office:value-type="string" calcext:value-type="string">
            <text:p>Mol Plant Micro In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46" office:value-type="string" calcext:value-type="string">
            <text:p>10.1094/MPMI-07-18-0208-R</text:p>
          </table:table-cell>
          <table:table-cell table:style-name="ce66" table:formula="of:=concat(&quot;https://dx.doi.org/&quot;; [.F204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204]; [$'Journal Lookup Tables'.$A$2:.$B$22])" office:value-type="float" office:value="1" calcext:value-type="float">
            <text:p>1</text:p>
          </table:table-cell>
          <table:table-cell table:style-name="ce84" table:formula="of:=LOOKUP([.A204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MapMan, FastQC, Trimmomatic v.0.3, Tophat v2.0.8, FeatureCounts v.1.5, DeSeq2, T-MeV 4.8.1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Molecular Plant-Microbe Interactions</text:p>
          </table:table-cell>
          <table:table-cell table:style-name="ce48" office:value-type="string" calcext:value-type="string">
            <text:p>Mol Plant Micro In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70" calcext:value-type="float">
            <text:p>70</text:p>
          </table:table-cell>
          <table:table-cell table:style-name="ce38" office:value-type="string" calcext:value-type="string">
            <text:p>Adam</text:p>
          </table:table-cell>
          <table:table-cell table:style-name="ce40" office:value-type="string" calcext:value-type="string">
            <text:p>10.1094/MPMI-07-20-0201-R</text:p>
          </table:table-cell>
          <table:table-cell table:style-name="ce68" table:formula="of:=concat(&quot;https://dx.doi.org/&quot;; [.F205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205]; [$'Journal Lookup Tables'.$A$2:.$B$22])" office:value-type="float" office:value="1" calcext:value-type="float">
            <text:p>1</text:p>
          </table:table-cell>
          <table:table-cell table:style-name="ce83" table:formula="of:=LOOKUP([.A205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BLASTp, MATLAB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6" office:value-type="string" calcext:value-type="string">
            <text:p>Mol Plant Micro In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1" calcext:value-type="float">
            <text:p>101</text:p>
          </table:table-cell>
          <table:table-cell table:style-name="ce11" office:value-type="string" calcext:value-type="string">
            <text:p>Emerson</text:p>
          </table:table-cell>
          <table:table-cell table:style-name="ce46" office:value-type="string" calcext:value-type="string">
            <text:p>10.1094/MPMI-08-20-0224-R</text:p>
          </table:table-cell>
          <table:table-cell table:style-name="ce66" table:formula="of:=concat(&quot;https://dx.doi.org/&quot;; [.F206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206]; [$'Journal Lookup Tables'.$A$2:.$B$22])" office:value-type="float" office:value="1" calcext:value-type="float">
            <text:p>1</text:p>
          </table:table-cell>
          <table:table-cell table:style-name="ce84" table:formula="of:=LOOKUP([.A206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JMP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41" office:value-type="string" calcext:value-type="string">
            <text:p>Molecular Plant-Microbe Interactions</text:p>
          </table:table-cell>
          <table:table-cell table:style-name="ce41" office:value-type="string" calcext:value-type="string">
            <text:p>Mol Plant Micro In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9" calcext:value-type="float">
            <text:p>109</text:p>
          </table:table-cell>
          <table:table-cell table:style-name="ce55" office:value-type="string" calcext:value-type="string">
            <text:p><text:a xlink:href="https://doi.org/10.1094/MPMI-08-20-0227-R" xlink:type="simple">Kaique</text:a></text:p>
          </table:table-cell>
          <table:table-cell table:style-name="ce61" office:value-type="string" calcext:value-type="string">
            <text:p><text:a xlink:href="https://doi.org/10.1094/MPMI-08-20-0227-R" xlink:type="simple">10.1094/MPMI-08-20-0227-R</text:a></text:p>
          </table:table-cell>
          <table:table-cell table:style-name="ce70" table:formula="of:=concat(&quot;https://dx.doi.org/&quot;; [.F207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207]; [$'Journal Lookup Tables'.$A$2:.$B$22])" office:value-type="float" office:value="1" calcext:value-type="float">
            <text:p>1</text:p>
          </table:table-cell>
          <table:table-cell table:style-name="ce87" table:formula="of:=LOOKUP([.A207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SPS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Molecular Plant-Microbe Interactions</text:p>
          </table:table-cell>
          <table:table-cell table:style-name="ce13" office:value-type="string" calcext:value-type="string">
            <text:p>Mol Plant Micro I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44" calcext:value-type="float">
            <text:p>44</text:p>
          </table:table-cell>
          <table:table-cell table:style-name="ce52" office:value-type="string" calcext:value-type="string">
            <text:p><text:a xlink:href="https://doi.org/10.1094/MPMI-06-20-0164-R" xlink:type="simple">Nik</text:a></text:p>
          </table:table-cell>
          <table:table-cell table:style-name="ce62" office:value-type="string" calcext:value-type="string">
            <text:p><text:a xlink:href="https://doi.org/10.1094/MPMI-06-20-0164-R" xlink:type="simple">10.1094/MPMI-06-20-0164-R</text:a></text:p>
          </table:table-cell>
          <table:table-cell table:style-name="ce73" table:formula="of:=concat(&quot;https://dx.doi.org/&quot;; [.F208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208]; [$'Journal Lookup Tables'.$A$2:.$B$22])" office:value-type="float" office:value="1" calcext:value-type="float">
            <text:p>1</text:p>
          </table:table-cell>
          <table:table-cell table:style-name="ce85" table:formula="of:=LOOKUP([.A208]; [$'Journal Lookup Tables'.$F$2:.$G$22])" office:value-type="float" office:value="2.5" calcext:value-type="float">
            <text:p>2.5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number-columns-repeated="2" table:style-name="ce93" office:value-type="float" office:value="3" calcext:value-type="float">
            <text:p>3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R, FastANI, Get_homologs, autoMLSA, IQTREE, FigTree, GATK, BWA, Picard tools, vcftools, SnpEff, lastz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6">
          <table:table-cell table:number-columns-repeated="2" table:style-name="ce36" office:value-type="string" calcext:value-type="string">
            <text:p>Nematology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163/156854112x643914</text:p>
          </table:table-cell>
          <table:table-cell table:style-name="ce74" table:formula="of:=concat(&quot;https://dx.doi.org/&quot;; [.F209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previous plant parasitic nematode article</text:p>
          </table:table-cell>
          <table:table-cell table:style-name="ce76" table:formula="of:=LOOKUP([.A209]; [$'Journal Lookup Tables'.$A$2:.$B$22])" office:value-type="string" office:string-value="BOTH" calcext:value-type="string">
            <text:p>BOTH</text:p>
          </table:table-cell>
          <table:table-cell table:style-name="ce83" table:formula="of:=LOOKUP([.A209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1" calcext:value-type="float">
            <office:annotation draw:style-name="gr5" draw:text-style-name="P2" svg:width="726.43pt" svg:height="42.75pt" svg:x="1415.65pt" svg:y="3302.25pt" draw:caption-point-x="-11.54pt" draw:caption-point-y="-24.49pt">
              <dc:date>2022-04-25T00:00:00</dc:date>
              <text:p text:style-name="P1">SAS mentioned by name only, not cited and no version</text:p>
              <text:p text:style-name="P1"><text:tab/>-Adam H. Sparks</text:p>
            </office:annotation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Plowright_2013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Richard Plowright, Paul Speijer, Jolly Dusabe, Daniel Coyne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41--56</text:p>
          </table:table-cell>
          <table:table-cell table:style-name="ce36" office:value-type="string" calcext:value-type="string">
            <text:p>Brill Academic Publisher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1" office:value-type="string" calcext:value-type="string">
            <text:p>Analysis of the pathogenic variability and genetic diversity of the~plant-parasitic nematode \textit{{Radopholus similis}} on banana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5" calcext:value-type="float">
            <text:p>15</text:p>
          </table:table-cell>
          <table:table-cell table:style-name="ce59" office:value-type="string" calcext:value-type="string">
            <text:p><text:a xlink:href="https://doi.org/10.1163%2F156854112x643914" xlink:type="simple">https://doi.org/10.1163%2F156854112x643914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Nematology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163/156854112x645606</text:p>
          </table:table-cell>
          <table:table-cell table:style-name="ce74" table:formula="of:=concat(&quot;https://dx.doi.org/&quot;; [.F210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10]; [$'Journal Lookup Tables'.$A$2:.$B$22])" office:value-type="string" office:string-value="BOTH" calcext:value-type="string">
            <text:p>BOTH</text:p>
          </table:table-cell>
          <table:table-cell table:style-name="ce83" table:formula="of:=LOOKUP([.A210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Waweru_2013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Bancy W. Waweru, Turoop Losenge, Thomas Dubois, Esther M. Kahangi, Daniel Coyne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101--107</text:p>
          </table:table-cell>
          <table:table-cell table:style-name="ce37" office:value-type="string" calcext:value-type="string">
            <text:p>Brill Academic Publisher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13" office:value-type="string" calcext:value-type="string">
            <text:p>Potential biological control of lesion nematodes on banana using {Kenyan} strains of endophytic \textit{{Fusarium oxysporum}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15" calcext:value-type="float">
            <text:p>15</text:p>
          </table:table-cell>
          <table:table-cell table:style-name="ce64" office:value-type="string" calcext:value-type="string">
            <text:p><text:a xlink:href="https://doi.org/10.1163%2F156854112x645606" xlink:type="simple">https://doi.org/10.1163%2F156854112x645606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Nematology</text:p>
          </table:table-cell>
          <table:table-cell table:style-name="ce36" office:value-type="string" calcext:value-type="string">
            <text:p>Nematology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163/15685411-00002743</text:p>
          </table:table-cell>
          <table:table-cell table:style-name="ce74" table:formula="of:=concat(&quot;https://dx.doi.org/&quot;; [.F211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only plant parasitic nematode articles</text:p>
          </table:table-cell>
          <table:table-cell table:style-name="ce76" table:formula="of:=LOOKUP([.A211]; [$'Journal Lookup Tables'.$A$2:.$B$22])" office:value-type="string" office:string-value="BOTH" calcext:value-type="string">
            <text:p>BOTH</text:p>
          </table:table-cell>
          <table:table-cell table:style-name="ce83" table:formula="of:=LOOKUP([.A211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Pestana_2014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Margarida Pestana, Manuela Gouveia, Nereida Cordeiro, Luc{\\'{\\i}}lia Teixeira, Isabel de O. Abrantes, M{\\'{o}}nica Rodrigues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41--51</text:p>
          </table:table-cell>
          <table:table-cell table:style-name="ce36" office:value-type="string" calcext:value-type="string">
            <text:p>Brill Academic Publisher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In vitro evaluation of nematicidal properties of \textit{{Solanum sisymbriifolium}} and \textit{{S. nigrum}} extracts on \text{{Pratylenchus goodeyi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6" calcext:value-type="float">
            <text:p>16</text:p>
          </table:table-cell>
          <table:table-cell table:style-name="ce59" office:value-type="string" calcext:value-type="string">
            <text:p><text:a xlink:href="https://doi.org/10.1163%2F15685411-00002743" xlink:type="simple">https://doi.org/10.1163%2F15685411-00002743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Nematology</text:p>
          </table:table-cell>
          <table:table-cell table:style-name="ce36" office:value-type="string" calcext:value-type="string">
            <text:p>Nematology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163/15685411-00002746</text:p>
          </table:table-cell>
          <table:table-cell table:style-name="ce74" table:formula="of:=concat(&quot;https://dx.doi.org/&quot;; [.F212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only plant parasitic nematode articles</text:p>
          </table:table-cell>
          <table:table-cell table:style-name="ce76" table:formula="of:=LOOKUP([.A212]; [$'Journal Lookup Tables'.$A$2:.$B$22])" office:value-type="string" office:string-value="BOTH" calcext:value-type="string">
            <text:p>BOTH</text:p>
          </table:table-cell>
          <table:table-cell table:style-name="ce83" table:formula="of:=LOOKUP([.A212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tatistica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Cabasan_2014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Ma. Teodora Nadong Cabasan, Arvind Kumar, St{\\'{e}}phane Bellafiore, Dirk De Waele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73--81</text:p>
          </table:table-cell>
          <table:table-cell table:style-name="ce36" office:value-type="string" calcext:value-type="string">
            <text:p>Brill Academic Publisher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Histopathology of the rice root-knot nematode, \textit{{Meloidogyne graminicola}}, on \textit{{Oryza sativa}} and \textit{{O. glaberrima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6" calcext:value-type="float">
            <text:p>16</text:p>
          </table:table-cell>
          <table:table-cell table:style-name="ce59" office:value-type="string" calcext:value-type="string">
            <text:p><text:a xlink:href="https://doi.org/10.1163%2F15685411-00002746" xlink:type="simple">https://doi.org/10.1163%2F15685411-00002746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Nematology</text:p>
          </table:table-cell>
          <table:table-cell table:style-name="ce37" office:value-type="string" calcext:value-type="string">
            <text:p>Nematology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163/15685411-00002753</text:p>
          </table:table-cell>
          <table:table-cell table:style-name="ce74" table:formula="of:=concat(&quot;https://dx.doi.org/&quot;; [.F21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13]; [$'Journal Lookup Tables'.$A$2:.$B$22])" office:value-type="string" office:string-value="BOTH" calcext:value-type="string">
            <text:p>BOTH</text:p>
          </table:table-cell>
          <table:table-cell table:style-name="ce83" table:formula="of:=LOOKUP([.A213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Humphreys_Pereira_2014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Danny A. Humphreys-Pereira, Axel A. Elling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2" calcext:value-type="float">
            <text:p>2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149--162</text:p>
          </table:table-cell>
          <table:table-cell table:style-name="ce37" office:value-type="string" calcext:value-type="string">
            <text:p>Brill Academic Publisher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Morphological variability in second-stage juveniles and males of \textit{{Meloidogyne chitwoodi}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16" calcext:value-type="float">
            <text:p>16</text:p>
          </table:table-cell>
          <table:table-cell table:style-name="ce64" office:value-type="string" calcext:value-type="string">
            <text:p><text:a xlink:href="https://doi.org/10.1163%2F15685411-00002753" xlink:type="simple">https://doi.org/10.1163%2F15685411-00002753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Nematology</text:p>
          </table:table-cell>
          <table:table-cell table:style-name="ce36" office:value-type="string" calcext:value-type="string">
            <text:p>Nematology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163/15685411-00002745</text:p>
          </table:table-cell>
          <table:table-cell table:style-name="ce74" table:formula="of:=concat(&quot;https://dx.doi.org/&quot;; [.F214])" office:value-type="string" office:string-value="" calcext:value-type="error">
            <text:p>#NAME?</text:p>
          </table:table-cell>
          <table:table-cell table:style-name="ce36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style-name="ce76" table:formula="of:=LOOKUP([.A214]; [$'Journal Lookup Tables'.$A$2:.$B$22])" office:value-type="string" office:string-value="BOTH" calcext:value-type="string">
            <text:p>BOTH</text:p>
          </table:table-cell>
          <table:table-cell table:style-name="ce83" table:formula="of:=LOOKUP([.A214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office:annotation draw:style-name="gr5" draw:text-style-name="P2" svg:width="726.43pt" svg:height="42.75pt" svg:x="1415.65pt" svg:y="3381pt" draw:caption-point-x="-11.54pt" draw:caption-point-y="-22.99pt">
              <dc:date>2022-04-25T00:00:00</dc:date>
              <text:p text:style-name="P1">Mentioned by name only, no proper citation in references</text:p>
              <text:p text:style-name="P1"><text:tab/>-Adam H. Sparks</text:p>
            </office:annotation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Shaver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Bradly R. Shaver, Sergio Marchant, Paula Agudelo, S. Bruce Martin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53--65</text:p>
          </table:table-cell>
          <table:table-cell table:style-name="ce36" office:value-type="string" calcext:value-type="string">
            <text:p>Brill Academic Publisher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18S {rRNA} and {COI} haplotype diversity of \textit{{Trichodorus obtusus}} from turfgrass in South Caroli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8" calcext:value-type="float">
            <text:p>18</text:p>
          </table:table-cell>
          <table:table-cell table:style-name="ce59" office:value-type="string" calcext:value-type="string">
            <text:p><text:a xlink:href="https://doi.org/10.1163%2F15685411-00002944" xlink:type="simple">https://doi.org/10.1163%2F15685411-00002944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Nematology</text:p>
          </table:table-cell>
          <table:table-cell table:style-name="ce36" office:value-type="string" calcext:value-type="string">
            <text:p>Nematology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163/15685411-00002938</text:p>
          </table:table-cell>
          <table:table-cell table:style-name="ce74" table:formula="of:=concat(&quot;https://dx.doi.org/&quot;; [.F215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next plant parasitic nematode article</text:p>
          </table:table-cell>
          <table:table-cell table:style-name="ce76" table:formula="of:=LOOKUP([.A215]; [$'Journal Lookup Tables'.$A$2:.$B$22])" office:value-type="string" office:string-value="BOTH" calcext:value-type="string">
            <text:p>BOTH</text:p>
          </table:table-cell>
          <table:table-cell table:style-name="ce83" table:formula="of:=LOOKUP([.A215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office:annotation draw:style-name="gr5" draw:text-style-name="P2" svg:width="726.43pt" svg:height="42.75pt" svg:x="1415.65pt" svg:y="3396.76pt" draw:caption-point-x="-11.54pt" draw:caption-point-y="-22.99pt">
              <dc:date>2022-04-25T00:00:00</dc:date>
              <text:p text:style-name="P1">No packages are cited, but looking at the work, I think it's safe to assume all was in the base R installation</text:p>
              <text:p text:style-name="P1"><text:tab/>-Adam H. Sparks</text:p>
            </office:annotation>
            <text:p>3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R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Biela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Fabio Biela, Simone de Melo Santana-Gomes, Isabela Hernandes, Andressa Cristina Zamboni Machado, Michelly Ragazzi Cardoso, Claudia Regina Dias-Arieira, Danielle Mattei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5--21</text:p>
          </table:table-cell>
          <table:table-cell table:style-name="ce36" office:value-type="string" calcext:value-type="string">
            <text:p>Brill Academic Publisher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Host status and phenotypic diversity of rice genotypes in relation to \textit{{Pratylenchus brachyurus}} resistance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8" calcext:value-type="float">
            <text:p>18</text:p>
          </table:table-cell>
          <table:table-cell table:style-name="ce59" office:value-type="string" calcext:value-type="string">
            <text:p><text:a xlink:href="https://doi.org/10.1163%2F15685411-00002938" xlink:type="simple">https://doi.org/10.1163%2F15685411-00002938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Nematology</text:p>
          </table:table-cell>
          <table:table-cell table:style-name="ce37" office:value-type="string" calcext:value-type="string">
            <text:p>Nematology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163/15685411-00003036</text:p>
          </table:table-cell>
          <table:table-cell table:style-name="ce74" table:formula="of:=concat(&quot;https://dx.doi.org/&quot;; [.F21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16]; [$'Journal Lookup Tables'.$A$2:.$B$22])" office:value-type="string" office:string-value="BOTH" calcext:value-type="string">
            <text:p>BOTH</text:p>
          </table:table-cell>
          <table:table-cell table:style-name="ce83" table:formula="of:=LOOKUP([.A216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uscle, MEGA, Tracer, MatGa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Nematology</text:p>
          </table:table-cell>
          <table:table-cell table:style-name="ce47" office:value-type="string" calcext:value-type="string">
            <text:p>Nematology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3" calcext:value-type="float">
            <text:p>3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63/15685411-00003133</text:p>
          </table:table-cell>
          <table:table-cell table:style-name="ce65" table:formula="of:=concat(&quot;https://dx.doi.org/&quot;; [.F217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17]; [$'Journal Lookup Tables'.$A$2:.$B$22])" office:value-type="string" office:string-value="BOTH" calcext:value-type="string">
            <text:p>BOTH</text:p>
          </table:table-cell>
          <table:table-cell table:style-name="ce83" table:formula="of:=LOOKUP([.A217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3" table:style-name="ce91" office:value-type="string" calcext:value-type="string">
            <text:p>NA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Nematology</text:p>
          </table:table-cell>
          <table:table-cell table:style-name="ce47" office:value-type="string" calcext:value-type="string">
            <text:p>Nematology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00" calcext:value-type="float">
            <text:p>100</text:p>
          </table:table-cell>
          <table:table-cell table:style-name="ce14" office:value-type="string" calcext:value-type="string">
            <text:p>Kaique</text:p>
          </table:table-cell>
          <table:table-cell table:style-name="ce39" office:value-type="string" calcext:value-type="string">
            <text:p>10.1163/15685411-00003127</text:p>
          </table:table-cell>
          <table:table-cell table:style-name="ce65" table:formula="of:=concat(&quot;https://dx.doi.org/&quot;; [.F218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18]; [$'Journal Lookup Tables'.$A$2:.$B$22])" office:value-type="string" office:string-value="BOTH" calcext:value-type="string">
            <text:p>BOTH</text:p>
          </table:table-cell>
          <table:table-cell table:style-name="ce83" table:formula="of:=LOOKUP([.A218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MUSCLE, MEGA, MrModeltest, MrBayes, TRACER, RaxmlGUI, g Dendroscope, CorelDRAW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Nematology</text:p>
          </table:table-cell>
          <table:table-cell table:style-name="ce47" office:value-type="string" calcext:value-type="string">
            <text:p>Nematology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41" calcext:value-type="float">
            <text:p>141</text:p>
          </table:table-cell>
          <table:table-cell table:style-name="ce14" office:value-type="string" calcext:value-type="string">
            <text:p>Kaique</text:p>
          </table:table-cell>
          <table:table-cell table:style-name="ce39" office:value-type="string" calcext:value-type="string">
            <text:p>10.1163/15685411-00003132</text:p>
          </table:table-cell>
          <table:table-cell table:style-name="ce65" table:formula="of:=concat(&quot;https://dx.doi.org/&quot;; [.F21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19]; [$'Journal Lookup Tables'.$A$2:.$B$22])" office:value-type="string" office:string-value="BOTH" calcext:value-type="string">
            <text:p>BOTH</text:p>
          </table:table-cell>
          <table:table-cell table:style-name="ce83" table:formula="of:=LOOKUP([.A219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MrBayes, TreeGraph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0" office:value-type="string" calcext:value-type="string">
            <text:p>Nematology</text:p>
          </table:table-cell>
          <table:table-cell table:style-name="ce48" office:value-type="string" calcext:value-type="string">
            <text:p>Nematology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40" calcext:value-type="float">
            <text:p>40</text:p>
          </table:table-cell>
          <table:table-cell table:style-name="ce38" office:value-type="string" calcext:value-type="string">
            <text:p>Adam</text:p>
          </table:table-cell>
          <table:table-cell table:style-name="ce40" office:value-type="string" calcext:value-type="string">
            <text:p>10.1163/15685411-00003205</text:p>
          </table:table-cell>
          <table:table-cell table:style-name="ce68" table:formula="of:=concat(&quot;https://dx.doi.org/&quot;; [.F220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220]; [$'Journal Lookup Tables'.$A$2:.$B$22])" office:value-type="string" office:string-value="BOTH" calcext:value-type="string">
            <text:p>BOTH</text:p>
          </table:table-cell>
          <table:table-cell table:style-name="ce83" table:formula="of:=LOOKUP([.A220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Primer3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44" office:value-type="string" calcext:value-type="string">
            <text:p>Nematology</text:p>
          </table:table-cell>
          <table:table-cell table:style-name="ce49" office:value-type="string" calcext:value-type="string">
            <text:p>Nemat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52" office:value-type="string" calcext:value-type="string">
            <text:p><text:a xlink:href="https://doi.org/10.1163/15685411-00003203" xlink:type="simple">Nik</text:a></text:p>
          </table:table-cell>
          <table:table-cell table:style-name="ce30" office:value-type="string" calcext:value-type="string">
            <text:p><text:a xlink:href="https://doi.org/10.1163/15685411-00003203" xlink:type="simple">10.1163/15685411-00003203</text:a></text:p>
          </table:table-cell>
          <table:table-cell table:style-name="ce67" table:formula="of:=concat(&quot;https://dx.doi.org/&quot;; [.F221])" office:value-type="string" office:string-value="" calcext:value-type="error">
            <text:p>#NAME?</text:p>
          </table:table-cell>
          <table:table-cell table:style-name="ce13" office:value-type="string" calcext:value-type="string">
            <text:p>PP138 was additional information on a junior synonym for a species name. This is the second plant pathology research article following.</text:p>
          </table:table-cell>
          <table:table-cell table:style-name="ce78" table:formula="of:=LOOKUP([.A221]; [$'Journal Lookup Tables'.$A$2:.$B$22])" office:value-type="string" office:string-value="BOTH" calcext:value-type="string">
            <text:p>BOTH</text:p>
          </table:table-cell>
          <table:table-cell table:style-name="ce85" table:formula="of:=LOOKUP([.A221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<text:span text:style-name="T1">CorelDRAW, </text:span><text:span text:style-name="T2">MAFFT, MrModeltest, MrBayes, Tracer, RaxmlGUI , Dendroscope</text:span>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44" office:value-type="string" calcext:value-type="string">
            <text:p>Nematology</text:p>
          </table:table-cell>
          <table:table-cell table:style-name="ce49" office:value-type="string" calcext:value-type="string">
            <text:p>Nemat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9" calcext:value-type="float">
            <text:p>129</text:p>
          </table:table-cell>
          <table:table-cell table:style-name="ce52" office:value-type="string" calcext:value-type="string">
            <text:p><text:a xlink:href="https://doi.org/10.1163/15685411-00003297" xlink:type="simple">Nik</text:a></text:p>
          </table:table-cell>
          <table:table-cell table:style-name="ce30" office:value-type="string" calcext:value-type="string">
            <text:p><text:a xlink:href="https://doi.org/10.1163/15685411-00003297" xlink:type="simple">10.1163/15685411-00003297</text:a></text:p>
          </table:table-cell>
          <table:table-cell table:style-name="ce67" table:formula="of:=concat(&quot;https://dx.doi.org/&quot;; [.F222])" office:value-type="string" office:string-value="" calcext:value-type="error">
            <text:p>#NAME?</text:p>
          </table:table-cell>
          <table:table-cell table:style-name="ce13" office:value-type="string" calcext:value-type="string">
            <text:p>PP129 was characterisation. This is the first research article following.</text:p>
          </table:table-cell>
          <table:table-cell table:style-name="ce78" table:formula="of:=LOOKUP([.A222]; [$'Journal Lookup Tables'.$A$2:.$B$22])" office:value-type="string" office:string-value="BOTH" calcext:value-type="string">
            <text:p>BOTH</text:p>
          </table:table-cell>
          <table:table-cell table:style-name="ce85" table:formula="of:=LOOKUP([.A222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GelCompar, PERMTEST, R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41" office:value-type="string" calcext:value-type="string">
            <text:p>Nematology</text:p>
          </table:table-cell>
          <table:table-cell table:style-name="ce50" office:value-type="string" calcext:value-type="string">
            <text:p>Nemat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4" calcext:value-type="float">
            <text:p>104</text:p>
          </table:table-cell>
          <table:table-cell table:style-name="ce55" office:value-type="string" calcext:value-type="string">
            <text:p><text:a xlink:href="https://doi.org/10.1163/15685411-bja10032" xlink:type="simple">Kaique</text:a></text:p>
          </table:table-cell>
          <table:table-cell table:style-name="ce29" office:value-type="string" calcext:value-type="string">
            <text:p><text:a xlink:href="https://doi.org/10.1163/15685411-bja10032" xlink:type="simple">10.1163/15685411-bja10032</text:a></text:p>
          </table:table-cell>
          <table:table-cell table:style-name="ce70" table:formula="of:=concat(&quot;https://dx.doi.org/&quot;; [.F223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223]; [$'Journal Lookup Tables'.$A$2:.$B$22])" office:value-type="string" office:string-value="BOTH" calcext:value-type="string">
            <text:p>BOTH</text:p>
          </table:table-cell>
          <table:table-cell table:style-name="ce87" table:formula="of:=LOOKUP([.A223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igmaPlot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39" office:value-type="string" calcext:value-type="string">
            <text:p>Nematology</text:p>
          </table:table-cell>
          <table:table-cell table:style-name="ce47" office:value-type="string" calcext:value-type="string">
            <text:p>Nemat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93" calcext:value-type="float">
            <text:p>93</text:p>
          </table:table-cell>
          <table:table-cell table:style-name="ce53" office:value-type="string" calcext:value-type="string">
            <text:p><text:a xlink:href="https://doi.org/10.1163/15685411-bja10031" xlink:type="simple">Zach</text:a></text:p>
          </table:table-cell>
          <table:table-cell table:style-name="ce31" office:value-type="string" calcext:value-type="string">
            <text:p><text:a xlink:href="https://doi.org/10.1163/15685411-bja10031" xlink:type="simple">10.1163/15685411-bja10031</text:a></text:p>
          </table:table-cell>
          <table:table-cell table:style-name="ce69" table:formula="of:=concat(&quot;https://dx.doi.org/&quot;; [.F224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224]; [$'Journal Lookup Tables'.$A$2:.$B$22])" office:value-type="string" office:string-value="BOTH" calcext:value-type="string">
            <text:p>BOTH</text:p>
          </table:table-cell>
          <table:table-cell table:style-name="ce86" table:formula="of:=LOOKUP([.A224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number-columns-repeated="2" table:style-name="ce95" office:value-type="float" office:value="3" calcext:value-type="float">
            <text:p>3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cutadapt, USEARCH, QIIME, Mothur, R, Tax4Fun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016/j.pmpp.2011.12.003</text:p>
          </table:table-cell>
          <table:table-cell table:style-name="ce65" table:formula="of:=concat(&quot;https://dx.doi.org/&quot;; [.F225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does not exist, selected first article from April 2012</text:p>
          </table:table-cell>
          <table:table-cell table:style-name="ce76" table:formula="of:=LOOKUP([.A225]; [$'Journal Lookup Tables'.$A$2:.$B$22])" office:value-type="string" office:string-value="BOTH" calcext:value-type="string">
            <text:p>BOTH</text:p>
          </table:table-cell>
          <table:table-cell table:style-name="ce83" table:formula="of:=LOOKUP([.A225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1" calcext:value-type="float">
            <office:annotation draw:style-name="gr5" draw:text-style-name="P2" svg:width="726.43pt" svg:height="42.75pt" svg:x="1415.65pt" svg:y="3554.25pt" draw:caption-point-x="-11.54pt" draw:caption-point-y="-22.99pt">
              <dc:date>2022-04-25T00:00:00</dc:date>
              <text:p text:style-name="P1">Mentioned with a version number, no proper citation</text:p>
              <text:p text:style-name="P1"><text:tab/>-Adam H. Sparks</text:p>
            </office:annotation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office:annotation draw:style-name="gr5" draw:text-style-name="P2" svg:width="623.59pt" svg:height="42.75pt" svg:x="1665.69pt" svg:y="3554.25pt" draw:caption-point-x="-11.54pt" draw:caption-point-y="-22.99pt">
              <dc:date>2022-04-25T00:00:00</dc:date>
              <text:p text:style-name="P1">Primer Sequences are in article supplementary materials</text:p>
              <text:p text:style-name="P1"><text:tab/>-Adam H. Sparks</text:p>
            </office:annotation>
            <text:p>1</text:p>
          </table:table-cell>
          <table:table-cell table:style-name="ce90" office:value-type="string" calcext:value-type="string">
            <office:annotation draw:style-name="gr5" draw:text-style-name="P2" svg:width="184pt" svg:height="61.68pt" svg:x="2142.09pt" svg:y="3544.78pt" draw:caption-point-x="-11.54pt" draw:caption-point-y="-13.52pt">
              <dc:date>2022-04-25T00:00:00</dc:date>
              <text:p text:style-name="P1">I don't know if these handle statistics? There are statistical data cited in the figures, but no mention of how analysis was actually carried out</text:p>
              <text:p text:style-name="P1"><text:tab/>-Adam H. Sparks</text:p>
            </office:annotation>
            <text:p>MassLynxTM, QuanLynxTM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Yazawa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Katsumi Yazawa, Chang-Jie Jiang, Mikiko Kojima, Hitoshi Sakakibara, Hiroshi Takatsuji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--7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Reduction of abscisic acid levels or inhibition of abscisic acid signaling in rice during the early phase of \textit{{Magnaporthe oryzae}} infection decreases its susceptibility to the fungu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78" calcext:value-type="float">
            <text:p>78</text:p>
          </table:table-cell>
          <table:table-cell table:style-name="ce59" office:value-type="string" calcext:value-type="string">
            <text:p><text:a xlink:href="https://doi.org/10.1016%2Fj.pmpp.2011.12.003" xlink:type="simple">https://doi.org/10.1016%2Fj.pmpp.2011.12.003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pmpp.2012.03.001</text:p>
          </table:table-cell>
          <table:table-cell table:style-name="ce59" table:formula="of:=concat(&quot;https://dx.doi.org/&quot;; [.F226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does not exist, selected first article from July 2012</text:p>
          </table:table-cell>
          <table:table-cell table:style-name="ce76" table:formula="of:=LOOKUP([.A226]; [$'Journal Lookup Tables'.$A$2:.$B$22])" office:value-type="string" office:string-value="BOTH" calcext:value-type="string">
            <text:p>BOTH</text:p>
          </table:table-cell>
          <table:table-cell table:style-name="ce83" table:formula="of:=LOOKUP([.A226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2"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Chen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Po-Sheng Chen, Li-Yuan Wang, You-Jen Chen, Kuo-Ching Tzeng, Shih-Chieh Chang, Kuang-Ren Chung, Miin-Huey Lee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ul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--12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Understanding cellular defence in kumquat and calamondin to citrus canker caused by \textit{{Xanthomonas citri}} subsp. \textit{{citri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79" calcext:value-type="float">
            <text:p>79</text:p>
          </table:table-cell>
          <table:table-cell table:style-name="ce59" office:value-type="string" calcext:value-type="string">
            <text:p><text:a xlink:href="https://doi.org/10.1016%2Fj.pmpp.2012.03.001" xlink:type="simple">https://doi.org/10.1016%2Fj.pmpp.2012.03.001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016/j.pmpp.2011.11.003</text:p>
          </table:table-cell>
          <table:table-cell table:style-name="ce65" table:formula="of:=concat(&quot;https://dx.doi.org/&quot;; [.F22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27]; [$'Journal Lookup Tables'.$A$2:.$B$22])" office:value-type="string" office:string-value="BOTH" calcext:value-type="string">
            <text:p>BOTH</text:p>
          </table:table-cell>
          <table:table-cell table:style-name="ce83" table:formula="of:=LOOKUP([.A227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Excel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Mutuku_2012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J.M. Mutuku, A. Nose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41--51</text:p>
          </table:table-cell>
          <table:table-cell table:style-name="ce37" office:value-type="string" calcext:value-type="string">
            <text:p>Elsevier {BV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High activities and {mRNA} expression of pyrophosphate-fructose-6-phosphate-phosphotransferase and 6-phosphofructokinase are induced as a response to \textit{{Rhizoctonia solani}} infection in rice leaf sheaths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77" calcext:value-type="float">
            <text:p>77</text:p>
          </table:table-cell>
          <table:table-cell table:style-name="ce64" office:value-type="string" calcext:value-type="string">
            <text:p><text:a xlink:href="https://doi.org/10.1016%2Fj.pmpp.2011.11.003" xlink:type="simple">https://doi.org/10.1016%2Fj.pmpp.2011.11.003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string" calcext:value-type="string">
            <text:p>Zach</text:p>
          </table:table-cell>
          <table:table-cell table:style-name="ce45" office:value-type="string" calcext:value-type="string">
            <text:p>10.1016/j.pmpp.2012.03.002</text:p>
          </table:table-cell>
          <table:table-cell table:style-name="ce65" table:formula="of:=concat(&quot;https://dx.doi.org/&quot;; [.F228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number does not exist, selected second article from July 2012</text:p>
          </table:table-cell>
          <table:table-cell table:style-name="ce76" table:formula="of:=LOOKUP([.A228]; [$'Journal Lookup Tables'.$A$2:.$B$22])" office:value-type="string" office:string-value="BOTH" calcext:value-type="string">
            <text:p>BOTH</text:p>
          </table:table-cell>
          <table:table-cell table:style-name="ce83" table:formula="of:=LOOKUP([.A228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Zakharenkova_2012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Tatiana S. Zakharenkova, Andrey A. Aver'yanov, Tatiana D. Pasechnik, Vera P. Lapikova, Con Jacyn Baker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ul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3--20</text:p>
          </table:table-cell>
          <table:table-cell table:style-name="ce35" office:value-type="string" calcext:value-type="string">
            <text:p>Elsevier {BV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Surface contact of cucumber or rice leaves with water can suppress their fungal diseases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79" calcext:value-type="float">
            <text:p>79</text:p>
          </table:table-cell>
          <table:table-cell table:style-name="ce115" office:value-type="string" calcext:value-type="string">
            <text:p><text:a xlink:href="https://doi.org/10.1016%2Fj.pmpp.2012.03.002" xlink:type="simple">https://doi.org/10.1016%2Fj.pmpp.2012.03.002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016/j.pmpp.2014.02.002</text:p>
          </table:table-cell>
          <table:table-cell table:style-name="ce65" table:formula="of:=concat(&quot;https://dx.doi.org/&quot;; [.F22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29]; [$'Journal Lookup Tables'.$A$2:.$B$22])" office:value-type="string" office:string-value="BOTH" calcext:value-type="string">
            <text:p>BOTH</text:p>
          </table:table-cell>
          <table:table-cell table:style-name="ce83" table:formula="of:=LOOKUP([.A229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office:annotation draw:style-name="gr20" draw:text-style-name="P2" svg:width="700.04pt" svg:height="41.24pt" svg:x="1498.99pt" svg:y="3617.23pt" draw:caption-point-x="-11.54pt" draw:caption-point-y="-22.96pt">
              <dc:date>2022-04-25T00:00:00</dc:date>
              <text:p text:style-name="P1">Primer 3, AlphaEase FC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Primer3, AlphaEase FC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16/j.pmpp.2014.03.005</text:p>
          </table:table-cell>
          <table:table-cell table:style-name="ce65" table:formula="of:=concat(&quot;https://dx.doi.org/&quot;; [.F230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 136, last article of first issue for 2014 selected</text:p>
          </table:table-cell>
          <table:table-cell table:style-name="ce76" table:formula="of:=LOOKUP([.A230]; [$'Journal Lookup Tables'.$A$2:.$B$22])" office:value-type="string" office:string-value="BOTH" calcext:value-type="string">
            <text:p>BOTH</text:p>
          </table:table-cell>
          <table:table-cell table:style-name="ce83" table:formula="of:=LOOKUP([.A230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office:annotation draw:style-name="gr20" draw:text-style-name="P2" svg:width="700.04pt" svg:height="41.24pt" svg:x="1498.99pt" svg:y="3633pt" draw:caption-point-x="-11.54pt" draw:caption-point-y="-22.99pt">
              <dc:date>2022-04-25T00:00:00</dc:date>
              <text:p text:style-name="P1">Bioedit, Image Lab TM, Mega5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BioEdit, Image Lab TM, MEG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Mondal_2014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Kalyan K. Mondal, Bharat Raj Meena, Alim Junaid, Geeta Verma, Chandra Mani, Dipali Majumder, Manju Khicher, Shailesh Kumar, Susanta Banik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apr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98--106</text:p>
          </table:table-cell>
          <table:table-cell table:style-name="ce37" office:value-type="string" calcext:value-type="string">
            <text:p>Elsevier {BV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Pathotyping and genetic screening of type {III} effectors in Indian strains of \textit{{Xanthomonas oryzae}} pv. \textit{oryzae} causing bacterial leaf blight of rice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86" calcext:value-type="float">
            <text:p>86</text:p>
          </table:table-cell>
          <table:table-cell table:style-name="ce64" office:value-type="string" calcext:value-type="string">
            <text:p><text:a xlink:href="https://doi.org/10.1016%2Fj.pmpp.2014.03.005" xlink:type="simple">https://doi.org/10.1016%2Fj.pmpp.2014.03.005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5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16/j.pmpp.2014.04.004</text:p>
          </table:table-cell>
          <table:table-cell table:style-name="ce65" table:formula="of:=concat(&quot;https://dx.doi.org/&quot;; [.F231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 131, second to last article of first issue for 2014 selected</text:p>
          </table:table-cell>
          <table:table-cell table:style-name="ce76" table:formula="of:=LOOKUP([.A231]; [$'Journal Lookup Tables'.$A$2:.$B$22])" office:value-type="string" office:string-value="BOTH" calcext:value-type="string">
            <text:p>BOTH</text:p>
          </table:table-cell>
          <table:table-cell table:style-name="ce83" table:formula="of:=LOOKUP([.A231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5" draw:text-style-name="P2" svg:width="184pt" svg:height="50.49pt" svg:x="2142.09pt" svg:y="3643.4pt" draw:caption-point-x="-11.54pt" draw:caption-point-y="-17.63pt">
              <dc:date>2022-04-25T00:00:00</dc:date>
              <text:p text:style-name="P1">They used some software that sounded like it ran intruments. I am considering that part of the instrument.</text:p>
              <text:p text:style-name="P1"><text:tab/>-Zachary Foster</text:p>
            </office:annotation>
            <text:p>Statistica, MATLAB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Ku_niak_2014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El{\\.{z}}bieta Ku{\\'{z}}niak, Rafa{\\l} G{\\l}owacki, Gra{\\.{z}}yna Chwatko, Tomasz Kopczewski, Marzena Wielanek, Ewa Gajewska, Maria Sk{\\l}odowska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apr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89--97</text:p>
          </table:table-cell>
          <table:table-cell table:style-name="ce35" office:value-type="string" calcext:value-type="string">
            <text:p>Elsevier {BV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Involvement of ascorbate, glutathione, protein S-thiolation and salicylic acid in benzothiadiazole-inducible defence response of cucumber against \textit{{Pseudomonas syringae}} pv. \textit{{lachrymans}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86" calcext:value-type="float">
            <text:p>86</text:p>
          </table:table-cell>
          <table:table-cell table:style-name="ce115" office:value-type="string" calcext:value-type="string">
            <text:p><text:a xlink:href="https://doi.org/10.1016%2Fj.pmpp.2014.04.004" xlink:type="simple">https://doi.org/10.1016%2Fj.pmpp.2014.04.004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16/j.pmpp.2014.04.005</text:p>
          </table:table-cell>
          <table:table-cell table:style-name="ce65" table:formula="of:=concat(&quot;https://dx.doi.org/&quot;; [.F232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 144, first article of second issue for 2014 selected</text:p>
          </table:table-cell>
          <table:table-cell table:style-name="ce76" table:formula="of:=LOOKUP([.A232]; [$'Journal Lookup Tables'.$A$2:.$B$22])" office:value-type="string" office:string-value="BOTH" calcext:value-type="string">
            <text:p>BOTH</text:p>
          </table:table-cell>
          <table:table-cell table:style-name="ce83" table:formula="of:=LOOKUP([.A232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5" draw:text-style-name="P2" svg:width="184pt" svg:height="42.75pt" svg:x="2142.09pt" svg:y="3662.99pt" draw:caption-point-x="-11.54pt" draw:caption-point-y="-22.96pt">
              <dc:date>2022-04-25T00:00:00</dc:date>
              <text:p text:style-name="P1">They made graphs, but did not say how. Looks like excel</text:p>
              <text:p text:style-name="P1"><text:tab/>-Zachary Foster</text:p>
            </office:annotation>
            <text:p>NA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Campe_2014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Ruth Campe, Marco Loehrer, Uwe Conrath, Katharina Goellner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ul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--8</text:p>
          </table:table-cell>
          <table:table-cell table:style-name="ce35" office:value-type="string" calcext:value-type="string">
            <text:p>Elsevier {BV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\textit{{Phakopsora pachyrhizi}} induces defense marker genes to necrotrophs in \textit{{Arabidopsis thaliana}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87" calcext:value-type="float">
            <text:p>87</text:p>
          </table:table-cell>
          <table:table-cell table:style-name="ce115" office:value-type="string" calcext:value-type="string">
            <text:p><text:a xlink:href="https://doi.org/10.1016%2Fj.pmpp.2014.04.005" xlink:type="simple">https://doi.org/10.1016%2Fj.pmpp.2014.04.005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016/j.pmpp.2016.01.010</text:p>
          </table:table-cell>
          <table:table-cell table:style-name="ce65" table:formula="of:=concat(&quot;https://dx.doi.org/&quot;; [.F23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33]; [$'Journal Lookup Tables'.$A$2:.$B$22])" office:value-type="string" office:string-value="BOTH" calcext:value-type="string">
            <text:p>BOTH</text:p>
          </table:table-cell>
          <table:table-cell table:style-name="ce83" table:formula="of:=LOOKUP([.A233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2" calcext:value-type="float">
            <office:annotation draw:style-name="gr5" draw:text-style-name="P2" svg:width="726.43pt" svg:height="42.75pt" svg:x="1415.65pt" svg:y="3678.75pt" draw:caption-point-x="-11.54pt" draw:caption-point-y="-22.99pt">
              <dc:date>2022-04-25T00:00:00</dc:date>
              <text:p text:style-name="P1">Name and version provided, no proper entry in references</text:p>
              <text:p text:style-name="P1"><text:tab/>-Adam H. Sparks</text:p>
            </office:annotation>
            <text:p>2</text:p>
          </table:table-cell>
          <table:table-cell table:style-name="ce90" office:value-type="float" office:value="2" calcext:value-type="float">
            <office:annotation draw:style-name="gr5" draw:text-style-name="P2" svg:width="700.04pt" svg:height="42.75pt" svg:x="1498.99pt" svg:y="3678.75pt" draw:caption-point-x="-11.54pt" draw:caption-point-y="-22.99pt">
              <dc:date>2022-04-25T00:00:00</dc:date>
              <text:p text:style-name="P1">Proprietary Windows-only and for the PCR machines, not general statistical use</text:p>
              <text:p text:style-name="P1"><text:tab/>-Adam H. Sparks</text:p>
            </office:annotation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2" calcext:value-type="float">
            <office:annotation draw:style-name="gr5" draw:text-style-name="P2" svg:width="623.59pt" svg:height="42.75pt" svg:x="1665.69pt" svg:y="3678.75pt" draw:caption-point-x="-11.54pt" draw:caption-point-y="-22.99pt">
              <dc:date>2022-04-25T00:00:00</dc:date>
              <text:p text:style-name="P1">Available on Elsevier's website for the article</text:p>
              <text:p text:style-name="P1"><text:tab/>-Adam H. Sparks</text:p>
            </office:annotation>
            <text:p>2</text:p>
          </table:table-cell>
          <table:table-cell table:style-name="ce90" office:value-type="string" calcext:value-type="string">
            <text:p>StepOne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Chand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Subodh Kumar Chand, Satyabrata Nanda, Ellojita Rout, Jatindranath Mohanty, Rukmini Mishra, Raj Kumar Joshi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19--128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Identification and characterization of {microRNAs} in turmeric (\textit{{Curcuma longa}} L. responsive to infection with the pathogenic fungus \textit{{Pythium aphanidermatum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93" calcext:value-type="float">
            <text:p>93</text:p>
          </table:table-cell>
          <table:table-cell table:style-name="ce59" office:value-type="string" calcext:value-type="string">
            <text:p><text:a xlink:href="https://doi.org/10.1016%2Fj.pmpp.2016.01.010" xlink:type="simple">https://doi.org/10.1016%2Fj.pmpp.2016.01.010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016/j.pmpp.2015.12.002</text:p>
          </table:table-cell>
          <table:table-cell table:style-name="ce65" table:formula="of:=concat(&quot;https://dx.doi.org/&quot;; [.F23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34]; [$'Journal Lookup Tables'.$A$2:.$B$22])" office:value-type="string" office:string-value="BOTH" calcext:value-type="string">
            <text:p>BOTH</text:p>
          </table:table-cell>
          <table:table-cell table:style-name="ce83" table:formula="of:=LOOKUP([.A234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2" calcext:value-type="float">
            <office:annotation draw:style-name="gr5" draw:text-style-name="P2" svg:width="726.43pt" svg:height="42.75pt" svg:x="1415.65pt" svg:y="3694.51pt" draw:caption-point-x="-11.54pt" draw:caption-point-y="-22.99pt">
              <dc:date>2022-04-25T00:00:00</dc:date>
              <text:p text:style-name="P1">SAS cited in text, no version or proper reference</text:p>
              <text:p text:style-name="P1"><text:tab/>-Adam H. Sparks</text:p>
            </office:annotation>
            <text:p>2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Mollayi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Saeed Mollayi, Mohsen Farzaneh, Faezeh Ghanati, Hassan Y. Aboul-Enein, Alireza Ghassempour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93--98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Study of catechin, epicatechin and their enantiomers during the progression of witches{\textquotesingle} broom disease in Mexican lime (\textit{{Citrus aurantifolia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93" calcext:value-type="float">
            <text:p>93</text:p>
          </table:table-cell>
          <table:table-cell table:style-name="ce59" office:value-type="string" calcext:value-type="string">
            <text:p><text:a xlink:href="https://doi.org/10.1016%2Fj.pmpp.2015.12.002" xlink:type="simple">https://doi.org/10.1016%2Fj.pmpp.2015.12.002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string" calcext:value-type="string">
            <text:p>Zach</text:p>
          </table:table-cell>
          <table:table-cell table:style-name="ce45" office:value-type="string" calcext:value-type="string">
            <text:p>10.1016/j.pmpp.2015.12.005</text:p>
          </table:table-cell>
          <table:table-cell table:style-name="ce65" table:formula="of:=concat(&quot;https://dx.doi.org/&quot;; [.F235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235]; [$'Journal Lookup Tables'.$A$2:.$B$22])" office:value-type="string" office:string-value="BOTH" calcext:value-type="string">
            <text:p>BOTH</text:p>
          </table:table-cell>
          <table:table-cell table:style-name="ce83" table:formula="of:=LOOKUP([.A235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2" calcext:value-type="float">
            <office:annotation draw:style-name="gr5" draw:text-style-name="P2" svg:width="726.43pt" svg:height="42.75pt" svg:x="1415.65pt" svg:y="3710.24pt" draw:caption-point-x="-11.54pt" draw:caption-point-y="-22.96pt">
              <dc:date>2022-04-25T00:00:00</dc:date>
              <text:p text:style-name="P1">The cite MEGA right w/ version, but dont say how they did stats</text:p>
              <text:p text:style-name="P1"><text:tab/>-Zachary Foster</text:p>
            </office:annotation>
            <text:p>2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MEGA, PLACE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Chai_2016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Chunyue Chai, Wentao Zeng, Yanling Lin, Danyu Shen, Meixiang Zhang, Daolong Dou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49--57</text:p>
          </table:table-cell>
          <table:table-cell table:style-name="ce35" office:value-type="string" calcext:value-type="string">
            <text:p>Elsevier {BV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Synthetic tetramer of a \textit{{Phytophthora sojae}}-inducible fragment from soybean {GmaSKTI}36 promoter improves its pathogen induction activities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93" calcext:value-type="float">
            <text:p>93</text:p>
          </table:table-cell>
          <table:table-cell table:style-name="ce115" office:value-type="string" calcext:value-type="string">
            <text:p><text:a xlink:href="https://doi.org/10.1016%2Fj.pmpp.2015.12.005" xlink:type="simple">https://doi.org/10.1016%2Fj.pmpp.2015.12.005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016/j.pmpp.2016.11.003</text:p>
          </table:table-cell>
          <table:table-cell table:style-name="ce65" table:formula="of:=concat(&quot;https://dx.doi.org/&quot;; [.F23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36]; [$'Journal Lookup Tables'.$A$2:.$B$22])" office:value-type="string" office:string-value="BOTH" calcext:value-type="string">
            <text:p>BOTH</text:p>
          </table:table-cell>
          <table:table-cell table:style-name="ce83" table:formula="of:=LOOKUP([.A236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016/j.pmpp.2017.01.001</text:p>
          </table:table-cell>
          <table:table-cell table:style-name="ce65" table:formula="of:=concat(&quot;https://dx.doi.org/&quot;; [.F23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37]; [$'Journal Lookup Tables'.$A$2:.$B$22])" office:value-type="string" office:string-value="BOTH" calcext:value-type="string">
            <text:p>BOTH</text:p>
          </table:table-cell>
          <table:table-cell table:style-name="ce83" table:formula="of:=LOOKUP([.A237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hysiological and Molecular Plant Pathology</text:p>
          </table:table-cell>
          <table:table-cell table:style-name="ce47" office:value-type="string" calcext:value-type="string">
            <text:p>Physiol Mol Plant P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01" calcext:value-type="float">
            <text:p>10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16/j.pmpp.2016.12.004</text:p>
          </table:table-cell>
          <table:table-cell table:style-name="ce65" table:formula="of:=concat(&quot;https://dx.doi.org/&quot;; [.F238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38]; [$'Journal Lookup Tables'.$A$2:.$B$22])" office:value-type="string" office:string-value="BOTH" calcext:value-type="string">
            <text:p>BOTH</text:p>
          </table:table-cell>
          <table:table-cell table:style-name="ce83" table:formula="of:=LOOKUP([.A238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016/j.pmpp.2017.12.002</text:p>
          </table:table-cell>
          <table:table-cell table:style-name="ce65" table:formula="of:=concat(&quot;https://dx.doi.org/&quot;; [.F23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39]; [$'Journal Lookup Tables'.$A$2:.$B$22])" office:value-type="string" office:string-value="BOTH" calcext:value-type="string">
            <text:p>BOTH</text:p>
          </table:table-cell>
          <table:table-cell table:style-name="ce83" table:formula="of:=LOOKUP([.A239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016/j.pmpp.2017.10.008</text:p>
          </table:table-cell>
          <table:table-cell table:style-name="ce65" table:formula="of:=concat(&quot;https://dx.doi.org/&quot;; [.F240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40]; [$'Journal Lookup Tables'.$A$2:.$B$22])" office:value-type="string" office:string-value="BOTH" calcext:value-type="string">
            <text:p>BOTH</text:p>
          </table:table-cell>
          <table:table-cell table:style-name="ce83" table:formula="of:=LOOKUP([.A240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hysiological and Molecular Plant Pathology</text:p>
          </table:table-cell>
          <table:table-cell table:style-name="ce47" office:value-type="string" calcext:value-type="string">
            <text:p>Physiol Mol Plant P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50" calcext:value-type="float">
            <text:p>50</text:p>
          </table:table-cell>
          <table:table-cell table:style-name="ce14" office:value-type="string" calcext:value-type="string">
            <text:p>Kaique</text:p>
          </table:table-cell>
          <table:table-cell table:style-name="ce39" office:value-type="string" calcext:value-type="string">
            <text:p>10.1016/j.pmpp.2017.11.001</text:p>
          </table:table-cell>
          <table:table-cell table:style-name="ce65" table:formula="of:=concat(&quot;https://dx.doi.org/&quot;; [.F241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is part of a special issue about insects, next sequencial issue selected using the same page number</text:p>
          </table:table-cell>
          <table:table-cell table:style-name="ce76" table:formula="of:=LOOKUP([.A241]; [$'Journal Lookup Tables'.$A$2:.$B$22])" office:value-type="string" office:string-value="BOTH" calcext:value-type="string">
            <text:p>BOTH</text:p>
          </table:table-cell>
          <table:table-cell table:style-name="ce83" table:formula="of:=LOOKUP([.A241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TRING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hysiological and Molecular Plant Pathology</text:p>
          </table:table-cell>
          <table:table-cell table:style-name="ce47" office:value-type="string" calcext:value-type="string">
            <text:p>Physiol Mol Plant P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47" calcext:value-type="float">
            <text:p>147</text:p>
          </table:table-cell>
          <table:table-cell table:style-name="ce14" office:value-type="string" calcext:value-type="string">
            <text:p>Kaique</text:p>
          </table:table-cell>
          <table:table-cell table:style-name="ce39" office:value-type="string" calcext:value-type="string">
            <text:p>10.1016/j.pmpp.2018.02.002</text:p>
          </table:table-cell>
          <table:table-cell table:style-name="ce65" table:formula="of:=concat(&quot;https://dx.doi.org/&quot;; [.F242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42]; [$'Journal Lookup Tables'.$A$2:.$B$22])" office:value-type="string" office:string-value="BOTH" calcext:value-type="string">
            <text:p>BOTH</text:p>
          </table:table-cell>
          <table:table-cell table:style-name="ce83" table:formula="of:=LOOKUP([.A242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PS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Physiological and Molecular Plant Pathology</text:p>
          </table:table-cell>
          <table:table-cell table:style-name="ce48" office:value-type="string" calcext:value-type="string">
            <text:p>Physiol Mol Plant P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70" calcext:value-type="float">
            <text:p>70</text:p>
          </table:table-cell>
          <table:table-cell table:style-name="ce56" office:value-type="string" calcext:value-type="string">
            <text:p><text:a xlink:href="https://doi-org.ezproxy.usq.edu.au/10.1016/j.pmpp.2020.101569" xlink:type="simple">Adam</text:a></text:p>
          </table:table-cell>
          <table:table-cell table:style-name="ce63" office:value-type="string" calcext:value-type="string">
            <text:p><text:a xlink:href="https://doi-org.ezproxy.usq.edu.au/10.1016/j.pmpp.2020.101569" xlink:type="simple">10.1016/j.pmpp.2020.101569</text:a></text:p>
          </table:table-cell>
          <table:table-cell table:style-name="ce68" table:formula="of:=concat(&quot;https://dx.doi.org/&quot;; [.F243])" office:value-type="string" office:string-value="" calcext:value-type="error">
            <text:p>#NAME?</text:p>
          </table:table-cell>
          <table:table-cell table:style-name="ce38" office:value-type="string" calcext:value-type="string">
            <text:p>No page numbers, this is the first research article of 2021</text:p>
          </table:table-cell>
          <table:table-cell table:style-name="ce76" table:formula="of:=LOOKUP([.A243]; [$'Journal Lookup Tables'.$A$2:.$B$22])" office:value-type="string" office:string-value="BOTH" calcext:value-type="string">
            <text:p>BOTH</text:p>
          </table:table-cell>
          <table:table-cell table:style-name="ce83" table:formula="of:=LOOKUP([.A243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0" calcext:value-type="float">
            <office:annotation draw:style-name="gr5" draw:text-style-name="P2" svg:width="726.43pt" svg:height="42.75pt" svg:x="1415.65pt" svg:y="3836.24pt" draw:caption-point-x="-11.54pt" draw:caption-point-y="-22.96pt">
              <dc:date>2022-04-25T00:00:00</dc:date>
              <text:p text:style-name="P1">There are dynamite plots but no mention of statistical software</text:p>
              <text:p text:style-name="P1"><text:tab/>-Adam H. Sparks</text:p>
            </office:annotation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AlphaView SA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Physiological and Molecular Plant Pathology</text:p>
          </table:table-cell>
          <table:table-cell table:style-name="ce48" office:value-type="string" calcext:value-type="string">
            <text:p>Physiol Mol Plant P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139" calcext:value-type="float">
            <text:p>139</text:p>
          </table:table-cell>
          <table:table-cell table:style-name="ce56" office:value-type="string" calcext:value-type="string">
            <text:p><text:a xlink:href="https://doi.org/10.1016/j.pmpp.2020.101567" xlink:type="simple">Adam</text:a></text:p>
          </table:table-cell>
          <table:table-cell table:style-name="ce63" office:value-type="string" calcext:value-type="string">
            <text:p><text:a xlink:href="https://doi.org/10.1016/j.pmpp.2020.101567" xlink:type="simple">10.1016/j.pmpp.2020.101567</text:a></text:p>
          </table:table-cell>
          <table:table-cell table:style-name="ce68" table:formula="of:=concat(&quot;https://dx.doi.org/&quot;; [.F244])" office:value-type="string" office:string-value="" calcext:value-type="error">
            <text:p>#NAME?</text:p>
          </table:table-cell>
          <table:table-cell table:style-name="ce38" office:value-type="string" calcext:value-type="string">
            <text:p>No page numbers, this is the second research article of 2021</text:p>
          </table:table-cell>
          <table:table-cell table:style-name="ce76" table:formula="of:=LOOKUP([.A244]; [$'Journal Lookup Tables'.$A$2:.$B$22])" office:value-type="string" office:string-value="BOTH" calcext:value-type="string">
            <text:p>BOTH</text:p>
          </table:table-cell>
          <table:table-cell table:style-name="ce83" table:formula="of:=LOOKUP([.A244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0" calcext:value-type="float">
            <office:annotation draw:style-name="gr5" draw:text-style-name="P2" svg:width="726.43pt" svg:height="42.75pt" svg:x="1415.65pt" svg:y="3852pt" draw:caption-point-x="-11.54pt" draw:caption-point-y="-22.99pt">
              <dc:date>2022-04-25T00:00:00</dc:date>
              <text:p text:style-name="P1">It's obvious R was used (ggplot2 figures) but there is no mention of the software that was used for analysis or to generate the figures</text:p>
              <text:p text:style-name="P1"><text:tab/>-Adam H. Sparks</text:p>
            </office:annotation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NA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46" office:value-type="string" calcext:value-type="string">
            <text:p>Physiological and Molecular Plant Pathology</text:p>
          </table:table-cell>
          <table:table-cell table:style-name="ce6" office:value-type="string" calcext:value-type="string">
            <text:p>Physiol Mol Plant P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1" calcext:value-type="float">
            <text:p>11</text:p>
          </table:table-cell>
          <table:table-cell table:style-name="ce11" office:value-type="string" calcext:value-type="string">
            <text:p>Emerson</text:p>
          </table:table-cell>
          <table:table-cell table:style-name="ce46" office:value-type="string" calcext:value-type="string">
            <text:p>10.1016/j.pmpp.2020.101566</text:p>
          </table:table-cell>
          <table:table-cell table:style-name="ce66" table:formula="of:=concat(&quot;https://dx.doi.org/&quot;; [.F245])" office:value-type="string" office:string-value="" calcext:value-type="error">
            <text:p>#NAME?</text:p>
          </table:table-cell>
          <table:table-cell table:style-name="ce11" office:value-type="string" calcext:value-type="string">
            <text:p>First article for continuous numbering system</text:p>
          </table:table-cell>
          <table:table-cell table:style-name="ce77" table:formula="of:=LOOKUP([.A245]; [$'Journal Lookup Tables'.$A$2:.$B$22])" office:value-type="string" office:string-value="BOTH" calcext:value-type="string">
            <text:p>BOTH</text:p>
          </table:table-cell>
          <table:table-cell table:style-name="ce84" table:formula="of:=LOOKUP([.A245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41" office:value-type="string" calcext:value-type="string">
            <text:p>Physiological and Molecular Plant Pathology</text:p>
          </table:table-cell>
          <table:table-cell table:style-name="ce50" office:value-type="string" calcext:value-type="string">
            <text:p>Physiol Mol Plant P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23" calcext:value-type="float">
            <text:p>123</text:p>
          </table:table-cell>
          <table:table-cell table:style-name="ce55" office:value-type="string" calcext:value-type="string">
            <text:p><text:a xlink:href="https://doi.org/10.1016/j.pmpp.2020.101562" xlink:type="simple">Kaique</text:a></text:p>
          </table:table-cell>
          <table:table-cell table:style-name="ce61" office:value-type="string" calcext:value-type="string">
            <text:p><text:a xlink:href="https://doi.org/10.1016/j.pmpp.2020.101562" xlink:type="simple">10.1016/j.pmpp.2020.101562</text:a></text:p>
          </table:table-cell>
          <table:table-cell table:style-name="ce70" table:formula="of:=concat(&quot;https://dx.doi.org/&quot;; [.F246])" office:value-type="string" office:string-value="" calcext:value-type="error">
            <text:p>#NAME?</text:p>
          </table:table-cell>
          <table:table-cell table:style-name="ce12" office:value-type="string" calcext:value-type="string">
            <text:p>Sequential numbering. Third research article for 2021.</text:p>
          </table:table-cell>
          <table:table-cell table:style-name="ce80" table:formula="of:=LOOKUP([.A246]; [$'Journal Lookup Tables'.$A$2:.$B$22])" office:value-type="string" office:string-value="BOTH" calcext:value-type="string">
            <text:p>BOTH</text:p>
          </table:table-cell>
          <table:table-cell table:style-name="ce87" table:formula="of:=LOOKUP([.A246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Image Master 2D Platinum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44" office:value-type="string" calcext:value-type="string">
            <text:p>Physiological and Molecular Plant Pathology</text:p>
          </table:table-cell>
          <table:table-cell table:style-name="ce49" office:value-type="string" calcext:value-type="string">
            <text:p>Physiol Mol Plant P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32" calcext:value-type="float">
            <text:p>132</text:p>
          </table:table-cell>
          <table:table-cell table:style-name="ce52" office:value-type="string" calcext:value-type="string">
            <text:p><text:a xlink:href="https://doi.org/10.1016/j.pmpp.2020.101587" xlink:type="simple">Nik</text:a></text:p>
          </table:table-cell>
          <table:table-cell table:style-name="ce62" office:value-type="string" calcext:value-type="string">
            <text:p><text:a xlink:href="https://doi.org/10.1016/j.pmpp.2020.101587" xlink:type="simple">10.1016/j.pmpp.2020.101587</text:a></text:p>
          </table:table-cell>
          <table:table-cell table:style-name="ce67" table:formula="of:=concat(&quot;https://dx.doi.org/&quot;; [.F247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Sixth research article for 2021.</text:p>
          </table:table-cell>
          <table:table-cell table:style-name="ce78" table:formula="of:=LOOKUP([.A247]; [$'Journal Lookup Tables'.$A$2:.$B$22])" office:value-type="string" office:string-value="BOTH" calcext:value-type="string">
            <text:p>BOTH</text:p>
          </table:table-cell>
          <table:table-cell table:style-name="ce85" table:formula="of:=LOOKUP([.A247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ClustalX, Mega, InterproScan, BLAST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39" office:value-type="string" calcext:value-type="string">
            <text:p>Physiological and Molecular Plant Pathology</text:p>
          </table:table-cell>
          <table:table-cell table:style-name="ce47" office:value-type="string" calcext:value-type="string">
            <text:p>Physiol Mol Plant P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46" calcext:value-type="float">
            <text:p>46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16/j.pmpp.2020.101584</text:p>
          </table:table-cell>
          <table:table-cell table:style-name="ce69" table:formula="of:=concat(&quot;https://dx.doi.org/&quot;; [.F248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fourth research article of 2021</text:p>
          </table:table-cell>
          <table:table-cell table:style-name="ce79" table:formula="of:=LOOKUP([.A248]; [$'Journal Lookup Tables'.$A$2:.$B$22])" office:value-type="string" office:string-value="BOTH" calcext:value-type="string">
            <text:p>BOTH</text:p>
          </table:table-cell>
          <table:table-cell table:style-name="ce86" table:formula="of:=LOOKUP([.A248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BLAST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43" office:value-type="string" calcext:value-type="string">
            <text:p>Phytoparasitica</text:p>
          </table:table-cell>
          <table:table-cell table:style-name="ce37" office:value-type="string" calcext:value-type="string">
            <text:p>Phytoparasitica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1-0194-0</text:p>
          </table:table-cell>
          <table:table-cell table:style-name="ce65" table:formula="of:=concat(&quot;https://dx.doi.org/&quot;; [.F249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not applicable, selected first prior plant pathology article</text:p>
          </table:table-cell>
          <table:table-cell table:style-name="ce76" table:formula="of:=LOOKUP([.A249]; [$'Journal Lookup Tables'.$A$2:.$B$22])" office:value-type="string" office:string-value="BOTH" calcext:value-type="string">
            <text:p>BOTH</text:p>
          </table:table-cell>
          <table:table-cell table:style-name="ce83" table:formula="of:=LOOKUP([.A249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toparasitica</text:p>
          </table:table-cell>
          <table:table-cell table:style-name="ce37" office:value-type="string" calcext:value-type="string">
            <text:p>Phytoparasitica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1-0206-0</text:p>
          </table:table-cell>
          <table:table-cell table:style-name="ce65" table:formula="of:=concat(&quot;https://dx.doi.org/&quot;; [.F25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not applicable, selected first following plant pathology article</text:p>
          </table:table-cell>
          <table:table-cell table:style-name="ce76" table:formula="of:=LOOKUP([.A250]; [$'Journal Lookup Tables'.$A$2:.$B$22])" office:value-type="string" office:string-value="BOTH" calcext:value-type="string">
            <text:p>BOTH</text:p>
          </table:table-cell>
          <table:table-cell table:style-name="ce83" table:formula="of:=LOOKUP([.A250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rasitica</text:p>
          </table:table-cell>
          <table:table-cell table:style-name="ce36" office:value-type="string" calcext:value-type="string">
            <text:p>Phytoparasitica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007/s12600-012-0264-y</text:p>
          </table:table-cell>
          <table:table-cell table:style-name="ce65" table:formula="of:=concat(&quot;https://dx.doi.org/&quot;; [.F25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51]; [$'Journal Lookup Tables'.$A$2:.$B$22])" office:value-type="string" office:string-value="BOTH" calcext:value-type="string">
            <text:p>BOTH</text:p>
          </table:table-cell>
          <table:table-cell table:style-name="ce83" table:formula="of:=LOOKUP([.A251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Giovanna Gilardi, Stefano Demarchi, Angelo Garibaldi, Maria Lodovica Gullino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59--72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Management of downy mildew of sweet basil (\textit{{Ocimum basilicum}} caused by \textit{{Peronospora belbahrii}} by means of resistance inducers, fungicides, biocontrol agents and natural product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1" calcext:value-type="float">
            <text:p>41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rasitica</text:p>
          </table:table-cell>
          <table:table-cell table:style-name="ce36" office:value-type="string" calcext:value-type="string">
            <text:p>Phytoparasitica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2600-012-0275-8</text:p>
          </table:table-cell>
          <table:table-cell table:style-name="ce65" table:formula="of:=concat(&quot;https://dx.doi.org/&quot;; [.F25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52]; [$'Journal Lookup Tables'.$A$2:.$B$22])" office:value-type="string" office:string-value="BOTH" calcext:value-type="string">
            <text:p>BOTH</text:p>
          </table:table-cell>
          <table:table-cell table:style-name="ce83" table:formula="of:=LOOKUP([.A252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Miray Arli-Sokmen, Mehmet Ali Sevik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59--168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Spread of \textit{Tomato spotted wilt virus} from an internal virus source by thrips species in Samsun, Turkey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1" calcext:value-type="float">
            <text:p>41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rasitica</text:p>
          </table:table-cell>
          <table:table-cell table:style-name="ce36" office:value-type="string" calcext:value-type="string">
            <text:p>Phytoparasitica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2600-012-0256-y</text:p>
          </table:table-cell>
          <table:table-cell table:style-name="ce65" table:formula="of:=concat(&quot;https://dx.doi.org/&quot;; [.F25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53]; [$'Journal Lookup Tables'.$A$2:.$B$22])" office:value-type="string" office:string-value="BOTH" calcext:value-type="string">
            <text:p>BOTH</text:p>
          </table:table-cell>
          <table:table-cell table:style-name="ce83" table:formula="of:=LOOKUP([.A253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1" calcext:value-type="float">
            <office:annotation draw:style-name="gr4" draw:text-style-name="P2" svg:width="726.43pt" svg:height="42.72pt" svg:x="1415.65pt" svg:y="3993.76pt" draw:caption-point-x="-11.54pt" draw:caption-point-y="-22.99pt">
              <dc:date>2022-04-25T00:00:00</dc:date>
              <text:p text:style-name="P1">Link provided only points to Ambion|ThermoFisher website</text:p>
              <text:p text:style-name="P1"><text:tab/>-Adam H. Sparks</text:p>
            </office:annotation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iRNA Target Finder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Sunil Kumar, Ashvini Kumar Dubey, Ruma Karmakar, Kukkundoor Ramachandra Kini, Mathew Kuriyan Mathew Harischandra Sripathy Prakash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9--15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Inhibition of virus infection by transient expression of short hairpin RNA targeting the methyltransferase domain of \textit{Tobacco mosaic virus} replicase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1" calcext:value-type="float">
            <text:p>41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toparasitica</text:p>
          </table:table-cell>
          <table:table-cell table:style-name="ce35" office:value-type="string" calcext:value-type="string">
            <text:p>Phytoparasitica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2600-012-0272-y</text:p>
          </table:table-cell>
          <table:table-cell table:style-name="ce65" table:formula="of:=concat(&quot;https://dx.doi.org/&quot;; [.F25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254]; [$'Journal Lookup Tables'.$A$2:.$B$22])" office:value-type="string" office:string-value="BOTH" calcext:value-type="string">
            <text:p>BOTH</text:p>
          </table:table-cell>
          <table:table-cell table:style-name="ce83" table:formula="of:=LOOKUP([.A254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tatistic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apr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43--148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Prevention of pine wilt disease induced by \textit{{Bursaphelenchus xylophilus}} and \textit{{Monochamus galloprovincialis}} by trunk injection of emamectin benzoate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41" calcext:value-type="float">
            <text:p>4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toparasitica</text:p>
          </table:table-cell>
          <table:table-cell table:style-name="ce35" office:value-type="string" calcext:value-type="string">
            <text:p>Phytoparasitica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2600-012-0271-z</text:p>
          </table:table-cell>
          <table:table-cell table:style-name="ce65" table:formula="of:=concat(&quot;https://dx.doi.org/&quot;; [.F25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255]; [$'Journal Lookup Tables'.$A$2:.$B$22])" office:value-type="string" office:string-value="BOTH" calcext:value-type="string">
            <text:p>BOTH</text:p>
          </table:table-cell>
          <table:table-cell table:style-name="ce83" table:formula="of:=LOOKUP([.A255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5" draw:text-style-name="P2" svg:width="184pt" svg:height="50.49pt" svg:x="2142.09pt" svg:y="4021.4pt" draw:caption-point-x="-11.54pt" draw:caption-point-y="-19.13pt">
              <dc:date>2022-04-25T00:00:00</dc:date>
              <text:p text:style-name="P1">ChemStation is software that comes with an ion mass spectrometer. I am not counting it as software</text:p>
              <text:p text:style-name="P1"><text:tab/>-Zachary Foster</text:p>
            </office:annotation>
            <text:p>ChemStation, Number Cruncher Statistical Systems NCSS 2007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apr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33--142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A fungal elicitor enhances the resistance of tomato fruit to \textit{{Fusarium oxysporum}} infection by activating the phenylpropanoid metabolic pathway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41" calcext:value-type="float">
            <text:p>4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rasitica</text:p>
          </table:table-cell>
          <table:table-cell table:style-name="ce36" office:value-type="string" calcext:value-type="string">
            <text:p>Phytoparasitica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2600-014-0431-4</text:p>
          </table:table-cell>
          <table:table-cell table:style-name="ce65" table:formula="of:=concat(&quot;https://dx.doi.org/&quot;; [.F256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already represented in prior article, selected first following article that was plant pathology</text:p>
          </table:table-cell>
          <table:table-cell table:style-name="ce76" table:formula="of:=LOOKUP([.A256]; [$'Journal Lookup Tables'.$A$2:.$B$22])" office:value-type="string" office:string-value="BOTH" calcext:value-type="string">
            <text:p>BOTH</text:p>
          </table:table-cell>
          <table:table-cell table:style-name="ce83" table:formula="of:=LOOKUP([.A256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3" calcext:value-type="float">
            <office:annotation draw:style-name="gr5" draw:text-style-name="P2" svg:width="623.59pt" svg:height="42.75pt" svg:x="1665.69pt" svg:y="4040.99pt" draw:caption-point-x="-11.54pt" draw:caption-point-y="-22.96pt">
              <dc:date>2022-04-25T00:00:00</dc:date>
              <text:p text:style-name="P1">data in GenBank</text:p>
              <text:p text:style-name="P1"><text:tab/>-Adam H. Sparks</text:p>
            </office:annotation>
            <text:p>3</text:p>
          </table:table-cell>
          <table:table-cell table:style-name="ce90" office:value-type="string" calcext:value-type="string">
            <text:p>MEG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Domenico Bertetti, Giuseppe Ortu, Maria Lodovica Gullino, Angelo Garibaldi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89--196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Contamination of seeds of Iceland poppy ({\textit{Papaver nudicaule} L.} by \textit{{Fusarium oxysporum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3" calcext:value-type="float">
            <text:p>4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rasitica</text:p>
          </table:table-cell>
          <table:table-cell table:style-name="ce36" office:value-type="string" calcext:value-type="string">
            <text:p>Phytoparasitica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2600-014-0418-1</text:p>
          </table:table-cell>
          <table:table-cell table:style-name="ce65" table:formula="of:=concat(&quot;https://dx.doi.org/&quot;; [.F25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57]; [$'Journal Lookup Tables'.$A$2:.$B$22])" office:value-type="string" office:string-value="BOTH" calcext:value-type="string">
            <text:p>BOTH</text:p>
          </table:table-cell>
          <table:table-cell table:style-name="ce83" table:formula="of:=LOOKUP([.A257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0" calcext:value-type="float">
            <office:annotation draw:style-name="gr5" draw:text-style-name="P2" svg:width="726.43pt" svg:height="42.75pt" svg:x="1415.65pt" svg:y="4056.75pt" draw:caption-point-x="-11.54pt" draw:caption-point-y="-22.99pt">
              <dc:date>2022-04-25T00:00:00</dc:date>
              <text:p text:style-name="P1">Giving this a 0. MEGA is cited as version 5 being used but the citation cites MEGA4?</text:p>
              <text:p text:style-name="P1"><text:tab/>-Adam H. Sparks</text:p>
            </office:annotation>
            <text:p>0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MEG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Anurag Kumar Sahu, Chitra Nehra, R. K. Gaur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81--85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Molecular diversity of monopartite \textit{begomovirus} coat protein and betasatellite associated with different crop species in Indi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3" calcext:value-type="float">
            <text:p>4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rasitica</text:p>
          </table:table-cell>
          <table:table-cell table:style-name="ce36" office:value-type="string" calcext:value-type="string">
            <text:p>Phytoparasitica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2600-014-0423-4</text:p>
          </table:table-cell>
          <table:table-cell table:style-name="ce65" table:formula="of:=concat(&quot;https://dx.doi.org/&quot;; [.F25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58]; [$'Journal Lookup Tables'.$A$2:.$B$22])" office:value-type="string" office:string-value="BOTH" calcext:value-type="string">
            <text:p>BOTH</text:p>
          </table:table-cell>
          <table:table-cell table:style-name="ce83" table:formula="of:=LOOKUP([.A258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DNAMAN, MEGA, DnaSP, Network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Charfeddine Gharsallah, Amina Ben Halima, Hatem Fakhfakh, Faten Gorsane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87--96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Insights into the genetic diversity and the phylogenetic analysis of {Tunisian} isolates of \textit{Tomato chlorosis virus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3" calcext:value-type="float">
            <text:p>4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toparasitica</text:p>
          </table:table-cell>
          <table:table-cell table:style-name="ce37" office:value-type="string" calcext:value-type="string">
            <text:p>Phytoparasitica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4-0424-3</text:p>
          </table:table-cell>
          <table:table-cell table:style-name="ce65" table:formula="of:=concat(&quot;https://dx.doi.org/&quot;; [.F259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article not applicable, selected first prior article that was plant pathology</text:p>
          </table:table-cell>
          <table:table-cell table:style-name="ce76" table:formula="of:=LOOKUP([.A259]; [$'Journal Lookup Tables'.$A$2:.$B$22])" office:value-type="string" office:string-value="BOTH" calcext:value-type="string">
            <text:p>BOTH</text:p>
          </table:table-cell>
          <table:table-cell table:style-name="ce83" table:formula="of:=LOOKUP([.A259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5-0493-y</text:p>
          </table:table-cell>
          <table:table-cell table:style-name="ce65" table:formula="of:=concat(&quot;https://dx.doi.org/&quot;; [.F26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article not applicable, selected first prior article that was plant pathology</text:p>
          </table:table-cell>
          <table:table-cell table:style-name="ce76" table:formula="of:=LOOKUP([.A260]; [$'Journal Lookup Tables'.$A$2:.$B$22])" office:value-type="string" office:string-value="BOTH" calcext:value-type="string">
            <text:p>BOTH</text:p>
          </table:table-cell>
          <table:table-cell table:style-name="ce83" table:formula="of:=LOOKUP([.A260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initab, 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2600-015-0497-7</text:p>
          </table:table-cell>
          <table:table-cell table:style-name="ce65" table:formula="of:=concat(&quot;https://dx.doi.org/&quot;; [.F261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not applicable, selected first previous article that was plant pathology</text:p>
          </table:table-cell>
          <table:table-cell table:style-name="ce76" table:formula="of:=LOOKUP([.A261]; [$'Journal Lookup Tables'.$A$2:.$B$22])" office:value-type="string" office:string-value="BOTH" calcext:value-type="string">
            <text:p>BOTH</text:p>
          </table:table-cell>
          <table:table-cell table:style-name="ce83" table:formula="of:=LOOKUP([.A261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office:annotation draw:style-name="gr4" draw:text-style-name="P2" svg:width="623.59pt" svg:height="42.72pt" svg:x="1665.69pt" svg:y="4119.76pt" draw:caption-point-x="-11.54pt" draw:caption-point-y="-22.99pt">
              <dc:date>2022-04-25T00:00:00</dc:date>
              <text:p text:style-name="P1">They submitted their seqeunces, but not other data</text:p>
              <text:p text:style-name="P1"><text:tab/>-Zachary Foster</text:p>
            </office:annotation>
            <text:p>2</text:p>
          </table:table-cell>
          <table:table-cell table:style-name="ce92" office:value-type="string" calcext:value-type="string">
            <office:annotation draw:style-name="gr21" draw:text-style-name="P2" svg:width="184pt" svg:height="475.97pt" svg:x="2142.09pt" svg:y="4082.77pt" draw:caption-point-x="-11.54pt" draw:caption-point-y="14pt">
              <dc:date>2022-04-25T00:00:00</dc:date>
              <text:p text:style-name="P1">The correctly cited these software, but did not say how they did stats.</text:p>
              <text:p text:style-name="P1"><text:tab/>-Zachary Foster</text:p>
              <text:p text:style-name="P1">Based on that, I'd say software citation is 0, not cited at all.</text:p>
              <text:p text:style-name="P1"><text:tab/>-Adam H. Sparks</text:p>
              <text:p text:style-name="P1">I am conflicted on it. They cited must things right, so I kind of gave them an "average" score. Thats how I treated all such cases, but I commented on them when I did</text:p>
              <text:p text:style-name="P1"><text:tab/>-Zachary Foster</text:p>
              <text:p text:style-name="P1">I think we need to have a discussion on this. I thought we had discussed</text:p>
              <text:p text:style-name="P1">and I suggested using the lowest value since if there is one item not</text:p>
              <text:p text:style-name="P1">properly cited or the software is outrageously expensive, then that should</text:p>
              <text:p text:style-name="P1">be the rating for the whole paper. The average doesn't mean much as far as</text:p>
              <text:p text:style-name="P1">actual reproducibility, I don't think.</text:p>
              <text:p text:style-name="P1"/>
              <text:p text:style-name="P1"/>
              <text:p text:style-name="P1">-- </text:p>
              <text:p text:style-name="P1">Dr Adam H. Sparks</text:p>
              <text:p text:style-name="P1">Associate Professor of Field Crops Pathology <text:s text:c="2"/>| <text:s text:c="2"/>Centre for Crop Health</text:p>
              <text:p text:style-name="P1">| <text:s/>Office C313</text:p>
              <text:p text:style-name="P1"/>
              <text:p text:style-name="P1">Phone (+61) 07 46311948 <text:s/>| <text:s/>Mobile 0415 489 422 | Twitter @adamhsparks</text:p>
              <text:p text:style-name="P1">&lt;https://twitter.com/adamhsparks&gt;</text:p>
              <text:p text:style-name="P1"/>
              <text:p text:style-name="P1">Institute for Agriculture and the Environment <text:s/>| <text:s/>Research and Innovation</text:p>
              <text:p text:style-name="P1">Division</text:p>
              <text:p text:style-name="P1">University of Southern Queensland | Toowoomba, Queensland | 4350 | Australia</text:p>
              <text:p text:style-name="P1"><text:tab/>-Adam H. Sparks</text:p>
            </office:annotation>
            <text:p>BLASTN, Clustal W, MEG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feb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65--74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Fasciation in \textit{{Crassula argentea}}: molecular identification of phytoplasmas and associated antioxidative capacity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44" calcext:value-type="float">
            <text:p>44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Phytoparasitica</text:p>
          </table:table-cell>
          <table:table-cell table:style-name="ce47" office:value-type="string" calcext:value-type="string">
            <text:p>Phytoparasitica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30" calcext:value-type="float">
            <text:p>3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2600-017-0570-5</text:p>
          </table:table-cell>
          <table:table-cell table:style-name="ce65" table:formula="of:=concat(&quot;https://dx.doi.org/&quot;; [.F262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62]; [$'Journal Lookup Tables'.$A$2:.$B$22])" office:value-type="string" office:string-value="BOTH" calcext:value-type="string">
            <text:p>BOTH</text:p>
          </table:table-cell>
          <table:table-cell table:style-name="ce83" table:formula="of:=LOOKUP([.A262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SPS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toparasitica</text:p>
          </table:table-cell>
          <table:table-cell table:style-name="ce37" office:value-type="string" calcext:value-type="string">
            <text:p>Phytoparasitica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8-0669-3</text:p>
          </table:table-cell>
          <table:table-cell table:style-name="ce65" table:formula="of:=concat(&quot;https://dx.doi.org/&quot;; [.F26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63]; [$'Journal Lookup Tables'.$A$2:.$B$22])" office:value-type="string" office:string-value="BOTH" calcext:value-type="string">
            <text:p>BOTH</text:p>
          </table:table-cell>
          <table:table-cell table:style-name="ce83" table:formula="of:=LOOKUP([.A263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94" office:value-type="string" calcext:value-type="string">
            <text:p>Primer Explore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8-0649-7</text:p>
          </table:table-cell>
          <table:table-cell table:style-name="ce65" table:formula="of:=concat(&quot;https://dx.doi.org/&quot;; [.F264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plant disease article</text:p>
          </table:table-cell>
          <table:table-cell table:style-name="ce76" table:formula="of:=LOOKUP([.A264]; [$'Journal Lookup Tables'.$A$2:.$B$22])" office:value-type="string" office:string-value="BOTH" calcext:value-type="string">
            <text:p>BOTH</text:p>
          </table:table-cell>
          <table:table-cell table:style-name="ce83" table:formula="of:=LOOKUP([.A264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73" calcext:value-type="float">
            <text:p>17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8-0663-9</text:p>
          </table:table-cell>
          <table:table-cell table:style-name="ce65" table:formula="of:=concat(&quot;https://dx.doi.org/&quot;; [.F265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plant disease article</text:p>
          </table:table-cell>
          <table:table-cell table:style-name="ce76" table:formula="of:=LOOKUP([.A265]; [$'Journal Lookup Tables'.$A$2:.$B$22])" office:value-type="string" office:string-value="BOTH" calcext:value-type="string">
            <text:p>BOTH</text:p>
          </table:table-cell>
          <table:table-cell table:style-name="ce83" table:formula="of:=LOOKUP([.A265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Sta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4">
          <table:table-cell table:style-name="ce43" office:value-type="string" calcext:value-type="string">
            <text:p>Phytoparasitica</text:p>
          </table:table-cell>
          <table:table-cell table:style-name="ce37" office:value-type="string" calcext:value-type="string">
            <text:p>Phytoparasitica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8-0650-1</text:p>
          </table:table-cell>
          <table:table-cell table:style-name="ce65" table:formula="of:=concat(&quot;https://dx.doi.org/&quot;; [.F266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plant disease article</text:p>
          </table:table-cell>
          <table:table-cell table:style-name="ce76" table:formula="of:=LOOKUP([.A266]; [$'Journal Lookup Tables'.$A$2:.$B$22])" office:value-type="string" office:string-value="BOTH" calcext:value-type="string">
            <text:p>BOTH</text:p>
          </table:table-cell>
          <table:table-cell table:style-name="ce83" table:formula="of:=LOOKUP([.A266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Phytoparasitica</text:p>
          </table:table-cell>
          <table:table-cell table:style-name="ce47" office:value-type="string" calcext:value-type="string">
            <text:p>Phytoparasitica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23" calcext:value-type="float">
            <text:p>23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2600-018-0644-z</text:p>
          </table:table-cell>
          <table:table-cell table:style-name="ce65" table:formula="of:=concat(&quot;https://dx.doi.org/&quot;; [.F267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67]; [$'Journal Lookup Tables'.$A$2:.$B$22])" office:value-type="string" office:string-value="BOTH" calcext:value-type="string">
            <text:p>BOTH</text:p>
          </table:table-cell>
          <table:table-cell table:style-name="ce83" table:formula="of:=LOOKUP([.A267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A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0" office:value-type="string" calcext:value-type="string">
            <text:p>Phytoparasitica</text:p>
          </table:table-cell>
          <table:table-cell table:style-name="ce48" office:value-type="string" calcext:value-type="string">
            <text:p>Phytoparasitica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47" calcext:value-type="float">
            <text:p>47</text:p>
          </table:table-cell>
          <table:table-cell table:style-name="ce56" office:value-type="string" calcext:value-type="string">
            <text:p><text:a xlink:href="https://doi.org/10.1007/s12600-018-00708-9" xlink:type="simple">Adam</text:a></text:p>
          </table:table-cell>
          <table:table-cell table:style-name="ce60" office:value-type="string" calcext:value-type="string">
            <text:p><text:a xlink:href="https://doi.org/10.1007/s12600-018-00708-9" xlink:type="simple">10.1007/s12600-018-00708-9</text:a></text:p>
          </table:table-cell>
          <table:table-cell table:style-name="ce68" table:formula="of:=concat(&quot;https://dx.doi.org/&quot;; [.F268])" office:value-type="string" office:string-value="" calcext:value-type="error">
            <text:p>#NAME?</text:p>
          </table:table-cell>
          <table:table-cell table:style-name="ce38" office:value-type="string" calcext:value-type="string">
            <text:p>First plant pathogenic article in 2019</text:p>
          </table:table-cell>
          <table:table-cell table:style-name="ce76" table:formula="of:=LOOKUP([.A268]; [$'Journal Lookup Tables'.$A$2:.$B$22])" office:value-type="string" office:string-value="BOTH" calcext:value-type="string">
            <text:p>BOTH</text:p>
          </table:table-cell>
          <table:table-cell table:style-name="ce83" table:formula="of:=LOOKUP([.A268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PSS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9" office:value-type="string" calcext:value-type="string">
            <text:p>Phytoparasitica</text:p>
          </table:table-cell>
          <table:table-cell table:style-name="ce47" office:value-type="string" calcext:value-type="string">
            <text:p>Phytoparasitica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5" calcext:value-type="float">
            <text:p>3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2600-019-00715-4</text:p>
          </table:table-cell>
          <table:table-cell table:style-name="ce69" table:formula="of:=concat(&quot;https://dx.doi.org/&quot;; [.F269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269]; [$'Journal Lookup Tables'.$A$2:.$B$22])" office:value-type="string" office:string-value="BOTH" calcext:value-type="string">
            <text:p>BOTH</text:p>
          </table:table-cell>
          <table:table-cell table:style-name="ce86" table:formula="of:=LOOKUP([.A269]; [$'Journal Lookup Tables'.$F$2:.$G$22])" office:value-type="float" office:value="1" calcext:value-type="float">
            <text:p>1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number-columns-repeated="2"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Bioedit, MEGA, WASP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41" office:value-type="string" calcext:value-type="string">
            <text:p>Phytoparasitica</text:p>
          </table:table-cell>
          <table:table-cell table:style-name="ce50" office:value-type="string" calcext:value-type="string">
            <text:p>Phytoparasitica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0-00864-x</text:p>
          </table:table-cell>
          <table:table-cell table:style-name="ce70" table:formula="of:=concat(&quot;https://dx.doi.org/&quot;; [.F270])" office:value-type="string" office:string-value="" calcext:value-type="error">
            <text:p>#NAME?</text:p>
          </table:table-cell>
          <table:table-cell table:style-name="ce12" office:value-type="string" calcext:value-type="string">
            <text:p>First plant disease article of 2020.</text:p>
          </table:table-cell>
          <table:table-cell table:style-name="ce80" table:formula="of:=LOOKUP([.A270]; [$'Journal Lookup Tables'.$A$2:.$B$22])" office:value-type="string" office:string-value="BOTH" calcext:value-type="string">
            <text:p>BOTH</text:p>
          </table:table-cell>
          <table:table-cell table:style-name="ce87" table:formula="of:=LOOKUP([.A270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Prism Window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41" office:value-type="string" calcext:value-type="string">
            <text:p>Phytoparasitica</text:p>
          </table:table-cell>
          <table:table-cell table:style-name="ce50" office:value-type="string" calcext:value-type="string">
            <text:p>Phytoparasitic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1-00902-2</text:p>
          </table:table-cell>
          <table:table-cell table:style-name="ce70" table:formula="of:=concat(&quot;https://dx.doi.org/&quot;; [.F271])" office:value-type="string" office:string-value="" calcext:value-type="error">
            <text:p>#NAME?</text:p>
          </table:table-cell>
          <table:table-cell table:style-name="ce12" office:value-type="string" calcext:value-type="string">
            <text:p>First plant disease article of 2021.</text:p>
          </table:table-cell>
          <table:table-cell table:style-name="ce80" table:formula="of:=LOOKUP([.A271]; [$'Journal Lookup Tables'.$A$2:.$B$22])" office:value-type="string" office:string-value="BOTH" calcext:value-type="string">
            <text:p>BOTH</text:p>
          </table:table-cell>
          <table:table-cell table:style-name="ce87" table:formula="of:=LOOKUP([.A271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<text:s/>SD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3">
          <table:table-cell table:style-name="ce43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string" calcext:value-type="string">
            <text:p>Emerson</text:p>
          </table:table-cell>
          <table:table-cell table:style-name="ce64" office:value-type="string" calcext:value-type="string">
            <text:p><text:a xlink:href="https://doi.org/10.14601/Phytopathol_Mediterr-9693" xlink:type="simple">10.14601/Phytopathol_Mediterr-9693</text:a></text:p>
          </table:table-cell>
          <table:table-cell table:style-name="ce65" table:formula="of:=concat(&quot;https://dx.doi.org/&quot;; [.F27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72]; [$'Journal Lookup Tables'.$A$2:.$B$22])" office:value-type="float" office:value="1" calcext:value-type="float">
            <text:p>1</text:p>
          </table:table-cell>
          <table:table-cell table:style-name="ce83" table:formula="of:=LOOKUP([.A272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style-name="ce94" office:value-type="float" office:value="0" calcext:value-type="float">
            <office:annotation draw:style-name="gr22" draw:text-style-name="P2" svg:width="623.59pt" svg:height="39.74pt" svg:x="1665.69pt" svg:y="4292.99pt" draw:caption-point-x="-11.54pt" draw:caption-point-y="-23.73pt">
              <dc:date>2022-04-25T00:00:00</dc:date>
              <text:p text:style-name="P1">data in genbak, score is 3?</text:p>
              <text:p text:style-name="P1"><text:tab/>-Emerson Del Ponte</text:p>
            </office:annotation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Molecular characterization of an \textit{{Aspergillus} flavus} population isolated from maize during the first outbreak of aflatoxin contamination in {Italy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office:annotation draw:style-name="gr22" draw:text-style-name="P2" svg:width="471.66pt" svg:height="39.74pt" svg:x="709.23pt" svg:y="4308.75pt" draw:caption-point-x="-11.54pt" draw:caption-point-y="-22.99pt">
              <dc:date>2022-04-25T00:00:00</dc:date>
              <text:p text:style-name="P1">There are DOIs are listed by the journal, but do not resolve</text:p>
              <text:p text:style-name="P1"><text:tab/>-Adam H. Sparks</text:p>
            </office:annotation>
            <text:p>NA</text:p>
          </table:table-cell>
          <table:table-cell table:style-name="ce65" table:formula="of:=concat(&quot;https://dx.doi.org/&quot;; [.F27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273]; [$'Journal Lookup Tables'.$A$2:.$B$22])" office:value-type="float" office:value="1" calcext:value-type="float">
            <text:p>1</text:p>
          </table:table-cell>
          <table:table-cell table:style-name="ce83" table:formula="of:=LOOKUP([.A273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GenStat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69--84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Yields and resistance of strawberry cultivars to crown and root diseases in the field, and cultivar responses to pathogens under controlled environment conditions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51" calcext:value-type="float">
            <text:p>5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4601/Phytopathol_Mediterr-10512</text:p>
          </table:table-cell>
          <table:table-cell table:style-name="ce65" table:formula="of:=concat(&quot;https://dx.doi.org/&quot;; [.F274])" office:value-type="string" office:string-value="" calcext:value-type="error">
            <text:p>#NAME?</text:p>
          </table:table-cell>
          <table:table-cell table:style-name="ce37" office:value-type="string" calcext:value-type="string">
            <text:p>back to 2013 article</text:p>
          </table:table-cell>
          <table:table-cell table:style-name="ce76" table:formula="of:=LOOKUP([.A274]; [$'Journal Lookup Tables'.$A$2:.$B$22])" office:value-type="float" office:value="1" calcext:value-type="float">
            <text:p>1</text:p>
          </table:table-cell>
          <table:table-cell table:style-name="ce83" table:formula="of:=LOOKUP([.A274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tatistic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Aggressiveness and host range of &lt;em&gt;Phoma medicaginis&lt;/em&gt; isolated from &lt;em&gt;Medicago&lt;/em&gt; species growing in Tunisi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0">
          <table:table-cell table:style-name="ce4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4601/Phytopathol_Mediterr-11776</text:p>
          </table:table-cell>
          <table:table-cell table:style-name="ce65" table:formula="of:=concat(&quot;https://dx.doi.org/&quot;; [.F27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275]; [$'Journal Lookup Tables'.$A$2:.$B$22])" office:value-type="float" office:value="1" calcext:value-type="float">
            <text:p>1</text:p>
          </table:table-cell>
          <table:table-cell table:style-name="ce83" table:formula="of:=LOOKUP([.A275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5" draw:text-style-name="P2" svg:width="184pt" svg:height="42.75pt" svg:x="2142.09pt" svg:y="4337.23pt" draw:caption-point-x="-11.54pt" draw:caption-point-y="-19.96pt">
              <dc:date>2022-04-25T00:00:00</dc:date>
              <text:p text:style-name="P1">Did not say how they made graphs. Looks like excel</text:p>
              <text:p text:style-name="P1"><text:tab/>-Zachary Foster</text:p>
            </office:annotation>
            <text:p>MSTAT-C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4-26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Evaluation of ear rot (\textit{{Fusarium verticillioides}} resistance and fumonisin accumulation in Italian maize inbred lines</text:p>
            <text:p/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53" calcext:value-type="float">
            <text:p>53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thologia Mediterranea</text:p>
          </table:table-cell>
          <table:table-cell table:style-name="ce36" office:value-type="string" calcext:value-type="string">
            <text:p>Phytopathol Mediterr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4601/Phytopathol_Mediterr-16429" xlink:type="simple">10.14601/Phytopathol_Mediterr-16429</text:a></text:p>
          </table:table-cell>
          <table:table-cell table:style-name="ce65" table:formula="of:=concat(&quot;https://dx.doi.org/&quot;; [.F276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was in previous article, next article selected</text:p>
          </table:table-cell>
          <table:table-cell table:style-name="ce76" table:formula="of:=LOOKUP([.A276]; [$'Journal Lookup Tables'.$A$2:.$B$22])" office:value-type="float" office:value="1" calcext:value-type="float">
            <text:p>1</text:p>
          </table:table-cell>
          <table:table-cell table:style-name="ce83" table:formula="of:=LOOKUP([.A276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2" table:style-name="ce90" office:value-type="float" office:value="3" calcext:value-type="float">
            <text:p>3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3" calcext:value-type="float">
            <office:annotation draw:style-name="gr5" draw:text-style-name="P2" svg:width="623.59pt" svg:height="42.75pt" svg:x="1665.69pt" svg:y="4353pt" draw:caption-point-x="-11.54pt" draw:caption-point-y="-22.99pt">
              <dc:date>2022-04-25T00:00:00</dc:date>
              <text:p text:style-name="P1">I think that the data used in the study are freely available and the detail is sufficient in the article do a reasonable job recreating.</text:p>
              <text:p text:style-name="P1"><text:tab/>-Adam H. Sparks</text:p>
            </office:annotation>
            <text:p>3</text:p>
          </table:table-cell>
          <table:table-cell table:style-name="ce90" office:value-type="string" calcext:value-type="string">
            <text:p>ArcGIS, Maxen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Luciano Bosso, Danilo Russo, Mirko Di Febbraro, Gennaro Cristinzio And Astolfo Zoin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62--72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Potential distribution of \textit{{Xylella fastidiosa}} in Italy: a maximum entropy model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55" calcext:value-type="float">
            <text:p>55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hytopathologia Mediterranea</text:p>
          </table:table-cell>
          <table:table-cell table:style-name="ce36" office:value-type="string" calcext:value-type="string">
            <text:p>Phytopathol Mediterr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4601/Phytopathol_Mediterr-16338" xlink:type="simple">10.14601/Phytopathol_Mediterr-16338</text:a></text:p>
          </table:table-cell>
          <table:table-cell table:style-name="ce65" table:formula="of:=concat(&quot;https://dx.doi.org/&quot;; [.F277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first following article that was plant pathology</text:p>
          </table:table-cell>
          <table:table-cell table:style-name="ce76" table:formula="of:=LOOKUP([.A277]; [$'Journal Lookup Tables'.$A$2:.$B$22])" office:value-type="float" office:value="1" calcext:value-type="float">
            <text:p>1</text:p>
          </table:table-cell>
          <table:table-cell table:style-name="ce83" table:formula="of:=LOOKUP([.A277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Yassine MABROUK, Sonia MEJRI, Imen HEMISSI, Omrane BELHADJ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may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54--61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Biochemical analysis of induced resistance in chickpea against broomrape (\textit{{Orobanche foetida}} by rhizobia inoculation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55" calcext:value-type="float">
            <text:p>55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4601/Phytopathol_Mediterr-15776</text:p>
          </table:table-cell>
          <table:table-cell table:style-name="ce65" table:formula="of:=concat(&quot;https://dx.doi.org/&quot;; [.F27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78]; [$'Journal Lookup Tables'.$A$2:.$B$22])" office:value-type="float" office:value="1" calcext:value-type="float">
            <text:p>1</text:p>
          </table:table-cell>
          <table:table-cell table:style-name="ce83" table:formula="of:=LOOKUP([.A278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0" calcext:value-type="float">
            <office:annotation draw:style-name="gr5" draw:text-style-name="P2" svg:width="623.59pt" svg:height="42.75pt" svg:x="1665.69pt" svg:y="4384.49pt" draw:caption-point-x="-11.54pt" draw:caption-point-y="-22.96pt">
              <dc:date>2022-04-25T00:00:00</dc:date>
              <text:p text:style-name="P1">data in genbank</text:p>
              <text:p text:style-name="P1"><text:tab/>-Emerson Del Ponte</text:p>
            </office:annotation>
            <text:p>0</text:p>
          </table:table-cell>
          <table:table-cell table:style-name="ce94" office:value-type="string" calcext:value-type="string">
            <text:p>MEGA6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4601/Phytopathol_Mediterr-18769</text:p>
          </table:table-cell>
          <table:table-cell table:style-name="ce65" table:formula="of:=concat(&quot;https://dx.doi.org/&quot;; [.F27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79]; [$'Journal Lookup Tables'.$A$2:.$B$22])" office:value-type="float" office:value="1" calcext:value-type="float">
            <text:p>1</text:p>
          </table:table-cell>
          <table:table-cell table:style-name="ce83" table:formula="of:=LOOKUP([.A279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94" office:value-type="string" calcext:value-type="string">
            <text:p>BioEdit, Clustal X, TreeView, MrBaye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4601/Phytopathol_Mediterr-20358</text:p>
          </table:table-cell>
          <table:table-cell table:style-name="ce65" table:formula="of:=concat(&quot;https://dx.doi.org/&quot;; [.F280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80]; [$'Journal Lookup Tables'.$A$2:.$B$22])" office:value-type="float" office:value="1" calcext:value-type="float">
            <text:p>1</text:p>
          </table:table-cell>
          <table:table-cell table:style-name="ce83" table:formula="of:=LOOKUP([.A280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Xcalibur, STATISTIC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0" office:value-type="string" calcext:value-type="string">
            <text:p>Phytopathologia Mediterranea</text:p>
          </table:table-cell>
          <table:table-cell table:style-name="ce40" office:value-type="string" calcext:value-type="string">
            <text:p>Phytopathol Mediterr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95" calcext:value-type="float">
            <text:p>95</text:p>
          </table:table-cell>
          <table:table-cell table:style-name="ce56" office:value-type="string" calcext:value-type="string">
            <text:p><text:a xlink:href="https://doi.org/10.36253/phyto-10911" xlink:type="simple">Adam</text:a></text:p>
          </table:table-cell>
          <table:table-cell table:style-name="ce60" office:value-type="string" calcext:value-type="string">
            <text:p><text:a xlink:href="https://doi.org/10.36253/phyto-10911" xlink:type="simple">10.36253/phyto-10911</text:a></text:p>
          </table:table-cell>
          <table:table-cell table:style-name="ce68" table:formula="of:=concat(&quot;https://dx.doi.org/&quot;; [.F281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281]; [$'Journal Lookup Tables'.$A$2:.$B$22])" office:value-type="float" office:value="1" calcext:value-type="float">
            <text:p>1</text:p>
          </table:table-cell>
          <table:table-cell table:style-name="ce83" table:formula="of:=LOOKUP([.A281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" calcext:value-type="float">
            <office:annotation draw:style-name="gr5" draw:text-style-name="P2" svg:width="623.59pt" svg:height="42.75pt" svg:x="1665.69pt" svg:y="4431.74pt" draw:caption-point-x="-11.54pt" draw:caption-point-y="-22.96pt">
              <dc:date>2022-04-25T00:00:00</dc:date>
              <text:p text:style-name="P1">they are available but it's summary data in a PDF, not easily machine readable or suitable for a full analysis.</text:p>
              <text:p text:style-name="P1"><text:tab/>-Adam H. Sparks</text:p>
            </office:annotation>
            <text:p>2</text:p>
          </table:table-cell>
          <table:table-cell table:style-name="ce83" office:value-type="string" calcext:value-type="string">
            <text:p>SPSS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40" office:value-type="string" calcext:value-type="string">
            <text:p>Phytopathologia Mediterranea</text:p>
          </table:table-cell>
          <table:table-cell table:style-name="ce40" office:value-type="string" calcext:value-type="string">
            <text:p>Phytopathol Mediterr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107" calcext:value-type="float">
            <text:p>107</text:p>
          </table:table-cell>
          <table:table-cell table:style-name="ce56" office:value-type="string" calcext:value-type="string">
            <text:p><text:a xlink:href="https://doi.org/10.36253/phyto-10720" xlink:type="simple">Adam</text:a></text:p>
          </table:table-cell>
          <table:table-cell table:style-name="ce60" office:value-type="string" calcext:value-type="string">
            <text:p><text:a xlink:href="https://doi.org/10.36253/phyto-10720" xlink:type="simple">10.36253/phyto-10720</text:a></text:p>
          </table:table-cell>
          <table:table-cell table:style-name="ce68" table:formula="of:=concat(&quot;https://dx.doi.org/&quot;; [.F282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282]; [$'Journal Lookup Tables'.$A$2:.$B$22])" office:value-type="float" office:value="1" calcext:value-type="float">
            <text:p>1</text:p>
          </table:table-cell>
          <table:table-cell table:style-name="ce83" table:formula="of:=LOOKUP([.A282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" calcext:value-type="float">
            <office:annotation draw:style-name="gr5" draw:text-style-name="P2" svg:width="623.59pt" svg:height="42.75pt" svg:x="1665.69pt" svg:y="4447.5pt" draw:caption-point-x="-11.54pt" draw:caption-point-y="-22.99pt">
              <dc:date>2022-04-25T00:00:00</dc:date>
              <text:p text:style-name="P1">Summary data are available (w/ SD) in a PDF, not machine readable.</text:p>
              <text:p text:style-name="P1"><text:tab/>-Adam H. Sparks</text:p>
            </office:annotation>
            <text:p>2</text:p>
          </table:table-cell>
          <table:table-cell table:style-name="ce83" office:value-type="string" calcext:value-type="string">
            <text:p>Prism, Statistix8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1" office:value-type="string" calcext:value-type="string">
            <text:p>Phytopathol Mediterr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99" calcext:value-type="float">
            <text:p>9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1098</text:p>
          </table:table-cell>
          <table:table-cell table:style-name="ce66" table:formula="of:=concat(&quot;https://dx.doi.org/&quot;; [.F283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283]; [$'Journal Lookup Tables'.$A$2:.$B$22])" office:value-type="float" office:value="1" calcext:value-type="float">
            <text:p>1</text:p>
          </table:table-cell>
          <table:table-cell table:style-name="ce84" table:formula="of:=LOOKUP([.A283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string" calcext:value-type="string">
            <text:p>NA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N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14" office:value-type="string" calcext:value-type="string">
            <text:p>Phytopathol Mediterr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65" calcext:value-type="float">
            <text:p>6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4601/phyto-11143</text:p>
          </table:table-cell>
          <table:table-cell table:style-name="ce69" table:formula="of:=concat(&quot;https://dx.doi.org/&quot;; [.F284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284]; [$'Journal Lookup Tables'.$A$2:.$B$22])" office:value-type="float" office:value="1" calcext:value-type="float">
            <text:p>1</text:p>
          </table:table-cell>
          <table:table-cell table:style-name="ce86" table:formula="of:=LOOKUP([.A284]; [$'Journal Lookup Tables'.$F$2:.$G$22])" office:value-type="float" office:value="0" calcext:value-type="float">
            <text:p>0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Primer3, SPS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Phytopathologia Mediterranea</text:p>
          </table:table-cell>
          <table:table-cell table:style-name="ce38" office:value-type="string" calcext:value-type="string">
            <text:p>Phytopathol Mediterr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16" calcext:value-type="float">
            <text:p>16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36253/phyto-11840</text:p>
          </table:table-cell>
          <table:table-cell table:style-name="ce68" table:formula="of:=concat(&quot;https://dx.doi.org/&quot;; [.F285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285]; [$'Journal Lookup Tables'.$A$2:.$B$22])" office:value-type="float" office:value="1" calcext:value-type="float">
            <text:p>1</text:p>
          </table:table-cell>
          <table:table-cell table:style-name="ce83" table:formula="of:=LOOKUP([.A285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" calcext:value-type="float">
            <office:annotation draw:style-name="gr6" draw:text-style-name="P2" svg:width="623.59pt" svg:height="44.25pt" svg:x="1665.69pt" svg:y="4494.76pt" draw:caption-point-x="-11.54pt" draw:caption-point-y="-22.99pt">
              <dc:date>2022-04-25T00:00:00</dc:date>
              <text:p text:style-name="P1">All data are available in publication PDF, not machine readable</text:p>
              <text:p text:style-name="P1"><text:tab/>-Adam H. Sparks</text:p>
            </office:annotation>
            <text:p>2</text:p>
          </table:table-cell>
          <table:table-cell table:style-name="ce83" office:value-type="string" calcext:value-type="string">
            <text:p>MEGA, Sequence Demarcation Tool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1" office:value-type="string" calcext:value-type="string">
            <text:p>Phytopathol Mediterr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2183</text:p>
          </table:table-cell>
          <table:table-cell table:style-name="ce66" table:formula="of:=concat(&quot;https://dx.doi.org/&quot;; [.F286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286]; [$'Journal Lookup Tables'.$A$2:.$B$22])" office:value-type="float" office:value="1" calcext:value-type="float">
            <text:p>1</text:p>
          </table:table-cell>
          <table:table-cell table:style-name="ce84" table:formula="of:=LOOKUP([.A286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MrBayes; MrModelTest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2" office:value-type="string" calcext:value-type="string">
            <text:p>Phytopathol Mediterr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1" calcext:value-type="float">
            <text:p>101</text:p>
          </table:table-cell>
          <table:table-cell table:style-name="ce55" office:value-type="string" calcext:value-type="string">
            <text:p><text:a xlink:href="https://doi.org/10.36253/phyto-12207" xlink:type="simple">Kaique</text:a></text:p>
          </table:table-cell>
          <table:table-cell table:style-name="ce29" office:value-type="string" calcext:value-type="string">
            <text:p><text:a xlink:href="https://doi.org/10.36253/phyto-12207" xlink:type="simple">10.36253/phyto-12207</text:a></text:p>
          </table:table-cell>
          <table:table-cell table:style-name="ce70" table:formula="of:=concat(&quot;https://dx.doi.org/&quot;; [.F287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287]; [$'Journal Lookup Tables'.$A$2:.$B$22])" office:value-type="float" office:value="1" calcext:value-type="float">
            <text:p>1</text:p>
          </table:table-cell>
          <table:table-cell table:style-name="ce87" table:formula="of:=LOOKUP([.A287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MEGA 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6">
          <table:table-cell table:style-name="ce12" office:value-type="string" calcext:value-type="string">
            <text:p>Phytopathologia Mediterranea</text:p>
          </table:table-cell>
          <table:table-cell table:style-name="ce12" office:value-type="string" calcext:value-type="string">
            <text:p>Phytopathol Mediterr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55" office:value-type="string" calcext:value-type="string">
            <text:p><text:a xlink:href="https://doi.org/10.36253/phyto-11821" xlink:type="simple">Kaique</text:a></text:p>
          </table:table-cell>
          <table:table-cell table:style-name="ce29" office:value-type="string" calcext:value-type="string">
            <text:p><text:a xlink:href="https://doi.org/10.36253/phyto-11821" xlink:type="simple">10.36253/phyto-11821</text:a></text:p>
          </table:table-cell>
          <table:table-cell table:style-name="ce70" table:formula="of:=concat(&quot;https://dx.doi.org/&quot;; [.F288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288]; [$'Journal Lookup Tables'.$A$2:.$B$22])" office:value-type="float" office:value="1" calcext:value-type="float">
            <text:p>1</text:p>
          </table:table-cell>
          <table:table-cell table:style-name="ce87" table:formula="of:=LOOKUP([.A288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MEGA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2" office:value-type="string" calcext:value-type="string">
            <text:p>Phytopathol Mediterr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32" calcext:value-type="float">
            <text:p>132</text:p>
          </table:table-cell>
          <table:table-cell table:style-name="ce55" office:value-type="string" calcext:value-type="string">
            <text:p><text:a xlink:href="https://doi.org/10.36253/phyto-12170" xlink:type="simple">Kaique</text:a></text:p>
          </table:table-cell>
          <table:table-cell table:style-name="ce29" office:value-type="string" calcext:value-type="string">
            <text:p><text:a xlink:href="https://doi.org/10.36253/phyto-12170" xlink:type="simple">10.36253/phyto-12170</text:a></text:p>
          </table:table-cell>
          <table:table-cell table:style-name="ce70" table:formula="of:=concat(&quot;https://dx.doi.org/&quot;; [.F289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289]; [$'Journal Lookup Tables'.$A$2:.$B$22])" office:value-type="float" office:value="1" calcext:value-type="float">
            <text:p>1</text:p>
          </table:table-cell>
          <table:table-cell table:style-name="ce87" table:formula="of:=LOOKUP([.A289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artan'18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14" office:value-type="string" calcext:value-type="string">
            <text:p>Phytopathol Mediterr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" calcext:value-type="float">
            <text:p>1</text:p>
          </table:table-cell>
          <table:table-cell table:style-name="ce53" office:value-type="string" calcext:value-type="string">
            <text:p><text:a xlink:href="https://doi.org/10.36253/phyto-11616" xlink:type="simple">Zach</text:a></text:p>
          </table:table-cell>
          <table:table-cell table:style-name="ce31" office:value-type="string" calcext:value-type="string">
            <text:p><text:a xlink:href="https://doi.org/10.36253/phyto-11616" xlink:type="simple">10.36253/phyto-11616</text:a></text:p>
          </table:table-cell>
          <table:table-cell table:style-name="ce69" table:formula="of:=concat(&quot;https://dx.doi.org/&quot;; [.F290])" office:value-type="string" office:string-value="" calcext:value-type="error">
            <text:p>#NAME?</text:p>
          </table:table-cell>
          <table:table-cell table:style-name="ce14" office:value-type="string" calcext:value-type="string">
            <text:p>Closest article to page 1</text:p>
          </table:table-cell>
          <table:table-cell table:style-name="ce79" table:formula="of:=LOOKUP([.A290]; [$'Journal Lookup Tables'.$A$2:.$B$22])" office:value-type="float" office:value="1" calcext:value-type="float">
            <text:p>1</text:p>
          </table:table-cell>
          <table:table-cell table:style-name="ce86" table:formula="of:=LOOKUP([.A290]; [$'Journal Lookup Tables'.$F$2:.$G$22])" office:value-type="float" office:value="0" calcext:value-type="float">
            <text:p>0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number-columns-repeated="2"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GENALEX, DARwin, STRUCTURE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9" office:value-type="string" calcext:value-type="string">
            <text:p>Phytopathologia Mediterranea</text:p>
          </table:table-cell>
          <table:table-cell table:style-name="ce14" office:value-type="string" calcext:value-type="string">
            <text:p>Phytopathol Mediterr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5" calcext:value-type="float">
            <text:p>5</text:p>
          </table:table-cell>
          <table:table-cell table:style-name="ce53" office:value-type="string" calcext:value-type="string">
            <text:p><text:a xlink:href="https://doi.org/10.36253/phyto-11840" xlink:type="simple">Zach</text:a></text:p>
          </table:table-cell>
          <table:table-cell table:style-name="ce31" office:value-type="string" calcext:value-type="string">
            <text:p><text:a xlink:href="https://doi.org/10.36253/phyto-11976" xlink:type="simple">10.36253/phyto-11976</text:a></text:p>
          </table:table-cell>
          <table:table-cell table:style-name="ce69" table:formula="of:=concat(&quot;https://dx.doi.org/&quot;; [.F291])" office:value-type="string" office:string-value="" calcext:value-type="error">
            <text:p>#NAME?</text:p>
          </table:table-cell>
          <table:table-cell table:style-name="ce14" office:value-type="string" calcext:value-type="string">
            <text:p>Fourth article as PP5 is included in the first article for 2021</text:p>
          </table:table-cell>
          <table:table-cell table:style-name="ce79" table:formula="of:=LOOKUP([.A291]; [$'Journal Lookup Tables'.$A$2:.$B$22])" office:value-type="float" office:value="1" calcext:value-type="float">
            <text:p>1</text:p>
          </table:table-cell>
          <table:table-cell table:style-name="ce86" table:formula="of:=LOOKUP([.A291]; [$'Journal Lookup Tables'.$F$2:.$G$22])" office:value-type="float" office:value="0" calcext:value-type="float">
            <text:p>0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number-columns-repeated="2" table:style-name="ce95" office:value-type="float" office:value="3" calcext:value-type="float">
            <text:p>3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string" calcext:value-type="string">
            <text:p>raxmlGUI, MAFFT, BLAST, Tree-Graph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42" office:value-type="string" calcext:value-type="string">
            <text:p>Phytopathology</text:p>
          </table:table-cell>
          <table:table-cell table:style-name="ce36" office:value-type="string" calcext:value-type="string">
            <text:p>Phytopathology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yto-03-11-0062</text:p>
          </table:table-cell>
          <table:table-cell table:style-name="ce65" table:formula="of:=concat(&quot;https://dx.doi.org/&quot;; [.F29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92]; [$'Journal Lookup Tables'.$A$2:.$B$22])" office:value-type="string" office:string-value="BOTH" calcext:value-type="string">
            <text:p>BOTH</text:p>
          </table:table-cell>
          <table:table-cell table:style-name="ce83" table:formula="of:=LOOKUP([.A292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Ramming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David W. Ramming, Franka Gabler, Joseph L. Smilanick, Dennis A. Margosan, Molly Cadle-Davidson, Paola Barba, Siraprapa Mahanil, Omer Frenkel, Michael G. Milgroom, Lance Cadle-Davidson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83--93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Identification of Race-Specific Resistance in North American \textit{{Vitis spp.}} Limiting \textit{{Erysiphe necator}} Hyphal Growth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02" calcext:value-type="float">
            <text:p>102</text:p>
          </table:table-cell>
          <table:table-cell table:style-name="ce59" office:value-type="string" calcext:value-type="string">
            <text:p><text:a xlink:href="https://doi.org/10.1094%2Fphyto-03-11-0062" xlink:type="simple">https://doi.org/10.1094%2Fphyto-03-11-0062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2">
          <table:table-cell table:style-name="ce42" office:value-type="string" calcext:value-type="string">
            <text:p>Phytopathology</text:p>
          </table:table-cell>
          <table:table-cell table:style-name="ce36" office:value-type="string" calcext:value-type="string">
            <text:p>Phytopathology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<text:a xlink:href="https://doi.org/10.1094/PHYTO-03-11-0085" xlink:type="simple">10.1094/PHYTO-03-11-0085</text:a></text:p>
          </table:table-cell>
          <table:table-cell table:style-name="ce65" table:formula="of:=concat(&quot;https://dx.doi.org/&quot;; [.F29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93]; [$'Journal Lookup Tables'.$A$2:.$B$22])" office:value-type="string" office:string-value="BOTH" calcext:value-type="string">
            <text:p>BOTH</text:p>
          </table:table-cell>
          <table:table-cell table:style-name="ce83" table:formula="of:=LOOKUP([.A293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65--72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Variability in Fusarium Head Blight Epidemics in Relation to Global Climate Fluctuations as Represented by the El Ni{\~{n}}o-Southern Oscillation and Other Atmospheric Pattern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02" calcext:value-type="float">
            <text:p>102</text:p>
          </table:table-cell>
          <table:table-cell table:style-name="ce59" office:value-type="string" calcext:value-type="string">
            <text:p><text:a xlink:href="https://doi.org/10.1094%2Fphyto-04-11-0125" xlink:type="simple">https://doi.org/10.1094%2Fphyto-04-11-0125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2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office:annotation draw:style-name="gr5" draw:text-style-name="P2" svg:width="471.66pt" svg:height="42.75pt" svg:x="709.23pt" svg:y="4637.99pt" draw:caption-point-x="-11.54pt" draw:caption-point-y="-22.96pt">
              <dc:date>2022-04-25T00:00:00</dc:date>
              <text:p text:style-name="P1">the previous DOI was for the next article, not the one containing p. 57</text:p>
              <text:p text:style-name="P1"><text:tab/>-Emerson Del Ponte</text:p>
            </office:annotation>
            <text:p>10.1094/phyto-04-11-0125</text:p>
          </table:table-cell>
          <table:table-cell table:style-name="ce65" table:formula="of:=concat(&quot;https://dx.doi.org/&quot;; [.F294])" office:value-type="string" office:string-value="" calcext:value-type="error">
            <text:p>#NAME?</text:p>
          </table:table-cell>
          <table:table-cell table:style-name="ce37" office:value-type="string" calcext:value-type="string">
            <text:p>DOI did not match with page number. Picked the previous article that matched.</text:p>
          </table:table-cell>
          <table:table-cell table:style-name="ce76" table:formula="of:=LOOKUP([.A294]; [$'Journal Lookup Tables'.$A$2:.$B$22])" office:value-type="string" office:string-value="BOTH" calcext:value-type="string">
            <text:p>BOTH</text:p>
          </table:table-cell>
          <table:table-cell table:style-name="ce83" table:formula="of:=LOOKUP([.A294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Kriss_2012</text:p>
            <text:p/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14" office:value-type="string" calcext:value-type="string">
            <text:p>Variability in Fusarium Head Blight Epidemics in Relation to Global Climate Fluctuations as Represented by the El Niño-Southern Oscillation and Other Atmospheric Patterns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102" calcext:value-type="float">
            <text:p>102</text:p>
          </table:table-cell>
          <table:table-cell table:style-name="ce64" office:value-type="string" calcext:value-type="string">
            <text:p><text:a xlink:href="https://doi.org/10.1094%2Fphyto-03-11-0085" xlink:type="simple">https://doi.org/10.1094%2Fphyto-03-11-0085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yto-02-11-0040</text:p>
          </table:table-cell>
          <table:table-cell table:style-name="ce65" table:formula="of:=concat(&quot;https://dx.doi.org/&quot;; [.F29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95]; [$'Journal Lookup Tables'.$A$2:.$B$22])" office:value-type="string" office:string-value="BOTH" calcext:value-type="string">
            <text:p>BOTH</text:p>
          </table:table-cell>
          <table:table-cell table:style-name="ce83" table:formula="of:=LOOKUP([.A295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, GraphPad, Minitab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yto-05-12-0108-r</text:p>
          </table:table-cell>
          <table:table-cell table:style-name="ce65" table:formula="of:=concat(&quot;https://dx.doi.org/&quot;; [.F29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96]; [$'Journal Lookup Tables'.$A$2:.$B$22])" office:value-type="string" office:string-value="BOTH" calcext:value-type="string">
            <text:p>BOTH</text:p>
          </table:table-cell>
          <table:table-cell table:style-name="ce83" table:formula="of:=LOOKUP([.A296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MrBayes, FigTree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Robinson_2013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Megan D. Robinson, Timothy D. Murray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98--104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Genetic Variation of Wheat streak mosaic virus in the United States Pacific Northwest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103" calcext:value-type="float">
            <text:p>103</text:p>
          </table:table-cell>
          <table:table-cell table:style-name="ce64" office:value-type="string" calcext:value-type="string">
            <text:p><text:a xlink:href="https://doi.org/10.1094%2Fphyto-05-12-0108-r" xlink:type="simple">https://doi.org/10.1094%2Fphyto-05-12-0108-r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hyto-12-11-0349</text:p>
          </table:table-cell>
          <table:table-cell table:style-name="ce65" table:formula="of:=concat(&quot;https://dx.doi.org/&quot;; [.F29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297]; [$'Journal Lookup Tables'.$A$2:.$B$22])" office:value-type="string" office:string-value="BOTH" calcext:value-type="string">
            <text:p>BOTH</text:p>
          </table:table-cell>
          <table:table-cell table:style-name="ce83" table:formula="of:=LOOKUP([.A297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office:annotation draw:style-name="gr5" draw:text-style-name="P2" svg:width="623.59pt" svg:height="42.75pt" svg:x="1665.69pt" svg:y="4685.24pt" draw:caption-point-x="-11.54pt" draw:caption-point-y="-22.96pt">
              <dc:date>2022-04-25T00:00:00</dc:date>
              <text:p text:style-name="P1">They submitted sequences but not other data</text:p>
              <text:p text:style-name="P1"><text:tab/>-Zachary Foster</text:p>
            </office:annotation>
            <text:p>2</text:p>
          </table:table-cell>
          <table:table-cell table:style-name="ce92" office:value-type="string" calcext:value-type="string">
            <text:p>Fingerprinting II, Statistica, ARB, MOTHUR, SAS, BLAST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Klein_2013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Eyal Klein, Maya Ofek, Jaacov Katan, Dror Minz, Abraham Gamliel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23--33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Soil Suppressiveness to Fusarium Disease: Shifts in Root Microbiome Associated with Reduction of Pathogen Root Colonization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03" calcext:value-type="float">
            <text:p>103</text:p>
          </table:table-cell>
          <table:table-cell table:style-name="ce115" office:value-type="string" calcext:value-type="string">
            <text:p><text:a xlink:href="https://doi.org/10.1094%2Fphyto-12-11-0349" xlink:type="simple">https://doi.org/10.1094%2Fphyto-12-11-0349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yto-05-13-0119-r</text:p>
          </table:table-cell>
          <table:table-cell table:style-name="ce65" table:formula="of:=concat(&quot;https://dx.doi.org/&quot;; [.F29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98]; [$'Journal Lookup Tables'.$A$2:.$B$22])" office:value-type="string" office:string-value="BOTH" calcext:value-type="string">
            <text:p>BOTH</text:p>
          </table:table-cell>
          <table:table-cell table:style-name="ce83" table:formula="of:=LOOKUP([.A298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tatistix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Parker_2014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Jennifer K. Parker, Sarah R. Wisotsky, Evan G. Johnson, Faraj M. Hijaz, Nabil Killiny, Mark E. Hilf, Leonardo De La Fuente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5--26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Viability of `\textit{{Candidatus Liberibacter asiaticus}}' Prolonged by Addition of Citrus Juice to Culture Medium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04" calcext:value-type="float">
            <text:p>104</text:p>
          </table:table-cell>
          <table:table-cell table:style-name="ce59" office:value-type="string" calcext:value-type="string">
            <text:p><text:a xlink:href="https://doi.org/10.1094%2Fphyto-05-13-0119-r" xlink:type="simple">https://doi.org/10.1094%2Fphyto-05-13-0119-r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topathology</text:p>
          </table:table-cell>
          <table:table-cell table:style-name="ce37" office:value-type="string" calcext:value-type="string">
            <text:p>Phytopathology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yto-05-13-0129-r</text:p>
          </table:table-cell>
          <table:table-cell table:style-name="ce65" table:formula="of:=concat(&quot;https://dx.doi.org/&quot;; [.F29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99]; [$'Journal Lookup Tables'.$A$2:.$B$22])" office:value-type="string" office:string-value="BOTH" calcext:value-type="string">
            <text:p>BOTH</text:p>
          </table:table-cell>
          <table:table-cell table:style-name="ce83" table:formula="of:=LOOKUP([.A299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igmaStat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Horn_2014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Bruce W. Horn, Ronald B. Sorensen, Marshall C. Lamb, Victor S. Sobolev, Rodrigo A. Olarte, Carolyn J. Worthington, Ignazio Carbone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75--85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Sexual Reproduction in \textit{Aspergillus flavus} Sclerotia Naturally Produced in Corn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104" calcext:value-type="float">
            <text:p>104</text:p>
          </table:table-cell>
          <table:table-cell table:style-name="ce64" office:value-type="string" calcext:value-type="string">
            <text:p><text:a xlink:href="https://doi.org/10.1094%2Fphyto-05-13-0129-r" xlink:type="simple">https://doi.org/10.1094%2Fphyto-05-13-0129-r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topathology</text:p>
          </table:table-cell>
          <table:table-cell table:style-name="ce35" office:value-type="string" calcext:value-type="string">
            <text:p>Phytopathology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hyto-02-13-0032-r</text:p>
          </table:table-cell>
          <table:table-cell table:style-name="ce65" table:formula="of:=concat(&quot;https://dx.doi.org/&quot;; [.F30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300]; [$'Journal Lookup Tables'.$A$2:.$B$22])" office:value-type="string" office:string-value="BOTH" calcext:value-type="string">
            <text:p>BOTH</text:p>
          </table:table-cell>
          <table:table-cell table:style-name="ce83" table:formula="of:=LOOKUP([.A300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5" draw:text-style-name="P2" svg:width="184pt" svg:height="72.88pt" svg:x="2142.09pt" svg:y="4717.45pt" draw:caption-point-x="-11.54pt" draw:caption-point-y="-7.94pt">
              <dc:date>2022-04-25T00:00:00</dc:date>
              <text:p text:style-name="P1">I'm not clear as to whether this is the standalone or the R version. The text isn't clear on that. It should be more clear to be fully reproducible, shouldn't it?</text:p>
              <text:p text:style-name="P1"><text:tab/>-Adam H. Sparks</text:p>
            </office:annotation>
            <text:p>ASReml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Osorio_2014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L. F. Osorio, J. A. Pattison, N. A. Peres, V. M. Whitaker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67--74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Genetic Variation and Gains in Resistance of Strawberry to \textit{{Colletotrichum gloeosporioides}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04" calcext:value-type="float">
            <text:p>104</text:p>
          </table:table-cell>
          <table:table-cell table:style-name="ce115" office:value-type="string" calcext:value-type="string">
            <text:p><text:a xlink:href="https://doi.org/10.1094%2Fphyto-02-13-0032-r" xlink:type="simple">https://doi.org/10.1094%2Fphyto-02-13-0032-r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thology</text:p>
          </table:table-cell>
          <table:table-cell table:style-name="ce36" office:value-type="string" calcext:value-type="string">
            <text:p>Phytopathology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yto-06-14-0156-r</text:p>
          </table:table-cell>
          <table:table-cell table:style-name="ce65" table:formula="of:=concat(&quot;https://dx.doi.org/&quot;; [.F30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01]; [$'Journal Lookup Tables'.$A$2:.$B$22])" office:value-type="string" office:string-value="BOTH" calcext:value-type="string">
            <text:p>BOTH</text:p>
          </table:table-cell>
          <table:table-cell table:style-name="ce83" table:formula="of:=LOOKUP([.A301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3"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office:annotation draw:style-name="gr1" draw:text-style-name="P2" svg:width="623.59pt" svg:height="74.24pt" svg:x="1665.69pt" svg:y="4748.26pt" draw:caption-point-x="-11.54pt" draw:caption-point-y="-22.99pt">
              <dc:date>2022-04-25T00:00:00</dc:date>
              <text:p text:style-name="P1">This one touches on the issue I opened, #21, at the time the paper was published all the data and model were available via the website listed. Now I find no mention of the data. The website is the implementation of the model. So when published, perfectly reproducible, but without a good long-term repository, it now, is not. </text:p>
              <text:p text:style-name="P1"/>
              <text:p text:style-name="P1">#21: https://github.com/phytopathology/Reproducibility_in_Plant_Pathology/issues/21</text:p>
              <text:p text:style-name="P1"><text:tab/>-Adam H. Sparks</text:p>
            </office:annotation>
            <text:p>2</text:p>
          </table:table-cell>
          <table:table-cell table:style-name="ce90" office:value-type="string" calcext:value-type="string">
            <text:p>STEMRUST_G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Pfender_2015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W. F. Pfender, L. B. Coop, S. G. Seguin, M. E. Mellbye, G. A. Gingrich, T. B. Silberstein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35--44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Evaluation of the Ryegrass Stem Rust Model {STEMRUST}{\_}G and Its Implementation as a Decision Aid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05" calcext:value-type="float">
            <text:p>105</text:p>
          </table:table-cell>
          <table:table-cell table:style-name="ce59" office:value-type="string" calcext:value-type="string">
            <text:p><text:a xlink:href="https://doi.org/10.1094%2Fphyto-06-14-0156-r" xlink:type="simple">https://doi.org/10.1094%2Fphyto-06-14-0156-r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yto-06-13-0175-r</text:p>
          </table:table-cell>
          <table:table-cell table:style-name="ce65" table:formula="of:=concat(&quot;https://dx.doi.org/&quot;; [.F30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02]; [$'Journal Lookup Tables'.$A$2:.$B$22])" office:value-type="string" office:string-value="BOTH" calcext:value-type="string">
            <text:p>BOTH</text:p>
          </table:table-cell>
          <table:table-cell table:style-name="ce83" table:formula="of:=LOOKUP([.A302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2"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R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Boateng_2015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Kennedy Boateng, Kathy J. Lewis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69--79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Spore Dispersal by \textit{{Dothistroma septosporumin}} Northwest British Columbi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05" calcext:value-type="float">
            <text:p>105</text:p>
          </table:table-cell>
          <table:table-cell table:style-name="ce59" office:value-type="string" calcext:value-type="string">
            <text:p><text:a xlink:href="https://doi.org/10.1094%2Fphyto-06-13-0175-r" xlink:type="simple">https://doi.org/10.1094%2Fphyto-06-13-0175-r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yto-04-14-0096-r</text:p>
          </table:table-cell>
          <table:table-cell table:style-name="ce65" table:formula="of:=concat(&quot;https://dx.doi.org/&quot;; [.F30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03]; [$'Journal Lookup Tables'.$A$2:.$B$22])" office:value-type="string" office:string-value="BOTH" calcext:value-type="string">
            <text:p>BOTH</text:p>
          </table:table-cell>
          <table:table-cell table:style-name="ce83" table:formula="of:=LOOKUP([.A303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2"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Berm_dez_Cardona_2015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Maria Bianney Berm{\\'{u}}dez-Cardona, Jo{\\~{a}}o Am{\\'{e}}rico Wordell Filho, Fabr{\\'{\\i}}cio {\\'{A}}vila Rodrigues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26--34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Leaf Gas Exchange and Chlorophyll \textit{a} Fluorescence} in Maize Leaves Infected with \textit{{Stenocarpella macrospora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05" calcext:value-type="float">
            <text:p>105</text:p>
          </table:table-cell>
          <table:table-cell table:style-name="ce59" office:value-type="string" calcext:value-type="string">
            <text:p><text:a xlink:href="https://doi.org/10.1094%2Fphyto-04-14-0096-r" xlink:type="simple">https://doi.org/10.1094%2Fphyto-04-14-0096-r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hyto-02-14-0044-r</text:p>
          </table:table-cell>
          <table:table-cell table:style-name="ce65" table:formula="of:=concat(&quot;https://dx.doi.org/&quot;; [.F30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304]; [$'Journal Lookup Tables'.$A$2:.$B$22])" office:value-type="string" office:string-value="BOTH" calcext:value-type="string">
            <text:p>BOTH</text:p>
          </table:table-cell>
          <table:table-cell table:style-name="ce83" table:formula="of:=LOOKUP([.A304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4" draw:text-style-name="P2" svg:width="184pt" svg:height="50.49pt" svg:x="2142.09pt" svg:y="4791.63pt" draw:caption-point-x="-11.54pt" draw:caption-point-y="-19.11pt">
              <dc:date>2022-04-25T00:00:00</dc:date>
              <text:p text:style-name="P1">It seems a theoretical paper that does not use software exept for graphing, which they did not mention</text:p>
              <text:p text:style-name="P1"><text:tab/>-Zachary Foster</text:p>
            </office:annotation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9--17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Information Graphs for Binary Predictors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05" calcext:value-type="float">
            <text:p>105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yto-07-15-0166-r</text:p>
          </table:table-cell>
          <table:table-cell table:style-name="ce65" table:formula="of:=concat(&quot;https://dx.doi.org/&quot;; [.F305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05]; [$'Journal Lookup Tables'.$A$2:.$B$22])" office:value-type="string" office:string-value="BOTH" calcext:value-type="string">
            <text:p>BOTH</text:p>
          </table:table-cell>
          <table:table-cell table:style-name="ce83" table:formula="of:=LOOKUP([.A305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Yu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Ying Yu, Li Jiao, Shufang Fu, Ling Yin, Yali Zhang, Jiang Lu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56--64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Callose Synthase Family Genes Involved in the Grapevine Defense Response to Downy Mildew Disease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06" calcext:value-type="float">
            <text:p>106</text:p>
          </table:table-cell>
          <table:table-cell table:style-name="ce59" office:value-type="string" calcext:value-type="string">
            <text:p><text:a xlink:href="https://doi.org/10.1094%2Fphyto-07-15-0166-r" xlink:type="simple">https://doi.org/10.1094%2Fphyto-07-15-0166-r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Emerson</text:p>
          </table:table-cell>
          <table:table-cell table:style-name="ce64" office:value-type="string" calcext:value-type="string">
            <text:p><text:a xlink:href="https://doi.org/10.1094/PHYTO-05-15-0127-RVW" xlink:type="simple">10.1094/PHYTO-05-15-0127-RVW</text:a></text:p>
          </table:table-cell>
          <table:table-cell table:style-name="ce65" table:formula="of:=concat(&quot;https://dx.doi.org/&quot;; [.F306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not applicable, selected first following plant pathology article</text:p>
          </table:table-cell>
          <table:table-cell table:style-name="ce76" table:formula="of:=LOOKUP([.A306]; [$'Journal Lookup Tables'.$A$2:.$B$22])" office:value-type="string" office:string-value="BOTH" calcext:value-type="string">
            <text:p>BOTH</text:p>
          </table:table-cell>
          <table:table-cell table:style-name="ce83" table:formula="of:=LOOKUP([.A306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3" table:style-name="ce94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Thines_2016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Marco Thines, Young-Joon Choi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6--18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Evolution, Diversity, and Taxonomy of the \textit{{Peronosporaceae}}, with Focus on the Genus \textit{{Peronospora}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106" calcext:value-type="float">
            <text:p>106</text:p>
          </table:table-cell>
          <table:table-cell table:style-name="ce64" office:value-type="string" calcext:value-type="string">
            <text:p><text:a xlink:href="https://doi.org/10.1094%2Fphyto-05-15-0127-rvw" xlink:type="simple">https://doi.org/10.1094%2Fphyto-05-15-0127-rvw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yto-07-15-0171-r</text:p>
          </table:table-cell>
          <table:table-cell table:style-name="ce65" table:formula="of:=concat(&quot;https://dx.doi.org/&quot;; [.F30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07]; [$'Journal Lookup Tables'.$A$2:.$B$22])" office:value-type="string" office:string-value="BOTH" calcext:value-type="string">
            <text:p>BOTH</text:p>
          </table:table-cell>
          <table:table-cell table:style-name="ce83" table:formula="of:=LOOKUP([.A307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YTO-05-16-0209-R</text:p>
          </table:table-cell>
          <table:table-cell table:style-name="ce65" table:formula="of:=concat(&quot;https://dx.doi.org/&quot;; [.F30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08]; [$'Journal Lookup Tables'.$A$2:.$B$22])" office:value-type="string" office:string-value="BOTH" calcext:value-type="string">
            <text:p>BOTH</text:p>
          </table:table-cell>
          <table:table-cell table:style-name="ce83" table:formula="of:=LOOKUP([.A308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PopAR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47" office:value-type="string" calcext:value-type="string">
            <text:p>Phytopathology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93" calcext:value-type="float">
            <text:p>93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HYTO-04-16-0170-R</text:p>
          </table:table-cell>
          <table:table-cell table:style-name="ce65" table:formula="of:=concat(&quot;https://dx.doi.org/&quot;; [.F30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09]; [$'Journal Lookup Tables'.$A$2:.$B$22])" office:value-type="string" office:string-value="BOTH" calcext:value-type="string">
            <text:p>BOTH</text:p>
          </table:table-cell>
          <table:table-cell table:style-name="ce83" table:formula="of:=LOOKUP([.A309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PS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47" office:value-type="string" calcext:value-type="string">
            <text:p>Phytopathology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52" calcext:value-type="float">
            <text:p>52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HYTO-03-17-0091-R</text:p>
          </table:table-cell>
          <table:table-cell table:style-name="ce65" table:formula="of:=concat(&quot;https://dx.doi.org/&quot;; [.F310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10]; [$'Journal Lookup Tables'.$A$2:.$B$22])" office:value-type="string" office:string-value="BOTH" calcext:value-type="string">
            <text:p>BOTH</text:p>
          </table:table-cell>
          <table:table-cell table:style-name="ce83" table:formula="of:=LOOKUP([.A310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R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Phytopathology</text:p>
          </table:table-cell>
          <table:table-cell table:style-name="ce48" office:value-type="string" calcext:value-type="string">
            <text:p>Phytopathology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67" calcext:value-type="float">
            <text:p>67</text:p>
          </table:table-cell>
          <table:table-cell table:style-name="ce56" office:value-type="string" calcext:value-type="string">
            <text:p><text:a xlink:href="https://doi.org/10.1094/PHYTO-08-17-0287-R" xlink:type="simple">Adam</text:a></text:p>
          </table:table-cell>
          <table:table-cell table:style-name="ce60" office:value-type="string" calcext:value-type="string">
            <text:p><text:a xlink:href="https://doi.org/10.1094/PHYTO-08-17-0287-R" xlink:type="simple">10.1094/PHYTO-08-17-0287-R</text:a></text:p>
          </table:table-cell>
          <table:table-cell table:style-name="ce68" table:formula="of:=concat(&quot;https://dx.doi.org/&quot;; [.F311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311]; [$'Journal Lookup Tables'.$A$2:.$B$22])" office:value-type="string" office:string-value="BOTH" calcext:value-type="string">
            <text:p>BOTH</text:p>
          </table:table-cell>
          <table:table-cell table:style-name="ce83" table:formula="of:=LOOKUP([.A311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InfoStat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Phytopathology</text:p>
          </table:table-cell>
          <table:table-cell table:style-name="ce48" office:value-type="string" calcext:value-type="string">
            <text:p>Phytopathology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94" calcext:value-type="float">
            <text:p>94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94/PHYTO-10-17-0357-R</text:p>
          </table:table-cell>
          <table:table-cell table:style-name="ce68" table:formula="of:=concat(&quot;https://dx.doi.org/&quot;; [.F312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312]; [$'Journal Lookup Tables'.$A$2:.$B$22])" office:value-type="string" office:string-value="BOTH" calcext:value-type="string">
            <text:p>BOTH</text:p>
          </table:table-cell>
          <table:table-cell table:style-name="ce83" table:formula="of:=LOOKUP([.A312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4"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R, RStudio, Excel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Phytopathology</text:p>
          </table:table-cell>
          <table:table-cell table:style-name="ce48" office:value-type="string" calcext:value-type="string">
            <text:p>Phytopathology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101" calcext:value-type="float">
            <text:p>101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94/PHYTO-11-17-0386-R</text:p>
          </table:table-cell>
          <table:table-cell table:style-name="ce68" table:formula="of:=concat(&quot;https://dx.doi.org/&quot;; [.F313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313]; [$'Journal Lookup Tables'.$A$2:.$B$22])" office:value-type="string" office:string-value="BOTH" calcext:value-type="string">
            <text:p>BOTH</text:p>
          </table:table-cell>
          <table:table-cell table:style-name="ce83" table:formula="of:=LOOKUP([.A313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2" calcext:value-type="float">
            <office:annotation draw:style-name="gr5" draw:text-style-name="P2" svg:width="726.43pt" svg:height="42.75pt" svg:x="1415.65pt" svg:y="4937.24pt" draw:caption-point-x="-11.54pt" draw:caption-point-y="-22.96pt">
              <dc:date>2022-04-25T00:00:00</dc:date>
              <text:p text:style-name="P1">The use of Mathematica scripts with R for analysis knocks this back down to a 2 from a 3.</text:p>
              <text:p text:style-name="P1"><text:tab/>-Adam H. Sparks</text:p>
            </office:annotation>
            <text:p>2</text:p>
          </table:table-cell>
          <table:table-cell table:style-name="ce83" office:value-type="float" office:value="2" calcext:value-type="float">
            <office:annotation draw:style-name="gr5" draw:text-style-name="P2" svg:width="700.04pt" svg:height="42.75pt" svg:x="1498.99pt" svg:y="4937.24pt" draw:caption-point-x="-11.54pt" draw:caption-point-y="-22.96pt">
              <dc:date>2022-04-25T00:00:00</dc:date>
              <text:p text:style-name="P1">The use of Mathematica along with R brings this down to a 2 from a 3.</text:p>
              <text:p text:style-name="P1"><text:tab/>-Adam H. Sparks</text:p>
            </office:annotation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R, Mathematica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47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3" calcext:value-type="float">
            <text:p>13</text:p>
          </table:table-cell>
          <table:table-cell table:style-name="ce53" office:value-type="string" calcext:value-type="string">
            <text:p><text:a xlink:href="https://doi.org/10.1094/PHYTO-06-18-0186-R" xlink:type="simple">Zach</text:a></text:p>
          </table:table-cell>
          <table:table-cell table:style-name="ce31" office:value-type="string" calcext:value-type="string">
            <text:p><text:a xlink:href="https://doi.org/10.1094/PHYTO-06-18-0186-R" xlink:type="simple">10.1094/PHYTO-06-18-0186-R</text:a></text:p>
          </table:table-cell>
          <table:table-cell table:style-name="ce69" table:formula="of:=concat(&quot;https://dx.doi.org/&quot;; [.F314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article w/ PP13 is review. This is the next article</text:p>
          </table:table-cell>
          <table:table-cell table:style-name="ce79" table:formula="of:=LOOKUP([.A314]; [$'Journal Lookup Tables'.$A$2:.$B$22])" office:value-type="string" office:string-value="BOTH" calcext:value-type="string">
            <text:p>BOTH</text:p>
          </table:table-cell>
          <table:table-cell table:style-name="ce86" table:formula="of:=LOOKUP([.A314]; [$'Journal Lookup Tables'.$F$2:.$G$22])" office:value-type="float" office:value="2.5" calcext:value-type="float">
            <text:p>2.5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string" calcext:value-type="string">
            <text:p><text:s/>InfoQuest FP, MEGA, Clustal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47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56" calcext:value-type="float">
            <text:p>56</text:p>
          </table:table-cell>
          <table:table-cell table:style-name="ce53" office:value-type="string" calcext:value-type="string">
            <text:p><text:a xlink:href="https://doi.org/10.1094/PHYTO-05-18-0152-R" xlink:type="simple">Zach</text:a></text:p>
          </table:table-cell>
          <table:table-cell table:style-name="ce31" office:value-type="string" calcext:value-type="string">
            <text:p><text:a xlink:href="https://doi.org/10.1094/PHYTO-05-18-0152-R" xlink:type="simple">10.1094/PHYTO-05-18-0152-R</text:a></text:p>
          </table:table-cell>
          <table:table-cell table:style-name="ce69" table:formula="of:=concat(&quot;https://dx.doi.org/&quot;; [.F315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315]; [$'Journal Lookup Tables'.$A$2:.$B$22])" office:value-type="string" office:string-value="BOTH" calcext:value-type="string">
            <text:p>BOTH</text:p>
          </table:table-cell>
          <table:table-cell table:style-name="ce86" table:formula="of:=LOOKUP([.A315]; [$'Journal Lookup Tables'.$F$2:.$G$22])" office:value-type="float" office:value="2.5" calcext:value-type="float">
            <text:p>2.5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SPS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Phytopathology</text:p>
          </table:table-cell>
          <table:table-cell table:style-name="ce48" office:value-type="string" calcext:value-type="string">
            <text:p>Phytopathology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12" calcext:value-type="float">
            <text:p>12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94/PHYTO-07-19-0247-FI</text:p>
          </table:table-cell>
          <table:table-cell table:style-name="ce68" table:formula="of:=concat(&quot;https://dx.doi.org/&quot;; [.F316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316]; [$'Journal Lookup Tables'.$A$2:.$B$22])" office:value-type="string" office:string-value="BOTH" calcext:value-type="string">
            <text:p>BOTH</text:p>
          </table:table-cell>
          <table:table-cell table:style-name="ce83" table:formula="of:=LOOKUP([.A316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PSS, MEGA, DnaSP6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hytopathology</text:p>
          </table:table-cell>
          <table:table-cell table:style-name="ce6" office:value-type="string" calcext:value-type="string">
            <text:p>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58" calcext:value-type="float">
            <text:p>58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YTO-05-19-0185-FI</text:p>
          </table:table-cell>
          <table:table-cell table:style-name="ce66" table:formula="of:=concat(&quot;https://dx.doi.org/&quot;; [.F317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317]; [$'Journal Lookup Tables'.$A$2:.$B$22])" office:value-type="string" office:string-value="BOTH" calcext:value-type="string">
            <text:p>BOTH</text:p>
          </table:table-cell>
          <table:table-cell table:style-name="ce84" table:formula="of:=LOOKUP([.A317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Minitab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47" office:value-type="string" calcext:value-type="string">
            <text:p>Phyto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32" calcext:value-type="float">
            <text:p>132</text:p>
          </table:table-cell>
          <table:table-cell table:style-name="ce53" office:value-type="string" calcext:value-type="string">
            <text:p><text:a xlink:href="https://doi.org/10.1094/PHYTO-05-19-0183-FI" xlink:type="simple">Zach</text:a></text:p>
          </table:table-cell>
          <table:table-cell table:style-name="ce31" office:value-type="string" calcext:value-type="string">
            <text:p><text:a xlink:href="https://doi.org/10.1094/PHYTO-05-19-0183-FI" xlink:type="simple">10.1094/PHYTO-05-19-0183-FI</text:a></text:p>
          </table:table-cell>
          <table:table-cell table:style-name="ce69" table:formula="of:=concat(&quot;https://dx.doi.org/&quot;; [.F318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318]; [$'Journal Lookup Tables'.$A$2:.$B$22])" office:value-type="string" office:string-value="BOTH" calcext:value-type="string">
            <text:p>BOTH</text:p>
          </table:table-cell>
          <table:table-cell table:style-name="ce86" table:formula="of:=LOOKUP([.A318]; [$'Journal Lookup Tables'.$F$2:.$G$22])" office:value-type="float" office:value="2.5" calcext:value-type="float">
            <text:p>2.5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ArcGIS, Excel, SA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Phytopathology</text:p>
          </table:table-cell>
          <table:table-cell table:style-name="ce50" office:value-type="string" calcext:value-type="string">
            <text:p>Phyto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55" office:value-type="string" calcext:value-type="string">
            <text:p><text:a xlink:href="https://doi.org/10.1094/PHYTO-06-20-0232-FI" xlink:type="simple">Kaique</text:a></text:p>
          </table:table-cell>
          <table:table-cell table:style-name="ce29" office:value-type="string" calcext:value-type="string">
            <text:p><text:a xlink:href="https://doi.org/10.1094/PHYTO-06-20-0232-FI" xlink:type="simple">10.1094/PHYTO-06-20-0232-FI</text:a></text:p>
          </table:table-cell>
          <table:table-cell table:style-name="ce70" table:formula="of:=concat(&quot;https://dx.doi.org/&quot;; [.F319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319]; [$'Journal Lookup Tables'.$A$2:.$B$22])" office:value-type="string" office:string-value="BOTH" calcext:value-type="string">
            <text:p>BOTH</text:p>
          </table:table-cell>
          <table:table-cell table:style-name="ce87" table:formula="of:=LOOKUP([.A319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02-11-0119</text:p>
          </table:table-cell>
          <table:table-cell table:style-name="ce65" table:formula="of:=concat(&quot;https://dx.doi.org/&quot;; [.F320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20]; [$'Journal Lookup Tables'.$A$2:.$B$22])" office:value-type="string" office:string-value="BOTH" calcext:value-type="string">
            <text:p>BOTH</text:p>
          </table:table-cell>
          <table:table-cell table:style-name="ce83" table:formula="of:=LOOKUP([.A320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float" office:value="0" calcext:value-type="float">
            <office:annotation draw:style-name="gr4" draw:text-style-name="P2" svg:width="645.85pt" svg:height="42.72pt" svg:x="1601.8pt" svg:y="5047.51pt" draw:caption-point-x="-11.54pt" draw:caption-point-y="-22.99pt">
              <dc:date>2022-04-25T00:00:00</dc:date>
              <text:p text:style-name="P1">calculated several diversity indices but no software was used/mentioned</text:p>
              <text:p text:style-name="P1"><text:tab/>-Emerson Del Ponte</text:p>
            </office:annotation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Wan_2012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Anmin Wan, Xianming Chen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67--74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Virulence, Frequency, and Distribution of Races of \textit{{Puccinia striiformis}} f. sp. \textit{{tritici}} and \textit{{P. striiformis}} f. sp. \textit{{hordei}} Identified in the {United States} in 2008 and 2009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96" calcext:value-type="float">
            <text:p>96</text:p>
          </table:table-cell>
          <table:table-cell table:style-name="ce64" office:value-type="string" calcext:value-type="string">
            <text:p><text:a xlink:href="https://doi.org/10.1094%2Fpdis-02-11-0119" xlink:type="simple">https://doi.org/10.1094%2Fpdis-02-11-0119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lant Disease</text:p>
          </table:table-cell>
          <table:table-cell table:style-name="ce36" office:value-type="string" calcext:value-type="string">
            <text:p>Plant Dis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dis-02-14-0122-re</text:p>
          </table:table-cell>
          <table:table-cell table:style-name="ce65" table:formula="of:=concat(&quot;https://dx.doi.org/&quot;; [.F32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21]; [$'Journal Lookup Tables'.$A$2:.$B$22])" office:value-type="string" office:string-value="BOTH" calcext:value-type="string">
            <text:p>BOTH</text:p>
          </table:table-cell>
          <table:table-cell table:style-name="ce83" table:formula="of:=LOOKUP([.A321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Johannes Petrus Louw, Lise Korsten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21--30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Pathogenicity and Host Susceptibility of \textit{{Penicillium}} spp. on Citru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99" calcext:value-type="float">
            <text:p>99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07-12-0646-re</text:p>
          </table:table-cell>
          <table:table-cell table:style-name="ce65" table:formula="of:=concat(&quot;https://dx.doi.org/&quot;; [.F322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, articles selected at random</text:p>
          </table:table-cell>
          <table:table-cell table:style-name="ce76" table:formula="of:=LOOKUP([.A322]; [$'Journal Lookup Tables'.$A$2:.$B$22])" office:value-type="string" office:string-value="BOTH" calcext:value-type="string">
            <text:p>BOTH</text:p>
          </table:table-cell>
          <table:table-cell table:style-name="ce83" table:formula="of:=LOOKUP([.A322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12-11-1071-re</text:p>
          </table:table-cell>
          <table:table-cell table:style-name="ce65" table:formula="of:=concat(&quot;https://dx.doi.org/&quot;; [.F323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, articles selected at random</text:p>
          </table:table-cell>
          <table:table-cell table:style-name="ce76" table:formula="of:=LOOKUP([.A323]; [$'Journal Lookup Tables'.$A$2:.$B$22])" office:value-type="string" office:string-value="BOTH" calcext:value-type="string">
            <text:p>BOTH</text:p>
          </table:table-cell>
          <table:table-cell table:style-name="ce83" table:formula="of:=LOOKUP([.A323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dis-04-13-0449-re</text:p>
          </table:table-cell>
          <table:table-cell table:style-name="ce65" table:formula="of:=concat(&quot;https://dx.doi.org/&quot;; [.F32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324]; [$'Journal Lookup Tables'.$A$2:.$B$22])" office:value-type="string" office:string-value="BOTH" calcext:value-type="string">
            <text:p>BOTH</text:p>
          </table:table-cell>
          <table:table-cell table:style-name="ce83" table:formula="of:=LOOKUP([.A324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igmaPlot, SAS, Infostat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Vega_2014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Byron Vega, Megan M. Dewdney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67--76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Distribution of {QoI} Resistance in Populations of Tangerine-Infecting \textit{{Alternaria alternata}} in Florida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98" calcext:value-type="float">
            <text:p>98</text:p>
          </table:table-cell>
          <table:table-cell table:style-name="ce115" office:value-type="string" calcext:value-type="string">
            <text:p><text:a xlink:href="https://doi.org/10.1094%2Fpdis-04-13-0449-re" xlink:type="simple">https://doi.org/10.1094%2Fpdis-04-13-0449-re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dis-05-13-0492-re</text:p>
          </table:table-cell>
          <table:table-cell table:style-name="ce65" table:formula="of:=concat(&quot;https://dx.doi.org/&quot;; [.F32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325]; [$'Journal Lookup Tables'.$A$2:.$B$22])" office:value-type="string" office:string-value="BOTH" calcext:value-type="string">
            <text:p>BOTH</text:p>
          </table:table-cell>
          <table:table-cell table:style-name="ce83" table:formula="of:=LOOKUP([.A325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equencher, Clustal X, BLAST, MEGA, PAUP, SAS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Adesemoye_2014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A. O. Adesemoye, J. S. Mayorquin, D. H. Wang, M. Twizeyimana, S. C. Lynch, A. Eskalen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55--61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Identification of Species of \textit{{Botryosphaeriaceae}} Causing Bot Gummosis in Citrus in California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98" calcext:value-type="float">
            <text:p>98</text:p>
          </table:table-cell>
          <table:table-cell table:style-name="ce115" office:value-type="string" calcext:value-type="string">
            <text:p><text:a xlink:href="https://doi.org/10.1094%2Fpdis-05-13-0492-re" xlink:type="simple">https://doi.org/10.1094%2Fpdis-05-13-0492-re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06-14-0572-re</text:p>
          </table:table-cell>
          <table:table-cell table:style-name="ce65" table:formula="of:=concat(&quot;https://dx.doi.org/&quot;; [.F32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26]; [$'Journal Lookup Tables'.$A$2:.$B$22])" office:value-type="string" office:string-value="BOTH" calcext:value-type="string">
            <text:p>BOTH</text:p>
          </table:table-cell>
          <table:table-cell table:style-name="ce83" table:formula="of:=LOOKUP([.A326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Wang_2015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Xuefeng Wang, Harsha Doddapaneni, Jianchi Chen, Raymond K. Yokomi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149--154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Improved Real-Time {PCR} Diagnosis of Citrus Stubborn Disease by Targeting Prophage Genes of \textit{{Spiroplasma citri}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99" calcext:value-type="float">
            <text:p>99</text:p>
          </table:table-cell>
          <table:table-cell table:style-name="ce64" office:value-type="string" calcext:value-type="string">
            <text:p><text:a xlink:href="https://doi.org/10.1094%2Fpdis-06-14-0572-re" xlink:type="simple">https://doi.org/10.1094%2Fpdis-06-14-0572-re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09-13-0936-re</text:p>
          </table:table-cell>
          <table:table-cell table:style-name="ce65" table:formula="of:=concat(&quot;https://dx.doi.org/&quot;; [.F32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27]; [$'Journal Lookup Tables'.$A$2:.$B$22])" office:value-type="string" office:string-value="BOTH" calcext:value-type="string">
            <text:p>BOTH</text:p>
          </table:table-cell>
          <table:table-cell table:style-name="ce83" table:formula="of:=LOOKUP([.A327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Kunwar_2015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Sanju Kunwar, Mathews L. Paret, Stephen M. Olson, Laura Ritchie, Jimmy R. Rich, Josh Freeman, Theodore McAvoy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119--124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Grafting Using Rootstocks with Resistance to \textit{{Ralstonia solanacearum}} Against \textit{{Meloidogyne incognita}} in Tomato Production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99" calcext:value-type="float">
            <text:p>99</text:p>
          </table:table-cell>
          <table:table-cell table:style-name="ce64" office:value-type="string" calcext:value-type="string">
            <text:p><text:a xlink:href="https://doi.org/10.1094%2Fpdis-09-13-0936-re" xlink:type="simple">https://doi.org/10.1094%2Fpdis-09-13-0936-re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12-13-1257-re</text:p>
          </table:table-cell>
          <table:table-cell table:style-name="ce65" table:formula="of:=concat(&quot;https://dx.doi.org/&quot;; [.F32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28]; [$'Journal Lookup Tables'.$A$2:.$B$22])" office:value-type="string" office:string-value="BOTH" calcext:value-type="string">
            <text:p>BOTH</text:p>
          </table:table-cell>
          <table:table-cell table:style-name="ce83" table:formula="of:=LOOKUP([.A328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Bhuiyan_2015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Shamsul A. Bhuiyan, Barry J. Croft, Joanne K. Stringer, Emily C. Deomano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93--99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Pathogenic Variation in Spore Populations of \texit{{Sporisorium scitamineum}}, Causal Agent of Sugarcane Smut in {Australia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99" calcext:value-type="float">
            <text:p>99</text:p>
          </table:table-cell>
          <table:table-cell table:style-name="ce64" office:value-type="string" calcext:value-type="string">
            <text:p><text:a xlink:href="https://doi.org/10.1094%2Fpdis-12-13-1257-re" xlink:type="simple">https://doi.org/10.1094%2Fpdis-12-13-1257-re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47" office:value-type="string" calcext:value-type="string">
            <text:p>Plant Dis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3" calcext:value-type="float">
            <text:p>13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DIS-02-16-0144-RE</text:p>
          </table:table-cell>
          <table:table-cell table:style-name="ce65" table:formula="of:=concat(&quot;https://dx.doi.org/&quot;; [.F32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29]; [$'Journal Lookup Tables'.$A$2:.$B$22])" office:value-type="string" office:string-value="BOTH" calcext:value-type="string">
            <text:p>BOTH</text:p>
          </table:table-cell>
          <table:table-cell table:style-name="ce83" table:formula="of:=LOOKUP([.A329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AS, QGene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47" office:value-type="string" calcext:value-type="string">
            <text:p>Plant Dis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41" calcext:value-type="float">
            <text:p>4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DIS-03-16-0332-RE</text:p>
          </table:table-cell>
          <table:table-cell table:style-name="ce65" table:formula="of:=concat(&quot;https://dx.doi.org/&quot;; [.F330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30]; [$'Journal Lookup Tables'.$A$2:.$B$22])" office:value-type="string" office:string-value="BOTH" calcext:value-type="string">
            <text:p>BOTH</text:p>
          </table:table-cell>
          <table:table-cell table:style-name="ce83" table:formula="of:=LOOKUP([.A330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Clustal W, MEG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47" office:value-type="string" calcext:value-type="string">
            <text:p>Plant Dis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13" calcext:value-type="float">
            <text:p>113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DIS-04-16-0527-RE</text:p>
          </table:table-cell>
          <table:table-cell table:style-name="ce65" table:formula="of:=concat(&quot;https://dx.doi.org/&quot;; [.F331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31]; [$'Journal Lookup Tables'.$A$2:.$B$22])" office:value-type="string" office:string-value="BOTH" calcext:value-type="string">
            <text:p>BOTH</text:p>
          </table:table-cell>
          <table:table-cell table:style-name="ce83" table:formula="of:=LOOKUP([.A331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Clustal X, Treeview, RDP4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2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04-17-0593-RE</text:p>
          </table:table-cell>
          <table:table-cell table:style-name="ce65" table:formula="of:=concat(&quot;https://dx.doi.org/&quot;; [.F33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  <text:p/>
          </table:table-cell>
          <table:table-cell table:style-name="ce76" table:formula="of:=LOOKUP([.A332]; [$'Journal Lookup Tables'.$A$2:.$B$22])" office:value-type="string" office:string-value="BOTH" calcext:value-type="string">
            <text:p>BOTH</text:p>
          </table:table-cell>
          <table:table-cell table:style-name="ce83" table:formula="of:=LOOKUP([.A332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05-17-0689-RE</text:p>
          </table:table-cell>
          <table:table-cell table:style-name="ce65" table:formula="of:=concat(&quot;https://dx.doi.org/&quot;; [.F333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article</text:p>
          </table:table-cell>
          <table:table-cell table:style-name="ce76" table:formula="of:=LOOKUP([.A333]; [$'Journal Lookup Tables'.$A$2:.$B$22])" office:value-type="string" office:string-value="BOTH" calcext:value-type="string">
            <text:p>BOTH</text:p>
          </table:table-cell>
          <table:table-cell table:style-name="ce83" table:formula="of:=LOOKUP([.A333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47" office:value-type="string" calcext:value-type="string">
            <text:p>Plant Dis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35" calcext:value-type="float">
            <text:p>35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DIS-01-17-0062-RE</text:p>
          </table:table-cell>
          <table:table-cell table:style-name="ce65" table:formula="of:=concat(&quot;https://dx.doi.org/&quot;; [.F334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number a review, selected next article</text:p>
          </table:table-cell>
          <table:table-cell table:style-name="ce76" table:formula="of:=LOOKUP([.A334]; [$'Journal Lookup Tables'.$A$2:.$B$22])" office:value-type="string" office:string-value="BOTH" calcext:value-type="string">
            <text:p>BOTH</text:p>
          </table:table-cell>
          <table:table-cell table:style-name="ce83" table:formula="of:=LOOKUP([.A334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POPGENE, Arlequin, MULTILOCUS, STRUCTURE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Plant Disease</text:p>
          </table:table-cell>
          <table:table-cell table:style-name="ce38" office:value-type="string" calcext:value-type="string">
            <text:p>Plant Dis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146" calcext:value-type="float">
            <text:p>146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94/PDIS-05-18-0715-RE</text:p>
          </table:table-cell>
          <table:table-cell table:style-name="ce68" table:formula="of:=concat(&quot;https://dx.doi.org/&quot;; [.F335])" office:value-type="string" office:string-value="" calcext:value-type="error">
            <text:p>#NAME?</text:p>
          </table:table-cell>
          <table:table-cell table:style-name="ce38" office:value-type="string" calcext:value-type="string">
            <text:p>Last research article in issue, the remainder, including p146, are disease notes</text:p>
          </table:table-cell>
          <table:table-cell table:style-name="ce76" table:formula="of:=LOOKUP([.A335]; [$'Journal Lookup Tables'.$A$2:.$B$22])" office:value-type="string" office:string-value="BOTH" calcext:value-type="string">
            <text:p>BOTH</text:p>
          </table:table-cell>
          <table:table-cell table:style-name="ce83" table:formula="of:=LOOKUP([.A335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Blast, MEGA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13" office:value-type="string" calcext:value-type="string">
            <text:p>Plant Di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17" calcext:value-type="float">
            <text:p>11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94/PDIS-02-18-0374-RE</text:p>
          </table:table-cell>
          <table:table-cell table:style-name="ce67" table:formula="of:=concat(&quot;https://dx.doi.org/&quot;; [.F336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336]; [$'Journal Lookup Tables'.$A$2:.$B$22])" office:value-type="string" office:string-value="BOTH" calcext:value-type="string">
            <text:p>BOTH</text:p>
          </table:table-cell>
          <table:table-cell table:style-name="ce85" table:formula="of:=LOOKUP([.A336]; [$'Journal Lookup Tables'.$F$2:.$G$22])" office:value-type="float" office:value="2.5" calcext:value-type="float">
            <text:p>2.5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Mega, MrBayes, ModelTest, PAUP, RAXML, SplitsTree4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13" office:value-type="string" calcext:value-type="string">
            <text:p>Plant Di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1" calcext:value-type="float">
            <text:p>121</text:p>
          </table:table-cell>
          <table:table-cell table:style-name="ce52" office:value-type="string" calcext:value-type="string">
            <text:p><text:a xlink:href="https://doi.org/10.1094/PDIS-04-18-0695-RE" xlink:type="simple">Nik</text:a></text:p>
          </table:table-cell>
          <table:table-cell table:style-name="ce30" office:value-type="string" calcext:value-type="string">
            <text:p><text:a xlink:href="https://doi.org/10.1094/PDIS-04-18-0695-RE" xlink:type="simple">10.1094/PDIS-04-18-0695-RE</text:a></text:p>
          </table:table-cell>
          <table:table-cell table:style-name="ce67" table:formula="of:=concat(&quot;https://dx.doi.org/&quot;; [.F337])" office:value-type="string" office:string-value="" calcext:value-type="error">
            <text:p>#NAME?</text:p>
          </table:table-cell>
          <table:table-cell table:style-name="ce13" office:value-type="string" calcext:value-type="string">
            <text:p>Next article since page range fell within the first article already selected for 2019</text:p>
          </table:table-cell>
          <table:table-cell table:style-name="ce78" table:formula="of:=LOOKUP([.A337]; [$'Journal Lookup Tables'.$A$2:.$B$22])" office:value-type="string" office:string-value="BOTH" calcext:value-type="string">
            <text:p>BOTH</text:p>
          </table:table-cell>
          <table:table-cell table:style-name="ce85" table:formula="of:=LOOKUP([.A337]; [$'Journal Lookup Tables'.$F$2:.$G$22])" office:value-type="float" office:value="2.5" calcext:value-type="float">
            <text:p>2.5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MUSCLE, GBlocks, MrBayes, R, Rstudio, SAS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1" office:value-type="string" calcext:value-type="string">
            <text:p>Plant Dis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8" calcext:value-type="float">
            <text:p>78</text:p>
          </table:table-cell>
          <table:table-cell table:style-name="ce54" office:value-type="string" calcext:value-type="string">
            <text:p><text:a xlink:href="https://apsjournals.apsnet.org/doi/10.1094/PDIS-05-19-1066-RE" xlink:type="simple">Emerson</text:a></text:p>
          </table:table-cell>
          <table:table-cell table:style-name="ce28" office:value-type="string" calcext:value-type="string">
            <text:p><text:a xlink:href="https://apsjournals.apsnet.org/doi/10.1094/PDIS-05-19-1066-RE" xlink:type="simple">10.1094/PDIS-05-19-1066-RE</text:a></text:p>
          </table:table-cell>
          <table:table-cell table:style-name="ce66" table:formula="of:=concat(&quot;https://dx.doi.org/&quot;; [.F338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338]; [$'Journal Lookup Tables'.$A$2:.$B$22])" office:value-type="string" office:string-value="BOTH" calcext:value-type="string">
            <text:p>BOTH</text:p>
          </table:table-cell>
          <table:table-cell table:style-name="ce84" table:formula="of:=LOOKUP([.A338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3" calcext:value-type="float">
            <text:p>3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R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Plant Disease</text:p>
          </table:table-cell>
          <table:table-cell table:style-name="ce12" office:value-type="string" calcext:value-type="string">
            <text:p>Plant Dis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2" calcext:value-type="float">
            <text:p>102</text:p>
          </table:table-cell>
          <table:table-cell table:style-name="ce55" office:value-type="string" calcext:value-type="string">
            <text:p><text:a xlink:href="https://doi.org/10.1094/PDIS-03-19-0484-RE" xlink:type="simple">Kaique</text:a></text:p>
          </table:table-cell>
          <table:table-cell table:style-name="ce29" office:value-type="string" calcext:value-type="string">
            <text:p><text:a xlink:href="https://doi.org/10.1094/PDIS-03-19-0484-RE" xlink:type="simple">10.1094/PDIS-03-19-0484-RE</text:a></text:p>
          </table:table-cell>
          <table:table-cell table:style-name="ce70" table:formula="of:=concat(&quot;https://dx.doi.org/&quot;; [.F339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339]; [$'Journal Lookup Tables'.$A$2:.$B$22])" office:value-type="string" office:string-value="BOTH" calcext:value-type="string">
            <text:p>BOTH</text:p>
          </table:table-cell>
          <table:table-cell table:style-name="ce87" table:formula="of:=LOOKUP([.A339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MAFFT, SPS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13" office:value-type="string" calcext:value-type="string">
            <text:p>Plant Di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34" calcext:value-type="float">
            <text:p>134</text:p>
          </table:table-cell>
          <table:table-cell table:style-name="ce52" office:value-type="string" calcext:value-type="string">
            <text:p><text:a xlink:href="https://doi.org/10.1094/PDIS-02-19-0370-RE" xlink:type="simple">Nik</text:a></text:p>
          </table:table-cell>
          <table:table-cell table:style-name="ce30" office:value-type="string" calcext:value-type="string">
            <text:p><text:a xlink:href="https://doi.org/10.1094/PDIS-02-19-0370-RE" xlink:type="simple">10.1094/PDIS-02-19-0370-RE</text:a></text:p>
          </table:table-cell>
          <table:table-cell table:style-name="ce67" table:formula="of:=concat(&quot;https://dx.doi.org/&quot;; [.F340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340]; [$'Journal Lookup Tables'.$A$2:.$B$22])" office:value-type="string" office:string-value="BOTH" calcext:value-type="string">
            <text:p>BOTH</text:p>
          </table:table-cell>
          <table:table-cell table:style-name="ce85" table:formula="of:=LOOKUP([.A340]; [$'Journal Lookup Tables'.$F$2:.$G$22])" office:value-type="float" office:value="2.5" calcext:value-type="float">
            <text:p>2.5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R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47" office:value-type="string" calcext:value-type="string">
            <text:p>Plant Dis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53" office:value-type="string" calcext:value-type="string">
            <text:p><text:a xlink:href="https://doi.org/10.1094/PDIS-01-19-0178-RE" xlink:type="simple">Zach</text:a></text:p>
          </table:table-cell>
          <table:table-cell table:style-name="ce31" office:value-type="string" calcext:value-type="string">
            <text:p><text:a xlink:href="https://doi.org/10.1094/PDIS-01-19-0178-RE" xlink:type="simple">10.1094/PDIS-01-19-0178-RE</text:a></text:p>
          </table:table-cell>
          <table:table-cell table:style-name="ce69" table:formula="of:=concat(&quot;https://dx.doi.org/&quot;; [.F341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341]; [$'Journal Lookup Tables'.$A$2:.$B$22])" office:value-type="string" office:string-value="BOTH" calcext:value-type="string">
            <text:p>BOTH</text:p>
          </table:table-cell>
          <table:table-cell table:style-name="ce86" table:formula="of:=LOOKUP([.A341]; [$'Journal Lookup Tables'.$F$2:.$G$22])" office:value-type="float" office:value="2.5" calcext:value-type="float">
            <text:p>2.5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MEGA, Staden Package, MrBayes, MrModeltest, TreeView, SA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1" office:value-type="string" calcext:value-type="string">
            <text:p>Plant Dis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63" calcext:value-type="float">
            <text:p>6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1-20-0130-RE</text:p>
          </table:table-cell>
          <table:table-cell table:style-name="ce66" table:formula="of:=concat(&quot;https://dx.doi.org/&quot;; [.F342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342]; [$'Journal Lookup Tables'.$A$2:.$B$22])" office:value-type="string" office:string-value="BOTH" calcext:value-type="string">
            <text:p>BOTH</text:p>
          </table:table-cell>
          <table:table-cell table:style-name="ce84" table:formula="of:=LOOKUP([.A342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PSS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1" office:value-type="string" calcext:value-type="string">
            <text:p>Plant Dis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5" calcext:value-type="float">
            <text:p>8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4-20-0792-RE</text:p>
          </table:table-cell>
          <table:table-cell table:style-name="ce66" table:formula="of:=concat(&quot;https://dx.doi.org/&quot;; [.F343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343]; [$'Journal Lookup Tables'.$A$2:.$B$22])" office:value-type="string" office:string-value="BOTH" calcext:value-type="string">
            <text:p>BOTH</text:p>
          </table:table-cell>
          <table:table-cell table:style-name="ce84" table:formula="of:=LOOKUP([.A343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string" calcext:value-type="string">
            <text:p>NA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number-columns-repeated="2" table:style-name="ce35" office:value-type="string" calcext:value-type="string">
            <text:p>Plant Health Progress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hp-2012-0402-01-rs</text:p>
          </table:table-cell>
          <table:table-cell table:style-name="ce65" table:formula="of:=concat(&quot;https://dx.doi.org/&quot;; [.F344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, articles selected at random</text:p>
          </table:table-cell>
          <table:table-cell table:style-name="ce76" table:formula="of:=LOOKUP([.A344]; [$'Journal Lookup Tables'.$A$2:.$B$22])" office:value-type="string" office:string-value="BOTH" calcext:value-type="string">
            <text:p>BOTH</text:p>
          </table:table-cell>
          <table:table-cell table:style-name="ce83" table:formula="of:=LOOKUP([.A344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4" draw:text-style-name="P2" svg:width="184pt" svg:height="42.72pt" svg:x="2142.09pt" svg:y="5425.51pt" draw:caption-point-x="-11.54pt" draw:caption-point-y="-22.99pt">
              <dc:date>2022-04-25T00:00:00</dc:date>
              <text:p text:style-name="P1">Wow, they actually cited excel</text:p>
              <text:p text:style-name="P1"><text:tab/>-Zachary Foster</text:p>
            </office:annotation>
            <text:p>Excel, Minitab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69--84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Sensitivity of Kansas Isolates of \textit{{Sclerotinia homoeocarpa}} to Boscalid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51" calcext:value-type="float">
            <text:p>5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5" office:value-type="string" calcext:value-type="string">
            <text:p>Plant Health Progress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hp-2013-0823-01-rs</text:p>
          </table:table-cell>
          <table:table-cell table:style-name="ce65" table:formula="of:=concat(&quot;https://dx.doi.org/&quot;; [.F345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, articles selected at random</text:p>
          </table:table-cell>
          <table:table-cell table:style-name="ce76" table:formula="of:=LOOKUP([.A345]; [$'Journal Lookup Tables'.$A$2:.$B$22])" office:value-type="string" office:string-value="BOTH" calcext:value-type="string">
            <text:p>BOTH</text:p>
          </table:table-cell>
          <table:table-cell table:style-name="ce83" table:formula="of:=LOOKUP([.A345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ASSESS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Bonde_2013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Morris R. Bonde, Cristi L. Palmer, Douglas G. Luster, Susan E. Nester, Jason M. Revell, Dana K. Berner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Sporulation Capacity and Longevity of \textit{{Puccinia horiana}} Teliospores in Infected \textit{{Chrysanthemum Leaves}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115" office:value-type="string" calcext:value-type="string">
            <text:p><text:a xlink:href="https://doi.org/10.1094%2Fphp-2013-0823-01-rs" xlink:type="simple">https://doi.org/10.1094%2Fphp-2013-0823-01-rs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lant Health Progress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p-rs-14-0017</text:p>
          </table:table-cell>
          <table:table-cell table:style-name="ce65" table:formula="of:=concat(&quot;https://dx.doi.org/&quot;; [.F346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, articles selected at random</text:p>
          </table:table-cell>
          <table:table-cell table:style-name="ce76" table:formula="of:=LOOKUP([.A346]; [$'Journal Lookup Tables'.$A$2:.$B$22])" office:value-type="string" office:string-value="BOTH" calcext:value-type="string">
            <text:p>BOTH</text:p>
          </table:table-cell>
          <table:table-cell table:style-name="ce83" table:formula="of:=LOOKUP([.A346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Costat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Matheron_2014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Michael E. Matheron, Martin Porchas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Effectiveness of 14 Fungicides for Suppressing Lesions Caused by \textit{{Phytophthora capsici}} on Inoculated Stems of Chile Pepper Seedlings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64" office:value-type="string" calcext:value-type="string">
            <text:p><text:a xlink:href="https://doi.org/10.1094%2Fphp-rs-14-0017" xlink:type="simple">https://doi.org/10.1094%2Fphp-rs-14-0017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p-2013-0922-01-rs</text:p>
          </table:table-cell>
          <table:table-cell table:style-name="ce65" table:formula="of:=concat(&quot;https://dx.doi.org/&quot;; [.F347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articles selected at random</text:p>
          </table:table-cell>
          <table:table-cell table:style-name="ce76" table:formula="of:=LOOKUP([.A347]; [$'Journal Lookup Tables'.$A$2:.$B$22])" office:value-type="string" office:string-value="BOTH" calcext:value-type="string">
            <text:p>BOTH</text:p>
          </table:table-cell>
          <table:table-cell table:style-name="ce83" table:formula="of:=LOOKUP([.A347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Marianne Powell, Jeremy Cowan, Carol Miles, Debra Ann Ingli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sep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Effect of a High Tunnel, Organic Cropping System on Lettuce Diseases in Western Washington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p-rs-15-0050</text:p>
          </table:table-cell>
          <table:table-cell table:style-name="ce65" table:formula="of:=concat(&quot;https://dx.doi.org/&quot;; [.F348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articles selected at random</text:p>
          </table:table-cell>
          <table:table-cell table:style-name="ce76" table:formula="of:=LOOKUP([.A348]; [$'Journal Lookup Tables'.$A$2:.$B$22])" office:value-type="string" office:string-value="BOTH" calcext:value-type="string">
            <text:p>BOTH</text:p>
          </table:table-cell>
          <table:table-cell table:style-name="ce83" table:formula="of:=LOOKUP([.A348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Bockus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William W. Bockus, Erick D. De Wolf, Timothy C. Todd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Management Strategies for Barley Yellow Dwarf on Winter Wheat in Kansa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59" office:value-type="string" calcext:value-type="string">
            <text:p><text:a xlink:href="https://doi.org/10.1094%2Fphp-rs-15-0050" xlink:type="simple">https://doi.org/10.1094%2Fphp-rs-15-0050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5" office:value-type="string" calcext:value-type="string">
            <text:p>Plant Health Progress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hp-rs-15-0044</text:p>
          </table:table-cell>
          <table:table-cell table:style-name="ce65" table:formula="of:=concat(&quot;https://dx.doi.org/&quot;; [.F349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, articles selected at random</text:p>
          </table:table-cell>
          <table:table-cell table:style-name="ce76" table:formula="of:=LOOKUP([.A349]; [$'Journal Lookup Tables'.$A$2:.$B$22])" office:value-type="string" office:string-value="BOTH" calcext:value-type="string">
            <text:p>BOTH</text:p>
          </table:table-cell>
          <table:table-cell table:style-name="ce83" table:formula="of:=LOOKUP([.A349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AS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Woods_2016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Joanna L. Woods, David H. Gent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Susceptibility of Hop Cultivars to Downy Mildew: Associations with Chemical Characteristics and Region of Origin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115" office:value-type="string" calcext:value-type="string">
            <text:p><text:a xlink:href="https://doi.org/10.1094%2Fphp-rs-15-0044" xlink:type="simple">https://doi.org/10.1094%2Fphp-rs-15-0044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lant Health Progress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P-12-16-0073-RS</text:p>
          </table:table-cell>
          <table:table-cell table:style-name="ce65" table:formula="of:=concat(&quot;https://dx.doi.org/&quot;; [.F350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50]; [$'Journal Lookup Tables'.$A$2:.$B$22])" office:value-type="string" office:string-value="BOTH" calcext:value-type="string">
            <text:p>BOTH</text:p>
          </table:table-cell>
          <table:table-cell table:style-name="ce83" table:formula="of:=LOOKUP([.A350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Health Progress</text:p>
          </table:table-cell>
          <table:table-cell table:style-name="ce47" office:value-type="string" calcext:value-type="string">
            <text:p>Plant Health Progress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5" calcext:value-type="float">
            <text:p>15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HP-RS-16-0050</text:p>
          </table:table-cell>
          <table:table-cell table:style-name="ce65" table:formula="of:=concat(&quot;https://dx.doi.org/&quot;; [.F351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51]; [$'Journal Lookup Tables'.$A$2:.$B$22])" office:value-type="string" office:string-value="BOTH" calcext:value-type="string">
            <text:p>BOTH</text:p>
          </table:table-cell>
          <table:table-cell table:style-name="ce83" table:formula="of:=LOOKUP([.A351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Applied</text:p>
          </table:table-cell>
          <table:table-cell table:number-columns-repeated="4" table:style-name="ce91" office:value-type="string" calcext:value-type="string">
            <text:p>NA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Health Progress</text:p>
          </table:table-cell>
          <table:table-cell table:style-name="ce47" office:value-type="string" calcext:value-type="string">
            <text:p>Plant Health Progress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37" calcext:value-type="float">
            <text:p>137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HP-01-18-0005-BR</text:p>
          </table:table-cell>
          <table:table-cell table:style-name="ce65" table:formula="of:=concat(&quot;https://dx.doi.org/&quot;; [.F352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number a review, selected next available article</text:p>
          </table:table-cell>
          <table:table-cell table:style-name="ce76" table:formula="of:=LOOKUP([.A352]; [$'Journal Lookup Tables'.$A$2:.$B$22])" office:value-type="string" office:string-value="BOTH" calcext:value-type="string">
            <text:p>BOTH</text:p>
          </table:table-cell>
          <table:table-cell table:style-name="ce83" table:formula="of:=LOOKUP([.A352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Health Progress</text:p>
          </table:table-cell>
          <table:table-cell table:style-name="ce47" office:value-type="string" calcext:value-type="string">
            <text:p>Plant Health Progress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7" calcext:value-type="float">
            <text:p>17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HP-06-17-0034-RS</text:p>
          </table:table-cell>
          <table:table-cell table:style-name="ce65" table:formula="of:=concat(&quot;https://dx.doi.org/&quot;; [.F353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53]; [$'Journal Lookup Tables'.$A$2:.$B$22])" office:value-type="string" office:string-value="BOTH" calcext:value-type="string">
            <text:p>BOTH</text:p>
          </table:table-cell>
          <table:table-cell table:style-name="ce83" table:formula="of:=LOOKUP([.A353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igmaPlot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8" office:value-type="string" calcext:value-type="string">
            <text:p>Plant Health Progress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113" calcext:value-type="float">
            <text:p>113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94/PHP-09-18-0054-RS</text:p>
          </table:table-cell>
          <table:table-cell table:style-name="ce68" table:formula="of:=concat(&quot;https://dx.doi.org/&quot;; [.F354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354]; [$'Journal Lookup Tables'.$A$2:.$B$22])" office:value-type="string" office:string-value="BOTH" calcext:value-type="string">
            <text:p>BOTH</text:p>
          </table:table-cell>
          <table:table-cell table:style-name="ce83" table:formula="of:=LOOKUP([.A354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AS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number-columns-repeated="2"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37" calcext:value-type="float">
            <text:p>37</text:p>
          </table:table-cell>
          <table:table-cell table:style-name="ce55" office:value-type="string" calcext:value-type="string">
            <text:p><text:a xlink:href="https://doi.org/10.1094/PHP-11-18-0075-RS" xlink:type="simple">Kaique</text:a></text:p>
          </table:table-cell>
          <table:table-cell table:style-name="ce29" office:value-type="string" calcext:value-type="string">
            <text:p><text:a xlink:href="https://doi.org/10.1094/PHP-11-18-0075-RS" xlink:type="simple">10.1094/PHP-11-18-0075-RS</text:a></text:p>
          </table:table-cell>
          <table:table-cell table:style-name="ce70" table:formula="of:=concat(&quot;https://dx.doi.org/&quot;; [.F355])" office:value-type="string" office:string-value="" calcext:value-type="error">
            <text:p>#NAME?</text:p>
          </table:table-cell>
          <table:table-cell table:style-name="ce12" office:value-type="string" calcext:value-type="string">
            <text:p>Page number was a first report. This is first research article.</text:p>
          </table:table-cell>
          <table:table-cell table:style-name="ce80" table:formula="of:=LOOKUP([.A355]; [$'Journal Lookup Tables'.$A$2:.$B$22])" office:value-type="string" office:string-value="BOTH" calcext:value-type="string">
            <text:p>BOTH</text:p>
          </table:table-cell>
          <table:table-cell table:style-name="ce87" table:formula="of:=LOOKUP([.A355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, MEGA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number-columns-repeated="2"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126" calcext:value-type="float">
            <text:p>126</text:p>
          </table:table-cell>
          <table:table-cell table:style-name="ce55" office:value-type="string" calcext:value-type="string">
            <text:p><text:a xlink:href="https://doi.org/10.1094/PHP-11-18-0076-S" xlink:type="simple">Kaique</text:a></text:p>
          </table:table-cell>
          <table:table-cell table:style-name="ce29" office:value-type="string" calcext:value-type="string">
            <text:p><text:a xlink:href="https://doi.org/10.1094/PHP-11-18-0076-S" xlink:type="simple">10.1094/PHP-11-18-0076-S</text:a></text:p>
          </table:table-cell>
          <table:table-cell table:style-name="ce70" table:formula="of:=concat(&quot;https://dx.doi.org/&quot;; [.F356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356]; [$'Journal Lookup Tables'.$A$2:.$B$22])" office:value-type="string" office:string-value="BOTH" calcext:value-type="string">
            <text:p>BOTH</text:p>
          </table:table-cell>
          <table:table-cell table:style-name="ce87" table:formula="of:=LOOKUP([.A356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BLASTn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number-columns-repeated="2" table:style-name="ce13" office:value-type="string" calcext:value-type="string">
            <text:p>Plant Health Progres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8" calcext:value-type="float">
            <text:p>8</text:p>
          </table:table-cell>
          <table:table-cell table:style-name="ce52" office:value-type="string" calcext:value-type="string">
            <text:p><text:a xlink:href="https://doi.org/10.1094/PHP-08-18-0047-RS" xlink:type="simple">Nik</text:a></text:p>
          </table:table-cell>
          <table:table-cell table:style-name="ce30" office:value-type="string" calcext:value-type="string">
            <text:p><text:a xlink:href="https://doi.org/10.1094/PHP-08-18-0047-RS" xlink:type="simple">10.1094/PHP-08-18-0047-RS</text:a></text:p>
          </table:table-cell>
          <table:table-cell table:style-name="ce67" table:formula="of:=concat(&quot;https://dx.doi.org/&quot;; [.F357])" office:value-type="string" office:string-value="" calcext:value-type="error">
            <text:p>#NAME?</text:p>
          </table:table-cell>
          <table:table-cell table:style-name="ce13" office:value-type="string" calcext:value-type="string">
            <text:p>PP8 was a guide, not research article</text:p>
          </table:table-cell>
          <table:table-cell table:style-name="ce78" table:formula="of:=LOOKUP([.A357]; [$'Journal Lookup Tables'.$A$2:.$B$22])" office:value-type="string" office:string-value="BOTH" calcext:value-type="string">
            <text:p>BOTH</text:p>
          </table:table-cell>
          <table:table-cell table:style-name="ce85" table:formula="of:=LOOKUP([.A357]; [$'Journal Lookup Tables'.$F$2:.$G$22])" office:value-type="float" office:value="2.5" calcext:value-type="float">
            <text:p>2.5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4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NA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number-columns-repeated="2" table:style-name="ce11" office:value-type="string" calcext:value-type="string">
            <text:p>Plant Health Progress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P-09-19-0063-FI</text:p>
          </table:table-cell>
          <table:table-cell table:style-name="ce66" table:formula="of:=concat(&quot;https://dx.doi.org/&quot;; [.F358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358]; [$'Journal Lookup Tables'.$A$2:.$B$22])" office:value-type="string" office:string-value="BOTH" calcext:value-type="string">
            <text:p>BOTH</text:p>
          </table:table-cell>
          <table:table-cell table:style-name="ce84" table:formula="of:=LOOKUP([.A358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string" calcext:value-type="string">
            <text:p>NA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N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number-columns-repeated="2" table:style-name="ce13" office:value-type="string" calcext:value-type="string">
            <text:p>Plant Health Progres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1" calcext:value-type="float">
            <text:p>61</text:p>
          </table:table-cell>
          <table:table-cell table:style-name="ce52" office:value-type="string" calcext:value-type="string">
            <text:p><text:a xlink:href="https://doi.org/10.1094/PHP-11-19-0084-RS" xlink:type="simple">Nik</text:a></text:p>
          </table:table-cell>
          <table:table-cell table:style-name="ce30" office:value-type="string" calcext:value-type="string">
            <text:p><text:a xlink:href="https://doi.org/10.1094/PHP-11-19-0084-RS" xlink:type="simple">10.1094/PHP-11-19-0084-RS</text:a></text:p>
          </table:table-cell>
          <table:table-cell table:style-name="ce67" table:formula="of:=concat(&quot;https://dx.doi.org/&quot;; [.F359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359]; [$'Journal Lookup Tables'.$A$2:.$B$22])" office:value-type="string" office:string-value="BOTH" calcext:value-type="string">
            <text:p>BOTH</text:p>
          </table:table-cell>
          <table:table-cell table:style-name="ce85" table:formula="of:=LOOKUP([.A359]; [$'Journal Lookup Tables'.$F$2:.$G$22])" office:value-type="float" office:value="2.5" calcext:value-type="float">
            <text:p>2.5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JMP Pro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365-3059.2011.02491.x</text:p>
          </table:table-cell>
          <table:table-cell table:style-name="ce65" table:formula="of:=concat(&quot;https://dx.doi.org/&quot;; [.F360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60]; [$'Journal Lookup Tables'.$A$2:.$B$22])" office:value-type="string" office:string-value="BOTH" calcext:value-type="string">
            <text:p>BOTH</text:p>
          </table:table-cell>
          <table:table-cell table:style-name="ce83" table:formula="of:=LOOKUP([.A360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365-3059.2011.02503.x</text:p>
          </table:table-cell>
          <table:table-cell table:style-name="ce65" table:formula="of:=concat(&quot;https://dx.doi.org/&quot;; [.F36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61]; [$'Journal Lookup Tables'.$A$2:.$B$22])" office:value-type="string" office:string-value="BOTH" calcext:value-type="string">
            <text:p>BOTH</text:p>
          </table:table-cell>
          <table:table-cell table:style-name="ce83" table:formula="of:=LOOKUP([.A361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LU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.1365-3059.2012.02626.x</text:p>
          </table:table-cell>
          <table:table-cell table:style-name="ce65" table:formula="of:=concat(&quot;https://dx.doi.org/&quot;; [.F36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62]; [$'Journal Lookup Tables'.$A$2:.$B$22])" office:value-type="string" office:string-value="BOTH" calcext:value-type="string">
            <text:p>BOTH</text:p>
          </table:table-cell>
          <table:table-cell table:style-name="ce83" table:formula="of:=LOOKUP([.A362]; [$'Journal Lookup Tables'.$F$2:.$G$22])" office:value-type="float" office:value="3" calcext:value-type="float">
            <text:p>3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office:annotation draw:style-name="gr5" draw:text-style-name="P2" svg:width="184pt" svg:height="50.49pt" svg:x="2142.09pt" svg:y="5705.15pt" draw:caption-point-x="-11.54pt" draw:caption-point-y="-19.13pt">
              <dc:date>2022-04-25T00:00:00</dc:date>
              <text:p text:style-name="P1">Some of these are available, others are but don't work without changing calendars, etc.</text:p>
              <text:p text:style-name="P1"><text:tab/>-Adam H. Sparks</text:p>
            </office:annotation>
            <text:p>INSTRUCT, POWERMARKER, PHYLIP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J. A. Kolmera, A. Hanzalovab, H. Goyeauc, R. Baylesd, A. Morgounov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21--31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Genetic differentiation of the wheat leaf rust fungus \textit{{Puccinia triticina}} in Europe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62" calcext:value-type="float">
            <text:p>62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.1365-3059.2012.02631.x</text:p>
          </table:table-cell>
          <table:table-cell table:style-name="ce65" table:formula="of:=concat(&quot;https://dx.doi.org/&quot;; [.F36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63]; [$'Journal Lookup Tables'.$A$2:.$B$22])" office:value-type="string" office:string-value="BOTH" calcext:value-type="string">
            <text:p>BOTH</text:p>
          </table:table-cell>
          <table:table-cell table:style-name="ce83" table:formula="of:=LOOKUP([.A363]; [$'Journal Lookup Tables'.$F$2:.$G$22])" office:value-type="float" office:value="3" calcext:value-type="float">
            <text:p>3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YSTA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M. V. Jaspersa, A. M. Seyba, M. C. T. Troughtb, R. Balasubramaniamc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30--138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Overwintering grapevine debris as an important source of \textit{{Botrytis cinerea}} inoculum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63" calcext:value-type="float">
            <text:p>6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365-3059.2012.02625.x</text:p>
          </table:table-cell>
          <table:table-cell table:style-name="ce65" table:formula="of:=concat(&quot;https://dx.doi.org/&quot;; [.F36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64]; [$'Journal Lookup Tables'.$A$2:.$B$22])" office:value-type="string" office:string-value="BOTH" calcext:value-type="string">
            <text:p>BOTH</text:p>
          </table:table-cell>
          <table:table-cell table:style-name="ce83" table:formula="of:=LOOKUP([.A364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office:annotation draw:style-name="gr5" draw:text-style-name="P2" svg:width="184pt" svg:height="42.75pt" svg:x="2142.09pt" svg:y="5740.5pt" draw:caption-point-x="-11.54pt" draw:caption-point-y="-22.99pt">
              <dc:date>2022-04-25T00:00:00</dc:date>
              <text:p text:style-name="P1">If not named in paper, please leave empty or set to NA</text:p>
              <text:p text:style-name="P1"><text:tab/>-Adam H. Sparks</text:p>
            </office:annotation>
            <text:p>Multilocus, Arlequin, PAUP, GenAlEx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ppa.12084</text:p>
          </table:table-cell>
          <table:table-cell table:style-name="ce65" table:formula="of:=concat(&quot;https://dx.doi.org/&quot;; [.F365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65]; [$'Journal Lookup Tables'.$A$2:.$B$22])" office:value-type="string" office:string-value="BOTH" calcext:value-type="string">
            <text:p>BOTH</text:p>
          </table:table-cell>
          <table:table-cell table:style-name="ce83" table:formula="of:=LOOKUP([.A365]; [$'Journal Lookup Tables'.$F$2:.$G$22])" office:value-type="float" office:value="3" calcext:value-type="float">
            <text:p>3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M. T. Mas, A. M. C. Verdu ́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40--147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Within-population variation in resistance of \textit{{Digitaria sanguinalis}} to \textit{{Ustilago syntherismae}} resulting from different modes of seed germination and environment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63" calcext:value-type="float">
            <text:p>6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ppa.12085</text:p>
          </table:table-cell>
          <table:table-cell table:style-name="ce65" table:formula="of:=concat(&quot;https://dx.doi.org/&quot;; [.F36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66]; [$'Journal Lookup Tables'.$A$2:.$B$22])" office:value-type="string" office:string-value="BOTH" calcext:value-type="string">
            <text:p>BOTH</text:p>
          </table:table-cell>
          <table:table-cell table:style-name="ce83" table:formula="of:=LOOKUP([.A366]; [$'Journal Lookup Tables'.$F$2:.$G$22])" office:value-type="float" office:value="3" calcext:value-type="float">
            <text:p>3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2"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V. Trochab, K. Audenaertab, A. Vanheuleab, B. Bekaerta, M. Ho ̈fteb, G. Haesaer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29--139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The importance of non-penetrated papillae formation in the resistance response of triticale to powdery mildew (\textit{{Blumeria graminis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63" calcext:value-type="float">
            <text:p>6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083</text:p>
          </table:table-cell>
          <table:table-cell table:style-name="ce65" table:formula="of:=concat(&quot;https://dx.doi.org/&quot;; [.F36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67]; [$'Journal Lookup Tables'.$A$2:.$B$22])" office:value-type="string" office:string-value="BOTH" calcext:value-type="string">
            <text:p>BOTH</text:p>
          </table:table-cell>
          <table:table-cell table:style-name="ce83" table:formula="of:=LOOKUP([.A367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058</text:p>
          </table:table-cell>
          <table:table-cell table:style-name="ce65" table:formula="of:=concat(&quot;https://dx.doi.org/&quot;; [.F36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68]; [$'Journal Lookup Tables'.$A$2:.$B$22])" office:value-type="string" office:string-value="BOTH" calcext:value-type="string">
            <text:p>BOTH</text:p>
          </table:table-cell>
          <table:table-cell table:style-name="ce83" table:formula="of:=LOOKUP([.A368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Clustal W, FindModel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241</text:p>
          </table:table-cell>
          <table:table-cell table:style-name="ce65" table:formula="of:=concat(&quot;https://dx.doi.org/&quot;; [.F369])" office:value-type="string" office:string-value="" calcext:value-type="error">
            <text:p>#NAME?</text:p>
          </table:table-cell>
          <table:table-cell table:style-name="ce37" office:value-type="string" calcext:value-type="string">
            <text:p>changed page from 25 to 24</text:p>
          </table:table-cell>
          <table:table-cell table:style-name="ce76" table:formula="of:=LOOKUP([.A369]; [$'Journal Lookup Tables'.$A$2:.$B$22])" office:value-type="string" office:string-value="BOTH" calcext:value-type="string">
            <text:p>BOTH</text:p>
          </table:table-cell>
          <table:table-cell table:style-name="ce83" table:formula="of:=LOOKUP([.A369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tatgraphics Plu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392</text:p>
          </table:table-cell>
          <table:table-cell table:style-name="ce65" table:formula="of:=concat(&quot;https://dx.doi.org/&quot;; [.F37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number a review, selected next article</text:p>
          </table:table-cell>
          <table:table-cell table:style-name="ce76" table:formula="of:=LOOKUP([.A370]; [$'Journal Lookup Tables'.$A$2:.$B$22])" office:value-type="string" office:string-value="BOTH" calcext:value-type="string">
            <text:p>BOTH</text:p>
          </table:table-cell>
          <table:table-cell table:style-name="ce83" table:formula="of:=LOOKUP([.A370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POPPR, FigTree, Popgene, Multilocus, GenAlEx, Polysa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401</text:p>
          </table:table-cell>
          <table:table-cell table:style-name="ce65" table:formula="of:=concat(&quot;https://dx.doi.org/&quot;; [.F37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71]; [$'Journal Lookup Tables'.$A$2:.$B$22])" office:value-type="string" office:string-value="BOTH" calcext:value-type="string">
            <text:p>BOTH</text:p>
          </table:table-cell>
          <table:table-cell table:style-name="ce83" table:formula="of:=LOOKUP([.A371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Statistic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389</text:p>
          </table:table-cell>
          <table:table-cell table:style-name="ce65" table:formula="of:=concat(&quot;https://dx.doi.org/&quot;; [.F37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72]; [$'Journal Lookup Tables'.$A$2:.$B$22])" office:value-type="string" office:string-value="BOTH" calcext:value-type="string">
            <text:p>BOTH</text:p>
          </table:table-cell>
          <table:table-cell table:style-name="ce83" table:formula="of:=LOOKUP([.A372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Sta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06" calcext:value-type="float">
            <text:p>106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ppa.12385</text:p>
          </table:table-cell>
          <table:table-cell table:style-name="ce65" table:formula="of:=concat(&quot;https://dx.doi.org/&quot;; [.F37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373]; [$'Journal Lookup Tables'.$A$2:.$B$22])" office:value-type="string" office:string-value="BOTH" calcext:value-type="string">
            <text:p>BOTH</text:p>
          </table:table-cell>
          <table:table-cell table:style-name="ce83" table:formula="of:=LOOKUP([.A373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AS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apr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04--113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Isolation, production and in vitro effects of the major secondary metabolite produced by \textit{{Trichoderma}} species used for the control of grapevine trunk diseases</text:p>
            <text:p/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65" calcext:value-type="float">
            <text:p>65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550</text:p>
          </table:table-cell>
          <table:table-cell table:style-name="ce65" table:formula="of:=concat(&quot;https://dx.doi.org/&quot;; [.F37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74]; [$'Journal Lookup Tables'.$A$2:.$B$22])" office:value-type="string" office:string-value="BOTH" calcext:value-type="string">
            <text:p>BOTH</text:p>
          </table:table-cell>
          <table:table-cell table:style-name="ce83" table:formula="of:=LOOKUP([.A374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Excel, JMP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541</text:p>
          </table:table-cell>
          <table:table-cell table:style-name="ce65" table:formula="of:=concat(&quot;https://dx.doi.org/&quot;; [.F37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75]; [$'Journal Lookup Tables'.$A$2:.$B$22])" office:value-type="string" office:string-value="BOTH" calcext:value-type="string">
            <text:p>BOTH</text:p>
          </table:table-cell>
          <table:table-cell table:style-name="ce83" table:formula="of:=LOOKUP([.A375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552</text:p>
          </table:table-cell>
          <table:table-cell table:style-name="ce65" table:formula="of:=concat(&quot;https://dx.doi.org/&quot;; [.F37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76]; [$'Journal Lookup Tables'.$A$2:.$B$22])" office:value-type="string" office:string-value="BOTH" calcext:value-type="string">
            <text:p>BOTH</text:p>
          </table:table-cell>
          <table:table-cell table:style-name="ce83" table:formula="of:=LOOKUP([.A376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ImageJ, Photoshop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556</text:p>
          </table:table-cell>
          <table:table-cell table:style-name="ce65" table:formula="of:=concat(&quot;https://dx.doi.org/&quot;; [.F37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77]; [$'Journal Lookup Tables'.$A$2:.$B$22])" office:value-type="string" office:string-value="BOTH" calcext:value-type="string">
            <text:p>BOTH</text:p>
          </table:table-cell>
          <table:table-cell table:style-name="ce83" table:formula="of:=LOOKUP([.A377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, STATISTIX, 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559</text:p>
          </table:table-cell>
          <table:table-cell table:style-name="ce65" table:formula="of:=concat(&quot;https://dx.doi.org/&quot;; [.F37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78]; [$'Journal Lookup Tables'.$A$2:.$B$22])" office:value-type="string" office:string-value="BOTH" calcext:value-type="string">
            <text:p>BOTH</text:p>
          </table:table-cell>
          <table:table-cell table:style-name="ce83" table:formula="of:=LOOKUP([.A378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47" office:value-type="string" calcext:value-type="string">
            <text:p>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98" calcext:value-type="float">
            <text:p>98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ppa.12706</text:p>
          </table:table-cell>
          <table:table-cell table:style-name="ce65" table:formula="of:=concat(&quot;https://dx.doi.org/&quot;; [.F37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79]; [$'Journal Lookup Tables'.$A$2:.$B$22])" office:value-type="string" office:string-value="BOTH" calcext:value-type="string">
            <text:p>BOTH</text:p>
          </table:table-cell>
          <table:table-cell table:style-name="ce83" table:formula="of:=LOOKUP([.A379]; [$'Journal Lookup Tables'.$F$2:.$G$22])" office:value-type="float" office:value="3" calcext:value-type="float">
            <text:p>3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POPULATIONS, R, POPGENE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47" office:value-type="string" calcext:value-type="string">
            <text:p>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" calcext:value-type="float">
            <text:p>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ppa.12725</text:p>
          </table:table-cell>
          <table:table-cell table:style-name="ce65" table:formula="of:=concat(&quot;https://dx.doi.org/&quot;; [.F380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number a review, selected next available article</text:p>
          </table:table-cell>
          <table:table-cell table:style-name="ce76" table:formula="of:=LOOKUP([.A380]; [$'Journal Lookup Tables'.$A$2:.$B$22])" office:value-type="string" office:string-value="BOTH" calcext:value-type="string">
            <text:p>BOTH</text:p>
          </table:table-cell>
          <table:table-cell table:style-name="ce83" table:formula="of:=LOOKUP([.A380]; [$'Journal Lookup Tables'.$F$2:.$G$22])" office:value-type="float" office:value="3" calcext:value-type="float">
            <text:p>3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PS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47" office:value-type="string" calcext:value-type="string">
            <text:p>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46" calcext:value-type="float">
            <text:p>46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ppa.12721</text:p>
          </table:table-cell>
          <table:table-cell table:style-name="ce65" table:formula="of:=concat(&quot;https://dx.doi.org/&quot;; [.F381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381]; [$'Journal Lookup Tables'.$A$2:.$B$22])" office:value-type="string" office:string-value="BOTH" calcext:value-type="string">
            <text:p>BOTH</text:p>
          </table:table-cell>
          <table:table-cell table:style-name="ce83" table:formula="of:=LOOKUP([.A381]; [$'Journal Lookup Tables'.$F$2:.$G$22])" office:value-type="float" office:value="3" calcext:value-type="float">
            <text:p>3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TATISTIX, PAST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47" office:value-type="string" calcext:value-type="string">
            <text:p>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50" calcext:value-type="float">
            <text:p>15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ppa.12724</text:p>
          </table:table-cell>
          <table:table-cell table:style-name="ce65" table:formula="of:=concat(&quot;https://dx.doi.org/&quot;; [.F382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82]; [$'Journal Lookup Tables'.$A$2:.$B$22])" office:value-type="string" office:string-value="BOTH" calcext:value-type="string">
            <text:p>BOTH</text:p>
          </table:table-cell>
          <table:table-cell table:style-name="ce83" table:formula="of:=LOOKUP([.A382]; [$'Journal Lookup Tables'.$F$2:.$G$22])" office:value-type="float" office:value="3" calcext:value-type="float">
            <text:p>3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RSTAN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47" office:value-type="string" calcext:value-type="string">
            <text:p>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43" calcext:value-type="float">
            <text:p>43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ppa.12720</text:p>
          </table:table-cell>
          <table:table-cell table:style-name="ce65" table:formula="of:=concat(&quot;https://dx.doi.org/&quot;; [.F383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83]; [$'Journal Lookup Tables'.$A$2:.$B$22])" office:value-type="string" office:string-value="BOTH" calcext:value-type="string">
            <text:p>BOTH</text:p>
          </table:table-cell>
          <table:table-cell table:style-name="ce83" table:formula="of:=LOOKUP([.A383]; [$'Journal Lookup Tables'.$F$2:.$G$22])" office:value-type="float" office:value="3" calcext:value-type="float">
            <text:p>3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PS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6" office:value-type="string" calcext:value-type="string">
            <text:p>Plant 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5" calcext:value-type="float">
            <text:p>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34</text:p>
          </table:table-cell>
          <table:table-cell table:style-name="ce66" table:formula="of:=concat(&quot;https://dx.doi.org/&quot;; [.F384])" office:value-type="string" office:string-value="" calcext:value-type="error">
            <text:p>#NAME?</text:p>
          </table:table-cell>
          <table:table-cell table:style-name="ce11" office:value-type="string" calcext:value-type="string">
            <text:p>next article because page 5 was a review</text:p>
          </table:table-cell>
          <table:table-cell table:style-name="ce77" table:formula="of:=LOOKUP([.A384]; [$'Journal Lookup Tables'.$A$2:.$B$22])" office:value-type="string" office:string-value="BOTH" calcext:value-type="string">
            <text:p>BOTH</text:p>
          </table:table-cell>
          <table:table-cell table:style-name="ce84" table:formula="of:=LOOKUP([.A384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ClustalX, Meg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6" office:value-type="string" calcext:value-type="string">
            <text:p>Plant 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49" calcext:value-type="float">
            <text:p>4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45</text:p>
          </table:table-cell>
          <table:table-cell table:style-name="ce66" table:formula="of:=concat(&quot;https://dx.doi.org/&quot;; [.F385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385]; [$'Journal Lookup Tables'.$A$2:.$B$22])" office:value-type="string" office:string-value="BOTH" calcext:value-type="string">
            <text:p>BOTH</text:p>
          </table:table-cell>
          <table:table-cell table:style-name="ce84" table:formula="of:=LOOKUP([.A385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Genstat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6" office:value-type="string" calcext:value-type="string">
            <text:p>Plant Pathol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6" calcext:value-type="float">
            <text:p>11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3099</text:p>
          </table:table-cell>
          <table:table-cell table:style-name="ce66" table:formula="of:=concat(&quot;https://dx.doi.org/&quot;; [.F386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386]; [$'Journal Lookup Tables'.$A$2:.$B$22])" office:value-type="string" office:string-value="BOTH" calcext:value-type="string">
            <text:p>BOTH</text:p>
          </table:table-cell>
          <table:table-cell table:style-name="ce84" table:formula="of:=LOOKUP([.A386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SAS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Plant Pathology</text:p>
          </table:table-cell>
          <table:table-cell table:style-name="ce50" office:value-type="string" calcext:value-type="string">
            <text:p>Plant Patho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1" calcext:value-type="float">
            <text:p>51</text:p>
          </table:table-cell>
          <table:table-cell table:style-name="ce55" office:value-type="string" calcext:value-type="string">
            <text:p><text:a xlink:href="https://doi.org/10.1111/ppa.13105" xlink:type="simple">Kaique</text:a></text:p>
          </table:table-cell>
          <table:table-cell table:style-name="ce29" office:value-type="string" calcext:value-type="string">
            <text:p><text:a xlink:href="https://doi.org/10.1111/ppa.13105" xlink:type="simple">10.1111/ppa.13105</text:a></text:p>
          </table:table-cell>
          <table:table-cell table:style-name="ce70" table:formula="of:=concat(&quot;https://dx.doi.org/&quot;; [.F387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387]; [$'Journal Lookup Tables'.$A$2:.$B$22])" office:value-type="string" office:string-value="BOTH" calcext:value-type="string">
            <text:p>BOTH</text:p>
          </table:table-cell>
          <table:table-cell table:style-name="ce87" table:formula="of:=LOOKUP([.A387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STAT, XLSTAT, ARCGI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47" office:value-type="string" calcext:value-type="string">
            <text:p>Plant Pathol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3" calcext:value-type="float">
            <text:p>83</text:p>
          </table:table-cell>
          <table:table-cell table:style-name="ce57" office:value-type="string" calcext:value-type="string">
            <text:p><text:a xlink:href="https://doi.org/10.1111/ppa.13106" xlink:type="simple">Zach</text:a></text:p>
          </table:table-cell>
          <table:table-cell table:style-name="ce31" office:value-type="string" calcext:value-type="string">
            <text:p><text:a xlink:href="https://doi.org/10.1111/ppa.13106" xlink:type="simple">10.1111/ppa.13106</text:a></text:p>
          </table:table-cell>
          <table:table-cell table:style-name="ce69" table:formula="of:=concat(&quot;https://dx.doi.org/&quot;; [.F388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388]; [$'Journal Lookup Tables'.$A$2:.$B$22])" office:value-type="string" office:string-value="BOTH" calcext:value-type="string">
            <text:p>BOTH</text:p>
          </table:table-cell>
          <table:table-cell table:style-name="ce86" table:formula="of:=LOOKUP([.A388]; [$'Journal Lookup Tables'.$F$2:.$G$22])" office:value-type="float" office:value="3" calcext:value-type="float">
            <text:p>3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PRIMER3PLUS, INFOSTAT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Plant Pathology</text:p>
          </table:table-cell>
          <table:table-cell table:style-name="ce50" office:value-type="string" calcext:value-type="string">
            <text:p>Plant Pathol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35" calcext:value-type="float">
            <text:p>35</text:p>
          </table:table-cell>
          <table:table-cell table:style-name="ce55" office:value-type="string" calcext:value-type="string">
            <text:p><text:a xlink:href="https://doi.org/10.1111/ppa.13273" xlink:type="simple">Kaique</text:a></text:p>
          </table:table-cell>
          <table:table-cell table:style-name="ce29" office:value-type="string" calcext:value-type="string">
            <text:p><text:a xlink:href="https://doi.org/10.1111/ppa.13273" xlink:type="simple">10.1111/ppa.13273</text:a></text:p>
          </table:table-cell>
          <table:table-cell table:style-name="ce70" table:formula="of:=concat(&quot;https://dx.doi.org/&quot;; [.F389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389]; [$'Journal Lookup Tables'.$A$2:.$B$22])" office:value-type="string" office:string-value="BOTH" calcext:value-type="string">
            <text:p>BOTH</text:p>
          </table:table-cell>
          <table:table-cell table:style-name="ce87" table:formula="of:=LOOKUP([.A389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STATISTICA , SPS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Revista Mexicana de Fitopatología</text:p>
          </table:table-cell>
          <table:table-cell table:style-name="ce36" office:value-type="string" calcext:value-type="string">
            <text:p>Rev Mex Fitopat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NA</text:p>
          </table:table-cell>
          <table:table-cell table:style-name="ce65" table:formula="of:=concat(&quot;https://dx.doi.org/&quot;; [.F390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picked second 2012 article available, direct link: http://www.rmf.smf.org.mx/DocumentosVolumenes/Escrito_30_2_2.pdf</text:p>
          </table:table-cell>
          <table:table-cell table:style-name="ce76" table:formula="of:=LOOKUP([.A390]; [$'Journal Lookup Tables'.$A$2:.$B$22])" office:value-type="float" office:value="1" calcext:value-type="float">
            <text:p>1</text:p>
          </table:table-cell>
          <table:table-cell table:style-name="ce83" table:formula="of:=LOOKUP([.A390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number-columns-repeated="2"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Pregap and Gap, MEGA, BLASTN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Isaí Betancourt Resendes, José Joaquín Velázquez Monreal, Juan Carlos Montero Castro, Sylvia Patricia Fernández Pavía, Héctor Lozoya Saldaña, Gerardo Rodríguez Alvarado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\textit{{Fusarium mexicanum}} Causal Agent of Mango Malformation in {Jalisco, Mexico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30" calcext:value-type="float">
            <text:p>30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Revista Mexicana de Fitopatología</text:p>
          </table:table-cell>
          <table:table-cell table:style-name="ce36" office:value-type="string" calcext:value-type="string">
            <text:p>Rev Mex Fitopat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NA</text:p>
          </table:table-cell>
          <table:table-cell table:style-name="ce65" table:formula="of:=concat(&quot;https://dx.doi.org/&quot;; [.F391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picked first 2012 article available, direct link: http://www.rmf.smf.org.mx/DocumentosVolumenes/Escrito_30_2_1.pdf</text:p>
          </table:table-cell>
          <table:table-cell table:style-name="ce76" table:formula="of:=LOOKUP([.A391]; [$'Journal Lookup Tables'.$A$2:.$B$22])" office:value-type="float" office:value="1" calcext:value-type="float">
            <text:p>1</text:p>
          </table:table-cell>
          <table:table-cell table:style-name="ce83" table:formula="of:=LOOKUP([.A391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office:annotation draw:style-name="gr5" draw:text-style-name="P2" svg:width="726.43pt" svg:height="42.75pt" svg:x="1415.65pt" svg:y="6166.49pt" draw:caption-point-x="-11.54pt" draw:caption-point-y="-22.96pt">
              <dc:date>2022-04-25T00:00:00</dc:date>
              <text:p text:style-name="P1">Improper citation</text:p>
              <text:p text:style-name="P1"><text:tab/>-Adam H. Sparks</text:p>
            </office:annotation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Francisco Franco Navarro, Ignacio Cid del Prado Vera, María de la Luz Romero Tejed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Isolation and Parasitic Potential of \textit{{Pochonia chlamydosporia}} Against \textit{{Nacobbus aberrans}} on Bean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30" calcext:value-type="float">
            <text:p>30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NA</text:p>
          </table:table-cell>
          <table:table-cell table:style-name="ce65" table:formula="of:=concat(&quot;https://dx.doi.org/&quot;; [.F392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 or DOI direct link to random PDF from this year: http://rmf.smf.org.mx/DocumentosVolumenes/Escrito_30_1_1.pdf</text:p>
          </table:table-cell>
          <table:table-cell table:style-name="ce76" table:formula="of:=LOOKUP([.A392]; [$'Journal Lookup Tables'.$A$2:.$B$22])" office:value-type="float" office:value="1" calcext:value-type="float">
            <text:p>1</text:p>
          </table:table-cell>
          <table:table-cell table:style-name="ce83" table:formula="of:=LOOKUP([.A392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, Surfer, Excel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NA</text:p>
          </table:table-cell>
          <table:table-cell table:style-name="ce65" table:formula="of:=concat(&quot;https://dx.doi.org/&quot;; [.F393])" office:value-type="string" office:string-value="" calcext:value-type="error">
            <text:p>#NAME?</text:p>
          </table:table-cell>
          <table:table-cell table:style-name="ce35" office:value-type="string" calcext:value-type="string">
            <text:p>Direct link: http://www.rmf.smf.org.mx/DocumentosVolumenes/Escrito_30_1_2.pdf</text:p>
          </table:table-cell>
          <table:table-cell table:style-name="ce76" table:formula="of:=LOOKUP([.A393]; [$'Journal Lookup Tables'.$A$2:.$B$22])" office:value-type="float" office:value="1" calcext:value-type="float">
            <text:p>1</text:p>
          </table:table-cell>
          <table:table-cell table:style-name="ce83" table:formula="of:=LOOKUP([.A393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4" draw:text-style-name="P2" svg:width="184pt" svg:height="42.72pt" svg:x="2142.09pt" svg:y="6198.01pt" draw:caption-point-x="-11.54pt" draw:caption-point-y="-22.99pt">
              <dc:date>2022-04-25T00:00:00</dc:date>
              <text:p text:style-name="P1">I don't think we need to include version numbers for software?</text:p>
              <text:p text:style-name="P1"><text:tab/>-Adam H. Sparks</text:p>
            </office:annotation>
            <text:p>various phylogeny and Image Tools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1-30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Quantitative Evaluation and Molecular Identification of Rhizobacteria from Tropical Region, Against \textit{{Colletotrichum gloeosporioides}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30" calcext:value-type="float">
            <text:p>30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Revista Mexicana de Fitopatología</text:p>
          </table:table-cell>
          <table:table-cell table:style-name="ce36" office:value-type="string" calcext:value-type="string">
            <text:p>Rev Mex Fitopat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NA</text:p>
          </table:table-cell>
          <table:table-cell table:style-name="ce34"/>
          <table:table-cell table:style-name="ce36" office:value-type="string" calcext:value-type="string">
            <text:p>No page numbers, picked first 2013 article available, direct link: http://www.rmf.smf.org.mx/DocumentosVolumenes/Escrito_31_1_1.pdf</text:p>
          </table:table-cell>
          <table:table-cell table:style-name="ce76" table:formula="of:=LOOKUP([.A394]; [$'Journal Lookup Tables'.$A$2:.$B$22])" office:value-type="float" office:value="1" calcext:value-type="float">
            <text:p>1</text:p>
          </table:table-cell>
          <table:table-cell table:style-name="ce83" table:formula="of:=LOOKUP([.A394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Alejandro Casimiro Michel Aceves, Marco Antonio Otero Sánchez, Antonio Díaz Castro, Rubén Darío Martínez Rojero, Rafael Ariza Flores, Aristeo Barrios Ayal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Biocontrol of Witches' Broom Disease in Mango with \textit{{Trichoderma}} spp., Under Field Condition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31" calcext:value-type="float">
            <text:p>31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Revista Mexicana de Fitopatología</text:p>
          </table:table-cell>
          <table:table-cell table:style-name="ce36" office:value-type="string" calcext:value-type="string">
            <text:p>Rev Mex Fitopatol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NA</text:p>
          </table:table-cell>
          <table:table-cell table:style-name="ce65" table:formula="of:=concat(&quot;https://dx.doi.org/&quot;; [.F395])" office:value-type="string" office:string-value="" calcext:value-type="error">
            <text:p>#NAME?</text:p>
          </table:table-cell>
          <table:table-cell table:style-name="ce36" office:value-type="string" calcext:value-type="string">
            <text:p>First four articles were not research articles, per se, picked first research article in 2014, direct link: http://www.rmf.smf.org.mx/Vol3222014/AR/32-2_05.pdf</text:p>
          </table:table-cell>
          <table:table-cell table:style-name="ce76" table:formula="of:=LOOKUP([.A395]; [$'Journal Lookup Tables'.$A$2:.$B$22])" office:value-type="float" office:value="1" calcext:value-type="float">
            <office:annotation draw:style-name="gr5" draw:text-style-name="P2" svg:width="298.66pt" svg:height="50.49pt" svg:x="1116.99pt" svg:y="6225.65pt" draw:caption-point-x="-11.54pt" draw:caption-point-y="-19.13pt">
              <dc:date>2022-04-25T00:00:00</dc:date>
              <text:p text:style-name="P1">I think this is true. I can't find a statement but any article I've selected from home has the PDF available. Anyone know for sure? My Spanish is quite rusty these days.</text:p>
              <text:p text:style-name="P1"><text:tab/>-Adam H. Sparks</text:p>
            </office:annotation>
            <text:p>1</text:p>
          </table:table-cell>
          <table:table-cell table:style-name="ce83" table:formula="of:=LOOKUP([.A395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, Surfer, MorLloyd, Exce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Elías Hernández-Sánchez, Gustavo Mora-Aguilera, Bertha Tlapal Bolaños, Esteban Rodríguez-Leyva, Dionicio Alvarado Rosale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Effect of initial disease intensity of cactus black spot (\textit{{Opuntia ficus-indica}} in the temporal and spatial characterization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32" calcext:value-type="float">
            <text:p>32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53" calcext:value-type="float">
            <office:annotation draw:style-name="gr5" draw:text-style-name="P2" svg:width="684.17pt" svg:height="42.75pt" svg:x="391.83pt" svg:y="6245.23pt" draw:caption-point-x="-11.54pt" draw:caption-point-y="-22.96pt">
              <dc:date>2022-04-25T00:00:00</dc:date>
              <text:p text:style-name="P1">changed from 69 to 53</text:p>
              <text:p text:style-name="P1"><text:tab/>-Emerson Del Ponte</text:p>
            </office:annotation>
            <text:p>5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NA</text:p>
          </table:table-cell>
          <table:table-cell table:style-name="ce65" table:formula="of:=concat(&quot;https://dx.doi.org/&quot;; [.F396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previous original article due to selected originaly being a review; direct link: http://www.rmf.smf.org.mx/Vol3312015/ArticulosCientificos/1410_3_2015.pdf</text:p>
          </table:table-cell>
          <table:table-cell table:style-name="ce76" table:formula="of:=LOOKUP([.A396]; [$'Journal Lookup Tables'.$A$2:.$B$22])" office:value-type="float" office:value="1" calcext:value-type="float">
            <text:p>1</text:p>
          </table:table-cell>
          <table:table-cell table:style-name="ce83" table:formula="of:=LOOKUP([.A396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NA</text:p>
          </table:table-cell>
          <table:table-cell table:style-name="ce65" table:formula="of:=concat(&quot;https://dx.doi.org/&quot;; [.F397])" office:value-type="string" office:string-value="" calcext:value-type="error">
            <text:p>#NAME?</text:p>
          </table:table-cell>
          <table:table-cell table:style-name="ce35" office:value-type="string" calcext:value-type="string">
            <text:p>Direct link: http://www.rmf.smf.org.mx/Vol3312015/NotasFitop/1407_1_2015.pdf</text:p>
          </table:table-cell>
          <table:table-cell table:style-name="ce76" table:formula="of:=LOOKUP([.A397]; [$'Journal Lookup Tables'.$A$2:.$B$22])" office:value-type="float" office:value="1" calcext:value-type="float">
            <text:p>1</text:p>
          </table:table-cell>
          <table:table-cell table:style-name="ce83" table:formula="of:=LOOKUP([.A397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5" draw:text-style-name="P2" svg:width="184pt" svg:height="42.75pt" svg:x="2142.09pt" svg:y="6261pt" draw:caption-point-x="-11.54pt" draw:caption-point-y="-22.99pt">
              <dc:date>2022-04-25T00:00:00</dc:date>
              <text:p text:style-name="P1">Is this the same Image tools as above?</text:p>
              <text:p text:style-name="P1"><text:tab/>-Adam H. Sparks</text:p>
            </office:annotation>
            <text:p>Image tools, SAS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Diagrammatic Scale Severity for Tar Spot Complex in Maize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30" calcext:value-type="float">
            <text:p>30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8781/R.MEX.FIT.1709-2</text:p>
          </table:table-cell>
          <table:table-cell table:style-name="ce65" table:formula="of:=concat(&quot;https://dx.doi.org/&quot;; [.F39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98]; [$'Journal Lookup Tables'.$A$2:.$B$22])" office:value-type="float" office:value="1" calcext:value-type="float">
            <text:p>1</text:p>
          </table:table-cell>
          <table:table-cell table:style-name="ce83" table:formula="of:=LOOKUP([.A398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CLC Main Workbench 7, TreeGraph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47" office:value-type="string" calcext:value-type="string">
            <text:p>Rev Mex Fitopat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41" calcext:value-type="float">
            <text:p>4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8781/R.MEX.FIT.1710-3</text:p>
          </table:table-cell>
          <table:table-cell table:style-name="ce65" table:formula="of:=concat(&quot;https://dx.doi.org/&quot;; [.F39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99]; [$'Journal Lookup Tables'.$A$2:.$B$22])" office:value-type="float" office:value="1" calcext:value-type="float">
            <text:p>1</text:p>
          </table:table-cell>
          <table:table-cell table:style-name="ce83" table:formula="of:=LOOKUP([.A399]; [$'Journal Lookup Tables'.$F$2:.$G$22])" office:value-type="float" office:value="0" calcext:value-type="float">
            <text:p>0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A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6" office:value-type="string" calcext:value-type="string">
            <text:p>Rev Mex Fitopat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7" calcext:value-type="float">
            <text:p>9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1809-4</text:p>
          </table:table-cell>
          <table:table-cell table:style-name="ce66" table:formula="of:=concat(&quot;https://dx.doi.org/&quot;; [.F400])" office:value-type="string" office:string-value="" calcext:value-type="error">
            <text:p>#NAME?</text:p>
          </table:table-cell>
          <table:table-cell table:style-name="ce11" office:value-type="string" calcext:value-type="string">
            <text:p>prior to 97 page because that one was a review</text:p>
          </table:table-cell>
          <table:table-cell table:style-name="ce77" table:formula="of:=LOOKUP([.A400]; [$'Journal Lookup Tables'.$A$2:.$B$22])" office:value-type="float" office:value="1" calcext:value-type="float">
            <text:p>1</text:p>
          </table:table-cell>
          <table:table-cell table:style-name="ce84" table:formula="of:=LOOKUP([.A400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AS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Revista Mexicana de Fitopatología</text:p>
          </table:table-cell>
          <table:table-cell table:style-name="ce48" office:value-type="string" calcext:value-type="string">
            <text:p>Rev Mex Fitopatol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44" calcext:value-type="float">
            <text:p>44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8781/R.MEX.FIT.1909-2</text:p>
          </table:table-cell>
          <table:table-cell table:style-name="ce68" table:formula="of:=concat(&quot;https://dx.doi.org/&quot;; [.F401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401]; [$'Journal Lookup Tables'.$A$2:.$B$22])" office:value-type="float" office:value="1" calcext:value-type="float">
            <text:p>1</text:p>
          </table:table-cell>
          <table:table-cell table:style-name="ce83" table:formula="of:=LOOKUP([.A401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ImageTool, SAS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Revista Mexicana de Fitopatología</text:p>
          </table:table-cell>
          <table:table-cell table:style-name="ce48" office:value-type="string" calcext:value-type="string">
            <text:p>Rev Mex Fitopatol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98" calcext:value-type="float">
            <text:p>98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8781/R.MEX.FIT.1911-4</text:p>
          </table:table-cell>
          <table:table-cell table:style-name="ce68" table:formula="of:=concat(&quot;https://dx.doi.org/&quot;; [.F402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402]; [$'Journal Lookup Tables'.$A$2:.$B$22])" office:value-type="float" office:value="1" calcext:value-type="float">
            <text:p>1</text:p>
          </table:table-cell>
          <table:table-cell table:style-name="ce83" table:formula="of:=LOOKUP([.A402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1" calcext:value-type="float">
            <office:annotation draw:style-name="gr5" draw:text-style-name="P2" svg:width="726.43pt" svg:height="42.75pt" svg:x="1415.65pt" svg:y="6339.74pt" draw:caption-point-x="-11.54pt" draw:caption-point-y="-22.96pt">
              <dc:date>2022-04-25T00:00:00</dc:date>
              <text:p text:style-name="P1">R was clearly used (ggplot2 figures) but no citation.</text:p>
              <text:p text:style-name="P1"><text:tab/>-Adam H. Sparks</text:p>
            </office:annotation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AxioVision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Revista Mexicana de Fitopatología</text:p>
          </table:table-cell>
          <table:table-cell table:style-name="ce48" office:value-type="string" calcext:value-type="string">
            <text:p>Rev Mex Fitopatol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143" calcext:value-type="float">
            <text:p>143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8781/R.MEX.FIT.1911-1</text:p>
          </table:table-cell>
          <table:table-cell table:style-name="ce68" table:formula="of:=concat(&quot;https://dx.doi.org/&quot;; [.F403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403]; [$'Journal Lookup Tables'.$A$2:.$B$22])" office:value-type="float" office:value="1" calcext:value-type="float">
            <text:p>1</text:p>
          </table:table-cell>
          <table:table-cell table:style-name="ce83" table:formula="of:=LOOKUP([.A403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Variowin, Surfer 9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6" office:value-type="string" calcext:value-type="string">
            <text:p>Rev Mex Fitopatol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0" calcext:value-type="float">
            <text:p>11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2002-2</text:p>
          </table:table-cell>
          <table:table-cell table:style-name="ce66" table:formula="of:=concat(&quot;https://dx.doi.org/&quot;; [.F404])" office:value-type="string" office:string-value="" calcext:value-type="error">
            <text:p>#NAME?</text:p>
          </table:table-cell>
          <table:table-cell table:style-name="ce11" office:value-type="string" calcext:value-type="string">
            <text:p>Next article after <text:s/>pp110, a review article, immediate prior article is already assigned to Adam</text:p>
          </table:table-cell>
          <table:table-cell table:style-name="ce77" table:formula="of:=LOOKUP([.A404]; [$'Journal Lookup Tables'.$A$2:.$B$22])" office:value-type="float" office:value="1" calcext:value-type="float">
            <text:p>1</text:p>
          </table:table-cell>
          <table:table-cell table:style-name="ce84" table:formula="of:=LOOKUP([.A404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tatistix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Revista Mexicana de Fitopatología</text:p>
          </table:table-cell>
          <table:table-cell table:style-name="ce49" office:value-type="string" calcext:value-type="string">
            <text:p>Rev Mex Fitopat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0" calcext:value-type="float">
            <text:p>1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office:annotation draw:style-name="gr5" draw:text-style-name="P2" svg:width="471.66pt" svg:height="42.75pt" svg:x="709.23pt" svg:y="6387pt" draw:caption-point-x="-11.54pt" draw:caption-point-y="-22.99pt">
              <dc:date>2022-04-25T00:00:00</dc:date>
              <text:p text:style-name="P1">Several articles from this journal for 2020 were already assigned. This is the next unassigned article w/ a DOI</text:p>
              <text:p text:style-name="P1"><text:tab/>-Adam H. Sparks</text:p>
            </office:annotation>
            <text:p><text:a xlink:href="http://dx.doi.org/10.18781/R.MEX.FIT.2002-4" xlink:type="simple">10.18781/R.MEX.FIT.2002-4</text:a></text:p>
          </table:table-cell>
          <table:table-cell table:style-name="ce67" table:formula="of:=concat(&quot;https://dx.doi.org/&quot;; [.F405])" office:value-type="string" office:string-value="" calcext:value-type="error">
            <text:p>#NAME?</text:p>
          </table:table-cell>
          <table:table-cell table:style-name="ce13" office:value-type="string" calcext:value-type="string">
            <text:p>Several articles from this journal for 2020 were already assigned. This is the next unassigned article w/ a DOI</text:p>
          </table:table-cell>
          <table:table-cell table:style-name="ce78" table:formula="of:=LOOKUP([.A405]; [$'Journal Lookup Tables'.$A$2:.$B$22])" office:value-type="float" office:value="1" calcext:value-type="float">
            <text:p>1</text:p>
          </table:table-cell>
          <table:table-cell table:style-name="ce85" table:formula="of:=LOOKUP([.A405]; [$'Journal Lookup Tables'.$F$2:.$G$22])" office:value-type="float" office:value="0" calcext:value-type="float">
            <text:p>0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MEGA, CLUsTAL-W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47" office:value-type="string" calcext:value-type="string">
            <text:p>Rev Mex Fitopatol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8781/R.MEX.FIT.1910-5</text:p>
          </table:table-cell>
          <table:table-cell table:style-name="ce69" table:formula="of:=concat(&quot;https://dx.doi.org/&quot;; [.F406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406]; [$'Journal Lookup Tables'.$A$2:.$B$22])" office:value-type="float" office:value="1" calcext:value-type="float">
            <text:p>1</text:p>
          </table:table-cell>
          <table:table-cell table:style-name="ce86" table:formula="of:=LOOKUP([.A406]; [$'Journal Lookup Tables'.$F$2:.$G$22])" office:value-type="float" office:value="0" calcext:value-type="float">
            <text:p>0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SA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Revista Mexicana de Fitopatología</text:p>
          </table:table-cell>
          <table:table-cell table:style-name="ce48" office:value-type="string" calcext:value-type="string">
            <text:p>Rev Mex Fitopatol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66" calcext:value-type="float">
            <text:p>66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8781/R.MEX.FIT.2008-1</text:p>
          </table:table-cell>
          <table:table-cell table:style-name="ce68" table:formula="of:=concat(&quot;https://dx.doi.org/&quot;; [.F407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407]; [$'Journal Lookup Tables'.$A$2:.$B$22])" office:value-type="float" office:value="1" calcext:value-type="float">
            <text:p>1</text:p>
          </table:table-cell>
          <table:table-cell table:style-name="ce83" table:formula="of:=LOOKUP([.A407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AS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47" office:value-type="string" calcext:value-type="string">
            <text:p>Rev Mex Fitopatol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1" calcext:value-type="float">
            <text:p>131</text:p>
          </table:table-cell>
          <table:table-cell table:style-name="ce53" office:value-type="string" calcext:value-type="string">
            <text:p><text:a xlink:href="https://doi.org/10.18781/R.MEX.FIT.2101-5" xlink:type="simple">Zach</text:a></text:p>
          </table:table-cell>
          <table:table-cell table:style-name="ce31" office:value-type="string" calcext:value-type="string">
            <text:p><text:a xlink:href="https://doi.org/10.18781/R.MEX.FIT.2101-5" xlink:type="simple">10.18781/R.MEX.FIT.2101-5</text:a></text:p>
          </table:table-cell>
          <table:table-cell table:style-name="ce69" table:formula="of:=concat(&quot;https://dx.doi.org/&quot;; [.F408])" office:value-type="string" office:string-value="" calcext:value-type="error">
            <text:p>#NAME?</text:p>
          </table:table-cell>
          <table:table-cell table:style-name="ce14" office:value-type="string" calcext:value-type="string">
            <text:p>Next research article after PP 131</text:p>
          </table:table-cell>
          <table:table-cell table:style-name="ce79" table:formula="of:=LOOKUP([.A408]; [$'Journal Lookup Tables'.$A$2:.$B$22])" office:value-type="float" office:value="1" calcext:value-type="float">
            <text:p>1</text:p>
          </table:table-cell>
          <table:table-cell table:style-name="ce86" table:formula="of:=LOOKUP([.A408]; [$'Journal Lookup Tables'.$F$2:.$G$22])" office:value-type="float" office:value="0" calcext:value-type="float">
            <text:p>0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SPS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32" calcext:value-type="float">
            <text:p>132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office:annotation draw:style-name="gr23" draw:text-style-name="P2" svg:width="471.66pt" svg:height="168.72pt" svg:x="709.23pt" svg:y="6450.01pt" draw:caption-point-x="-11.54pt" draw:caption-point-y="-22.99pt">
              <dc:date>2022-04-25T00:00:00</dc:date>
              <text:p text:style-name="P1">This is a review</text:p>
              <text:p text:style-name="P1"><text:tab/>-Zachary Foster</text:p>
              <text:p text:style-name="P1">Sorry, I'll fix that tomorrow.</text:p>
              <text:p text:style-name="P1"><text:tab/>-Adam H. Sparks</text:p>
              <text:p text:style-name="P1">No problem, thanks!</text:p>
              <text:p text:style-name="P1"><text:tab/>-Zachary Foster</text:p>
              <text:p text:style-name="P1">Try this DOI. I don't know what happened here. I intended to get the first one from 2015 (the DOI you had was from November not February).</text:p>
              <text:p text:style-name="P1"><text:tab/>-Adam H. Sparks</text:p>
              <text:p text:style-name="P1">And this DOI hasn't been used yet, so I think we're safe.</text:p>
              <text:p text:style-name="P1"><text:tab/>-Adam H. Sparks</text:p>
            </office:annotation>
            <text:p>10.1007/s40858-014-0001-9</text:p>
          </table:table-cell>
          <table:table-cell table:style-name="ce65" table:formula="of:=concat(&quot;https://dx.doi.org/&quot;; [.F409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ublication in 2012. Selected first article in Dec. 2015</text:p>
          </table:table-cell>
          <table:table-cell table:style-name="ce76" table:formula="of:=LOOKUP([.A409]; [$'Journal Lookup Tables'.$A$2:.$B$22])" office:value-type="string" office:string-value="BOTH" calcext:value-type="string">
            <text:p>BOTH</text:p>
          </table:table-cell>
          <table:table-cell table:style-name="ce83" table:formula="of:=LOOKUP([.A409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Dec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95--103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The Host Status Of Coffee \textit{{Coffea arabica}} To \textit{{Ralstonia solanacearum}} Phylotype I Isolates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40" calcext:value-type="float">
            <text:p>40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40858-015-0004-1</text:p>
          </table:table-cell>
          <table:table-cell table:style-name="ce65" table:formula="of:=concat(&quot;https://dx.doi.org/&quot;; [.F410])" office:value-type="string" office:string-value="" calcext:value-type="error">
            <text:p>#NAME?</text:p>
          </table:table-cell>
          <table:table-cell table:style-name="ce37" office:value-type="string" calcext:value-type="string">
            <text:p>Only goes back to 2015, selected article from 2015 with page 20 contained</text:p>
          </table:table-cell>
          <table:table-cell table:style-name="ce76" table:formula="of:=LOOKUP([.A410]; [$'Journal Lookup Tables'.$A$2:.$B$22])" office:value-type="string" office:string-value="BOTH" calcext:value-type="string">
            <text:p>BOTH</text:p>
          </table:table-cell>
          <table:table-cell table:style-name="ce83" table:formula="of:=LOOKUP([.A410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40858-015-0010-3</text:p>
          </table:table-cell>
          <table:table-cell table:style-name="ce65" table:formula="of:=concat(&quot;https://dx.doi.org/&quot;; [.F411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ublication in 2014. Selected first article in Apr. 2015</text:p>
          </table:table-cell>
          <table:table-cell table:style-name="ce76" table:formula="of:=LOOKUP([.A411]; [$'Journal Lookup Tables'.$A$2:.$B$22])" office:value-type="string" office:string-value="BOTH" calcext:value-type="string">
            <text:p>BOTH</text:p>
          </table:table-cell>
          <table:table-cell table:style-name="ce83" table:formula="of:=LOOKUP([.A411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40858-015-0023-y</text:p>
          </table:table-cell>
          <table:table-cell table:style-name="ce65" table:formula="of:=concat(&quot;https://dx.doi.org/&quot;; [.F412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ublication in 2014. Selected article containing PN 111 in Apr. 2015</text:p>
          </table:table-cell>
          <table:table-cell table:style-name="ce76" table:formula="of:=LOOKUP([.A412]; [$'Journal Lookup Tables'.$A$2:.$B$22])" office:value-type="string" office:string-value="BOTH" calcext:value-type="string">
            <text:p>BOTH</text:p>
          </table:table-cell>
          <table:table-cell table:style-name="ce83" table:formula="of:=LOOKUP([.A412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TreeView, CorelDRAW, RDP, DnaSP, DataMonkey Serve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40858-015-0052-6</text:p>
          </table:table-cell>
          <table:table-cell table:style-name="ce65" table:formula="of:=concat(&quot;https://dx.doi.org/&quot;; [.F413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ublication in 2014. Selected second article in Dec. 2015</text:p>
          </table:table-cell>
          <table:table-cell table:style-name="ce76" table:formula="of:=LOOKUP([.A413]; [$'Journal Lookup Tables'.$A$2:.$B$22])" office:value-type="string" office:string-value="BOTH" calcext:value-type="string">
            <text:p>BOTH</text:p>
          </table:table-cell>
          <table:table-cell table:style-name="ce83" table:formula="of:=LOOKUP([.A413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tatistic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Oct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6" calcext:value-type="float">
            <text:p>6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362--367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Tillage system effect on the epidemic of soybean brown spot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40" calcext:value-type="float">
            <text:p>40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Tropical Plant Pathology</text:p>
          </table:table-cell>
          <table:table-cell table:style-name="ce36" office:value-type="string" calcext:value-type="string">
            <text:p>Trop Plant Pathol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40858-015-0015-y</text:p>
          </table:table-cell>
          <table:table-cell table:style-name="ce65" table:formula="of:=concat(&quot;https://dx.doi.org/&quot;; [.F41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414]; [$'Journal Lookup Tables'.$A$2:.$B$22])" office:value-type="string" office:string-value="BOTH" calcext:value-type="string">
            <text:p>BOTH</text:p>
          </table:table-cell>
          <table:table-cell table:style-name="ce83" table:formula="of:=LOOKUP([.A414]; [$'Journal Lookup Tables'.$F$2:.$G$22])" office:value-type="float" office:value="3" calcext:value-type="float">
            <text:p>3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2"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GPS Explorer, MASCOT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Gao_2015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Jin-Xin Gao, Tong Liu, Jie Chen, Ya-Qian Li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19--126</text:p>
          </table:table-cell>
          <table:table-cell table:style-name="ce36" office:value-type="string" calcext:value-type="string">
            <text:p>Springer Nature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Identification of proteins associated with the production of methyl 5-(hydroxymethyl furan-2-carboxylate toxin in \textit{{Curvularia lunata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0" calcext:value-type="float">
            <text:p>40</text:p>
          </table:table-cell>
          <table:table-cell table:style-name="ce59" office:value-type="string" calcext:value-type="string">
            <text:p><text:a xlink:href="https://doi.org/10.1007/s40858-015-0015-y" xlink:type="simple">https://doi.org/10.1007/s40858-015-0015-y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40858-018-0258-5</text:p>
          </table:table-cell>
          <table:table-cell table:style-name="ce65" table:formula="of:=concat(&quot;https://dx.doi.org/&quot;; [.F41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415]; [$'Journal Lookup Tables'.$A$2:.$B$22])" office:value-type="string" office:string-value="BOTH" calcext:value-type="string">
            <text:p>BOTH</text:p>
          </table:table-cell>
          <table:table-cell table:style-name="ce83" table:formula="of:=LOOKUP([.A415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Tropical Plant Pathology</text:p>
          </table:table-cell>
          <table:table-cell table:style-name="ce47" office:value-type="string" calcext:value-type="string">
            <text:p>Trop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56" calcext:value-type="float">
            <text:p>56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40858-016-0124-2</text:p>
          </table:table-cell>
          <table:table-cell table:style-name="ce65" table:formula="of:=concat(&quot;https://dx.doi.org/&quot;; [.F416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416]; [$'Journal Lookup Tables'.$A$2:.$B$22])" office:value-type="string" office:string-value="BOTH" calcext:value-type="string">
            <text:p>BOTH</text:p>
          </table:table-cell>
          <table:table-cell table:style-name="ce83" table:formula="of:=LOOKUP([.A416]; [$'Journal Lookup Tables'.$F$2:.$G$22])" office:value-type="float" office:value="3" calcext:value-type="float">
            <text:p>3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Clustal W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40858-017-0182-0</text:p>
          </table:table-cell>
          <table:table-cell table:style-name="ce65" table:formula="of:=concat(&quot;https://dx.doi.org/&quot;; [.F41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417]; [$'Journal Lookup Tables'.$A$2:.$B$22])" office:value-type="string" office:string-value="BOTH" calcext:value-type="string">
            <text:p>BOTH</text:p>
          </table:table-cell>
          <table:table-cell table:style-name="ce83" table:formula="of:=LOOKUP([.A417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MrBaye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6" office:value-type="string" calcext:value-type="string">
            <text:p>Trop Plant 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6" calcext:value-type="float">
            <text:p>16</text:p>
          </table:table-cell>
          <table:table-cell table:style-name="ce54" office:value-type="string" calcext:value-type="string">
            <text:p><text:a xlink:href="https://link.springer.com/article/10.1007/s40858-018-0270-9" xlink:type="simple">Emerson</text:a></text:p>
          </table:table-cell>
          <table:table-cell table:style-name="ce28" office:value-type="string" calcext:value-type="string">
            <text:p><text:a xlink:href="https://link.springer.com/article/10.1007/s40858-018-0270-9" xlink:type="simple">10.1007/s40858-018-0270-9</text:a></text:p>
          </table:table-cell>
          <table:table-cell table:style-name="ce66" table:formula="of:=concat(&quot;https://dx.doi.org/&quot;; [.F418])" office:value-type="string" office:string-value="" calcext:value-type="error">
            <text:p>#NAME?</text:p>
          </table:table-cell>
          <table:table-cell table:style-name="ce11" office:value-type="string" calcext:value-type="string">
            <text:p>jumped go page 41 because others were review</text:p>
          </table:table-cell>
          <table:table-cell table:style-name="ce77" table:formula="of:=LOOKUP([.A418]; [$'Journal Lookup Tables'.$A$2:.$B$22])" office:value-type="string" office:string-value="BOTH" calcext:value-type="string">
            <text:p>BOTH</text:p>
          </table:table-cell>
          <table:table-cell table:style-name="ce84" table:formula="of:=LOOKUP([.A418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R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6" office:value-type="string" calcext:value-type="string">
            <text:p>Trop Plant 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0" calcext:value-type="float">
            <text:p>90</text:p>
          </table:table-cell>
          <table:table-cell table:style-name="ce54" office:value-type="string" calcext:value-type="string">
            <text:p><text:a xlink:href="https://link.springer.com/article/10.1007/s40858-018-0256-7" xlink:type="simple">Emerson</text:a></text:p>
          </table:table-cell>
          <table:table-cell table:style-name="ce28" office:value-type="string" calcext:value-type="string">
            <text:p><text:a xlink:href="https://link.springer.com/article/10.1007/s40858-018-0256-7" xlink:type="simple">10.1007/s40858-018-0256-7</text:a></text:p>
          </table:table-cell>
          <table:table-cell table:style-name="ce66" table:formula="of:=concat(&quot;https://dx.doi.org/&quot;; [.F419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419]; [$'Journal Lookup Tables'.$A$2:.$B$22])" office:value-type="string" office:string-value="BOTH" calcext:value-type="string">
            <text:p>BOTH</text:p>
          </table:table-cell>
          <table:table-cell table:style-name="ce84" table:formula="of:=LOOKUP([.A419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tatistic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50" office:value-type="string" calcext:value-type="string">
            <text:p>Trop Plant Pathol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3-8</text:p>
          </table:table-cell>
          <table:table-cell table:style-name="ce70" table:formula="of:=concat(&quot;https://dx.doi.org/&quot;; [.F420])" office:value-type="string" office:string-value="" calcext:value-type="error">
            <text:p>#NAME?</text:p>
          </table:table-cell>
          <table:table-cell table:style-name="ce12" office:value-type="string" calcext:value-type="string">
            <text:p>Next paper was selected. This one is a review</text:p>
          </table:table-cell>
          <table:table-cell table:style-name="ce80" table:formula="of:=LOOKUP([.A420]; [$'Journal Lookup Tables'.$A$2:.$B$22])" office:value-type="string" office:string-value="BOTH" calcext:value-type="string">
            <text:p>BOTH</text:p>
          </table:table-cell>
          <table:table-cell table:style-name="ce87" table:formula="of:=LOOKUP([.A420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, GENODIVE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50" office:value-type="string" calcext:value-type="string">
            <text:p>Trop Plant Pathol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6-5</text:p>
          </table:table-cell>
          <table:table-cell table:style-name="ce70" table:formula="of:=concat(&quot;https://dx.doi.org/&quot;; [.F421])" office:value-type="string" office:string-value="" calcext:value-type="error">
            <text:p>#NAME?</text:p>
          </table:table-cell>
          <table:table-cell table:style-name="ce12" office:value-type="string" calcext:value-type="string">
            <text:p>Since PP40 was duplicated, this is just the next article for 2019 after the first research article that was already assigned to Emerson</text:p>
          </table:table-cell>
          <table:table-cell table:style-name="ce80" table:formula="of:=LOOKUP([.A421]; [$'Journal Lookup Tables'.$A$2:.$B$22])" office:value-type="string" office:string-value="BOTH" calcext:value-type="string">
            <text:p>BOTH</text:p>
          </table:table-cell>
          <table:table-cell table:style-name="ce87" table:formula="of:=LOOKUP([.A421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4"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R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Tropical Plant Pathology</text:p>
          </table:table-cell>
          <table:table-cell table:style-name="ce48" office:value-type="string" calcext:value-type="string">
            <text:p>Trop Plant Pathol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68" calcext:value-type="float">
            <text:p>68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07/s40858-019-00330-y</text:p>
          </table:table-cell>
          <table:table-cell table:style-name="ce68" table:formula="of:=concat(&quot;https://dx.doi.org/&quot;; [.F422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422]; [$'Journal Lookup Tables'.$A$2:.$B$22])" office:value-type="string" office:string-value="BOTH" calcext:value-type="string">
            <text:p>BOTH</text:p>
          </table:table-cell>
          <table:table-cell table:style-name="ce83" table:formula="of:=LOOKUP([.A422]; [$'Journal Lookup Tables'.$F$2:.$G$22])" office:value-type="float" office:value="3" calcext:value-type="float">
            <text:p>3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Trinity tool, BLAST</text:p>
          </table:table-cell>
          <table:table-cell table:style-name="ce38" table:number-columns-repeated="27"/>
          <table:table-cell table:number-columns-repeated="980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50" office:value-type="string" calcext:value-type="string">
            <text:p>Trop Plant Patho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9-00324-w</text:p>
          </table:table-cell>
          <table:table-cell table:style-name="ce70" table:formula="of:=concat(&quot;https://dx.doi.org/&quot;; [.F423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423]; [$'Journal Lookup Tables'.$A$2:.$B$22])" office:value-type="string" office:string-value="BOTH" calcext:value-type="string">
            <text:p>BOTH</text:p>
          </table:table-cell>
          <table:table-cell table:style-name="ce87" table:formula="of:=LOOKUP([.A423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e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6" office:value-type="string" calcext:value-type="string">
            <text:p>Trop Plant Pathol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3" calcext:value-type="float">
            <text:p>83</text:p>
          </table:table-cell>
          <table:table-cell table:style-name="ce54" office:value-type="string" calcext:value-type="string">
            <text:p><text:a xlink:href="https://link.springer.com/article/10.1007/s40858-020-00413-1" xlink:type="simple">Emerson</text:a></text:p>
          </table:table-cell>
          <table:table-cell table:style-name="ce28" office:value-type="string" calcext:value-type="string">
            <text:p><text:a xlink:href="https://link.springer.com/article/10.1007/s40858-020-00413-1" xlink:type="simple">10.1007/s40858-020-00413-1</text:a></text:p>
          </table:table-cell>
          <table:table-cell table:style-name="ce66" table:formula="of:=concat(&quot;https://dx.doi.org/&quot;; [.F424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424]; [$'Journal Lookup Tables'.$A$2:.$B$22])" office:value-type="string" office:string-value="BOTH" calcext:value-type="string">
            <text:p>BOTH</text:p>
          </table:table-cell>
          <table:table-cell table:style-name="ce84" table:formula="of:=LOOKUP([.A424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tat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Tropical Plant Pathology</text:p>
          </table:table-cell>
          <table:table-cell table:style-name="ce49" office:value-type="string" calcext:value-type="string">
            <text:p>Trop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0" calcext:value-type="float">
            <text:p>3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40858-020-00366-5</text:p>
          </table:table-cell>
          <table:table-cell table:style-name="ce67" table:formula="of:=concat(&quot;https://dx.doi.org/&quot;; [.F425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425]; [$'Journal Lookup Tables'.$A$2:.$B$22])" office:value-type="string" office:string-value="BOTH" calcext:value-type="string">
            <text:p>BOTH</text:p>
          </table:table-cell>
          <table:table-cell table:style-name="ce85" table:formula="of:=LOOKUP([.A425]; [$'Journal Lookup Tables'.$F$2:.$G$22])" office:value-type="float" office:value="3" calcext:value-type="float">
            <text:p>3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CLC Workbench, MEGA, RDP 4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Tropical Plant Pathology</text:p>
          </table:table-cell>
          <table:table-cell table:style-name="ce47" office:value-type="string" calcext:value-type="string">
            <text:p>Trop Plant Pathol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72" calcext:value-type="float">
            <text:p>72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40858-020-00410-4</text:p>
          </table:table-cell>
          <table:table-cell table:style-name="ce69" table:formula="of:=concat(&quot;https://dx.doi.org/&quot;; [.F426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426]; [$'Journal Lookup Tables'.$A$2:.$B$22])" office:value-type="string" office:string-value="BOTH" calcext:value-type="string">
            <text:p>BOTH</text:p>
          </table:table-cell>
          <table:table-cell table:style-name="ce86" table:formula="of:=LOOKUP([.A426]; [$'Journal Lookup Tables'.$F$2:.$G$22])" office:value-type="float" office:value="3" calcext:value-type="float">
            <text:p>3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, BLAST, Primer 3 Plu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1743-422x-10-200</text:p>
          </table:table-cell>
          <table:table-cell table:style-name="ce65" table:formula="of:=concat(&quot;https://dx.doi.org/&quot;; [.F427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second article from 2013 in Plant Viruses section</text:p>
          </table:table-cell>
          <table:table-cell table:style-name="ce76" table:formula="of:=LOOKUP([.A427]; [$'Journal Lookup Tables'.$A$2:.$B$22])" office:value-type="float" office:value="1" calcext:value-type="float">
            <text:p>1</text:p>
          </table:table-cell>
          <table:table-cell table:style-name="ce83" table:formula="of:=LOOKUP([.A427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string" calcext:value-type="string">
            <text:p>Emerson</text:p>
          </table:table-cell>
          <table:table-cell table:style-name="ce64" office:value-type="string" calcext:value-type="string">
            <text:p><text:a xlink:href="https://doi.org/10.1186/1743-422X-10-231" xlink:type="simple">10.1186/1743-422X-10-231</text:a></text:p>
          </table:table-cell>
          <table:table-cell table:style-name="ce65" table:formula="of:=concat(&quot;https://dx.doi.org/&quot;; [.F428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third article from 2013 in Plant Viruses section</text:p>
          </table:table-cell>
          <table:table-cell table:style-name="ce76" table:formula="of:=LOOKUP([.A428]; [$'Journal Lookup Tables'.$A$2:.$B$22])" office:value-type="float" office:value="1" calcext:value-type="float">
            <text:p>1</text:p>
          </table:table-cell>
          <table:table-cell table:style-name="ce83" table:formula="of:=LOOKUP([.A428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3" table:style-name="ce94" office:value-type="string" calcext:value-type="string">
            <text:p>NA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Irfan Ali, Imran Amin, Rob W Briddon, Shahid Mansoor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ul</text:p>
          </table:table-cell>
          <table:table-cell table:style-name="ce37"/>
          <table:table-cell table:style-name="ce103" office:value-type="string" calcext:value-type="string">
            <text:p>NA</text:p>
          </table:table-cell>
          <table:table-cell table:style-name="ce37"/>
          <table:table-cell table:style-name="ce103" office:value-type="string" calcext:value-type="string">
            <text:p>231--</text:p>
          </table:table-cell>
          <table:table-cell table:style-name="ce37" table:number-columns-repeated="3"/>
          <table:table-cell table:style-name="ce113" office:value-type="string" calcext:value-type="string">
            <text:p>Artificial microRNA-mediated resistance against the monopartite begomovirus Cotton leaf curl Burewala virus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10" calcext:value-type="float">
            <text:p>10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1743-422x-10-173</text:p>
          </table:table-cell>
          <table:table-cell table:style-name="ce65" table:formula="of:=concat(&quot;https://dx.doi.org/&quot;; [.F429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first article from 2013 in Plant Viruses section</text:p>
          </table:table-cell>
          <table:table-cell table:style-name="ce76" table:formula="of:=LOOKUP([.A429]; [$'Journal Lookup Tables'.$A$2:.$B$22])" office:value-type="float" office:value="1" calcext:value-type="float">
            <text:p>1</text:p>
          </table:table-cell>
          <table:table-cell table:style-name="ce83" table:formula="of:=LOOKUP([.A429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1743-422x-11-81</text:p>
          </table:table-cell>
          <table:table-cell table:style-name="ce65" table:formula="of:=concat(&quot;https://dx.doi.org/&quot;; [.F430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fourth article from 2014 in Plant Viruses section</text:p>
          </table:table-cell>
          <table:table-cell table:style-name="ce76" table:formula="of:=LOOKUP([.A430]; [$'Journal Lookup Tables'.$A$2:.$B$22])" office:value-type="float" office:value="1" calcext:value-type="float">
            <text:p>1</text:p>
          </table:table-cell>
          <table:table-cell table:style-name="ce83" table:formula="of:=LOOKUP([.A430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Molecular Annotation System 3.0 (MAS 3.0)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string" calcext:value-type="string">
            <text:p>Emerson</text:p>
          </table:table-cell>
          <table:table-cell table:style-name="ce64" office:value-type="string" calcext:value-type="string">
            <text:p><text:a xlink:href="https://doi.org/10.1186/1743-422X-11-55" xlink:type="simple">10.1186/1743-422X-11-55</text:a></text:p>
          </table:table-cell>
          <table:table-cell table:style-name="ce65" table:formula="of:=concat(&quot;https://dx.doi.org/&quot;; [.F431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second article from 2014 in Plant Viruses section</text:p>
          </table:table-cell>
          <table:table-cell table:style-name="ce76" table:formula="of:=LOOKUP([.A431]; [$'Journal Lookup Tables'.$A$2:.$B$22])" office:value-type="float" office:value="1" calcext:value-type="float">
            <text:p>1</text:p>
          </table:table-cell>
          <table:table-cell table:style-name="ce83" table:formula="of:=LOOKUP([.A431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1743-422x-11-66</text:p>
          </table:table-cell>
          <table:table-cell table:style-name="ce65" table:formula="of:=concat(&quot;https://dx.doi.org/&quot;; [.F432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third article from 2014 in Plant Viruses section</text:p>
          </table:table-cell>
          <table:table-cell table:style-name="ce76" table:formula="of:=LOOKUP([.A432]; [$'Journal Lookup Tables'.$A$2:.$B$22])" office:value-type="float" office:value="1" calcext:value-type="float">
            <text:p>1</text:p>
          </table:table-cell>
          <table:table-cell table:style-name="ce83" table:formula="of:=LOOKUP([.A432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PAUP, FigTree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86/1743-422x-11-19</text:p>
          </table:table-cell>
          <table:table-cell table:style-name="ce65" table:formula="of:=concat(&quot;https://dx.doi.org/&quot;; [.F433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first article from 2014 in Plant Viruses section</text:p>
          </table:table-cell>
          <table:table-cell table:style-name="ce76" table:formula="of:=LOOKUP([.A433]; [$'Journal Lookup Tables'.$A$2:.$B$22])" office:value-type="float" office:value="1" calcext:value-type="float">
            <text:p>1</text:p>
          </table:table-cell>
          <table:table-cell table:style-name="ce83" table:formula="of:=LOOKUP([.A433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Adobe Photoshop CS2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9--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Cocksfoot mottle virus coat protein is dispensable for the systemic infection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1" calcext:value-type="float">
            <text:p>1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5-0332-2</text:p>
          </table:table-cell>
          <table:table-cell table:style-name="ce65" table:formula="of:=concat(&quot;https://dx.doi.org/&quot;; [.F434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first article from 2015 in Plant Viruses section</text:p>
          </table:table-cell>
          <table:table-cell table:style-name="ce76" table:formula="of:=LOOKUP([.A434]; [$'Journal Lookup Tables'.$A$2:.$B$22])" office:value-type="float" office:value="1" calcext:value-type="float">
            <text:p>1</text:p>
          </table:table-cell>
          <table:table-cell table:style-name="ce83" table:formula="of:=LOOKUP([.A434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custom made not available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5-0340-2</text:p>
          </table:table-cell>
          <table:table-cell table:style-name="ce65" table:formula="of:=concat(&quot;https://dx.doi.org/&quot;; [.F435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second article from 2015 in Plant Viruses section</text:p>
          </table:table-cell>
          <table:table-cell table:style-name="ce76" table:formula="of:=LOOKUP([.A435]; [$'Journal Lookup Tables'.$A$2:.$B$22])" office:value-type="float" office:value="1" calcext:value-type="float">
            <text:p>1</text:p>
          </table:table-cell>
          <table:table-cell table:style-name="ce83" table:formula="of:=LOOKUP([.A435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5-0457-3</text:p>
          </table:table-cell>
          <table:table-cell table:style-name="ce65" table:formula="of:=concat(&quot;https://dx.doi.org/&quot;; [.F43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436]; [$'Journal Lookup Tables'.$A$2:.$B$22])" office:value-type="float" office:value="1" calcext:value-type="float">
            <text:p>1</text:p>
          </table:table-cell>
          <table:table-cell table:style-name="ce83" table:formula="of:=LOOKUP([.A436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MEGA, RDP4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5-0461-7</text:p>
          </table:table-cell>
          <table:table-cell table:style-name="ce65" table:formula="of:=concat(&quot;https://dx.doi.org/&quot;; [.F437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first article from 2016 in Plant Viruses section</text:p>
          </table:table-cell>
          <table:table-cell table:style-name="ce76" table:formula="of:=LOOKUP([.A437]; [$'Journal Lookup Tables'.$A$2:.$B$22])" office:value-type="float" office:value="1" calcext:value-type="float">
            <text:p>1</text:p>
          </table:table-cell>
          <table:table-cell table:style-name="ce83" table:formula="of:=LOOKUP([.A437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MEGA, DNASta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7-0716-6</text:p>
          </table:table-cell>
          <table:table-cell table:style-name="ce65" table:formula="of:=concat(&quot;https://dx.doi.org/&quot;; [.F438])" office:value-type="string" office:string-value="" calcext:value-type="error">
            <text:p>#NAME?</text:p>
          </table:table-cell>
          <table:table-cell table:style-name="ce37" office:value-type="string" calcext:value-type="string">
            <text:p>5th article to match 35 pages</text:p>
          </table:table-cell>
          <table:table-cell table:style-name="ce76" table:formula="of:=LOOKUP([.A438]; [$'Journal Lookup Tables'.$A$2:.$B$22])" office:value-type="float" office:value="1" calcext:value-type="float">
            <text:p>1</text:p>
          </table:table-cell>
          <table:table-cell table:style-name="ce83" table:formula="of:=LOOKUP([.A438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7-0803-8</text:p>
          </table:table-cell>
          <table:table-cell table:style-name="ce65" table:formula="of:=concat(&quot;https://dx.doi.org/&quot;; [.F439])" office:value-type="string" office:string-value="" calcext:value-type="error">
            <text:p>#NAME?</text:p>
          </table:table-cell>
          <table:table-cell table:style-name="ce37" office:value-type="string" calcext:value-type="string">
            <text:p>10th article of the year</text:p>
          </table:table-cell>
          <table:table-cell table:style-name="ce76" table:formula="of:=LOOKUP([.A439]; [$'Journal Lookup Tables'.$A$2:.$B$22])" office:value-type="float" office:value="1" calcext:value-type="float">
            <text:p>1</text:p>
          </table:table-cell>
          <table:table-cell table:style-name="ce83" table:formula="of:=LOOKUP([.A439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Biovenn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7-0810-9</text:p>
          </table:table-cell>
          <table:table-cell table:style-name="ce65" table:formula="of:=concat(&quot;https://dx.doi.org/&quot;; [.F440])" office:value-type="string" office:string-value="" calcext:value-type="error">
            <text:p>#NAME?</text:p>
          </table:table-cell>
          <table:table-cell table:style-name="ce37" office:value-type="string" calcext:value-type="string">
            <text:p>11th article</text:p>
          </table:table-cell>
          <table:table-cell table:style-name="ce76" table:formula="of:=LOOKUP([.A440]; [$'Journal Lookup Tables'.$A$2:.$B$22])" office:value-type="float" office:value="1" calcext:value-type="float">
            <text:p>1</text:p>
          </table:table-cell>
          <table:table-cell table:style-name="ce83" table:formula="of:=LOOKUP([.A440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7-0833-2</text:p>
          </table:table-cell>
          <table:table-cell table:style-name="ce65" table:formula="of:=concat(&quot;https://dx.doi.org/&quot;; [.F44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441]; [$'Journal Lookup Tables'.$A$2:.$B$22])" office:value-type="float" office:value="1" calcext:value-type="float">
            <text:p>1</text:p>
          </table:table-cell>
          <table:table-cell table:style-name="ce83" table:formula="of:=LOOKUP([.A441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, BioEdi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47" office:value-type="string" calcext:value-type="string">
            <text:p>Virol J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22" calcext:value-type="float">
            <text:p>22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86/s12985-018-0931-9</text:p>
          </table:table-cell>
          <table:table-cell table:style-name="ce65" table:formula="of:=concat(&quot;https://dx.doi.org/&quot;; [.F442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442]; [$'Journal Lookup Tables'.$A$2:.$B$22])" office:value-type="float" office:value="1" calcext:value-type="float">
            <text:p>1</text:p>
          </table:table-cell>
          <table:table-cell table:style-name="ce83" table:formula="of:=LOOKUP([.A442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JmodelTest, FigTree, PhyML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Virology Journal (Plant Viruses Section)</text:p>
          </table:table-cell>
          <table:table-cell table:style-name="ce48" office:value-type="string" calcext:value-type="string">
            <text:p>Virol J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68" calcext:value-type="float">
            <text:p>68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186/s12985-018-1106-4</text:p>
          </table:table-cell>
          <table:table-cell table:style-name="ce68" table:formula="of:=concat(&quot;https://dx.doi.org/&quot;; [.F443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443]; [$'Journal Lookup Tables'.$A$2:.$B$22])" office:value-type="float" office:value="1" calcext:value-type="float">
            <text:p>1</text:p>
          </table:table-cell>
          <table:table-cell table:style-name="ce83" table:formula="of:=LOOKUP([.A443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office:annotation draw:style-name="gr5" draw:text-style-name="P2" svg:width="184pt" svg:height="72.88pt" svg:x="2142.09pt" svg:y="6970.45pt" draw:caption-point-x="-11.54pt" draw:caption-point-y="-7.94pt">
              <dc:date>2022-04-25T00:00:00</dc:date>
              <text:p text:style-name="P1">Likely others in here but the paper isn't written clearly enough for someone who's not familiar with this subject matter to discern what software packages were used.</text:p>
              <text:p text:style-name="P1"><text:tab/>-Adam H. Sparks</text:p>
            </office:annotation>
            <text:p>MEGA, Clustal W, DoBo, ROSETTA</text:p>
          </table:table-cell>
          <table:table-cell table:style-name="ce38" table:number-columns-repeated="27"/>
          <table:table-cell table:number-columns-repeated="980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50" office:value-type="string" calcext:value-type="string">
            <text:p>Virol J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19-1163-3</text:p>
          </table:table-cell>
          <table:table-cell table:style-name="ce70" table:formula="of:=concat(&quot;https://dx.doi.org/&quot;; [.F444])" office:value-type="string" office:string-value="" calcext:value-type="error">
            <text:p>#NAME?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80" table:formula="of:=LOOKUP([.A444]; [$'Journal Lookup Tables'.$A$2:.$B$22])" office:value-type="float" office:value="1" calcext:value-type="float">
            <text:p>1</text:p>
          </table:table-cell>
          <table:table-cell table:style-name="ce87" table:formula="of:=LOOKUP([.A444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DnaSP 5.0, Mega5, <text:s/>RDP 4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47" office:value-type="string" calcext:value-type="string">
            <text:p>Virol J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0" calcext:value-type="float">
            <text:p>110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19-1215-8</text:p>
          </table:table-cell>
          <table:table-cell table:style-name="ce69" table:formula="of:=concat(&quot;https://dx.doi.org/&quot;; [.F445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this is closest to 110</text:p>
          </table:table-cell>
          <table:table-cell table:style-name="ce79" table:formula="of:=LOOKUP([.A445]; [$'Journal Lookup Tables'.$A$2:.$B$22])" office:value-type="float" office:value="1" calcext:value-type="float">
            <text:p>1</text:p>
          </table:table-cell>
          <table:table-cell table:style-name="ce86" table:formula="of:=LOOKUP([.A445]; [$'Journal Lookup Tables'.$F$2:.$G$22])" office:value-type="float" office:value="1" calcext:value-type="float">
            <text:p>1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Stylet+, SPS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Virology Journal (Plant Viruses Section)</text:p>
          </table:table-cell>
          <table:table-cell table:style-name="ce49" office:value-type="string" calcext:value-type="string">
            <text:p>Virol J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7" calcext:value-type="float">
            <text:p>6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186/s12985-019-1240-7</text:p>
          </table:table-cell>
          <table:table-cell table:style-name="ce67" table:formula="of:=concat(&quot;https://dx.doi.org/&quot;; [.F446])" office:value-type="string" office:string-value="" calcext:value-type="error">
            <text:p>#NAME?</text:p>
          </table:table-cell>
          <table:table-cell table:style-name="ce13" office:value-type="string" calcext:value-type="string">
            <text:p>No page numbers</text:p>
          </table:table-cell>
          <table:table-cell table:style-name="ce78" table:formula="of:=LOOKUP([.A446]; [$'Journal Lookup Tables'.$A$2:.$B$22])" office:value-type="float" office:value="1" calcext:value-type="float">
            <text:p>1</text:p>
          </table:table-cell>
          <table:table-cell table:style-name="ce85" table:formula="of:=LOOKUP([.A446]; [$'Journal Lookup Tables'.$F$2:.$G$22])" office:value-type="float" office:value="1" calcext:value-type="float">
            <text:p>1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SPSS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47" office:value-type="string" calcext:value-type="string">
            <text:p>Virol J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0-01303-3</text:p>
          </table:table-cell>
          <table:table-cell table:style-name="ce69" table:formula="of:=concat(&quot;https://dx.doi.org/&quot;; [.F447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this is closest to 45. Mentions software but I cant find info on it. Not clear what was used for stats and graphing.</text:p>
          </table:table-cell>
          <table:table-cell table:style-name="ce79" table:formula="of:=LOOKUP([.A447]; [$'Journal Lookup Tables'.$A$2:.$B$22])" office:value-type="float" office:value="1" calcext:value-type="float">
            <text:p>1</text:p>
          </table:table-cell>
          <table:table-cell table:style-name="ce86" table:formula="of:=LOOKUP([.A447]; [$'Journal Lookup Tables'.$F$2:.$G$22])" office:value-type="float" office:value="1" calcext:value-type="float">
            <text:p>1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Multiplate RQ software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Virology Journal (Plant Viruses Section)</text:p>
          </table:table-cell>
          <table:table-cell table:style-name="ce6" office:value-type="string" calcext:value-type="string">
            <text:p>Virol J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8" calcext:value-type="float">
            <text:p>108</text:p>
          </table:table-cell>
          <table:table-cell table:style-name="ce54" office:value-type="string" calcext:value-type="string">
            <text:p><text:a xlink:href="https://virologyj.biomedcentral.com/articles/10.1186/s12985-021-01572-6" xlink:type="simple">Emerson</text:a></text:p>
          </table:table-cell>
          <table:table-cell table:style-name="ce28" office:value-type="string" calcext:value-type="string">
            <text:p><text:a xlink:href="https://virologyj.biomedcentral.com/articles/10.1186/s12985-021-01572-6" xlink:type="simple">10.1186/s12985-021-01572-6</text:a></text:p>
          </table:table-cell>
          <table:table-cell table:style-name="ce66" table:formula="of:=concat(&quot;https://dx.doi.org/&quot;; [.F448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448]; [$'Journal Lookup Tables'.$A$2:.$B$22])" office:value-type="float" office:value="1" calcext:value-type="float">
            <text:p>1</text:p>
          </table:table-cell>
          <table:table-cell table:style-name="ce84" table:formula="of:=LOOKUP([.A448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CFX Manager Software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50" office:value-type="string" calcext:value-type="string">
            <text:p>Virol J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11-5</text:p>
          </table:table-cell>
          <table:table-cell table:style-name="ce70" table:formula="of:=concat(&quot;https://dx.doi.org/&quot;; [.F449])" office:value-type="string" office:string-value="" calcext:value-type="error">
            <text:p>#NAME?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80" table:formula="of:=LOOKUP([.A449]; [$'Journal Lookup Tables'.$A$2:.$B$22])" office:value-type="float" office:value="1" calcext:value-type="float">
            <text:p>1</text:p>
          </table:table-cell>
          <table:table-cell table:style-name="ce87" table:formula="of:=LOOKUP([.A449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PE150 bp, CLC Genomics Workbench 20, BLASTn, MUSCLE, SDT (Species Demarcation Tool) v1.2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50" office:value-type="string" calcext:value-type="string">
            <text:p>Virol J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92" calcext:value-type="float">
            <text:p>9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35-x</text:p>
          </table:table-cell>
          <table:table-cell table:style-name="ce70" table:formula="of:=concat(&quot;https://dx.doi.org/&quot;; [.F450])" office:value-type="string" office:string-value="" calcext:value-type="error">
            <text:p>#NAME?</text:p>
          </table:table-cell>
          <table:table-cell table:style-name="ce12" office:value-type="string" calcext:value-type="string">
            <text:p>No page numbers, sequential article, this was closest to 92 without going over</text:p>
          </table:table-cell>
          <table:table-cell table:style-name="ce80" table:formula="of:=LOOKUP([.A450]; [$'Journal Lookup Tables'.$A$2:.$B$22])" office:value-type="float" office:value="1" calcext:value-type="float">
            <text:p>1</text:p>
          </table:table-cell>
          <table:table-cell table:style-name="ce87" table:formula="of:=LOOKUP([.A450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<text:s/>SPAdes, MEGA X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47" office:value-type="string" calcext:value-type="string">
            <text:p>Virol J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01" calcext:value-type="float">
            <text:p>10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1-01601-4</text:p>
          </table:table-cell>
          <table:table-cell table:style-name="ce69" table:formula="of:=concat(&quot;https://dx.doi.org/&quot;; [.F451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this is closest to 101. No software mentioned, but there were plots.</text:p>
          </table:table-cell>
          <table:table-cell table:style-name="ce79" table:formula="of:=LOOKUP([.A451]; [$'Journal Lookup Tables'.$A$2:.$B$22])" office:value-type="float" office:value="1" calcext:value-type="float">
            <text:p>1</text:p>
          </table:table-cell>
          <table:table-cell table:style-name="ce86" table:formula="of:=LOOKUP([.A451]; [$'Journal Lookup Tables'.$F$2:.$G$22])" office:value-type="float" office:value="1" calcext:value-type="float">
            <text:p>1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A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2" table:number-rows-repeated="104812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template.$A$1" table:cell-range-address="$article_evaluations.$A$1:.$AR$451"/>
        </table:named-expressions>
        <calcext:conditional-formats>
          <calcext:conditional-format calcext:target-range-address="article_evaluations.A1:article_evaluations.AR1">
            <calcext:condition calcext:apply-style-name="ConditionalStyle_1" calcext:value="formula-is(LEN(TRIM([.A1]))&gt;0)" calcext:base-cell-address="article_evaluations.A1"/>
          </calcext:conditional-format>
        </calcext:conditional-formats>
      </table:table>
      <table:table table:name="Journal Lookup Tables" table:style-name="ta4">
        <table:table-column table:style-name="co8" table:default-cell-style-name="Default"/>
        <table:table-column table:style-name="co42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43" table:default-cell-style-name="Default"/>
        <table:table-column table:style-name="co1" table:number-columns-repeated="1017" table:default-cell-style-name="Default"/>
        <table:table-row table:style-name="ro1">
          <table:table-cell table:style-name="ce116" office:value-type="string" calcext:value-type="string">
            <text:p>Journal</text:p>
          </table:table-cell>
          <table:table-cell table:style-name="ce118" office:value-type="string" calcext:value-type="string">
            <text:p>open</text:p>
          </table:table-cell>
          <table:table-cell table:style-name="ce118" table:number-columns-repeated="3"/>
          <table:table-cell table:style-name="ce116" office:value-type="string" calcext:value-type="string">
            <text:p>Journal</text:p>
          </table:table-cell>
          <table:table-cell table:style-name="ce121" office:value-type="string" calcext:value-type="string">
            <text:p>repro_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asian Plant 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Australasian Plant Pathology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adian Journal of Plant 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Canadian Journal of Plant Pathology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p Protection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Crop Protection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ropean Journal of Plant 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European Journal of Plant Pathology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t 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Forest Pathology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Journal of General Plant Pathology</text:p>
          </table:table-cell>
          <table:table-cell table:style-name="ce120" office:value-type="string" calcext:value-type="string">
            <text:p>BOTH</text:p>
          </table:table-cell>
          <table:table-cell table:style-name="ce117" table:number-columns-repeated="3"/>
          <table:table-cell table:style-name="ce117" office:value-type="string" calcext:value-type="string">
            <text:p>Journal of General Plant Pathology</text:p>
          </table:table-cell>
          <table:table-cell table:style-name="ce123" office:value-type="float" office:value="2" calcext:value-type="float">
            <text:p>2</text:p>
          </table:table-cell>
          <table:table-cell table:style-name="ce117"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Journal of Phyto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Journal of Phytopathology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Plant 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Journal of Plant Pathology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ecular Plant 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Molecular Plant Pathology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ecular Plant-Microbe Interactions</text:p>
          </table:table-cell>
          <table:table-cell table:style-name="ce119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olecular Plant-Microbe Interactions</text:p>
          </table:table-cell>
          <table:table-cell table:style-name="ce122" office:value-type="float" office:value="2.5" calcext:value-type="float">
            <office:annotation draw:style-name="gr5" draw:text-style-name="P2" svg:width="280.6pt" svg:height="50.49pt" svg:x="678.64pt" svg:y="176.88pt" draw:caption-point-x="-11.54pt" draw:caption-point-y="-19.11pt">
              <dc:date>2022-04-25T00:00:00</dc:date>
              <text:p text:style-name="P1">I'd rate these as three, but the full code and data instructions only seem to apply to the resource announcements not to regular research articles.</text:p>
              <text:p text:style-name="P1"><text:tab/>-Adam H. Sparks</text:p>
            </office:annotation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mat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Nematology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ological and Molecular Plant 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siological and Molecular Plant Pathology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rasitica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toparasitica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thologia Mediterranea</text:p>
          </table:table-cell>
          <table:table-cell table:style-name="ce119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hytopathologia Mediterranea</text:p>
          </table:table-cell>
          <table:table-cell table:style-name="ce122" office:value-type="float" office:value="0" calcext:value-type="float">
            <office:annotation draw:style-name="gr5" draw:text-style-name="P2" svg:width="280.6pt" svg:height="50.49pt" svg:x="678.64pt" svg:y="239.9pt" draw:caption-point-x="-11.54pt" draw:caption-point-y="-19.13pt">
              <dc:date>2022-04-25T00:00:00</dc:date>
              <text:p text:style-name="P1">There is a page but it's "Under Construction", https://journals.fupress.net/research-integrity/research-data/</text:p>
              <text:p text:style-name="P1"><text:tab/>-Adam H. Sparks</text:p>
            </office:annotation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topathology</text:p>
          </table:table-cell>
          <table:table-cell table:style-name="ce122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Disease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Disease</text:p>
          </table:table-cell>
          <table:table-cell table:style-name="ce122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Health Progress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Health Progress</text:p>
          </table:table-cell>
          <table:table-cell table:style-name="ce122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Pathology</text:p>
          </table:table-cell>
          <table:table-cell table:style-name="ce12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ista Mexicana de Fitopatología</text:p>
          </table:table-cell>
          <table:table-cell table:style-name="ce119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vista Mexicana de Fitopatología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pical Plant 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Tropical Plant Pathology</text:p>
          </table:table-cell>
          <table:table-cell table:style-name="ce12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rology Journal (Plant Viruses Section)</text:p>
          </table:table-cell>
          <table:table-cell table:style-name="ce119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rology Journal (Plant Viruses Section)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975">
          <table:table-cell/>
          <table:table-cell table:style-name="ce119"/>
          <table:table-cell table:number-columns-repeated="4"/>
          <table:table-cell table:style-name="ce122"/>
          <table:table-cell table:number-columns-repeated="1017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yr IF" table:style-name="ta5">
        <table:table-column table:style-name="co44" table:default-cell-style-name="Default"/>
        <table:table-column table:style-name="co20" table:default-cell-style-name="Default"/>
        <table:table-column table:style-name="co45" table:default-cell-style-name="Default"/>
        <table:table-column table:style-name="co1" table:number-columns-repeated="1021" table:default-cell-style-name="Default"/>
        <table:table-row table:style-name="ro1">
          <table:table-cell table:style-name="ce116" office:value-type="string" calcext:value-type="string">
            <text:p>journal</text:p>
          </table:table-cell>
          <table:table-cell table:style-name="ce116" office:value-type="string" calcext:value-type="string">
            <text:p>IF_2year</text:p>
          </table:table-cell>
          <table:table-cell table:style-name="ce116" office:value-type="string" calcext:value-type="string">
            <text:p>IF_5year</text:p>
          </table:table-cell>
          <table:table-cell table:style-name="ce116" office:value-type="string" calcext:value-type="string">
            <text:p>Source: InCites Journal Citation Reports, Clarivate Analytics, 2022</text:p>
          </table:table-cell>
          <table:table-cell table:number-columns-repeated="1020"/>
        </table:table-row>
        <table:table-row table:style-name="ro1">
          <table:table-cell table:style-name="ce124" office:value-type="string" calcext:value-type="string">
            <text:p>Australasian Plant Pathology</text:p>
          </table:table-cell>
          <table:table-cell table:style-name="ce1" office:value-type="float" office:value="1.599" calcext:value-type="float">
            <text:p>1.599</text:p>
          </table:table-cell>
          <table:table-cell table:style-name="ce1" office:value-type="float" office:value="1.708" calcext:value-type="float">
            <text:p>1.708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Canadian Journal of Plant Pathology</text:p>
          </table:table-cell>
          <table:table-cell table:style-name="ce1" office:value-type="float" office:value="2.442" calcext:value-type="float">
            <text:p>2.442</text:p>
          </table:table-cell>
          <table:table-cell table:style-name="ce1" office:value-type="float" office:value="1.993" calcext:value-type="float">
            <text:p>1.993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Crop Protection</text:p>
          </table:table-cell>
          <table:table-cell table:style-name="ce1" office:value-type="float" office:value="2.571" calcext:value-type="float">
            <text:p>2.571</text:p>
          </table:table-cell>
          <table:table-cell table:style-name="ce1" office:value-type="float" office:value="3.11" calcext:value-type="float">
            <text:p>3.11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European Journal of Plant Pathology</text:p>
          </table:table-cell>
          <table:table-cell table:style-name="ce1" office:value-type="float" office:value="1.907" calcext:value-type="float">
            <text:p>1.907</text:p>
          </table:table-cell>
          <table:table-cell table:style-name="ce1" office:value-type="float" office:value="2.022" calcext:value-type="float">
            <text:p>2.022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Forest Pathology</text:p>
          </table:table-cell>
          <table:table-cell table:style-name="ce1" office:value-type="float" office:value="1.363" calcext:value-type="float">
            <text:p>1.363</text:p>
          </table:table-cell>
          <table:table-cell table:style-name="ce1" office:value-type="float" office:value="1.595" calcext:value-type="float">
            <text:p>1.595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Journal of General Plant Pathology</text:p>
          </table:table-cell>
          <table:table-cell table:style-name="ce1" office:value-type="float" office:value="1.449" calcext:value-type="float">
            <text:p>1.449</text:p>
          </table:table-cell>
          <table:table-cell table:style-name="ce1" office:value-type="float" office:value="1.416" calcext:value-type="float">
            <text:p>1.416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Journal of Phytopathology</text:p>
          </table:table-cell>
          <table:table-cell table:style-name="ce1" office:value-type="float" office:value="1.789" calcext:value-type="float">
            <text:p>1.789</text:p>
          </table:table-cell>
          <table:table-cell table:style-name="ce1" office:value-type="float" office:value="1.574" calcext:value-type="float">
            <text:p>1.574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Journal of Plant Pathology</text:p>
          </table:table-cell>
          <table:table-cell table:style-name="ce1" office:value-type="float" office:value="1.729" calcext:value-type="float">
            <text:p>1.729</text:p>
          </table:table-cell>
          <table:table-cell table:style-name="ce1" office:value-type="float" office:value="1.681" calcext:value-type="float">
            <text:p>1.681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Molecular Plant Pathology</text:p>
          </table:table-cell>
          <table:table-cell table:style-name="ce1" office:value-type="float" office:value="5.663" calcext:value-type="float">
            <text:p>5.663</text:p>
          </table:table-cell>
          <table:table-cell table:style-name="ce1" office:value-type="float" office:value="5.626" calcext:value-type="float">
            <text:p>5.626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Molecular Plant-Microbe Interactions</text:p>
          </table:table-cell>
          <table:table-cell table:style-name="ce1" office:value-type="float" office:value="4.171" calcext:value-type="float">
            <text:p>4.171</text:p>
          </table:table-cell>
          <table:table-cell table:style-name="ce1" office:value-type="float" office:value="4.836" calcext:value-type="float">
            <text:p>4.836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Nematology</text:p>
          </table:table-cell>
          <table:table-cell table:style-name="ce1" office:value-type="float" office:value="1.442" calcext:value-type="float">
            <text:p>1.442</text:p>
          </table:table-cell>
          <table:table-cell table:style-name="ce1" office:value-type="float" office:value="1.485" calcext:value-type="float">
            <text:p>1.485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Physiological and Molecular Plant Pathology</text:p>
          </table:table-cell>
          <table:table-cell table:style-name="ce1" office:value-type="float" office:value="2.747" calcext:value-type="float">
            <text:p>2.747</text:p>
          </table:table-cell>
          <table:table-cell table:style-name="ce1" office:value-type="float" office:value="2.388" calcext:value-type="float">
            <text:p>2.388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Phytoparasitica</text:p>
          </table:table-cell>
          <table:table-cell table:style-name="ce1" office:value-type="float" office:value="1.439" calcext:value-type="float">
            <text:p>1.439</text:p>
          </table:table-cell>
          <table:table-cell table:style-name="ce1" office:value-type="float" office:value="1.569" calcext:value-type="float">
            <text:p>1.569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Phytopathologia Mediterranea</text:p>
          </table:table-cell>
          <table:table-cell table:style-name="ce1" office:value-type="float" office:value="2.02" calcext:value-type="float">
            <text:p>2.02</text:p>
          </table:table-cell>
          <table:table-cell table:style-name="ce1" office:value-type="float" office:value="2.08" calcext:value-type="float">
            <text:p>2.08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Phytopathology</text:p>
          </table:table-cell>
          <table:table-cell table:style-name="ce1" office:value-type="float" office:value="4.025" calcext:value-type="float">
            <text:p>4.025</text:p>
          </table:table-cell>
          <table:table-cell table:style-name="ce1" office:value-type="float" office:value="4.394" calcext:value-type="float">
            <text:p>4.394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Plant Disease</text:p>
          </table:table-cell>
          <table:table-cell table:style-name="ce1" office:value-type="float" office:value="4.438" calcext:value-type="float">
            <text:p>4.438</text:p>
          </table:table-cell>
          <table:table-cell table:style-name="ce1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Plant Health Progress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Plant Pathology</text:p>
          </table:table-cell>
          <table:table-cell table:style-name="ce1" office:value-type="float" office:value="2.59" calcext:value-type="float">
            <text:p>2.59</text:p>
          </table:table-cell>
          <table:table-cell table:style-name="ce1" office:value-type="float" office:value="2.924" calcext:value-type="float">
            <text:p>2.924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Revista Mexicana de Fitopatología</text:p>
          </table:table-cell>
          <table:table-cell table:number-columns-repeated="2" table:style-name="ce119"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Tropical Plant Pathology</text:p>
          </table:table-cell>
          <table:table-cell table:style-name="ce1" office:value-type="float" office:value="1.488" calcext:value-type="float">
            <text:p>1.488</text:p>
          </table:table-cell>
          <table:table-cell table:style-name="ce1" office:value-type="float" office:value="1.675" calcext:value-type="float">
            <text:p>1.675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Virology Journal (Plant Viruses Section)</text:p>
          </table:table-cell>
          <table:table-cell table:style-name="ce1" office:value-type="float" office:value="4.099" calcext:value-type="float">
            <text:p>4.099</text:p>
          </table:table-cell>
          <table:table-cell table:style-name="ce1" office:value-type="float" office:value="3.719" calcext:value-type="float">
            <text:p>3.719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article_evaluations.A1:article_evaluations.AR45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cle_5f_notes" style:display-name="PageStyle_artic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cle_5f_evaluations" style:display-name="PageStyle_article_evalu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urnal_20_Lookup_20_Tables" style:display-name="PageStyle_Journal Lookup T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yr_20_IF" style:display-name="PageStyle_5yr I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2362" meta:object-count="0"/>
    <meta:generator>LibreOfficeDev/6.0.5.2$Linux_X86_64 LibreOffice_project/</meta:generator>
  </office:meta>
</office:document-meta>
</file>